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82mm"/>
    </style:style>
    <style:style style:name="co4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59.73mm"/>
    </style:style>
    <style:style style:name="co6" style:family="table-column">
      <style:table-column-properties fo:break-before="auto" style:column-width="74.97mm"/>
    </style:style>
    <style:style style:name="co7" style:family="table-column">
      <style:table-column-properties fo:break-before="auto" style:column-width="71.35mm"/>
    </style:style>
    <style:style style:name="co8" style:family="table-column">
      <style:table-column-properties fo:break-before="auto" style:column-width="203.8mm"/>
    </style:style>
    <style:style style:name="co9" style:family="table-column">
      <style:table-column-properties fo:break-before="auto" style:column-width="135.57mm"/>
    </style:style>
    <style:style style:name="co10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4" style:family="table-cell" style:parent-style-name="Default" style:data-style-name="N0"/>
    <style:style style:name="ce1" style:family="table-cell" style:parent-style-name="Default" style:data-style-name="N99"/>
    <style:style style:name="ce4" style:family="table-cell" style:parent-style-name="Default" style:data-style-name="N10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bname2sampl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libnam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lookup</text:p>
          </table:table-cell>
          <table:table-cell table:style-name="Default" office:value-type="string" calcext:value-type="string">
            <text:p>equal</text:p>
          </table:table-cell>
        </table:table-row>
        <table:table-row table:style-name="ro1">
          <table:table-cell table:number-columns-repeated="2" office:value-type="string" calcext:value-type="string">
            <text:p>GH1</text:p>
          </table:table-cell>
          <table:table-cell table:formula="of:=VLOOKUP([.B2];[$samples.A$2:$samples.A$855];1;0)" office:value-type="string" office:string-value="" calcext:value-type="error">
            <text:p>#N/A</text:p>
          </table:table-cell>
          <table:table-cell table:formula="of:=[.C2]=[.B2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GH2</text:p>
          </table:table-cell>
          <table:table-cell table:formula="of:=VLOOKUP([.B3];[$samples.A$2:$samples.A$855];1;0)" office:value-type="string" office:string-value="" calcext:value-type="error">
            <text:p>#N/A</text:p>
          </table:table-cell>
          <table:table-cell table:formula="of:=[.C3]=[.B3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J349j</text:p>
          </table:table-cell>
          <table:table-cell table:formula="of:=VLOOKUP([.B4];[$samples.A$2:$samples.A$855];1;0)" office:value-type="string" office:string-value="" calcext:value-type="error">
            <text:p>#N/A</text:p>
          </table:table-cell>
          <table:table-cell table:formula="of:=[.C4]=[.B4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A</text:p>
          </table:table-cell>
          <table:table-cell office:value-type="string" calcext:value-type="string">
            <text:p>J395a</text:p>
          </table:table-cell>
          <table:table-cell table:formula="of:=VLOOKUP([.B5];[$samples.A$2:$samples.A$855];1;0)" office:value-type="string" office:string-value="" calcext:value-type="error">
            <text:p>#N/A</text:p>
          </table:table-cell>
          <table:table-cell table:formula="of:=[.C5]=[.B5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B</text:p>
          </table:table-cell>
          <table:table-cell office:value-type="string" calcext:value-type="string">
            <text:p>J395b</text:p>
          </table:table-cell>
          <table:table-cell table:formula="of:=VLOOKUP([.B6];[$samples.A$2:$samples.A$855];1;0)" office:value-type="string" office:string-value="" calcext:value-type="error">
            <text:p>#N/A</text:p>
          </table:table-cell>
          <table:table-cell table:formula="of:=[.C6]=[.B6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C</text:p>
          </table:table-cell>
          <table:table-cell office:value-type="string" calcext:value-type="string">
            <text:p>J395c</text:p>
          </table:table-cell>
          <table:table-cell table:formula="of:=VLOOKUP([.B7];[$samples.A$2:$samples.A$855];1;0)" office:value-type="string" office:string-value="" calcext:value-type="error">
            <text:p>#N/A</text:p>
          </table:table-cell>
          <table:table-cell table:formula="of:=[.C7]=[.B7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D</text:p>
          </table:table-cell>
          <table:table-cell office:value-type="string" calcext:value-type="string">
            <text:p>J395d</text:p>
          </table:table-cell>
          <table:table-cell table:formula="of:=VLOOKUP([.B8];[$samples.A$2:$samples.A$855];1;0)" office:value-type="string" office:string-value="" calcext:value-type="error">
            <text:p>#N/A</text:p>
          </table:table-cell>
          <table:table-cell table:formula="of:=[.C8]=[.B8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E</text:p>
          </table:table-cell>
          <table:table-cell office:value-type="string" calcext:value-type="string">
            <text:p>J395e</text:p>
          </table:table-cell>
          <table:table-cell table:formula="of:=VLOOKUP([.B9];[$samples.A$2:$samples.A$855];1;0)" office:value-type="string" office:string-value="" calcext:value-type="error">
            <text:p>#N/A</text:p>
          </table:table-cell>
          <table:table-cell table:formula="of:=[.C9]=[.B9]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J395H</text:p>
          </table:table-cell>
          <table:table-cell office:value-type="string" calcext:value-type="string">
            <text:p>J395h</text:p>
          </table:table-cell>
          <table:table-cell table:formula="of:=VLOOKUP([.B10];[$samples.A$2:$samples.A$855];1;0)" office:value-type="string" office:string-value="" calcext:value-type="error">
            <text:p>#N/A</text:p>
          </table:table-cell>
          <table:table-cell table:formula="of:=[.C10]=[.B10]" office:value-type="string" office:string-value="" calcext:value-type="error">
            <text:p>#N/A</text:p>
          </table:table-cell>
        </table:table-row>
        <table:table-row table:style-name="ro1">
          <table:table-cell table:number-columns-repeated="2" office:value-type="string" calcext:value-type="string">
            <text:p>VWG14</text:p>
          </table:table-cell>
          <table:table-cell table:formula="of:=VLOOKUP([.B11];[$samples.A$2:$samples.A$855];1;0)" office:value-type="string" office:string-value="VWG14" calcext:value-type="string">
            <text:p>VWG14</text:p>
          </table:table-cell>
          <table:table-cell table:formula="of:=[.C11]=[.B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WG14-WGS</text:p>
          </table:table-cell>
          <table:table-cell office:value-type="string" calcext:value-type="string">
            <text:p>VWG14</text:p>
          </table:table-cell>
          <table:table-cell table:formula="of:=VLOOKUP([.B12];[$samples.A$2:$samples.A$855];1;0)" office:value-type="string" office:string-value="VWG14" calcext:value-type="string">
            <text:p>VWG14</text:p>
          </table:table-cell>
          <table:table-cell table:formula="of:=[.C12]=[.B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G14</text:p>
          </table:table-cell>
          <table:table-cell office:value-type="string" calcext:value-type="string">
            <text:p>VWG14</text:p>
          </table:table-cell>
          <table:table-cell table:formula="of:=VLOOKUP([.B13];[$samples.A$2:$samples.A$855];1;0)" office:value-type="string" office:string-value="VWG14" calcext:value-type="string">
            <text:p>VWG14</text:p>
          </table:table-cell>
          <table:table-cell table:formula="of:=[.C13]=[.B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WG14-NextRAD</text:p>
          </table:table-cell>
          <table:table-cell office:value-type="string" calcext:value-type="string">
            <text:p>VWG14</text:p>
          </table:table-cell>
          <table:table-cell table:formula="of:=VLOOKUP([.B14];[$samples.A$2:$samples.A$855];1;0)" office:value-type="string" office:string-value="VWG14" calcext:value-type="string">
            <text:p>VWG14</text:p>
          </table:table-cell>
          <table:table-cell table:formula="of:=[.C14]=[.B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VMA18</text:p>
          </table:table-cell>
          <table:table-cell table:formula="of:=VLOOKUP([.B15];[$samples.A$2:$samples.A$855];1;0)" office:value-type="string" office:string-value="VMA18" calcext:value-type="string">
            <text:p>VMA18</text:p>
          </table:table-cell>
          <table:table-cell table:formula="of:=[.C15]=[.B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A18-WGS</text:p>
          </table:table-cell>
          <table:table-cell office:value-type="string" calcext:value-type="string">
            <text:p>VMA18</text:p>
          </table:table-cell>
          <table:table-cell table:formula="of:=VLOOKUP([.B16];[$samples.A$2:$samples.A$855];1;0)" office:value-type="string" office:string-value="VMA18" calcext:value-type="string">
            <text:p>VMA18</text:p>
          </table:table-cell>
          <table:table-cell table:formula="of:=[.C16]=[.B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MA18-NextRAD</text:p>
          </table:table-cell>
          <table:table-cell office:value-type="string" calcext:value-type="string">
            <text:p>VMA18</text:p>
          </table:table-cell>
          <table:table-cell table:formula="of:=VLOOKUP([.B17];[$samples.A$2:$samples.A$855];1;0)" office:value-type="string" office:string-value="VMA18" calcext:value-type="string">
            <text:p>VMA18</text:p>
          </table:table-cell>
          <table:table-cell table:formula="of:=[.C17]=[.B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75</text:p>
          </table:table-cell>
          <table:table-cell table:formula="of:=VLOOKUP([.B18];[$samples.A$2:$samples.A$855];1;0)" office:value-type="string" office:string-value="TLC775" calcext:value-type="string">
            <text:p>TLC775</text:p>
          </table:table-cell>
          <table:table-cell table:formula="of:=[.C18]=[.B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75-WGS</text:p>
          </table:table-cell>
          <table:table-cell office:value-type="string" calcext:value-type="string">
            <text:p>TLC775</text:p>
          </table:table-cell>
          <table:table-cell table:formula="of:=VLOOKUP([.B19];[$samples.A$2:$samples.A$855];1;0)" office:value-type="string" office:string-value="TLC775" calcext:value-type="string">
            <text:p>TLC775</text:p>
          </table:table-cell>
          <table:table-cell table:formula="of:=[.C19]=[.B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75-NextRAD</text:p>
          </table:table-cell>
          <table:table-cell office:value-type="string" calcext:value-type="string">
            <text:p>TLC775</text:p>
          </table:table-cell>
          <table:table-cell table:formula="of:=VLOOKUP([.B20];[$samples.A$2:$samples.A$855];1;0)" office:value-type="string" office:string-value="TLC775" calcext:value-type="string">
            <text:p>TLC775</text:p>
          </table:table-cell>
          <table:table-cell table:formula="of:=[.C20]=[.B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6</text:p>
          </table:table-cell>
          <table:table-cell table:formula="of:=VLOOKUP([.B21];[$samples.A$2:$samples.A$855];1;0)" office:value-type="string" office:string-value="TLC726" calcext:value-type="string">
            <text:p>TLC726</text:p>
          </table:table-cell>
          <table:table-cell table:formula="of:=[.C21]=[.B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6-WGS</text:p>
          </table:table-cell>
          <table:table-cell office:value-type="string" calcext:value-type="string">
            <text:p>TLC726</text:p>
          </table:table-cell>
          <table:table-cell table:formula="of:=VLOOKUP([.B22];[$samples.A$2:$samples.A$855];1;0)" office:value-type="string" office:string-value="TLC726" calcext:value-type="string">
            <text:p>TLC726</text:p>
          </table:table-cell>
          <table:table-cell table:formula="of:=[.C22]=[.B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6-NextRAD</text:p>
          </table:table-cell>
          <table:table-cell office:value-type="string" calcext:value-type="string">
            <text:p>TLC726</text:p>
          </table:table-cell>
          <table:table-cell table:formula="of:=VLOOKUP([.B23];[$samples.A$2:$samples.A$855];1;0)" office:value-type="string" office:string-value="TLC726" calcext:value-type="string">
            <text:p>TLC726</text:p>
          </table:table-cell>
          <table:table-cell table:formula="of:=[.C23]=[.B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5</text:p>
          </table:table-cell>
          <table:table-cell table:formula="of:=VLOOKUP([.B24];[$samples.A$2:$samples.A$855];1;0)" office:value-type="string" office:string-value="TLC725" calcext:value-type="string">
            <text:p>TLC725</text:p>
          </table:table-cell>
          <table:table-cell table:formula="of:=[.C24]=[.B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5-WGS</text:p>
          </table:table-cell>
          <table:table-cell office:value-type="string" calcext:value-type="string">
            <text:p>TLC725</text:p>
          </table:table-cell>
          <table:table-cell table:formula="of:=VLOOKUP([.B25];[$samples.A$2:$samples.A$855];1;0)" office:value-type="string" office:string-value="TLC725" calcext:value-type="string">
            <text:p>TLC725</text:p>
          </table:table-cell>
          <table:table-cell table:formula="of:=[.C25]=[.B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5-NextRAD</text:p>
          </table:table-cell>
          <table:table-cell office:value-type="string" calcext:value-type="string">
            <text:p>TLC725</text:p>
          </table:table-cell>
          <table:table-cell table:formula="of:=VLOOKUP([.B26];[$samples.A$2:$samples.A$855];1;0)" office:value-type="string" office:string-value="TLC725" calcext:value-type="string">
            <text:p>TLC725</text:p>
          </table:table-cell>
          <table:table-cell table:formula="of:=[.C26]=[.B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20</text:p>
          </table:table-cell>
          <table:table-cell table:formula="of:=VLOOKUP([.B27];[$samples.A$2:$samples.A$855];1;0)" office:value-type="string" office:string-value="TLC720" calcext:value-type="string">
            <text:p>TLC720</text:p>
          </table:table-cell>
          <table:table-cell table:formula="of:=[.C27]=[.B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0-WGS</text:p>
          </table:table-cell>
          <table:table-cell office:value-type="string" calcext:value-type="string">
            <text:p>TLC720</text:p>
          </table:table-cell>
          <table:table-cell table:formula="of:=VLOOKUP([.B28];[$samples.A$2:$samples.A$855];1;0)" office:value-type="string" office:string-value="TLC720" calcext:value-type="string">
            <text:p>TLC720</text:p>
          </table:table-cell>
          <table:table-cell table:formula="of:=[.C28]=[.B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20-NextRAD</text:p>
          </table:table-cell>
          <table:table-cell office:value-type="string" calcext:value-type="string">
            <text:p>TLC720</text:p>
          </table:table-cell>
          <table:table-cell table:formula="of:=VLOOKUP([.B29];[$samples.A$2:$samples.A$855];1;0)" office:value-type="string" office:string-value="TLC720" calcext:value-type="string">
            <text:p>TLC720</text:p>
          </table:table-cell>
          <table:table-cell table:formula="of:=[.C29]=[.B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TLC715</text:p>
          </table:table-cell>
          <table:table-cell table:formula="of:=VLOOKUP([.B30];[$samples.A$2:$samples.A$855];1;0)" office:value-type="string" office:string-value="TLC715" calcext:value-type="string">
            <text:p>TLC715</text:p>
          </table:table-cell>
          <table:table-cell table:formula="of:=[.C30]=[.B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15-WGS</text:p>
          </table:table-cell>
          <table:table-cell office:value-type="string" calcext:value-type="string">
            <text:p>TLC715</text:p>
          </table:table-cell>
          <table:table-cell table:formula="of:=VLOOKUP([.B31];[$samples.A$2:$samples.A$855];1;0)" office:value-type="string" office:string-value="TLC715" calcext:value-type="string">
            <text:p>TLC715</text:p>
          </table:table-cell>
          <table:table-cell table:formula="of:=[.C31]=[.B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LC715-NextRAD</text:p>
          </table:table-cell>
          <table:table-cell office:value-type="string" calcext:value-type="string">
            <text:p>TLC715</text:p>
          </table:table-cell>
          <table:table-cell table:formula="of:=VLOOKUP([.B32];[$samples.A$2:$samples.A$855];1;0)" office:value-type="string" office:string-value="TLC715" calcext:value-type="string">
            <text:p>TLC715</text:p>
          </table:table-cell>
          <table:table-cell table:formula="of:=[.C32]=[.B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RA1007</text:p>
          </table:table-cell>
          <table:table-cell table:formula="of:=VLOOKUP([.B33];[$samples.A$2:$samples.A$855];1;0)" office:value-type="string" office:string-value="RA1007" calcext:value-type="string">
            <text:p>RA1007</text:p>
          </table:table-cell>
          <table:table-cell table:formula="of:=[.C33]=[.B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RA1006</text:p>
          </table:table-cell>
          <table:table-cell table:formula="of:=VLOOKUP([.B34];[$samples.A$2:$samples.A$855];1;0)" office:value-type="string" office:string-value="RA1006" calcext:value-type="string">
            <text:p>RA1006</text:p>
          </table:table-cell>
          <table:table-cell table:formula="of:=[.C34]=[.B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1006-WGS</text:p>
          </table:table-cell>
          <table:table-cell office:value-type="string" calcext:value-type="string">
            <text:p>RA1006</text:p>
          </table:table-cell>
          <table:table-cell table:formula="of:=VLOOKUP([.B35];[$samples.A$2:$samples.A$855];1;0)" office:value-type="string" office:string-value="RA1006" calcext:value-type="string">
            <text:p>RA1006</text:p>
          </table:table-cell>
          <table:table-cell table:formula="of:=[.C35]=[.B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1006-NextRAD</text:p>
          </table:table-cell>
          <table:table-cell office:value-type="string" calcext:value-type="string">
            <text:p>RA1006</text:p>
          </table:table-cell>
          <table:table-cell table:formula="of:=VLOOKUP([.B36];[$samples.A$2:$samples.A$855];1;0)" office:value-type="string" office:string-value="RA1006" calcext:value-type="string">
            <text:p>RA1006</text:p>
          </table:table-cell>
          <table:table-cell table:formula="of:=[.C36]=[.B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90535</text:p>
          </table:table-cell>
          <table:table-cell table:formula="of:=VLOOKUP([.B37];[$samples.A$2:$samples.A$855];1;0)" office:value-type="string" office:string-value="NE90535" calcext:value-type="string">
            <text:p>NE90535</text:p>
          </table:table-cell>
          <table:table-cell table:formula="of:=[.C37]=[.B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67754</text:p>
          </table:table-cell>
          <table:table-cell table:formula="of:=VLOOKUP([.B38];[$samples.A$2:$samples.A$855];1;0)" office:value-type="string" office:string-value="NE67754" calcext:value-type="string">
            <text:p>NE67754</text:p>
          </table:table-cell>
          <table:table-cell table:formula="of:=[.C38]=[.B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4583</text:p>
          </table:table-cell>
          <table:table-cell table:formula="of:=VLOOKUP([.B39];[$samples.A$2:$samples.A$855];1;0)" office:value-type="string" office:string-value="NE4583" calcext:value-type="string">
            <text:p>NE4583</text:p>
          </table:table-cell>
          <table:table-cell table:formula="of:=[.C39]=[.B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7647</text:p>
          </table:table-cell>
          <table:table-cell table:formula="of:=VLOOKUP([.B40];[$samples.A$2:$samples.A$855];1;0)" office:value-type="string" office:string-value="NE37647" calcext:value-type="string">
            <text:p>NE37647</text:p>
          </table:table-cell>
          <table:table-cell table:formula="of:=[.C40]=[.B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7169</text:p>
          </table:table-cell>
          <table:table-cell table:formula="of:=VLOOKUP([.B41];[$samples.A$2:$samples.A$855];1;0)" office:value-type="string" office:string-value="NE37169" calcext:value-type="string">
            <text:p>NE37169</text:p>
          </table:table-cell>
          <table:table-cell table:formula="of:=[.C41]=[.B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6811</text:p>
          </table:table-cell>
          <table:table-cell table:formula="of:=VLOOKUP([.B42];[$samples.A$2:$samples.A$855];1;0)" office:value-type="string" office:string-value="NE36811" calcext:value-type="string">
            <text:p>NE36811</text:p>
          </table:table-cell>
          <table:table-cell table:formula="of:=[.C42]=[.B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5959</text:p>
          </table:table-cell>
          <table:table-cell table:formula="of:=VLOOKUP([.B43];[$samples.A$2:$samples.A$855];1;0)" office:value-type="string" office:string-value="NE35959" calcext:value-type="string">
            <text:p>NE35959</text:p>
          </table:table-cell>
          <table:table-cell table:formula="of:=[.C43]=[.B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35955</text:p>
          </table:table-cell>
          <table:table-cell table:formula="of:=VLOOKUP([.B44];[$samples.A$2:$samples.A$855];1;0)" office:value-type="string" office:string-value="NE35955" calcext:value-type="string">
            <text:p>NE35955</text:p>
          </table:table-cell>
          <table:table-cell table:formula="of:=[.C44]=[.B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25953</text:p>
          </table:table-cell>
          <table:table-cell table:formula="of:=VLOOKUP([.B45];[$samples.A$2:$samples.A$855];1;0)" office:value-type="string" office:string-value="NE25953" calcext:value-type="string">
            <text:p>NE25953</text:p>
          </table:table-cell>
          <table:table-cell table:formula="of:=[.C45]=[.B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25923</text:p>
          </table:table-cell>
          <table:table-cell table:formula="of:=VLOOKUP([.B46];[$samples.A$2:$samples.A$855];1;0)" office:value-type="string" office:string-value="NE25923" calcext:value-type="string">
            <text:p>NE25923</text:p>
          </table:table-cell>
          <table:table-cell table:formula="of:=[.C46]=[.B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E10467</text:p>
          </table:table-cell>
          <table:table-cell table:formula="of:=VLOOKUP([.B47];[$samples.A$2:$samples.A$855];1;0)" office:value-type="string" office:string-value="NE10467" calcext:value-type="string">
            <text:p>NE10467</text:p>
          </table:table-cell>
          <table:table-cell table:formula="of:=[.C47]=[.B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DU10</text:p>
          </table:table-cell>
          <table:table-cell table:formula="of:=VLOOKUP([.B48];[$samples.A$2:$samples.A$855];1;0)" office:value-type="string" office:string-value="NDU10" calcext:value-type="string">
            <text:p>NDU10</text:p>
          </table:table-cell>
          <table:table-cell table:formula="of:=[.C48]=[.B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DU10-WGS</text:p>
          </table:table-cell>
          <table:table-cell office:value-type="string" calcext:value-type="string">
            <text:p>NDU10</text:p>
          </table:table-cell>
          <table:table-cell table:formula="of:=VLOOKUP([.B49];[$samples.A$2:$samples.A$855];1;0)" office:value-type="string" office:string-value="NDU10" calcext:value-type="string">
            <text:p>NDU10</text:p>
          </table:table-cell>
          <table:table-cell table:formula="of:=[.C49]=[.B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DU10-NextRAD</text:p>
          </table:table-cell>
          <table:table-cell office:value-type="string" calcext:value-type="string">
            <text:p>NDU10</text:p>
          </table:table-cell>
          <table:table-cell table:formula="of:=VLOOKUP([.B50];[$samples.A$2:$samples.A$855];1;0)" office:value-type="string" office:string-value="NDU10" calcext:value-type="string">
            <text:p>NDU10</text:p>
          </table:table-cell>
          <table:table-cell table:formula="of:=[.C50]=[.B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CR13</text:p>
          </table:table-cell>
          <table:table-cell table:formula="of:=VLOOKUP([.B51];[$samples.A$2:$samples.A$855];1;0)" office:value-type="string" office:string-value="NCR13" calcext:value-type="string">
            <text:p>NCR13</text:p>
          </table:table-cell>
          <table:table-cell table:formula="of:=[.C51]=[.B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R13-WGS</text:p>
          </table:table-cell>
          <table:table-cell office:value-type="string" calcext:value-type="string">
            <text:p>NCR13</text:p>
          </table:table-cell>
          <table:table-cell table:formula="of:=VLOOKUP([.B52];[$samples.A$2:$samples.A$855];1;0)" office:value-type="string" office:string-value="NCR13" calcext:value-type="string">
            <text:p>NCR13</text:p>
          </table:table-cell>
          <table:table-cell table:formula="of:=[.C52]=[.B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R13-NextRAD</text:p>
          </table:table-cell>
          <table:table-cell office:value-type="string" calcext:value-type="string">
            <text:p>NCR13</text:p>
          </table:table-cell>
          <table:table-cell table:formula="of:=VLOOKUP([.B53];[$samples.A$2:$samples.A$855];1;0)" office:value-type="string" office:string-value="NCR13" calcext:value-type="string">
            <text:p>NCR13</text:p>
          </table:table-cell>
          <table:table-cell table:formula="of:=[.C53]=[.B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CD30</text:p>
          </table:table-cell>
          <table:table-cell table:formula="of:=VLOOKUP([.B54];[$samples.A$2:$samples.A$855];1;0)" office:value-type="string" office:string-value="NCD30" calcext:value-type="string">
            <text:p>NCD30</text:p>
          </table:table-cell>
          <table:table-cell table:formula="of:=[.C54]=[.B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D30-WGS</text:p>
          </table:table-cell>
          <table:table-cell office:value-type="string" calcext:value-type="string">
            <text:p>NCD30</text:p>
          </table:table-cell>
          <table:table-cell table:formula="of:=VLOOKUP([.B55];[$samples.A$2:$samples.A$855];1;0)" office:value-type="string" office:string-value="NCD30" calcext:value-type="string">
            <text:p>NCD30</text:p>
          </table:table-cell>
          <table:table-cell table:formula="of:=[.C55]=[.B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CD30-NextRAD</text:p>
          </table:table-cell>
          <table:table-cell office:value-type="string" calcext:value-type="string">
            <text:p>NCD30</text:p>
          </table:table-cell>
          <table:table-cell table:formula="of:=VLOOKUP([.B56];[$samples.A$2:$samples.A$855];1;0)" office:value-type="string" office:string-value="NCD30" calcext:value-type="string">
            <text:p>NCD30</text:p>
          </table:table-cell>
          <table:table-cell table:formula="of:=[.C56]=[.B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BJ30</text:p>
          </table:table-cell>
          <table:table-cell table:formula="of:=VLOOKUP([.B57];[$samples.A$2:$samples.A$855];1;0)" office:value-type="string" office:string-value="NBJ30" calcext:value-type="string">
            <text:p>NBJ30</text:p>
          </table:table-cell>
          <table:table-cell table:formula="of:=[.C57]=[.B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BJ30-WGS</text:p>
          </table:table-cell>
          <table:table-cell office:value-type="string" calcext:value-type="string">
            <text:p>NBJ30</text:p>
          </table:table-cell>
          <table:table-cell table:formula="of:=VLOOKUP([.B58];[$samples.A$2:$samples.A$855];1;0)" office:value-type="string" office:string-value="NBJ30" calcext:value-type="string">
            <text:p>NBJ30</text:p>
          </table:table-cell>
          <table:table-cell table:formula="of:=[.C58]=[.B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BJ30-NextRAD</text:p>
          </table:table-cell>
          <table:table-cell office:value-type="string" calcext:value-type="string">
            <text:p>NBJ30</text:p>
          </table:table-cell>
          <table:table-cell table:formula="of:=VLOOKUP([.B59];[$samples.A$2:$samples.A$855];1;0)" office:value-type="string" office:string-value="NBJ30" calcext:value-type="string">
            <text:p>NBJ30</text:p>
          </table:table-cell>
          <table:table-cell table:formula="of:=[.C59]=[.B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NAL05</text:p>
          </table:table-cell>
          <table:table-cell table:formula="of:=VLOOKUP([.B60];[$samples.A$2:$samples.A$855];1;0)" office:value-type="string" office:string-value="NAL05" calcext:value-type="string">
            <text:p>NAL05</text:p>
          </table:table-cell>
          <table:table-cell table:formula="of:=[.C60]=[.B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AL05-WGS</text:p>
          </table:table-cell>
          <table:table-cell office:value-type="string" calcext:value-type="string">
            <text:p>NAL05</text:p>
          </table:table-cell>
          <table:table-cell table:formula="of:=VLOOKUP([.B61];[$samples.A$2:$samples.A$855];1;0)" office:value-type="string" office:string-value="NAL05" calcext:value-type="string">
            <text:p>NAL05</text:p>
          </table:table-cell>
          <table:table-cell table:formula="of:=[.C61]=[.B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AL05-NextRAD</text:p>
          </table:table-cell>
          <table:table-cell office:value-type="string" calcext:value-type="string">
            <text:p>NAL05</text:p>
          </table:table-cell>
          <table:table-cell table:formula="of:=VLOOKUP([.B62];[$samples.A$2:$samples.A$855];1;0)" office:value-type="string" office:string-value="NAL05" calcext:value-type="string">
            <text:p>NAL05</text:p>
          </table:table-cell>
          <table:table-cell table:formula="of:=[.C62]=[.B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1c</text:p>
          </table:table-cell>
          <table:table-cell office:value-type="string" calcext:value-type="string">
            <text:p>MelMosaic</text:p>
          </table:table-cell>
          <table:table-cell table:style-name="ce14" table:formula="of:=VLOOKUP([.B63];[$samples.A$2:$samples.A$855];1;0)" office:value-type="string" office:string-value="MelMosaic" calcext:value-type="string">
            <text:p>MelMosaic</text:p>
          </table:table-cell>
          <table:table-cell table:formula="of:=[.C63]=[.B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2a</text:p>
          </table:table-cell>
          <table:table-cell office:value-type="string" calcext:value-type="string">
            <text:p>MelMosaic</text:p>
          </table:table-cell>
          <table:table-cell table:formula="of:=VLOOKUP([.B64];[$samples.A$2:$samples.A$855];1;0)" office:value-type="string" office:string-value="MelMosaic" calcext:value-type="string">
            <text:p>MelMosaic</text:p>
          </table:table-cell>
          <table:table-cell table:formula="of:=[.C64]=[.B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2b</text:p>
          </table:table-cell>
          <table:table-cell office:value-type="string" calcext:value-type="string">
            <text:p>MelMosaic</text:p>
          </table:table-cell>
          <table:table-cell table:formula="of:=VLOOKUP([.B65];[$samples.A$2:$samples.A$855];1;0)" office:value-type="string" office:string-value="MelMosaic" calcext:value-type="string">
            <text:p>MelMosaic</text:p>
          </table:table-cell>
          <table:table-cell table:formula="of:=[.C65]=[.B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8</text:p>
          </table:table-cell>
          <table:table-cell table:formula="of:=VLOOKUP([.B66];[$samples.A$2:$samples.A$855];1;0)" office:value-type="string" office:string-value="J438" calcext:value-type="string">
            <text:p>J438</text:p>
          </table:table-cell>
          <table:table-cell table:formula="of:=[.C66]=[.B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7</text:p>
          </table:table-cell>
          <table:table-cell table:formula="of:=VLOOKUP([.B67];[$samples.A$2:$samples.A$855];1;0)" office:value-type="string" office:string-value="J437" calcext:value-type="string">
            <text:p>J437</text:p>
          </table:table-cell>
          <table:table-cell table:formula="of:=[.C67]=[.B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i</text:p>
          </table:table-cell>
          <table:table-cell table:formula="of:=VLOOKUP([.B68];[$samples.A$2:$samples.A$855];1;0)" office:value-type="string" office:string-value="J436i" calcext:value-type="string">
            <text:p>J436i</text:p>
          </table:table-cell>
          <table:table-cell table:formula="of:=[.C68]=[.B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h</text:p>
          </table:table-cell>
          <table:table-cell table:formula="of:=VLOOKUP([.B69];[$samples.A$2:$samples.A$855];1;0)" office:value-type="string" office:string-value="J436h" calcext:value-type="string">
            <text:p>J436h</text:p>
          </table:table-cell>
          <table:table-cell table:formula="of:=[.C69]=[.B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g</text:p>
          </table:table-cell>
          <table:table-cell table:formula="of:=VLOOKUP([.B70];[$samples.A$2:$samples.A$855];1;0)" office:value-type="string" office:string-value="J436g" calcext:value-type="string">
            <text:p>J436g</text:p>
          </table:table-cell>
          <table:table-cell table:formula="of:=[.C70]=[.B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f</text:p>
          </table:table-cell>
          <table:table-cell table:formula="of:=VLOOKUP([.B71];[$samples.A$2:$samples.A$855];1;0)" office:value-type="string" office:string-value="J436f" calcext:value-type="string">
            <text:p>J436f</text:p>
          </table:table-cell>
          <table:table-cell table:formula="of:=[.C71]=[.B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e</text:p>
          </table:table-cell>
          <table:table-cell table:formula="of:=VLOOKUP([.B72];[$samples.A$2:$samples.A$855];1;0)" office:value-type="string" office:string-value="J436e" calcext:value-type="string">
            <text:p>J436e</text:p>
          </table:table-cell>
          <table:table-cell table:formula="of:=[.C72]=[.B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d</text:p>
          </table:table-cell>
          <table:table-cell table:formula="of:=VLOOKUP([.B73];[$samples.A$2:$samples.A$855];1;0)" office:value-type="string" office:string-value="J436d" calcext:value-type="string">
            <text:p>J436d</text:p>
          </table:table-cell>
          <table:table-cell table:formula="of:=[.C73]=[.B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c</text:p>
          </table:table-cell>
          <table:table-cell table:formula="of:=VLOOKUP([.B74];[$samples.A$2:$samples.A$855];1;0)" office:value-type="string" office:string-value="J436c" calcext:value-type="string">
            <text:p>J436c</text:p>
          </table:table-cell>
          <table:table-cell table:formula="of:=[.C74]=[.B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6crep</text:p>
          </table:table-cell>
          <table:table-cell office:value-type="string" calcext:value-type="string">
            <text:p>J436c</text:p>
          </table:table-cell>
          <table:table-cell table:formula="of:=VLOOKUP([.B75];[$samples.A$2:$samples.A$855];1;0)" office:value-type="string" office:string-value="J436c" calcext:value-type="string">
            <text:p>J436c</text:p>
          </table:table-cell>
          <table:table-cell table:formula="of:=[.C75]=[.B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6c-rep</text:p>
          </table:table-cell>
          <table:table-cell office:value-type="string" calcext:value-type="string">
            <text:p>J436c</text:p>
          </table:table-cell>
          <table:table-cell table:formula="of:=VLOOKUP([.B76];[$samples.A$2:$samples.A$855];1;0)" office:value-type="string" office:string-value="J436c" calcext:value-type="string">
            <text:p>J436c</text:p>
          </table:table-cell>
          <table:table-cell table:formula="of:=[.C76]=[.B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b</text:p>
          </table:table-cell>
          <table:table-cell table:formula="of:=VLOOKUP([.B77];[$samples.A$2:$samples.A$855];1;0)" office:value-type="string" office:string-value="J436b" calcext:value-type="string">
            <text:p>J436b</text:p>
          </table:table-cell>
          <table:table-cell table:formula="of:=[.C77]=[.B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a</text:p>
          </table:table-cell>
          <table:table-cell table:formula="of:=VLOOKUP([.B78];[$samples.A$2:$samples.A$855];1;0)" office:value-type="string" office:string-value="J436a" calcext:value-type="string">
            <text:p>J436a</text:p>
          </table:table-cell>
          <table:table-cell table:formula="of:=[.C78]=[.B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6</text:p>
          </table:table-cell>
          <table:table-cell table:formula="of:=VLOOKUP([.B79];[$samples.A$2:$samples.A$855];1;0)" office:value-type="string" office:string-value="J436" calcext:value-type="string">
            <text:p>J436</text:p>
          </table:table-cell>
          <table:table-cell table:formula="of:=[.C79]=[.B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i</text:p>
          </table:table-cell>
          <table:table-cell table:formula="of:=VLOOKUP([.B80];[$samples.A$2:$samples.A$855];1;0)" office:value-type="string" office:string-value="J435i" calcext:value-type="string">
            <text:p>J435i</text:p>
          </table:table-cell>
          <table:table-cell table:formula="of:=[.C80]=[.B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h</text:p>
          </table:table-cell>
          <table:table-cell table:formula="of:=VLOOKUP([.B81];[$samples.A$2:$samples.A$855];1;0)" office:value-type="string" office:string-value="J435h" calcext:value-type="string">
            <text:p>J435h</text:p>
          </table:table-cell>
          <table:table-cell table:formula="of:=[.C81]=[.B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g</text:p>
          </table:table-cell>
          <table:table-cell table:formula="of:=VLOOKUP([.B82];[$samples.A$2:$samples.A$855];1;0)" office:value-type="string" office:string-value="J435g" calcext:value-type="string">
            <text:p>J435g</text:p>
          </table:table-cell>
          <table:table-cell table:formula="of:=[.C82]=[.B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f</text:p>
          </table:table-cell>
          <table:table-cell table:formula="of:=VLOOKUP([.B83];[$samples.A$2:$samples.A$855];1;0)" office:value-type="string" office:string-value="J435f" calcext:value-type="string">
            <text:p>J435f</text:p>
          </table:table-cell>
          <table:table-cell table:formula="of:=[.C83]=[.B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e</text:p>
          </table:table-cell>
          <table:table-cell table:formula="of:=VLOOKUP([.B84];[$samples.A$2:$samples.A$855];1;0)" office:value-type="string" office:string-value="J435e" calcext:value-type="string">
            <text:p>J435e</text:p>
          </table:table-cell>
          <table:table-cell table:formula="of:=[.C84]=[.B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d</text:p>
          </table:table-cell>
          <table:table-cell table:formula="of:=VLOOKUP([.B85];[$samples.A$2:$samples.A$855];1;0)" office:value-type="string" office:string-value="J435d" calcext:value-type="string">
            <text:p>J435d</text:p>
          </table:table-cell>
          <table:table-cell table:formula="of:=[.C85]=[.B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c</text:p>
          </table:table-cell>
          <table:table-cell table:formula="of:=VLOOKUP([.B86];[$samples.A$2:$samples.A$855];1;0)" office:value-type="string" office:string-value="J435c" calcext:value-type="string">
            <text:p>J435c</text:p>
          </table:table-cell>
          <table:table-cell table:formula="of:=[.C86]=[.B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b</text:p>
          </table:table-cell>
          <table:table-cell table:formula="of:=VLOOKUP([.B87];[$samples.A$2:$samples.A$855];1;0)" office:value-type="string" office:string-value="J435b" calcext:value-type="string">
            <text:p>J435b</text:p>
          </table:table-cell>
          <table:table-cell table:formula="of:=[.C87]=[.B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a</text:p>
          </table:table-cell>
          <table:table-cell table:formula="of:=VLOOKUP([.B88];[$samples.A$2:$samples.A$855];1;0)" office:value-type="string" office:string-value="J435a" calcext:value-type="string">
            <text:p>J435a</text:p>
          </table:table-cell>
          <table:table-cell table:formula="of:=[.C88]=[.B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5</text:p>
          </table:table-cell>
          <table:table-cell table:formula="of:=VLOOKUP([.B89];[$samples.A$2:$samples.A$855];1;0)" office:value-type="string" office:string-value="J435" calcext:value-type="string">
            <text:p>J435</text:p>
          </table:table-cell>
          <table:table-cell table:formula="of:=[.C89]=[.B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b</text:p>
          </table:table-cell>
          <table:table-cell table:formula="of:=VLOOKUP([.B90];[$samples.A$2:$samples.A$855];1;0)" office:value-type="string" office:string-value="J434b" calcext:value-type="string">
            <text:p>J434b</text:p>
          </table:table-cell>
          <table:table-cell table:formula="of:=[.C90]=[.B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a</text:p>
          </table:table-cell>
          <table:table-cell table:formula="of:=VLOOKUP([.B91];[$samples.A$2:$samples.A$855];1;0)" office:value-type="string" office:string-value="J434a" calcext:value-type="string">
            <text:p>J434a</text:p>
          </table:table-cell>
          <table:table-cell table:formula="of:=[.C91]=[.B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4</text:p>
          </table:table-cell>
          <table:table-cell table:formula="of:=VLOOKUP([.B92];[$samples.A$2:$samples.A$855];1;0)" office:value-type="string" office:string-value="J434" calcext:value-type="string">
            <text:p>J434</text:p>
          </table:table-cell>
          <table:table-cell table:formula="of:=[.C92]=[.B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h</text:p>
          </table:table-cell>
          <table:table-cell table:formula="of:=VLOOKUP([.B93];[$samples.A$2:$samples.A$855];1;0)" office:value-type="string" office:string-value="J433h" calcext:value-type="string">
            <text:p>J433h</text:p>
          </table:table-cell>
          <table:table-cell table:formula="of:=[.C93]=[.B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g</text:p>
          </table:table-cell>
          <table:table-cell table:formula="of:=VLOOKUP([.B94];[$samples.A$2:$samples.A$855];1;0)" office:value-type="string" office:string-value="J433g" calcext:value-type="string">
            <text:p>J433g</text:p>
          </table:table-cell>
          <table:table-cell table:formula="of:=[.C94]=[.B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f</text:p>
          </table:table-cell>
          <table:table-cell table:formula="of:=VLOOKUP([.B95];[$samples.A$2:$samples.A$855];1;0)" office:value-type="string" office:string-value="J433f" calcext:value-type="string">
            <text:p>J433f</text:p>
          </table:table-cell>
          <table:table-cell table:formula="of:=[.C95]=[.B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e</text:p>
          </table:table-cell>
          <table:table-cell table:formula="of:=VLOOKUP([.B96];[$samples.A$2:$samples.A$855];1;0)" office:value-type="string" office:string-value="J433e" calcext:value-type="string">
            <text:p>J433e</text:p>
          </table:table-cell>
          <table:table-cell table:formula="of:=[.C96]=[.B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d</text:p>
          </table:table-cell>
          <table:table-cell table:formula="of:=VLOOKUP([.B97];[$samples.A$2:$samples.A$855];1;0)" office:value-type="string" office:string-value="J433d" calcext:value-type="string">
            <text:p>J433d</text:p>
          </table:table-cell>
          <table:table-cell table:formula="of:=[.C97]=[.B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c</text:p>
          </table:table-cell>
          <table:table-cell table:formula="of:=VLOOKUP([.B98];[$samples.A$2:$samples.A$855];1;0)" office:value-type="string" office:string-value="J433c" calcext:value-type="string">
            <text:p>J433c</text:p>
          </table:table-cell>
          <table:table-cell table:formula="of:=[.C98]=[.B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b</text:p>
          </table:table-cell>
          <table:table-cell table:formula="of:=VLOOKUP([.B99];[$samples.A$2:$samples.A$855];1;0)" office:value-type="string" office:string-value="J433b" calcext:value-type="string">
            <text:p>J433b</text:p>
          </table:table-cell>
          <table:table-cell table:formula="of:=[.C99]=[.B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a</text:p>
          </table:table-cell>
          <table:table-cell table:formula="of:=VLOOKUP([.B100];[$samples.A$2:$samples.A$855];1;0)" office:value-type="string" office:string-value="J433a" calcext:value-type="string">
            <text:p>J433a</text:p>
          </table:table-cell>
          <table:table-cell table:formula="of:=[.C100]=[.B1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3</text:p>
          </table:table-cell>
          <table:table-cell table:formula="of:=VLOOKUP([.B101];[$samples.A$2:$samples.A$855];1;0)" office:value-type="string" office:string-value="J433" calcext:value-type="string">
            <text:p>J433</text:p>
          </table:table-cell>
          <table:table-cell table:formula="of:=[.C101]=[.B1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2</text:p>
          </table:table-cell>
          <table:table-cell table:formula="of:=VLOOKUP([.B102];[$samples.A$2:$samples.A$855];1;0)" office:value-type="string" office:string-value="J432" calcext:value-type="string">
            <text:p>J432</text:p>
          </table:table-cell>
          <table:table-cell table:formula="of:=[.C102]=[.B1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1</text:p>
          </table:table-cell>
          <table:table-cell table:formula="of:=VLOOKUP([.B103];[$samples.A$2:$samples.A$855];1;0)" office:value-type="string" office:string-value="J431" calcext:value-type="string">
            <text:p>J431</text:p>
          </table:table-cell>
          <table:table-cell table:formula="of:=[.C103]=[.B1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i</text:p>
          </table:table-cell>
          <table:table-cell table:formula="of:=VLOOKUP([.B104];[$samples.A$2:$samples.A$855];1;0)" office:value-type="string" office:string-value="J430i" calcext:value-type="string">
            <text:p>J430i</text:p>
          </table:table-cell>
          <table:table-cell table:formula="of:=[.C104]=[.B1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h</text:p>
          </table:table-cell>
          <table:table-cell table:formula="of:=VLOOKUP([.B105];[$samples.A$2:$samples.A$855];1;0)" office:value-type="string" office:string-value="J430h" calcext:value-type="string">
            <text:p>J430h</text:p>
          </table:table-cell>
          <table:table-cell table:formula="of:=[.C105]=[.B1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g</text:p>
          </table:table-cell>
          <table:table-cell table:formula="of:=VLOOKUP([.B106];[$samples.A$2:$samples.A$855];1;0)" office:value-type="string" office:string-value="J430g" calcext:value-type="string">
            <text:p>J430g</text:p>
          </table:table-cell>
          <table:table-cell table:formula="of:=[.C106]=[.B1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f</text:p>
          </table:table-cell>
          <table:table-cell table:formula="of:=VLOOKUP([.B107];[$samples.A$2:$samples.A$855];1;0)" office:value-type="string" office:string-value="J430f" calcext:value-type="string">
            <text:p>J430f</text:p>
          </table:table-cell>
          <table:table-cell table:formula="of:=[.C107]=[.B1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e</text:p>
          </table:table-cell>
          <table:table-cell table:formula="of:=VLOOKUP([.B108];[$samples.A$2:$samples.A$855];1;0)" office:value-type="string" office:string-value="J430e" calcext:value-type="string">
            <text:p>J430e</text:p>
          </table:table-cell>
          <table:table-cell table:formula="of:=[.C108]=[.B1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d</text:p>
          </table:table-cell>
          <table:table-cell table:formula="of:=VLOOKUP([.B109];[$samples.A$2:$samples.A$855];1;0)" office:value-type="string" office:string-value="J430d" calcext:value-type="string">
            <text:p>J430d</text:p>
          </table:table-cell>
          <table:table-cell table:formula="of:=[.C109]=[.B1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c</text:p>
          </table:table-cell>
          <table:table-cell table:formula="of:=VLOOKUP([.B110];[$samples.A$2:$samples.A$855];1;0)" office:value-type="string" office:string-value="J430c" calcext:value-type="string">
            <text:p>J430c</text:p>
          </table:table-cell>
          <table:table-cell table:formula="of:=[.C110]=[.B1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b</text:p>
          </table:table-cell>
          <table:table-cell table:formula="of:=VLOOKUP([.B111];[$samples.A$2:$samples.A$855];1;0)" office:value-type="string" office:string-value="J430b" calcext:value-type="string">
            <text:p>J430b</text:p>
          </table:table-cell>
          <table:table-cell table:formula="of:=[.C111]=[.B1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a</text:p>
          </table:table-cell>
          <table:table-cell table:formula="of:=VLOOKUP([.B112];[$samples.A$2:$samples.A$855];1;0)" office:value-type="string" office:string-value="J430a" calcext:value-type="string">
            <text:p>J430a</text:p>
          </table:table-cell>
          <table:table-cell table:formula="of:=[.C112]=[.B1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0arep</text:p>
          </table:table-cell>
          <table:table-cell office:value-type="string" calcext:value-type="string">
            <text:p>J430a</text:p>
          </table:table-cell>
          <table:table-cell table:formula="of:=VLOOKUP([.B113];[$samples.A$2:$samples.A$855];1;0)" office:value-type="string" office:string-value="J430a" calcext:value-type="string">
            <text:p>J430a</text:p>
          </table:table-cell>
          <table:table-cell table:formula="of:=[.C113]=[.B1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30a-rep</text:p>
          </table:table-cell>
          <table:table-cell office:value-type="string" calcext:value-type="string">
            <text:p>J430a</text:p>
          </table:table-cell>
          <table:table-cell table:formula="of:=VLOOKUP([.B114];[$samples.A$2:$samples.A$855];1;0)" office:value-type="string" office:string-value="J430a" calcext:value-type="string">
            <text:p>J430a</text:p>
          </table:table-cell>
          <table:table-cell table:formula="of:=[.C114]=[.B1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30</text:p>
          </table:table-cell>
          <table:table-cell table:formula="of:=VLOOKUP([.B115];[$samples.A$2:$samples.A$855];1;0)" office:value-type="string" office:string-value="J430" calcext:value-type="string">
            <text:p>J430</text:p>
          </table:table-cell>
          <table:table-cell table:formula="of:=[.C115]=[.B1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i</text:p>
          </table:table-cell>
          <table:table-cell table:formula="of:=VLOOKUP([.B116];[$samples.A$2:$samples.A$855];1;0)" office:value-type="string" office:string-value="J429i" calcext:value-type="string">
            <text:p>J429i</text:p>
          </table:table-cell>
          <table:table-cell table:formula="of:=[.C116]=[.B1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h</text:p>
          </table:table-cell>
          <table:table-cell table:formula="of:=VLOOKUP([.B117];[$samples.A$2:$samples.A$855];1;0)" office:value-type="string" office:string-value="J429h" calcext:value-type="string">
            <text:p>J429h</text:p>
          </table:table-cell>
          <table:table-cell table:formula="of:=[.C117]=[.B1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g</text:p>
          </table:table-cell>
          <table:table-cell table:formula="of:=VLOOKUP([.B118];[$samples.A$2:$samples.A$855];1;0)" office:value-type="string" office:string-value="J429g" calcext:value-type="string">
            <text:p>J429g</text:p>
          </table:table-cell>
          <table:table-cell table:formula="of:=[.C118]=[.B1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f</text:p>
          </table:table-cell>
          <table:table-cell table:formula="of:=VLOOKUP([.B119];[$samples.A$2:$samples.A$855];1;0)" office:value-type="string" office:string-value="J429f" calcext:value-type="string">
            <text:p>J429f</text:p>
          </table:table-cell>
          <table:table-cell table:formula="of:=[.C119]=[.B1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e</text:p>
          </table:table-cell>
          <table:table-cell table:formula="of:=VLOOKUP([.B120];[$samples.A$2:$samples.A$855];1;0)" office:value-type="string" office:string-value="J429e" calcext:value-type="string">
            <text:p>J429e</text:p>
          </table:table-cell>
          <table:table-cell table:formula="of:=[.C120]=[.B1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d</text:p>
          </table:table-cell>
          <table:table-cell table:formula="of:=VLOOKUP([.B121];[$samples.A$2:$samples.A$855];1;0)" office:value-type="string" office:string-value="J429d" calcext:value-type="string">
            <text:p>J429d</text:p>
          </table:table-cell>
          <table:table-cell table:formula="of:=[.C121]=[.B1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c</text:p>
          </table:table-cell>
          <table:table-cell table:formula="of:=VLOOKUP([.B122];[$samples.A$2:$samples.A$855];1;0)" office:value-type="string" office:string-value="J429c" calcext:value-type="string">
            <text:p>J429c</text:p>
          </table:table-cell>
          <table:table-cell table:formula="of:=[.C122]=[.B1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b</text:p>
          </table:table-cell>
          <table:table-cell table:formula="of:=VLOOKUP([.B123];[$samples.A$2:$samples.A$855];1;0)" office:value-type="string" office:string-value="J429b" calcext:value-type="string">
            <text:p>J429b</text:p>
          </table:table-cell>
          <table:table-cell table:formula="of:=[.C123]=[.B1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a</text:p>
          </table:table-cell>
          <table:table-cell table:formula="of:=VLOOKUP([.B124];[$samples.A$2:$samples.A$855];1;0)" office:value-type="string" office:string-value="J429a" calcext:value-type="string">
            <text:p>J429a</text:p>
          </table:table-cell>
          <table:table-cell table:formula="of:=[.C124]=[.B1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9</text:p>
          </table:table-cell>
          <table:table-cell table:formula="of:=VLOOKUP([.B125];[$samples.A$2:$samples.A$855];1;0)" office:value-type="string" office:string-value="J429" calcext:value-type="string">
            <text:p>J429</text:p>
          </table:table-cell>
          <table:table-cell table:formula="of:=[.C125]=[.B1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i</text:p>
          </table:table-cell>
          <table:table-cell table:formula="of:=VLOOKUP([.B126];[$samples.A$2:$samples.A$855];1;0)" office:value-type="string" office:string-value="J428i" calcext:value-type="string">
            <text:p>J428i</text:p>
          </table:table-cell>
          <table:table-cell table:formula="of:=[.C126]=[.B1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h</text:p>
          </table:table-cell>
          <table:table-cell table:formula="of:=VLOOKUP([.B127];[$samples.A$2:$samples.A$855];1;0)" office:value-type="string" office:string-value="J428h" calcext:value-type="string">
            <text:p>J428h</text:p>
          </table:table-cell>
          <table:table-cell table:formula="of:=[.C127]=[.B1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g</text:p>
          </table:table-cell>
          <table:table-cell table:formula="of:=VLOOKUP([.B128];[$samples.A$2:$samples.A$855];1;0)" office:value-type="string" office:string-value="J428g" calcext:value-type="string">
            <text:p>J428g</text:p>
          </table:table-cell>
          <table:table-cell table:formula="of:=[.C128]=[.B1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f</text:p>
          </table:table-cell>
          <table:table-cell table:formula="of:=VLOOKUP([.B129];[$samples.A$2:$samples.A$855];1;0)" office:value-type="string" office:string-value="J428f" calcext:value-type="string">
            <text:p>J428f</text:p>
          </table:table-cell>
          <table:table-cell table:formula="of:=[.C129]=[.B1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e</text:p>
          </table:table-cell>
          <table:table-cell table:formula="of:=VLOOKUP([.B130];[$samples.A$2:$samples.A$855];1;0)" office:value-type="string" office:string-value="J428e" calcext:value-type="string">
            <text:p>J428e</text:p>
          </table:table-cell>
          <table:table-cell table:formula="of:=[.C130]=[.B1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d</text:p>
          </table:table-cell>
          <table:table-cell table:formula="of:=VLOOKUP([.B131];[$samples.A$2:$samples.A$855];1;0)" office:value-type="string" office:string-value="J428d" calcext:value-type="string">
            <text:p>J428d</text:p>
          </table:table-cell>
          <table:table-cell table:formula="of:=[.C131]=[.B1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c</text:p>
          </table:table-cell>
          <table:table-cell table:formula="of:=VLOOKUP([.B132];[$samples.A$2:$samples.A$855];1;0)" office:value-type="string" office:string-value="J428c" calcext:value-type="string">
            <text:p>J428c</text:p>
          </table:table-cell>
          <table:table-cell table:formula="of:=[.C132]=[.B1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b</text:p>
          </table:table-cell>
          <table:table-cell table:formula="of:=VLOOKUP([.B133];[$samples.A$2:$samples.A$855];1;0)" office:value-type="string" office:string-value="J428b" calcext:value-type="string">
            <text:p>J428b</text:p>
          </table:table-cell>
          <table:table-cell table:formula="of:=[.C133]=[.B1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a</text:p>
          </table:table-cell>
          <table:table-cell table:formula="of:=VLOOKUP([.B134];[$samples.A$2:$samples.A$855];1;0)" office:value-type="string" office:string-value="J428a" calcext:value-type="string">
            <text:p>J428a</text:p>
          </table:table-cell>
          <table:table-cell table:formula="of:=[.C134]=[.B1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8</text:p>
          </table:table-cell>
          <table:table-cell table:formula="of:=VLOOKUP([.B135];[$samples.A$2:$samples.A$855];1;0)" office:value-type="string" office:string-value="J428" calcext:value-type="string">
            <text:p>J428</text:p>
          </table:table-cell>
          <table:table-cell table:formula="of:=[.C135]=[.B1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7a</text:p>
          </table:table-cell>
          <table:table-cell table:formula="of:=VLOOKUP([.B136];[$samples.A$2:$samples.A$855];1;0)" office:value-type="string" office:string-value="J427a" calcext:value-type="string">
            <text:p>J427a</text:p>
          </table:table-cell>
          <table:table-cell table:formula="of:=[.C136]=[.B1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7</text:p>
          </table:table-cell>
          <table:table-cell table:formula="of:=VLOOKUP([.B137];[$samples.A$2:$samples.A$855];1;0)" office:value-type="string" office:string-value="J427" calcext:value-type="string">
            <text:p>J427</text:p>
          </table:table-cell>
          <table:table-cell table:formula="of:=[.C137]=[.B1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i</text:p>
          </table:table-cell>
          <table:table-cell table:formula="of:=VLOOKUP([.B138];[$samples.A$2:$samples.A$855];1;0)" office:value-type="string" office:string-value="J426i" calcext:value-type="string">
            <text:p>J426i</text:p>
          </table:table-cell>
          <table:table-cell table:formula="of:=[.C138]=[.B1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h</text:p>
          </table:table-cell>
          <table:table-cell table:formula="of:=VLOOKUP([.B139];[$samples.A$2:$samples.A$855];1;0)" office:value-type="string" office:string-value="J426h" calcext:value-type="string">
            <text:p>J426h</text:p>
          </table:table-cell>
          <table:table-cell table:formula="of:=[.C139]=[.B1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g</text:p>
          </table:table-cell>
          <table:table-cell table:formula="of:=VLOOKUP([.B140];[$samples.A$2:$samples.A$855];1;0)" office:value-type="string" office:string-value="J426g" calcext:value-type="string">
            <text:p>J426g</text:p>
          </table:table-cell>
          <table:table-cell table:formula="of:=[.C140]=[.B1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f</text:p>
          </table:table-cell>
          <table:table-cell table:formula="of:=VLOOKUP([.B141];[$samples.A$2:$samples.A$855];1;0)" office:value-type="string" office:string-value="J426f" calcext:value-type="string">
            <text:p>J426f</text:p>
          </table:table-cell>
          <table:table-cell table:formula="of:=[.C141]=[.B1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d</text:p>
          </table:table-cell>
          <table:table-cell table:formula="of:=VLOOKUP([.B142];[$samples.A$2:$samples.A$855];1;0)" office:value-type="string" office:string-value="J426d" calcext:value-type="string">
            <text:p>J426d</text:p>
          </table:table-cell>
          <table:table-cell table:formula="of:=[.C142]=[.B1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c</text:p>
          </table:table-cell>
          <table:table-cell table:formula="of:=VLOOKUP([.B143];[$samples.A$2:$samples.A$855];1;0)" office:value-type="string" office:string-value="J426c" calcext:value-type="string">
            <text:p>J426c</text:p>
          </table:table-cell>
          <table:table-cell table:formula="of:=[.C143]=[.B1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b</text:p>
          </table:table-cell>
          <table:table-cell table:formula="of:=VLOOKUP([.B144];[$samples.A$2:$samples.A$855];1;0)" office:value-type="string" office:string-value="J426b" calcext:value-type="string">
            <text:p>J426b</text:p>
          </table:table-cell>
          <table:table-cell table:formula="of:=[.C144]=[.B1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a</text:p>
          </table:table-cell>
          <table:table-cell table:formula="of:=VLOOKUP([.B145];[$samples.A$2:$samples.A$855];1;0)" office:value-type="string" office:string-value="J426a" calcext:value-type="string">
            <text:p>J426a</text:p>
          </table:table-cell>
          <table:table-cell table:formula="of:=[.C145]=[.B1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6</text:p>
          </table:table-cell>
          <table:table-cell table:formula="of:=VLOOKUP([.B146];[$samples.A$2:$samples.A$855];1;0)" office:value-type="string" office:string-value="J426" calcext:value-type="string">
            <text:p>J426</text:p>
          </table:table-cell>
          <table:table-cell table:formula="of:=[.C146]=[.B1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i</text:p>
          </table:table-cell>
          <table:table-cell table:formula="of:=VLOOKUP([.B147];[$samples.A$2:$samples.A$855];1;0)" office:value-type="string" office:string-value="J425i" calcext:value-type="string">
            <text:p>J425i</text:p>
          </table:table-cell>
          <table:table-cell table:formula="of:=[.C147]=[.B1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h</text:p>
          </table:table-cell>
          <table:table-cell table:formula="of:=VLOOKUP([.B148];[$samples.A$2:$samples.A$855];1;0)" office:value-type="string" office:string-value="J425h" calcext:value-type="string">
            <text:p>J425h</text:p>
          </table:table-cell>
          <table:table-cell table:formula="of:=[.C148]=[.B1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g</text:p>
          </table:table-cell>
          <table:table-cell table:formula="of:=VLOOKUP([.B149];[$samples.A$2:$samples.A$855];1;0)" office:value-type="string" office:string-value="J425g" calcext:value-type="string">
            <text:p>J425g</text:p>
          </table:table-cell>
          <table:table-cell table:formula="of:=[.C149]=[.B1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f</text:p>
          </table:table-cell>
          <table:table-cell table:formula="of:=VLOOKUP([.B150];[$samples.A$2:$samples.A$855];1;0)" office:value-type="string" office:string-value="J425f" calcext:value-type="string">
            <text:p>J425f</text:p>
          </table:table-cell>
          <table:table-cell table:formula="of:=[.C150]=[.B1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e</text:p>
          </table:table-cell>
          <table:table-cell table:formula="of:=VLOOKUP([.B151];[$samples.A$2:$samples.A$855];1;0)" office:value-type="string" office:string-value="J425e" calcext:value-type="string">
            <text:p>J425e</text:p>
          </table:table-cell>
          <table:table-cell table:formula="of:=[.C151]=[.B1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d</text:p>
          </table:table-cell>
          <table:table-cell table:formula="of:=VLOOKUP([.B152];[$samples.A$2:$samples.A$855];1;0)" office:value-type="string" office:string-value="J425d" calcext:value-type="string">
            <text:p>J425d</text:p>
          </table:table-cell>
          <table:table-cell table:formula="of:=[.C152]=[.B1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c</text:p>
          </table:table-cell>
          <table:table-cell table:formula="of:=VLOOKUP([.B153];[$samples.A$2:$samples.A$855];1;0)" office:value-type="string" office:string-value="J425c" calcext:value-type="string">
            <text:p>J425c</text:p>
          </table:table-cell>
          <table:table-cell table:formula="of:=[.C153]=[.B1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b</text:p>
          </table:table-cell>
          <table:table-cell table:formula="of:=VLOOKUP([.B154];[$samples.A$2:$samples.A$855];1;0)" office:value-type="string" office:string-value="J425b" calcext:value-type="string">
            <text:p>J425b</text:p>
          </table:table-cell>
          <table:table-cell table:formula="of:=[.C154]=[.B1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a</text:p>
          </table:table-cell>
          <table:table-cell table:formula="of:=VLOOKUP([.B155];[$samples.A$2:$samples.A$855];1;0)" office:value-type="string" office:string-value="J425a" calcext:value-type="string">
            <text:p>J425a</text:p>
          </table:table-cell>
          <table:table-cell table:formula="of:=[.C155]=[.B1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5</text:p>
          </table:table-cell>
          <table:table-cell table:formula="of:=VLOOKUP([.B156];[$samples.A$2:$samples.A$855];1;0)" office:value-type="string" office:string-value="J425" calcext:value-type="string">
            <text:p>J425</text:p>
          </table:table-cell>
          <table:table-cell table:formula="of:=[.C156]=[.B1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g</text:p>
          </table:table-cell>
          <table:table-cell table:formula="of:=VLOOKUP([.B157];[$samples.A$2:$samples.A$855];1;0)" office:value-type="string" office:string-value="J424g" calcext:value-type="string">
            <text:p>J424g</text:p>
          </table:table-cell>
          <table:table-cell table:formula="of:=[.C157]=[.B1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f</text:p>
          </table:table-cell>
          <table:table-cell table:formula="of:=VLOOKUP([.B158];[$samples.A$2:$samples.A$855];1;0)" office:value-type="string" office:string-value="J424f" calcext:value-type="string">
            <text:p>J424f</text:p>
          </table:table-cell>
          <table:table-cell table:formula="of:=[.C158]=[.B1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e</text:p>
          </table:table-cell>
          <table:table-cell table:formula="of:=VLOOKUP([.B159];[$samples.A$2:$samples.A$855];1;0)" office:value-type="string" office:string-value="J424e" calcext:value-type="string">
            <text:p>J424e</text:p>
          </table:table-cell>
          <table:table-cell table:formula="of:=[.C159]=[.B1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d</text:p>
          </table:table-cell>
          <table:table-cell table:formula="of:=VLOOKUP([.B160];[$samples.A$2:$samples.A$855];1;0)" office:value-type="string" office:string-value="J424d" calcext:value-type="string">
            <text:p>J424d</text:p>
          </table:table-cell>
          <table:table-cell table:formula="of:=[.C160]=[.B1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c</text:p>
          </table:table-cell>
          <table:table-cell table:formula="of:=VLOOKUP([.B161];[$samples.A$2:$samples.A$855];1;0)" office:value-type="string" office:string-value="J424c" calcext:value-type="string">
            <text:p>J424c</text:p>
          </table:table-cell>
          <table:table-cell table:formula="of:=[.C161]=[.B1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b</text:p>
          </table:table-cell>
          <table:table-cell table:formula="of:=VLOOKUP([.B162];[$samples.A$2:$samples.A$855];1;0)" office:value-type="string" office:string-value="J424b" calcext:value-type="string">
            <text:p>J424b</text:p>
          </table:table-cell>
          <table:table-cell table:formula="of:=[.C162]=[.B1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a</text:p>
          </table:table-cell>
          <table:table-cell table:formula="of:=VLOOKUP([.B163];[$samples.A$2:$samples.A$855];1;0)" office:value-type="string" office:string-value="J424a" calcext:value-type="string">
            <text:p>J424a</text:p>
          </table:table-cell>
          <table:table-cell table:formula="of:=[.C163]=[.B1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4</text:p>
          </table:table-cell>
          <table:table-cell table:formula="of:=VLOOKUP([.B164];[$samples.A$2:$samples.A$855];1;0)" office:value-type="string" office:string-value="J424" calcext:value-type="string">
            <text:p>J424</text:p>
          </table:table-cell>
          <table:table-cell table:formula="of:=[.C164]=[.B1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3</text:p>
          </table:table-cell>
          <table:table-cell table:formula="of:=VLOOKUP([.B165];[$samples.A$2:$samples.A$855];1;0)" office:value-type="string" office:string-value="J423" calcext:value-type="string">
            <text:p>J423</text:p>
          </table:table-cell>
          <table:table-cell table:formula="of:=[.C165]=[.B1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g</text:p>
          </table:table-cell>
          <table:table-cell table:formula="of:=VLOOKUP([.B166];[$samples.A$2:$samples.A$855];1;0)" office:value-type="string" office:string-value="J422g" calcext:value-type="string">
            <text:p>J422g</text:p>
          </table:table-cell>
          <table:table-cell table:formula="of:=[.C166]=[.B1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f</text:p>
          </table:table-cell>
          <table:table-cell table:formula="of:=VLOOKUP([.B167];[$samples.A$2:$samples.A$855];1;0)" office:value-type="string" office:string-value="J422f" calcext:value-type="string">
            <text:p>J422f</text:p>
          </table:table-cell>
          <table:table-cell table:formula="of:=[.C167]=[.B1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22e-rep</text:p>
          </table:table-cell>
          <table:table-cell office:value-type="string" calcext:value-type="string">
            <text:p>J422e</text:p>
          </table:table-cell>
          <table:table-cell table:formula="of:=VLOOKUP([.B168];[$samples.A$2:$samples.A$855];1;0)" office:value-type="string" office:string-value="J422e" calcext:value-type="string">
            <text:p>J422e</text:p>
          </table:table-cell>
          <table:table-cell table:formula="of:=[.C168]=[.B1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e</text:p>
          </table:table-cell>
          <table:table-cell table:formula="of:=VLOOKUP([.B169];[$samples.A$2:$samples.A$855];1;0)" office:value-type="string" office:string-value="J422e" calcext:value-type="string">
            <text:p>J422e</text:p>
          </table:table-cell>
          <table:table-cell table:formula="of:=[.C169]=[.B1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422erep</text:p>
          </table:table-cell>
          <table:table-cell office:value-type="string" calcext:value-type="string">
            <text:p>J422e</text:p>
          </table:table-cell>
          <table:table-cell table:formula="of:=VLOOKUP([.B170];[$samples.A$2:$samples.A$855];1;0)" office:value-type="string" office:string-value="J422e" calcext:value-type="string">
            <text:p>J422e</text:p>
          </table:table-cell>
          <table:table-cell table:formula="of:=[.C170]=[.B1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c</text:p>
          </table:table-cell>
          <table:table-cell table:formula="of:=VLOOKUP([.B171];[$samples.A$2:$samples.A$855];1;0)" office:value-type="string" office:string-value="J422c" calcext:value-type="string">
            <text:p>J422c</text:p>
          </table:table-cell>
          <table:table-cell table:formula="of:=[.C171]=[.B1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a</text:p>
          </table:table-cell>
          <table:table-cell table:formula="of:=VLOOKUP([.B172];[$samples.A$2:$samples.A$855];1;0)" office:value-type="string" office:string-value="J422a" calcext:value-type="string">
            <text:p>J422a</text:p>
          </table:table-cell>
          <table:table-cell table:formula="of:=[.C172]=[.B1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2</text:p>
          </table:table-cell>
          <table:table-cell table:formula="of:=VLOOKUP([.B173];[$samples.A$2:$samples.A$855];1;0)" office:value-type="string" office:string-value="J422" calcext:value-type="string">
            <text:p>J422</text:p>
          </table:table-cell>
          <table:table-cell table:formula="of:=[.C173]=[.B1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1b</text:p>
          </table:table-cell>
          <table:table-cell table:formula="of:=VLOOKUP([.B174];[$samples.A$2:$samples.A$855];1;0)" office:value-type="string" office:string-value="J421b" calcext:value-type="string">
            <text:p>J421b</text:p>
          </table:table-cell>
          <table:table-cell table:formula="of:=[.C174]=[.B1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1</text:p>
          </table:table-cell>
          <table:table-cell table:formula="of:=VLOOKUP([.B175];[$samples.A$2:$samples.A$855];1;0)" office:value-type="string" office:string-value="J421" calcext:value-type="string">
            <text:p>J421</text:p>
          </table:table-cell>
          <table:table-cell table:formula="of:=[.C175]=[.B1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20</text:p>
          </table:table-cell>
          <table:table-cell table:formula="of:=VLOOKUP([.B176];[$samples.A$2:$samples.A$855];1;0)" office:value-type="string" office:string-value="J420" calcext:value-type="string">
            <text:p>J420</text:p>
          </table:table-cell>
          <table:table-cell table:formula="of:=[.C176]=[.B1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i</text:p>
          </table:table-cell>
          <table:table-cell table:formula="of:=VLOOKUP([.B177];[$samples.A$2:$samples.A$855];1;0)" office:value-type="string" office:string-value="J419i" calcext:value-type="string">
            <text:p>J419i</text:p>
          </table:table-cell>
          <table:table-cell table:formula="of:=[.C177]=[.B1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h</text:p>
          </table:table-cell>
          <table:table-cell table:formula="of:=VLOOKUP([.B178];[$samples.A$2:$samples.A$855];1;0)" office:value-type="string" office:string-value="J419h" calcext:value-type="string">
            <text:p>J419h</text:p>
          </table:table-cell>
          <table:table-cell table:formula="of:=[.C178]=[.B1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g</text:p>
          </table:table-cell>
          <table:table-cell table:formula="of:=VLOOKUP([.B179];[$samples.A$2:$samples.A$855];1;0)" office:value-type="string" office:string-value="J419g" calcext:value-type="string">
            <text:p>J419g</text:p>
          </table:table-cell>
          <table:table-cell table:formula="of:=[.C179]=[.B1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f</text:p>
          </table:table-cell>
          <table:table-cell table:formula="of:=VLOOKUP([.B180];[$samples.A$2:$samples.A$855];1;0)" office:value-type="string" office:string-value="J419f" calcext:value-type="string">
            <text:p>J419f</text:p>
          </table:table-cell>
          <table:table-cell table:formula="of:=[.C180]=[.B18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e</text:p>
          </table:table-cell>
          <table:table-cell table:formula="of:=VLOOKUP([.B181];[$samples.A$2:$samples.A$855];1;0)" office:value-type="string" office:string-value="J419e" calcext:value-type="string">
            <text:p>J419e</text:p>
          </table:table-cell>
          <table:table-cell table:formula="of:=[.C181]=[.B1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d</text:p>
          </table:table-cell>
          <table:table-cell table:formula="of:=VLOOKUP([.B182];[$samples.A$2:$samples.A$855];1;0)" office:value-type="string" office:string-value="J419d" calcext:value-type="string">
            <text:p>J419d</text:p>
          </table:table-cell>
          <table:table-cell table:formula="of:=[.C182]=[.B1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c</text:p>
          </table:table-cell>
          <table:table-cell table:formula="of:=VLOOKUP([.B183];[$samples.A$2:$samples.A$855];1;0)" office:value-type="string" office:string-value="J419c" calcext:value-type="string">
            <text:p>J419c</text:p>
          </table:table-cell>
          <table:table-cell table:formula="of:=[.C183]=[.B1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b</text:p>
          </table:table-cell>
          <table:table-cell table:formula="of:=VLOOKUP([.B184];[$samples.A$2:$samples.A$855];1;0)" office:value-type="string" office:string-value="J419b" calcext:value-type="string">
            <text:p>J419b</text:p>
          </table:table-cell>
          <table:table-cell table:formula="of:=[.C184]=[.B1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a</text:p>
          </table:table-cell>
          <table:table-cell table:formula="of:=VLOOKUP([.B185];[$samples.A$2:$samples.A$855];1;0)" office:value-type="string" office:string-value="J419a" calcext:value-type="string">
            <text:p>J419a</text:p>
          </table:table-cell>
          <table:table-cell table:formula="of:=[.C185]=[.B1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9</text:p>
          </table:table-cell>
          <table:table-cell table:formula="of:=VLOOKUP([.B186];[$samples.A$2:$samples.A$855];1;0)" office:value-type="string" office:string-value="J419" calcext:value-type="string">
            <text:p>J419</text:p>
          </table:table-cell>
          <table:table-cell table:formula="of:=[.C186]=[.B1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i</text:p>
          </table:table-cell>
          <table:table-cell table:formula="of:=VLOOKUP([.B187];[$samples.A$2:$samples.A$855];1;0)" office:value-type="string" office:string-value="J418i" calcext:value-type="string">
            <text:p>J418i</text:p>
          </table:table-cell>
          <table:table-cell table:formula="of:=[.C187]=[.B1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h</text:p>
          </table:table-cell>
          <table:table-cell table:formula="of:=VLOOKUP([.B188];[$samples.A$2:$samples.A$855];1;0)" office:value-type="string" office:string-value="J418h" calcext:value-type="string">
            <text:p>J418h</text:p>
          </table:table-cell>
          <table:table-cell table:formula="of:=[.C188]=[.B1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g</text:p>
          </table:table-cell>
          <table:table-cell table:formula="of:=VLOOKUP([.B189];[$samples.A$2:$samples.A$855];1;0)" office:value-type="string" office:string-value="J418g" calcext:value-type="string">
            <text:p>J418g</text:p>
          </table:table-cell>
          <table:table-cell table:formula="of:=[.C189]=[.B1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e</text:p>
          </table:table-cell>
          <table:table-cell table:formula="of:=VLOOKUP([.B190];[$samples.A$2:$samples.A$855];1;0)" office:value-type="string" office:string-value="J418e" calcext:value-type="string">
            <text:p>J418e</text:p>
          </table:table-cell>
          <table:table-cell table:formula="of:=[.C190]=[.B1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c</text:p>
          </table:table-cell>
          <table:table-cell table:formula="of:=VLOOKUP([.B191];[$samples.A$2:$samples.A$855];1;0)" office:value-type="string" office:string-value="J418c" calcext:value-type="string">
            <text:p>J418c</text:p>
          </table:table-cell>
          <table:table-cell table:formula="of:=[.C191]=[.B1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b</text:p>
          </table:table-cell>
          <table:table-cell table:formula="of:=VLOOKUP([.B192];[$samples.A$2:$samples.A$855];1;0)" office:value-type="string" office:string-value="J418b" calcext:value-type="string">
            <text:p>J418b</text:p>
          </table:table-cell>
          <table:table-cell table:formula="of:=[.C192]=[.B1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a</text:p>
          </table:table-cell>
          <table:table-cell table:formula="of:=VLOOKUP([.B193];[$samples.A$2:$samples.A$855];1;0)" office:value-type="string" office:string-value="J418a" calcext:value-type="string">
            <text:p>J418a</text:p>
          </table:table-cell>
          <table:table-cell table:formula="of:=[.C193]=[.B1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8</text:p>
          </table:table-cell>
          <table:table-cell table:formula="of:=VLOOKUP([.B194];[$samples.A$2:$samples.A$855];1;0)" office:value-type="string" office:string-value="J418" calcext:value-type="string">
            <text:p>J418</text:p>
          </table:table-cell>
          <table:table-cell table:formula="of:=[.C194]=[.B1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7</text:p>
          </table:table-cell>
          <table:table-cell table:formula="of:=VLOOKUP([.B195];[$samples.A$2:$samples.A$855];1;0)" office:value-type="string" office:string-value="J417" calcext:value-type="string">
            <text:p>J417</text:p>
          </table:table-cell>
          <table:table-cell table:formula="of:=[.C195]=[.B1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i</text:p>
          </table:table-cell>
          <table:table-cell table:formula="of:=VLOOKUP([.B196];[$samples.A$2:$samples.A$855];1;0)" office:value-type="string" office:string-value="J416i" calcext:value-type="string">
            <text:p>J416i</text:p>
          </table:table-cell>
          <table:table-cell table:formula="of:=[.C196]=[.B1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h</text:p>
          </table:table-cell>
          <table:table-cell table:formula="of:=VLOOKUP([.B197];[$samples.A$2:$samples.A$855];1;0)" office:value-type="string" office:string-value="J416h" calcext:value-type="string">
            <text:p>J416h</text:p>
          </table:table-cell>
          <table:table-cell table:formula="of:=[.C197]=[.B1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g</text:p>
          </table:table-cell>
          <table:table-cell table:formula="of:=VLOOKUP([.B198];[$samples.A$2:$samples.A$855];1;0)" office:value-type="string" office:string-value="J416g" calcext:value-type="string">
            <text:p>J416g</text:p>
          </table:table-cell>
          <table:table-cell table:formula="of:=[.C198]=[.B1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f</text:p>
          </table:table-cell>
          <table:table-cell table:formula="of:=VLOOKUP([.B199];[$samples.A$2:$samples.A$855];1;0)" office:value-type="string" office:string-value="J416f" calcext:value-type="string">
            <text:p>J416f</text:p>
          </table:table-cell>
          <table:table-cell table:formula="of:=[.C199]=[.B1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e</text:p>
          </table:table-cell>
          <table:table-cell table:formula="of:=VLOOKUP([.B200];[$samples.A$2:$samples.A$855];1;0)" office:value-type="string" office:string-value="J416e" calcext:value-type="string">
            <text:p>J416e</text:p>
          </table:table-cell>
          <table:table-cell table:formula="of:=[.C200]=[.B2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d</text:p>
          </table:table-cell>
          <table:table-cell table:formula="of:=VLOOKUP([.B201];[$samples.A$2:$samples.A$855];1;0)" office:value-type="string" office:string-value="J416d" calcext:value-type="string">
            <text:p>J416d</text:p>
          </table:table-cell>
          <table:table-cell table:formula="of:=[.C201]=[.B2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c</text:p>
          </table:table-cell>
          <table:table-cell table:formula="of:=VLOOKUP([.B202];[$samples.A$2:$samples.A$855];1;0)" office:value-type="string" office:string-value="J416c" calcext:value-type="string">
            <text:p>J416c</text:p>
          </table:table-cell>
          <table:table-cell table:formula="of:=[.C202]=[.B2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b</text:p>
          </table:table-cell>
          <table:table-cell table:formula="of:=VLOOKUP([.B203];[$samples.A$2:$samples.A$855];1;0)" office:value-type="string" office:string-value="J416b" calcext:value-type="string">
            <text:p>J416b</text:p>
          </table:table-cell>
          <table:table-cell table:formula="of:=[.C203]=[.B2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a</text:p>
          </table:table-cell>
          <table:table-cell table:formula="of:=VLOOKUP([.B204];[$samples.A$2:$samples.A$855];1;0)" office:value-type="string" office:string-value="J416a" calcext:value-type="string">
            <text:p>J416a</text:p>
          </table:table-cell>
          <table:table-cell table:formula="of:=[.C204]=[.B2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6</text:p>
          </table:table-cell>
          <table:table-cell table:formula="of:=VLOOKUP([.B205];[$samples.A$2:$samples.A$855];1;0)" office:value-type="string" office:string-value="J416" calcext:value-type="string">
            <text:p>J416</text:p>
          </table:table-cell>
          <table:table-cell table:formula="of:=[.C205]=[.B2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c</text:p>
          </table:table-cell>
          <table:table-cell table:formula="of:=VLOOKUP([.B206];[$samples.A$2:$samples.A$855];1;0)" office:value-type="string" office:string-value="J414c" calcext:value-type="string">
            <text:p>J414c</text:p>
          </table:table-cell>
          <table:table-cell table:formula="of:=[.C206]=[.B2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b</text:p>
          </table:table-cell>
          <table:table-cell table:formula="of:=VLOOKUP([.B207];[$samples.A$2:$samples.A$855];1;0)" office:value-type="string" office:string-value="J414b" calcext:value-type="string">
            <text:p>J414b</text:p>
          </table:table-cell>
          <table:table-cell table:formula="of:=[.C207]=[.B2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a</text:p>
          </table:table-cell>
          <table:table-cell table:formula="of:=VLOOKUP([.B208];[$samples.A$2:$samples.A$855];1;0)" office:value-type="string" office:string-value="J414a" calcext:value-type="string">
            <text:p>J414a</text:p>
          </table:table-cell>
          <table:table-cell table:formula="of:=[.C208]=[.B2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4</text:p>
          </table:table-cell>
          <table:table-cell table:formula="of:=VLOOKUP([.B209];[$samples.A$2:$samples.A$855];1;0)" office:value-type="string" office:string-value="J414" calcext:value-type="string">
            <text:p>J414</text:p>
          </table:table-cell>
          <table:table-cell table:formula="of:=[.C209]=[.B2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f</text:p>
          </table:table-cell>
          <table:table-cell table:formula="of:=VLOOKUP([.B210];[$samples.A$2:$samples.A$855];1;0)" office:value-type="string" office:string-value="J413f" calcext:value-type="string">
            <text:p>J413f</text:p>
          </table:table-cell>
          <table:table-cell table:formula="of:=[.C210]=[.B2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c</text:p>
          </table:table-cell>
          <table:table-cell table:formula="of:=VLOOKUP([.B211];[$samples.A$2:$samples.A$855];1;0)" office:value-type="string" office:string-value="J413c" calcext:value-type="string">
            <text:p>J413c</text:p>
          </table:table-cell>
          <table:table-cell table:formula="of:=[.C211]=[.B2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a</text:p>
          </table:table-cell>
          <table:table-cell table:formula="of:=VLOOKUP([.B212];[$samples.A$2:$samples.A$855];1;0)" office:value-type="string" office:string-value="J413a" calcext:value-type="string">
            <text:p>J413a</text:p>
          </table:table-cell>
          <table:table-cell table:formula="of:=[.C212]=[.B2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3</text:p>
          </table:table-cell>
          <table:table-cell table:formula="of:=VLOOKUP([.B213];[$samples.A$2:$samples.A$855];1;0)" office:value-type="string" office:string-value="J413" calcext:value-type="string">
            <text:p>J413</text:p>
          </table:table-cell>
          <table:table-cell table:formula="of:=[.C213]=[.B2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2</text:p>
          </table:table-cell>
          <table:table-cell table:formula="of:=VLOOKUP([.B214];[$samples.A$2:$samples.A$855];1;0)" office:value-type="string" office:string-value="J412" calcext:value-type="string">
            <text:p>J412</text:p>
          </table:table-cell>
          <table:table-cell table:formula="of:=[.C214]=[.B2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11</text:p>
          </table:table-cell>
          <table:table-cell table:formula="of:=VLOOKUP([.B215];[$samples.A$2:$samples.A$855];1;0)" office:value-type="string" office:string-value="J411" calcext:value-type="string">
            <text:p>J411</text:p>
          </table:table-cell>
          <table:table-cell table:formula="of:=[.C215]=[.B2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8</text:p>
          </table:table-cell>
          <table:table-cell table:formula="of:=VLOOKUP([.B216];[$samples.A$2:$samples.A$855];1;0)" office:value-type="string" office:string-value="J408" calcext:value-type="string">
            <text:p>J408</text:p>
          </table:table-cell>
          <table:table-cell table:formula="of:=[.C216]=[.B2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7</text:p>
          </table:table-cell>
          <table:table-cell table:formula="of:=VLOOKUP([.B217];[$samples.A$2:$samples.A$855];1;0)" office:value-type="string" office:string-value="J407" calcext:value-type="string">
            <text:p>J407</text:p>
          </table:table-cell>
          <table:table-cell table:formula="of:=[.C217]=[.B2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i</text:p>
          </table:table-cell>
          <table:table-cell table:formula="of:=VLOOKUP([.B218];[$samples.A$2:$samples.A$855];1;0)" office:value-type="string" office:string-value="J406i" calcext:value-type="string">
            <text:p>J406i</text:p>
          </table:table-cell>
          <table:table-cell table:formula="of:=[.C218]=[.B2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h</text:p>
          </table:table-cell>
          <table:table-cell table:formula="of:=VLOOKUP([.B219];[$samples.A$2:$samples.A$855];1;0)" office:value-type="string" office:string-value="J406h" calcext:value-type="string">
            <text:p>J406h</text:p>
          </table:table-cell>
          <table:table-cell table:formula="of:=[.C219]=[.B2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g</text:p>
          </table:table-cell>
          <table:table-cell table:formula="of:=VLOOKUP([.B220];[$samples.A$2:$samples.A$855];1;0)" office:value-type="string" office:string-value="J406g" calcext:value-type="string">
            <text:p>J406g</text:p>
          </table:table-cell>
          <table:table-cell table:formula="of:=[.C220]=[.B2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f</text:p>
          </table:table-cell>
          <table:table-cell table:formula="of:=VLOOKUP([.B221];[$samples.A$2:$samples.A$855];1;0)" office:value-type="string" office:string-value="J406f" calcext:value-type="string">
            <text:p>J406f</text:p>
          </table:table-cell>
          <table:table-cell table:formula="of:=[.C221]=[.B2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e</text:p>
          </table:table-cell>
          <table:table-cell table:formula="of:=VLOOKUP([.B222];[$samples.A$2:$samples.A$855];1;0)" office:value-type="string" office:string-value="J406e" calcext:value-type="string">
            <text:p>J406e</text:p>
          </table:table-cell>
          <table:table-cell table:formula="of:=[.C222]=[.B2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d</text:p>
          </table:table-cell>
          <table:table-cell table:formula="of:=VLOOKUP([.B223];[$samples.A$2:$samples.A$855];1;0)" office:value-type="string" office:string-value="J406d" calcext:value-type="string">
            <text:p>J406d</text:p>
          </table:table-cell>
          <table:table-cell table:formula="of:=[.C223]=[.B2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c</text:p>
          </table:table-cell>
          <table:table-cell table:formula="of:=VLOOKUP([.B224];[$samples.A$2:$samples.A$855];1;0)" office:value-type="string" office:string-value="J406c" calcext:value-type="string">
            <text:p>J406c</text:p>
          </table:table-cell>
          <table:table-cell table:formula="of:=[.C224]=[.B2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b</text:p>
          </table:table-cell>
          <table:table-cell table:formula="of:=VLOOKUP([.B225];[$samples.A$2:$samples.A$855];1;0)" office:value-type="string" office:string-value="J406b" calcext:value-type="string">
            <text:p>J406b</text:p>
          </table:table-cell>
          <table:table-cell table:formula="of:=[.C225]=[.B2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a</text:p>
          </table:table-cell>
          <table:table-cell table:formula="of:=VLOOKUP([.B226];[$samples.A$2:$samples.A$855];1;0)" office:value-type="string" office:string-value="J406a" calcext:value-type="string">
            <text:p>J406a</text:p>
          </table:table-cell>
          <table:table-cell table:formula="of:=[.C226]=[.B2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6</text:p>
          </table:table-cell>
          <table:table-cell table:formula="of:=VLOOKUP([.B227];[$samples.A$2:$samples.A$855];1;0)" office:value-type="string" office:string-value="J406" calcext:value-type="string">
            <text:p>J406</text:p>
          </table:table-cell>
          <table:table-cell table:formula="of:=[.C227]=[.B2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i</text:p>
          </table:table-cell>
          <table:table-cell table:formula="of:=VLOOKUP([.B228];[$samples.A$2:$samples.A$855];1;0)" office:value-type="string" office:string-value="J405i" calcext:value-type="string">
            <text:p>J405i</text:p>
          </table:table-cell>
          <table:table-cell table:formula="of:=[.C228]=[.B2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h</text:p>
          </table:table-cell>
          <table:table-cell table:formula="of:=VLOOKUP([.B229];[$samples.A$2:$samples.A$855];1;0)" office:value-type="string" office:string-value="J405h" calcext:value-type="string">
            <text:p>J405h</text:p>
          </table:table-cell>
          <table:table-cell table:formula="of:=[.C229]=[.B2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g</text:p>
          </table:table-cell>
          <table:table-cell table:formula="of:=VLOOKUP([.B230];[$samples.A$2:$samples.A$855];1;0)" office:value-type="string" office:string-value="J405g" calcext:value-type="string">
            <text:p>J405g</text:p>
          </table:table-cell>
          <table:table-cell table:formula="of:=[.C230]=[.B2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f</text:p>
          </table:table-cell>
          <table:table-cell table:formula="of:=VLOOKUP([.B231];[$samples.A$2:$samples.A$855];1;0)" office:value-type="string" office:string-value="J405f" calcext:value-type="string">
            <text:p>J405f</text:p>
          </table:table-cell>
          <table:table-cell table:formula="of:=[.C231]=[.B2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e</text:p>
          </table:table-cell>
          <table:table-cell table:formula="of:=VLOOKUP([.B232];[$samples.A$2:$samples.A$855];1;0)" office:value-type="string" office:string-value="J405e" calcext:value-type="string">
            <text:p>J405e</text:p>
          </table:table-cell>
          <table:table-cell table:formula="of:=[.C232]=[.B2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d</text:p>
          </table:table-cell>
          <table:table-cell table:formula="of:=VLOOKUP([.B233];[$samples.A$2:$samples.A$855];1;0)" office:value-type="string" office:string-value="J405d" calcext:value-type="string">
            <text:p>J405d</text:p>
          </table:table-cell>
          <table:table-cell table:formula="of:=[.C233]=[.B2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c</text:p>
          </table:table-cell>
          <table:table-cell table:formula="of:=VLOOKUP([.B234];[$samples.A$2:$samples.A$855];1;0)" office:value-type="string" office:string-value="J405c" calcext:value-type="string">
            <text:p>J405c</text:p>
          </table:table-cell>
          <table:table-cell table:formula="of:=[.C234]=[.B2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b</text:p>
          </table:table-cell>
          <table:table-cell table:formula="of:=VLOOKUP([.B235];[$samples.A$2:$samples.A$855];1;0)" office:value-type="string" office:string-value="J405b" calcext:value-type="string">
            <text:p>J405b</text:p>
          </table:table-cell>
          <table:table-cell table:formula="of:=[.C235]=[.B2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a</text:p>
          </table:table-cell>
          <table:table-cell table:formula="of:=VLOOKUP([.B236];[$samples.A$2:$samples.A$855];1;0)" office:value-type="string" office:string-value="J405a" calcext:value-type="string">
            <text:p>J405a</text:p>
          </table:table-cell>
          <table:table-cell table:formula="of:=[.C236]=[.B2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5</text:p>
          </table:table-cell>
          <table:table-cell table:formula="of:=VLOOKUP([.B237];[$samples.A$2:$samples.A$855];1;0)" office:value-type="string" office:string-value="J405" calcext:value-type="string">
            <text:p>J405</text:p>
          </table:table-cell>
          <table:table-cell table:formula="of:=[.C237]=[.B2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4</text:p>
          </table:table-cell>
          <table:table-cell table:formula="of:=VLOOKUP([.B238];[$samples.A$2:$samples.A$855];1;0)" office:value-type="string" office:string-value="J404" calcext:value-type="string">
            <text:p>J404</text:p>
          </table:table-cell>
          <table:table-cell table:formula="of:=[.C238]=[.B2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3</text:p>
          </table:table-cell>
          <table:table-cell table:formula="of:=VLOOKUP([.B239];[$samples.A$2:$samples.A$855];1;0)" office:value-type="string" office:string-value="J403" calcext:value-type="string">
            <text:p>J403</text:p>
          </table:table-cell>
          <table:table-cell table:formula="of:=[.C239]=[.B2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2</text:p>
          </table:table-cell>
          <table:table-cell table:formula="of:=VLOOKUP([.B240];[$samples.A$2:$samples.A$855];1;0)" office:value-type="string" office:string-value="J402" calcext:value-type="string">
            <text:p>J402</text:p>
          </table:table-cell>
          <table:table-cell table:formula="of:=[.C240]=[.B2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h</text:p>
          </table:table-cell>
          <table:table-cell table:formula="of:=VLOOKUP([.B241];[$samples.A$2:$samples.A$855];1;0)" office:value-type="string" office:string-value="J401h" calcext:value-type="string">
            <text:p>J401h</text:p>
          </table:table-cell>
          <table:table-cell table:formula="of:=[.C241]=[.B2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g</text:p>
          </table:table-cell>
          <table:table-cell table:formula="of:=VLOOKUP([.B242];[$samples.A$2:$samples.A$855];1;0)" office:value-type="string" office:string-value="J401g" calcext:value-type="string">
            <text:p>J401g</text:p>
          </table:table-cell>
          <table:table-cell table:formula="of:=[.C242]=[.B2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f</text:p>
          </table:table-cell>
          <table:table-cell table:formula="of:=VLOOKUP([.B243];[$samples.A$2:$samples.A$855];1;0)" office:value-type="string" office:string-value="J401f" calcext:value-type="string">
            <text:p>J401f</text:p>
          </table:table-cell>
          <table:table-cell table:formula="of:=[.C243]=[.B2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e</text:p>
          </table:table-cell>
          <table:table-cell table:formula="of:=VLOOKUP([.B244];[$samples.A$2:$samples.A$855];1;0)" office:value-type="string" office:string-value="J401e" calcext:value-type="string">
            <text:p>J401e</text:p>
          </table:table-cell>
          <table:table-cell table:formula="of:=[.C244]=[.B2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d</text:p>
          </table:table-cell>
          <table:table-cell table:formula="of:=VLOOKUP([.B245];[$samples.A$2:$samples.A$855];1;0)" office:value-type="string" office:string-value="J401d" calcext:value-type="string">
            <text:p>J401d</text:p>
          </table:table-cell>
          <table:table-cell table:formula="of:=[.C245]=[.B2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c</text:p>
          </table:table-cell>
          <table:table-cell table:formula="of:=VLOOKUP([.B246];[$samples.A$2:$samples.A$855];1;0)" office:value-type="string" office:string-value="J401c" calcext:value-type="string">
            <text:p>J401c</text:p>
          </table:table-cell>
          <table:table-cell table:formula="of:=[.C246]=[.B2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b</text:p>
          </table:table-cell>
          <table:table-cell table:formula="of:=VLOOKUP([.B247];[$samples.A$2:$samples.A$855];1;0)" office:value-type="string" office:string-value="J401b" calcext:value-type="string">
            <text:p>J401b</text:p>
          </table:table-cell>
          <table:table-cell table:formula="of:=[.C247]=[.B2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a</text:p>
          </table:table-cell>
          <table:table-cell table:formula="of:=VLOOKUP([.B248];[$samples.A$2:$samples.A$855];1;0)" office:value-type="string" office:string-value="J401a" calcext:value-type="string">
            <text:p>J401a</text:p>
          </table:table-cell>
          <table:table-cell table:formula="of:=[.C248]=[.B2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1</text:p>
          </table:table-cell>
          <table:table-cell table:formula="of:=VLOOKUP([.B249];[$samples.A$2:$samples.A$855];1;0)" office:value-type="string" office:string-value="J401" calcext:value-type="string">
            <text:p>J401</text:p>
          </table:table-cell>
          <table:table-cell table:formula="of:=[.C249]=[.B2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400</text:p>
          </table:table-cell>
          <table:table-cell table:formula="of:=VLOOKUP([.B250];[$samples.A$2:$samples.A$855];1;0)" office:value-type="string" office:string-value="J400" calcext:value-type="string">
            <text:p>J400</text:p>
          </table:table-cell>
          <table:table-cell table:formula="of:=[.C250]=[.B2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9</text:p>
          </table:table-cell>
          <table:table-cell table:formula="of:=VLOOKUP([.B251];[$samples.A$2:$samples.A$855];1;0)" office:value-type="string" office:string-value="J399" calcext:value-type="string">
            <text:p>J399</text:p>
          </table:table-cell>
          <table:table-cell table:formula="of:=[.C251]=[.B2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8</text:p>
          </table:table-cell>
          <table:table-cell table:formula="of:=VLOOKUP([.B252];[$samples.A$2:$samples.A$855];1;0)" office:value-type="string" office:string-value="J398" calcext:value-type="string">
            <text:p>J398</text:p>
          </table:table-cell>
          <table:table-cell table:formula="of:=[.C252]=[.B2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8-WGS</text:p>
          </table:table-cell>
          <table:table-cell office:value-type="string" calcext:value-type="string">
            <text:p>J398</text:p>
          </table:table-cell>
          <table:table-cell table:formula="of:=VLOOKUP([.B253];[$samples.A$2:$samples.A$855];1;0)" office:value-type="string" office:string-value="J398" calcext:value-type="string">
            <text:p>J398</text:p>
          </table:table-cell>
          <table:table-cell table:formula="of:=[.C253]=[.B2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8-NextRAD</text:p>
          </table:table-cell>
          <table:table-cell office:value-type="string" calcext:value-type="string">
            <text:p>J398</text:p>
          </table:table-cell>
          <table:table-cell table:formula="of:=VLOOKUP([.B254];[$samples.A$2:$samples.A$855];1;0)" office:value-type="string" office:string-value="J398" calcext:value-type="string">
            <text:p>J398</text:p>
          </table:table-cell>
          <table:table-cell table:formula="of:=[.C254]=[.B2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7</text:p>
          </table:table-cell>
          <table:table-cell table:formula="of:=VLOOKUP([.B255];[$samples.A$2:$samples.A$855];1;0)" office:value-type="string" office:string-value="J397" calcext:value-type="string">
            <text:p>J397</text:p>
          </table:table-cell>
          <table:table-cell table:formula="of:=[.C255]=[.B2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5</text:p>
          </table:table-cell>
          <table:table-cell table:formula="of:=VLOOKUP([.B256];[$samples.A$2:$samples.A$855];1;0)" office:value-type="string" office:string-value="J395" calcext:value-type="string">
            <text:p>J395</text:p>
          </table:table-cell>
          <table:table-cell table:formula="of:=[.C256]=[.B2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5-WGS</text:p>
          </table:table-cell>
          <table:table-cell office:value-type="string" calcext:value-type="string">
            <text:p>J395</text:p>
          </table:table-cell>
          <table:table-cell table:formula="of:=VLOOKUP([.B257];[$samples.A$2:$samples.A$855];1;0)" office:value-type="string" office:string-value="J395" calcext:value-type="string">
            <text:p>J395</text:p>
          </table:table-cell>
          <table:table-cell table:formula="of:=[.C257]=[.B2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5-NextRAD</text:p>
          </table:table-cell>
          <table:table-cell office:value-type="string" calcext:value-type="string">
            <text:p>J395</text:p>
          </table:table-cell>
          <table:table-cell table:formula="of:=VLOOKUP([.B258];[$samples.A$2:$samples.A$855];1;0)" office:value-type="string" office:string-value="J395" calcext:value-type="string">
            <text:p>J395</text:p>
          </table:table-cell>
          <table:table-cell table:formula="of:=[.C258]=[.B2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g</text:p>
          </table:table-cell>
          <table:table-cell table:formula="of:=VLOOKUP([.B259];[$samples.A$2:$samples.A$855];1;0)" office:value-type="string" office:string-value="J394g" calcext:value-type="string">
            <text:p>J394g</text:p>
          </table:table-cell>
          <table:table-cell table:formula="of:=[.C259]=[.B2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f</text:p>
          </table:table-cell>
          <table:table-cell table:formula="of:=VLOOKUP([.B260];[$samples.A$2:$samples.A$855];1;0)" office:value-type="string" office:string-value="J394f" calcext:value-type="string">
            <text:p>J394f</text:p>
          </table:table-cell>
          <table:table-cell table:formula="of:=[.C260]=[.B2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e</text:p>
          </table:table-cell>
          <table:table-cell table:formula="of:=VLOOKUP([.B261];[$samples.A$2:$samples.A$855];1;0)" office:value-type="string" office:string-value="J394e" calcext:value-type="string">
            <text:p>J394e</text:p>
          </table:table-cell>
          <table:table-cell table:formula="of:=[.C261]=[.B2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d</text:p>
          </table:table-cell>
          <table:table-cell table:formula="of:=VLOOKUP([.B262];[$samples.A$2:$samples.A$855];1;0)" office:value-type="string" office:string-value="J394d" calcext:value-type="string">
            <text:p>J394d</text:p>
          </table:table-cell>
          <table:table-cell table:formula="of:=[.C262]=[.B2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c</text:p>
          </table:table-cell>
          <table:table-cell table:formula="of:=VLOOKUP([.B263];[$samples.A$2:$samples.A$855];1;0)" office:value-type="string" office:string-value="J394c" calcext:value-type="string">
            <text:p>J394c</text:p>
          </table:table-cell>
          <table:table-cell table:formula="of:=[.C263]=[.B2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b</text:p>
          </table:table-cell>
          <table:table-cell table:formula="of:=VLOOKUP([.B264];[$samples.A$2:$samples.A$855];1;0)" office:value-type="string" office:string-value="J394b" calcext:value-type="string">
            <text:p>J394b</text:p>
          </table:table-cell>
          <table:table-cell table:formula="of:=[.C264]=[.B2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a</text:p>
          </table:table-cell>
          <table:table-cell table:formula="of:=VLOOKUP([.B265];[$samples.A$2:$samples.A$855];1;0)" office:value-type="string" office:string-value="J394a" calcext:value-type="string">
            <text:p>J394a</text:p>
          </table:table-cell>
          <table:table-cell table:formula="of:=[.C265]=[.B2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4</text:p>
          </table:table-cell>
          <table:table-cell table:formula="of:=VLOOKUP([.B266];[$samples.A$2:$samples.A$855];1;0)" office:value-type="string" office:string-value="J394" calcext:value-type="string">
            <text:p>J394</text:p>
          </table:table-cell>
          <table:table-cell table:formula="of:=[.C266]=[.B2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i</text:p>
          </table:table-cell>
          <table:table-cell table:formula="of:=VLOOKUP([.B267];[$samples.A$2:$samples.A$855];1;0)" office:value-type="string" office:string-value="J393i" calcext:value-type="string">
            <text:p>J393i</text:p>
          </table:table-cell>
          <table:table-cell table:formula="of:=[.C267]=[.B2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h</text:p>
          </table:table-cell>
          <table:table-cell table:formula="of:=VLOOKUP([.B268];[$samples.A$2:$samples.A$855];1;0)" office:value-type="string" office:string-value="J393h" calcext:value-type="string">
            <text:p>J393h</text:p>
          </table:table-cell>
          <table:table-cell table:formula="of:=[.C268]=[.B2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g</text:p>
          </table:table-cell>
          <table:table-cell table:formula="of:=VLOOKUP([.B269];[$samples.A$2:$samples.A$855];1;0)" office:value-type="string" office:string-value="J393g" calcext:value-type="string">
            <text:p>J393g</text:p>
          </table:table-cell>
          <table:table-cell table:formula="of:=[.C269]=[.B2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f</text:p>
          </table:table-cell>
          <table:table-cell table:formula="of:=VLOOKUP([.B270];[$samples.A$2:$samples.A$855];1;0)" office:value-type="string" office:string-value="J393f" calcext:value-type="string">
            <text:p>J393f</text:p>
          </table:table-cell>
          <table:table-cell table:formula="of:=[.C270]=[.B2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e</text:p>
          </table:table-cell>
          <table:table-cell table:formula="of:=VLOOKUP([.B271];[$samples.A$2:$samples.A$855];1;0)" office:value-type="string" office:string-value="J393e" calcext:value-type="string">
            <text:p>J393e</text:p>
          </table:table-cell>
          <table:table-cell table:formula="of:=[.C271]=[.B2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d</text:p>
          </table:table-cell>
          <table:table-cell table:formula="of:=VLOOKUP([.B272];[$samples.A$2:$samples.A$855];1;0)" office:value-type="string" office:string-value="J393d" calcext:value-type="string">
            <text:p>J393d</text:p>
          </table:table-cell>
          <table:table-cell table:formula="of:=[.C272]=[.B2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c</text:p>
          </table:table-cell>
          <table:table-cell table:formula="of:=VLOOKUP([.B273];[$samples.A$2:$samples.A$855];1;0)" office:value-type="string" office:string-value="J393c" calcext:value-type="string">
            <text:p>J393c</text:p>
          </table:table-cell>
          <table:table-cell table:formula="of:=[.C273]=[.B2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b</text:p>
          </table:table-cell>
          <table:table-cell table:formula="of:=VLOOKUP([.B274];[$samples.A$2:$samples.A$855];1;0)" office:value-type="string" office:string-value="J393b" calcext:value-type="string">
            <text:p>J393b</text:p>
          </table:table-cell>
          <table:table-cell table:formula="of:=[.C274]=[.B2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a</text:p>
          </table:table-cell>
          <table:table-cell table:formula="of:=VLOOKUP([.B275];[$samples.A$2:$samples.A$855];1;0)" office:value-type="string" office:string-value="J393a" calcext:value-type="string">
            <text:p>J393a</text:p>
          </table:table-cell>
          <table:table-cell table:formula="of:=[.C275]=[.B2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3</text:p>
          </table:table-cell>
          <table:table-cell table:formula="of:=VLOOKUP([.B276];[$samples.A$2:$samples.A$855];1;0)" office:value-type="string" office:string-value="J393" calcext:value-type="string">
            <text:p>J393</text:p>
          </table:table-cell>
          <table:table-cell table:formula="of:=[.C276]=[.B2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3-WGS</text:p>
          </table:table-cell>
          <table:table-cell office:value-type="string" calcext:value-type="string">
            <text:p>J393</text:p>
          </table:table-cell>
          <table:table-cell table:formula="of:=VLOOKUP([.B277];[$samples.A$2:$samples.A$855];1;0)" office:value-type="string" office:string-value="J393" calcext:value-type="string">
            <text:p>J393</text:p>
          </table:table-cell>
          <table:table-cell table:formula="of:=[.C277]=[.B2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3-NextRAD</text:p>
          </table:table-cell>
          <table:table-cell office:value-type="string" calcext:value-type="string">
            <text:p>J393</text:p>
          </table:table-cell>
          <table:table-cell table:formula="of:=VLOOKUP([.B278];[$samples.A$2:$samples.A$855];1;0)" office:value-type="string" office:string-value="J393" calcext:value-type="string">
            <text:p>J393</text:p>
          </table:table-cell>
          <table:table-cell table:formula="of:=[.C278]=[.B2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2</text:p>
          </table:table-cell>
          <table:table-cell table:formula="of:=VLOOKUP([.B279];[$samples.A$2:$samples.A$855];1;0)" office:value-type="string" office:string-value="J392" calcext:value-type="string">
            <text:p>J392</text:p>
          </table:table-cell>
          <table:table-cell table:formula="of:=[.C279]=[.B2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b</text:p>
          </table:table-cell>
          <table:table-cell table:formula="of:=VLOOKUP([.B280];[$samples.A$2:$samples.A$855];1;0)" office:value-type="string" office:string-value="J390b" calcext:value-type="string">
            <text:p>J390b</text:p>
          </table:table-cell>
          <table:table-cell table:formula="of:=[.C280]=[.B2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0a-rep</text:p>
          </table:table-cell>
          <table:table-cell office:value-type="string" calcext:value-type="string">
            <text:p>J390a</text:p>
          </table:table-cell>
          <table:table-cell table:formula="of:=VLOOKUP([.B281];[$samples.A$2:$samples.A$855];1;0)" office:value-type="string" office:string-value="J390a" calcext:value-type="string">
            <text:p>J390a</text:p>
          </table:table-cell>
          <table:table-cell table:formula="of:=[.C281]=[.B2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a</text:p>
          </table:table-cell>
          <table:table-cell table:formula="of:=VLOOKUP([.B282];[$samples.A$2:$samples.A$855];1;0)" office:value-type="string" office:string-value="J390a" calcext:value-type="string">
            <text:p>J390a</text:p>
          </table:table-cell>
          <table:table-cell table:formula="of:=[.C282]=[.B2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90arep</text:p>
          </table:table-cell>
          <table:table-cell office:value-type="string" calcext:value-type="string">
            <text:p>J390a</text:p>
          </table:table-cell>
          <table:table-cell table:formula="of:=VLOOKUP([.B283];[$samples.A$2:$samples.A$855];1;0)" office:value-type="string" office:string-value="J390a" calcext:value-type="string">
            <text:p>J390a</text:p>
          </table:table-cell>
          <table:table-cell table:formula="of:=[.C283]=[.B2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90</text:p>
          </table:table-cell>
          <table:table-cell table:formula="of:=VLOOKUP([.B284];[$samples.A$2:$samples.A$855];1;0)" office:value-type="string" office:string-value="J390" calcext:value-type="string">
            <text:p>J390</text:p>
          </table:table-cell>
          <table:table-cell table:formula="of:=[.C284]=[.B2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9</text:p>
          </table:table-cell>
          <table:table-cell table:formula="of:=VLOOKUP([.B285];[$samples.A$2:$samples.A$855];1;0)" office:value-type="string" office:string-value="J389" calcext:value-type="string">
            <text:p>J389</text:p>
          </table:table-cell>
          <table:table-cell table:formula="of:=[.C285]=[.B2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9-WGS</text:p>
          </table:table-cell>
          <table:table-cell office:value-type="string" calcext:value-type="string">
            <text:p>J389</text:p>
          </table:table-cell>
          <table:table-cell table:formula="of:=VLOOKUP([.B286];[$samples.A$2:$samples.A$855];1;0)" office:value-type="string" office:string-value="J389" calcext:value-type="string">
            <text:p>J389</text:p>
          </table:table-cell>
          <table:table-cell table:formula="of:=[.C286]=[.B2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9-NextRAD</text:p>
          </table:table-cell>
          <table:table-cell office:value-type="string" calcext:value-type="string">
            <text:p>J389</text:p>
          </table:table-cell>
          <table:table-cell table:formula="of:=VLOOKUP([.B287];[$samples.A$2:$samples.A$855];1;0)" office:value-type="string" office:string-value="J389" calcext:value-type="string">
            <text:p>J389</text:p>
          </table:table-cell>
          <table:table-cell table:formula="of:=[.C287]=[.B2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i</text:p>
          </table:table-cell>
          <table:table-cell table:formula="of:=VLOOKUP([.B288];[$samples.A$2:$samples.A$855];1;0)" office:value-type="string" office:string-value="J388i" calcext:value-type="string">
            <text:p>J388i</text:p>
          </table:table-cell>
          <table:table-cell table:formula="of:=[.C288]=[.B2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h</text:p>
          </table:table-cell>
          <table:table-cell table:formula="of:=VLOOKUP([.B289];[$samples.A$2:$samples.A$855];1;0)" office:value-type="string" office:string-value="J388h" calcext:value-type="string">
            <text:p>J388h</text:p>
          </table:table-cell>
          <table:table-cell table:formula="of:=[.C289]=[.B2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g</text:p>
          </table:table-cell>
          <table:table-cell table:formula="of:=VLOOKUP([.B290];[$samples.A$2:$samples.A$855];1;0)" office:value-type="string" office:string-value="J388g" calcext:value-type="string">
            <text:p>J388g</text:p>
          </table:table-cell>
          <table:table-cell table:formula="of:=[.C290]=[.B2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f</text:p>
          </table:table-cell>
          <table:table-cell table:formula="of:=VLOOKUP([.B291];[$samples.A$2:$samples.A$855];1;0)" office:value-type="string" office:string-value="J388f" calcext:value-type="string">
            <text:p>J388f</text:p>
          </table:table-cell>
          <table:table-cell table:formula="of:=[.C291]=[.B2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e</text:p>
          </table:table-cell>
          <table:table-cell table:formula="of:=VLOOKUP([.B292];[$samples.A$2:$samples.A$855];1;0)" office:value-type="string" office:string-value="J388e" calcext:value-type="string">
            <text:p>J388e</text:p>
          </table:table-cell>
          <table:table-cell table:formula="of:=[.C292]=[.B29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d</text:p>
          </table:table-cell>
          <table:table-cell table:formula="of:=VLOOKUP([.B293];[$samples.A$2:$samples.A$855];1;0)" office:value-type="string" office:string-value="J388d" calcext:value-type="string">
            <text:p>J388d</text:p>
          </table:table-cell>
          <table:table-cell table:formula="of:=[.C293]=[.B2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c</text:p>
          </table:table-cell>
          <table:table-cell table:formula="of:=VLOOKUP([.B294];[$samples.A$2:$samples.A$855];1;0)" office:value-type="string" office:string-value="J388c" calcext:value-type="string">
            <text:p>J388c</text:p>
          </table:table-cell>
          <table:table-cell table:formula="of:=[.C294]=[.B2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b</text:p>
          </table:table-cell>
          <table:table-cell table:formula="of:=VLOOKUP([.B295];[$samples.A$2:$samples.A$855];1;0)" office:value-type="string" office:string-value="J388b" calcext:value-type="string">
            <text:p>J388b</text:p>
          </table:table-cell>
          <table:table-cell table:formula="of:=[.C295]=[.B2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a</text:p>
          </table:table-cell>
          <table:table-cell table:formula="of:=VLOOKUP([.B296];[$samples.A$2:$samples.A$855];1;0)" office:value-type="string" office:string-value="J388a" calcext:value-type="string">
            <text:p>J388a</text:p>
          </table:table-cell>
          <table:table-cell table:formula="of:=[.C296]=[.B2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8</text:p>
          </table:table-cell>
          <table:table-cell table:formula="of:=VLOOKUP([.B297];[$samples.A$2:$samples.A$855];1;0)" office:value-type="string" office:string-value="J388" calcext:value-type="string">
            <text:p>J388</text:p>
          </table:table-cell>
          <table:table-cell table:formula="of:=[.C297]=[.B29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i</text:p>
          </table:table-cell>
          <table:table-cell table:formula="of:=VLOOKUP([.B298];[$samples.A$2:$samples.A$855];1;0)" office:value-type="string" office:string-value="J387i" calcext:value-type="string">
            <text:p>J387i</text:p>
          </table:table-cell>
          <table:table-cell table:formula="of:=[.C298]=[.B29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h</text:p>
          </table:table-cell>
          <table:table-cell table:formula="of:=VLOOKUP([.B299];[$samples.A$2:$samples.A$855];1;0)" office:value-type="string" office:string-value="J387h" calcext:value-type="string">
            <text:p>J387h</text:p>
          </table:table-cell>
          <table:table-cell table:formula="of:=[.C299]=[.B2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g</text:p>
          </table:table-cell>
          <table:table-cell table:formula="of:=VLOOKUP([.B300];[$samples.A$2:$samples.A$855];1;0)" office:value-type="string" office:string-value="J387g" calcext:value-type="string">
            <text:p>J387g</text:p>
          </table:table-cell>
          <table:table-cell table:formula="of:=[.C300]=[.B3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f</text:p>
          </table:table-cell>
          <table:table-cell table:formula="of:=VLOOKUP([.B301];[$samples.A$2:$samples.A$855];1;0)" office:value-type="string" office:string-value="J387f" calcext:value-type="string">
            <text:p>J387f</text:p>
          </table:table-cell>
          <table:table-cell table:formula="of:=[.C301]=[.B3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e</text:p>
          </table:table-cell>
          <table:table-cell table:formula="of:=VLOOKUP([.B302];[$samples.A$2:$samples.A$855];1;0)" office:value-type="string" office:string-value="J387e" calcext:value-type="string">
            <text:p>J387e</text:p>
          </table:table-cell>
          <table:table-cell table:formula="of:=[.C302]=[.B3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d</text:p>
          </table:table-cell>
          <table:table-cell table:formula="of:=VLOOKUP([.B303];[$samples.A$2:$samples.A$855];1;0)" office:value-type="string" office:string-value="J387d" calcext:value-type="string">
            <text:p>J387d</text:p>
          </table:table-cell>
          <table:table-cell table:formula="of:=[.C303]=[.B3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c</text:p>
          </table:table-cell>
          <table:table-cell table:formula="of:=VLOOKUP([.B304];[$samples.A$2:$samples.A$855];1;0)" office:value-type="string" office:string-value="J387c" calcext:value-type="string">
            <text:p>J387c</text:p>
          </table:table-cell>
          <table:table-cell table:formula="of:=[.C304]=[.B3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b</text:p>
          </table:table-cell>
          <table:table-cell table:formula="of:=VLOOKUP([.B305];[$samples.A$2:$samples.A$855];1;0)" office:value-type="string" office:string-value="J387b" calcext:value-type="string">
            <text:p>J387b</text:p>
          </table:table-cell>
          <table:table-cell table:formula="of:=[.C305]=[.B3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a</text:p>
          </table:table-cell>
          <table:table-cell table:formula="of:=VLOOKUP([.B306];[$samples.A$2:$samples.A$855];1;0)" office:value-type="string" office:string-value="J387a" calcext:value-type="string">
            <text:p>J387a</text:p>
          </table:table-cell>
          <table:table-cell table:formula="of:=[.C306]=[.B3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7</text:p>
          </table:table-cell>
          <table:table-cell table:formula="of:=VLOOKUP([.B307];[$samples.A$2:$samples.A$855];1;0)" office:value-type="string" office:string-value="J387" calcext:value-type="string">
            <text:p>J387</text:p>
          </table:table-cell>
          <table:table-cell table:formula="of:=[.C307]=[.B3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7-WGS</text:p>
          </table:table-cell>
          <table:table-cell office:value-type="string" calcext:value-type="string">
            <text:p>J387</text:p>
          </table:table-cell>
          <table:table-cell table:formula="of:=VLOOKUP([.B308];[$samples.A$2:$samples.A$855];1;0)" office:value-type="string" office:string-value="J387" calcext:value-type="string">
            <text:p>J387</text:p>
          </table:table-cell>
          <table:table-cell table:formula="of:=[.C308]=[.B3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7-NextRAD</text:p>
          </table:table-cell>
          <table:table-cell office:value-type="string" calcext:value-type="string">
            <text:p>J387</text:p>
          </table:table-cell>
          <table:table-cell table:formula="of:=VLOOKUP([.B309];[$samples.A$2:$samples.A$855];1;0)" office:value-type="string" office:string-value="J387" calcext:value-type="string">
            <text:p>J387</text:p>
          </table:table-cell>
          <table:table-cell table:formula="of:=[.C309]=[.B30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i</text:p>
          </table:table-cell>
          <table:table-cell table:formula="of:=VLOOKUP([.B310];[$samples.A$2:$samples.A$855];1;0)" office:value-type="string" office:string-value="J386i" calcext:value-type="string">
            <text:p>J386i</text:p>
          </table:table-cell>
          <table:table-cell table:formula="of:=[.C310]=[.B3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h</text:p>
          </table:table-cell>
          <table:table-cell table:formula="of:=VLOOKUP([.B311];[$samples.A$2:$samples.A$855];1;0)" office:value-type="string" office:string-value="J386h" calcext:value-type="string">
            <text:p>J386h</text:p>
          </table:table-cell>
          <table:table-cell table:formula="of:=[.C311]=[.B3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g</text:p>
          </table:table-cell>
          <table:table-cell table:formula="of:=VLOOKUP([.B312];[$samples.A$2:$samples.A$855];1;0)" office:value-type="string" office:string-value="J386g" calcext:value-type="string">
            <text:p>J386g</text:p>
          </table:table-cell>
          <table:table-cell table:formula="of:=[.C312]=[.B3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f</text:p>
          </table:table-cell>
          <table:table-cell table:formula="of:=VLOOKUP([.B313];[$samples.A$2:$samples.A$855];1;0)" office:value-type="string" office:string-value="J386f" calcext:value-type="string">
            <text:p>J386f</text:p>
          </table:table-cell>
          <table:table-cell table:formula="of:=[.C313]=[.B3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e</text:p>
          </table:table-cell>
          <table:table-cell table:formula="of:=VLOOKUP([.B314];[$samples.A$2:$samples.A$855];1;0)" office:value-type="string" office:string-value="J386e" calcext:value-type="string">
            <text:p>J386e</text:p>
          </table:table-cell>
          <table:table-cell table:formula="of:=[.C314]=[.B3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d</text:p>
          </table:table-cell>
          <table:table-cell table:formula="of:=VLOOKUP([.B315];[$samples.A$2:$samples.A$855];1;0)" office:value-type="string" office:string-value="J386d" calcext:value-type="string">
            <text:p>J386d</text:p>
          </table:table-cell>
          <table:table-cell table:formula="of:=[.C315]=[.B3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c</text:p>
          </table:table-cell>
          <table:table-cell table:formula="of:=VLOOKUP([.B316];[$samples.A$2:$samples.A$855];1;0)" office:value-type="string" office:string-value="J386c" calcext:value-type="string">
            <text:p>J386c</text:p>
          </table:table-cell>
          <table:table-cell table:formula="of:=[.C316]=[.B3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b</text:p>
          </table:table-cell>
          <table:table-cell table:formula="of:=VLOOKUP([.B317];[$samples.A$2:$samples.A$855];1;0)" office:value-type="string" office:string-value="J386b" calcext:value-type="string">
            <text:p>J386b</text:p>
          </table:table-cell>
          <table:table-cell table:formula="of:=[.C317]=[.B3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a</text:p>
          </table:table-cell>
          <table:table-cell table:formula="of:=VLOOKUP([.B318];[$samples.A$2:$samples.A$855];1;0)" office:value-type="string" office:string-value="J386a" calcext:value-type="string">
            <text:p>J386a</text:p>
          </table:table-cell>
          <table:table-cell table:formula="of:=[.C318]=[.B3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6</text:p>
          </table:table-cell>
          <table:table-cell table:formula="of:=VLOOKUP([.B319];[$samples.A$2:$samples.A$855];1;0)" office:value-type="string" office:string-value="J386" calcext:value-type="string">
            <text:p>J386</text:p>
          </table:table-cell>
          <table:table-cell table:formula="of:=[.C319]=[.B3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i</text:p>
          </table:table-cell>
          <table:table-cell table:formula="of:=VLOOKUP([.B320];[$samples.A$2:$samples.A$855];1;0)" office:value-type="string" office:string-value="J385i" calcext:value-type="string">
            <text:p>J385i</text:p>
          </table:table-cell>
          <table:table-cell table:formula="of:=[.C320]=[.B3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h</text:p>
          </table:table-cell>
          <table:table-cell table:formula="of:=VLOOKUP([.B321];[$samples.A$2:$samples.A$855];1;0)" office:value-type="string" office:string-value="J385h" calcext:value-type="string">
            <text:p>J385h</text:p>
          </table:table-cell>
          <table:table-cell table:formula="of:=[.C321]=[.B3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g</text:p>
          </table:table-cell>
          <table:table-cell table:formula="of:=VLOOKUP([.B322];[$samples.A$2:$samples.A$855];1;0)" office:value-type="string" office:string-value="J385g" calcext:value-type="string">
            <text:p>J385g</text:p>
          </table:table-cell>
          <table:table-cell table:formula="of:=[.C322]=[.B3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f</text:p>
          </table:table-cell>
          <table:table-cell table:formula="of:=VLOOKUP([.B323];[$samples.A$2:$samples.A$855];1;0)" office:value-type="string" office:string-value="J385f" calcext:value-type="string">
            <text:p>J385f</text:p>
          </table:table-cell>
          <table:table-cell table:formula="of:=[.C323]=[.B3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e</text:p>
          </table:table-cell>
          <table:table-cell table:formula="of:=VLOOKUP([.B324];[$samples.A$2:$samples.A$855];1;0)" office:value-type="string" office:string-value="J385e" calcext:value-type="string">
            <text:p>J385e</text:p>
          </table:table-cell>
          <table:table-cell table:formula="of:=[.C324]=[.B3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d</text:p>
          </table:table-cell>
          <table:table-cell table:formula="of:=VLOOKUP([.B325];[$samples.A$2:$samples.A$855];1;0)" office:value-type="string" office:string-value="J385d" calcext:value-type="string">
            <text:p>J385d</text:p>
          </table:table-cell>
          <table:table-cell table:formula="of:=[.C325]=[.B3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c</text:p>
          </table:table-cell>
          <table:table-cell table:formula="of:=VLOOKUP([.B326];[$samples.A$2:$samples.A$855];1;0)" office:value-type="string" office:string-value="J385c" calcext:value-type="string">
            <text:p>J385c</text:p>
          </table:table-cell>
          <table:table-cell table:formula="of:=[.C326]=[.B3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b</text:p>
          </table:table-cell>
          <table:table-cell table:formula="of:=VLOOKUP([.B327];[$samples.A$2:$samples.A$855];1;0)" office:value-type="string" office:string-value="J385b" calcext:value-type="string">
            <text:p>J385b</text:p>
          </table:table-cell>
          <table:table-cell table:formula="of:=[.C327]=[.B32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a</text:p>
          </table:table-cell>
          <table:table-cell table:formula="of:=VLOOKUP([.B328];[$samples.A$2:$samples.A$855];1;0)" office:value-type="string" office:string-value="J385a" calcext:value-type="string">
            <text:p>J385a</text:p>
          </table:table-cell>
          <table:table-cell table:formula="of:=[.C328]=[.B3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5</text:p>
          </table:table-cell>
          <table:table-cell table:formula="of:=VLOOKUP([.B329];[$samples.A$2:$samples.A$855];1;0)" office:value-type="string" office:string-value="J385" calcext:value-type="string">
            <text:p>J385</text:p>
          </table:table-cell>
          <table:table-cell table:formula="of:=[.C329]=[.B3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WGS</text:p>
          </table:table-cell>
          <table:table-cell office:value-type="string" calcext:value-type="string">
            <text:p>J385</text:p>
          </table:table-cell>
          <table:table-cell table:formula="of:=VLOOKUP([.B330];[$samples.A$2:$samples.A$855];1;0)" office:value-type="string" office:string-value="J385" calcext:value-type="string">
            <text:p>J385</text:p>
          </table:table-cell>
          <table:table-cell table:formula="of:=[.C330]=[.B3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NextRAD</text:p>
          </table:table-cell>
          <table:table-cell office:value-type="string" calcext:value-type="string">
            <text:p>J385</text:p>
          </table:table-cell>
          <table:table-cell table:formula="of:=VLOOKUP([.B331];[$samples.A$2:$samples.A$855];1;0)" office:value-type="string" office:string-value="J385" calcext:value-type="string">
            <text:p>J385</text:p>
          </table:table-cell>
          <table:table-cell table:formula="of:=[.C331]=[.B3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rep</text:p>
          </table:table-cell>
          <table:table-cell office:value-type="string" calcext:value-type="string">
            <text:p>J385</text:p>
          </table:table-cell>
          <table:table-cell table:formula="of:=VLOOKUP([.B332];[$samples.A$2:$samples.A$855];1;0)" office:value-type="string" office:string-value="J385" calcext:value-type="string">
            <text:p>J385</text:p>
          </table:table-cell>
          <table:table-cell table:formula="of:=[.C332]=[.B3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5-rep</text:p>
          </table:table-cell>
          <table:table-cell office:value-type="string" calcext:value-type="string">
            <text:p>J385</text:p>
          </table:table-cell>
          <table:table-cell table:formula="of:=VLOOKUP([.B333];[$samples.A$2:$samples.A$855];1;0)" office:value-type="string" office:string-value="J385" calcext:value-type="string">
            <text:p>J385</text:p>
          </table:table-cell>
          <table:table-cell table:formula="of:=[.C333]=[.B3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3</text:p>
          </table:table-cell>
          <table:table-cell table:formula="of:=VLOOKUP([.B334];[$samples.A$2:$samples.A$855];1;0)" office:value-type="string" office:string-value="J383" calcext:value-type="string">
            <text:p>J383</text:p>
          </table:table-cell>
          <table:table-cell table:formula="of:=[.C334]=[.B3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3-WGS</text:p>
          </table:table-cell>
          <table:table-cell office:value-type="string" calcext:value-type="string">
            <text:p>J383</text:p>
          </table:table-cell>
          <table:table-cell table:formula="of:=VLOOKUP([.B335];[$samples.A$2:$samples.A$855];1;0)" office:value-type="string" office:string-value="J383" calcext:value-type="string">
            <text:p>J383</text:p>
          </table:table-cell>
          <table:table-cell table:formula="of:=[.C335]=[.B3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3-NextRAD</text:p>
          </table:table-cell>
          <table:table-cell office:value-type="string" calcext:value-type="string">
            <text:p>J383</text:p>
          </table:table-cell>
          <table:table-cell table:formula="of:=VLOOKUP([.B336];[$samples.A$2:$samples.A$855];1;0)" office:value-type="string" office:string-value="J383" calcext:value-type="string">
            <text:p>J383</text:p>
          </table:table-cell>
          <table:table-cell table:formula="of:=[.C336]=[.B3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i</text:p>
          </table:table-cell>
          <table:table-cell table:formula="of:=VLOOKUP([.B337];[$samples.A$2:$samples.A$855];1;0)" office:value-type="string" office:string-value="J382i" calcext:value-type="string">
            <text:p>J382i</text:p>
          </table:table-cell>
          <table:table-cell table:formula="of:=[.C337]=[.B3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h</text:p>
          </table:table-cell>
          <table:table-cell table:formula="of:=VLOOKUP([.B338];[$samples.A$2:$samples.A$855];1;0)" office:value-type="string" office:string-value="J382h" calcext:value-type="string">
            <text:p>J382h</text:p>
          </table:table-cell>
          <table:table-cell table:formula="of:=[.C338]=[.B3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g</text:p>
          </table:table-cell>
          <table:table-cell table:formula="of:=VLOOKUP([.B339];[$samples.A$2:$samples.A$855];1;0)" office:value-type="string" office:string-value="J382g" calcext:value-type="string">
            <text:p>J382g</text:p>
          </table:table-cell>
          <table:table-cell table:formula="of:=[.C339]=[.B33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f</text:p>
          </table:table-cell>
          <table:table-cell table:formula="of:=VLOOKUP([.B340];[$samples.A$2:$samples.A$855];1;0)" office:value-type="string" office:string-value="J382f" calcext:value-type="string">
            <text:p>J382f</text:p>
          </table:table-cell>
          <table:table-cell table:formula="of:=[.C340]=[.B3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e</text:p>
          </table:table-cell>
          <table:table-cell table:formula="of:=VLOOKUP([.B341];[$samples.A$2:$samples.A$855];1;0)" office:value-type="string" office:string-value="J382e" calcext:value-type="string">
            <text:p>J382e</text:p>
          </table:table-cell>
          <table:table-cell table:formula="of:=[.C341]=[.B34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d</text:p>
          </table:table-cell>
          <table:table-cell table:formula="of:=VLOOKUP([.B342];[$samples.A$2:$samples.A$855];1;0)" office:value-type="string" office:string-value="J382d" calcext:value-type="string">
            <text:p>J382d</text:p>
          </table:table-cell>
          <table:table-cell table:formula="of:=[.C342]=[.B34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c</text:p>
          </table:table-cell>
          <table:table-cell table:formula="of:=VLOOKUP([.B343];[$samples.A$2:$samples.A$855];1;0)" office:value-type="string" office:string-value="J382c" calcext:value-type="string">
            <text:p>J382c</text:p>
          </table:table-cell>
          <table:table-cell table:formula="of:=[.C343]=[.B3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b</text:p>
          </table:table-cell>
          <table:table-cell table:formula="of:=VLOOKUP([.B344];[$samples.A$2:$samples.A$855];1;0)" office:value-type="string" office:string-value="J382b" calcext:value-type="string">
            <text:p>J382b</text:p>
          </table:table-cell>
          <table:table-cell table:formula="of:=[.C344]=[.B3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2a</text:p>
          </table:table-cell>
          <table:table-cell table:formula="of:=VLOOKUP([.B345];[$samples.A$2:$samples.A$855];1;0)" office:value-type="string" office:string-value="J382a" calcext:value-type="string">
            <text:p>J382a</text:p>
          </table:table-cell>
          <table:table-cell table:formula="of:=[.C345]=[.B34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81</text:p>
          </table:table-cell>
          <table:table-cell table:formula="of:=VLOOKUP([.B346];[$samples.A$2:$samples.A$855];1;0)" office:value-type="string" office:string-value="J381" calcext:value-type="string">
            <text:p>J381</text:p>
          </table:table-cell>
          <table:table-cell table:formula="of:=[.C346]=[.B3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1-WGS</text:p>
          </table:table-cell>
          <table:table-cell office:value-type="string" calcext:value-type="string">
            <text:p>J381</text:p>
          </table:table-cell>
          <table:table-cell table:formula="of:=VLOOKUP([.B347];[$samples.A$2:$samples.A$855];1;0)" office:value-type="string" office:string-value="J381" calcext:value-type="string">
            <text:p>J381</text:p>
          </table:table-cell>
          <table:table-cell table:formula="of:=[.C347]=[.B3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81-NextRAD</text:p>
          </table:table-cell>
          <table:table-cell office:value-type="string" calcext:value-type="string">
            <text:p>J381</text:p>
          </table:table-cell>
          <table:table-cell table:formula="of:=VLOOKUP([.B348];[$samples.A$2:$samples.A$855];1;0)" office:value-type="string" office:string-value="J381" calcext:value-type="string">
            <text:p>J381</text:p>
          </table:table-cell>
          <table:table-cell table:formula="of:=[.C348]=[.B34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9</text:p>
          </table:table-cell>
          <table:table-cell table:formula="of:=VLOOKUP([.B349];[$samples.A$2:$samples.A$855];1;0)" office:value-type="string" office:string-value="J379" calcext:value-type="string">
            <text:p>J379</text:p>
          </table:table-cell>
          <table:table-cell table:formula="of:=[.C349]=[.B3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9-WGS</text:p>
          </table:table-cell>
          <table:table-cell office:value-type="string" calcext:value-type="string">
            <text:p>J379</text:p>
          </table:table-cell>
          <table:table-cell table:formula="of:=VLOOKUP([.B350];[$samples.A$2:$samples.A$855];1;0)" office:value-type="string" office:string-value="J379" calcext:value-type="string">
            <text:p>J379</text:p>
          </table:table-cell>
          <table:table-cell table:formula="of:=[.C350]=[.B3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9-NextRAD</text:p>
          </table:table-cell>
          <table:table-cell office:value-type="string" calcext:value-type="string">
            <text:p>J379</text:p>
          </table:table-cell>
          <table:table-cell table:formula="of:=VLOOKUP([.B351];[$samples.A$2:$samples.A$855];1;0)" office:value-type="string" office:string-value="J379" calcext:value-type="string">
            <text:p>J379</text:p>
          </table:table-cell>
          <table:table-cell table:formula="of:=[.C351]=[.B3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i</text:p>
          </table:table-cell>
          <table:table-cell table:formula="of:=VLOOKUP([.B352];[$samples.A$2:$samples.A$855];1;0)" office:value-type="string" office:string-value="J377i" calcext:value-type="string">
            <text:p>J377i</text:p>
          </table:table-cell>
          <table:table-cell table:formula="of:=[.C352]=[.B3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h</text:p>
          </table:table-cell>
          <table:table-cell table:formula="of:=VLOOKUP([.B353];[$samples.A$2:$samples.A$855];1;0)" office:value-type="string" office:string-value="J377h" calcext:value-type="string">
            <text:p>J377h</text:p>
          </table:table-cell>
          <table:table-cell table:formula="of:=[.C353]=[.B3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g</text:p>
          </table:table-cell>
          <table:table-cell table:formula="of:=VLOOKUP([.B354];[$samples.A$2:$samples.A$855];1;0)" office:value-type="string" office:string-value="J377g" calcext:value-type="string">
            <text:p>J377g</text:p>
          </table:table-cell>
          <table:table-cell table:formula="of:=[.C354]=[.B3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e</text:p>
          </table:table-cell>
          <table:table-cell table:formula="of:=VLOOKUP([.B355];[$samples.A$2:$samples.A$855];1;0)" office:value-type="string" office:string-value="J377e" calcext:value-type="string">
            <text:p>J377e</text:p>
          </table:table-cell>
          <table:table-cell table:formula="of:=[.C355]=[.B3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7erep</text:p>
          </table:table-cell>
          <table:table-cell office:value-type="string" calcext:value-type="string">
            <text:p>J377e</text:p>
          </table:table-cell>
          <table:table-cell table:formula="of:=VLOOKUP([.B356];[$samples.A$2:$samples.A$855];1;0)" office:value-type="string" office:string-value="J377e" calcext:value-type="string">
            <text:p>J377e</text:p>
          </table:table-cell>
          <table:table-cell table:formula="of:=[.C356]=[.B3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7e-rep</text:p>
          </table:table-cell>
          <table:table-cell office:value-type="string" calcext:value-type="string">
            <text:p>J377e</text:p>
          </table:table-cell>
          <table:table-cell table:formula="of:=VLOOKUP([.B357];[$samples.A$2:$samples.A$855];1;0)" office:value-type="string" office:string-value="J377e" calcext:value-type="string">
            <text:p>J377e</text:p>
          </table:table-cell>
          <table:table-cell table:formula="of:=[.C357]=[.B3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d</text:p>
          </table:table-cell>
          <table:table-cell table:formula="of:=VLOOKUP([.B358];[$samples.A$2:$samples.A$855];1;0)" office:value-type="string" office:string-value="J377d" calcext:value-type="string">
            <text:p>J377d</text:p>
          </table:table-cell>
          <table:table-cell table:formula="of:=[.C358]=[.B3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c</text:p>
          </table:table-cell>
          <table:table-cell table:formula="of:=VLOOKUP([.B359];[$samples.A$2:$samples.A$855];1;0)" office:value-type="string" office:string-value="J377c" calcext:value-type="string">
            <text:p>J377c</text:p>
          </table:table-cell>
          <table:table-cell table:formula="of:=[.C359]=[.B35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b</text:p>
          </table:table-cell>
          <table:table-cell table:formula="of:=VLOOKUP([.B360];[$samples.A$2:$samples.A$855];1;0)" office:value-type="string" office:string-value="J377b" calcext:value-type="string">
            <text:p>J377b</text:p>
          </table:table-cell>
          <table:table-cell table:formula="of:=[.C360]=[.B3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a</text:p>
          </table:table-cell>
          <table:table-cell table:formula="of:=VLOOKUP([.B361];[$samples.A$2:$samples.A$855];1;0)" office:value-type="string" office:string-value="J377a" calcext:value-type="string">
            <text:p>J377a</text:p>
          </table:table-cell>
          <table:table-cell table:formula="of:=[.C361]=[.B3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7</text:p>
          </table:table-cell>
          <table:table-cell table:formula="of:=VLOOKUP([.B362];[$samples.A$2:$samples.A$855];1;0)" office:value-type="string" office:string-value="J377" calcext:value-type="string">
            <text:p>J377</text:p>
          </table:table-cell>
          <table:table-cell table:formula="of:=[.C362]=[.B36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i</text:p>
          </table:table-cell>
          <table:table-cell table:formula="of:=VLOOKUP([.B363];[$samples.A$2:$samples.A$855];1;0)" office:value-type="string" office:string-value="J376i" calcext:value-type="string">
            <text:p>J376i</text:p>
          </table:table-cell>
          <table:table-cell table:formula="of:=[.C363]=[.B3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h</text:p>
          </table:table-cell>
          <table:table-cell table:formula="of:=VLOOKUP([.B364];[$samples.A$2:$samples.A$855];1;0)" office:value-type="string" office:string-value="J376h" calcext:value-type="string">
            <text:p>J376h</text:p>
          </table:table-cell>
          <table:table-cell table:formula="of:=[.C364]=[.B3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g</text:p>
          </table:table-cell>
          <table:table-cell table:formula="of:=VLOOKUP([.B365];[$samples.A$2:$samples.A$855];1;0)" office:value-type="string" office:string-value="J376g" calcext:value-type="string">
            <text:p>J376g</text:p>
          </table:table-cell>
          <table:table-cell table:formula="of:=[.C365]=[.B3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f</text:p>
          </table:table-cell>
          <table:table-cell table:formula="of:=VLOOKUP([.B366];[$samples.A$2:$samples.A$855];1;0)" office:value-type="string" office:string-value="J376f" calcext:value-type="string">
            <text:p>J376f</text:p>
          </table:table-cell>
          <table:table-cell table:formula="of:=[.C366]=[.B3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e</text:p>
          </table:table-cell>
          <table:table-cell table:formula="of:=VLOOKUP([.B367];[$samples.A$2:$samples.A$855];1;0)" office:value-type="string" office:string-value="J376e" calcext:value-type="string">
            <text:p>J376e</text:p>
          </table:table-cell>
          <table:table-cell table:formula="of:=[.C367]=[.B3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d</text:p>
          </table:table-cell>
          <table:table-cell table:formula="of:=VLOOKUP([.B368];[$samples.A$2:$samples.A$855];1;0)" office:value-type="string" office:string-value="J376d" calcext:value-type="string">
            <text:p>J376d</text:p>
          </table:table-cell>
          <table:table-cell table:formula="of:=[.C368]=[.B3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c</text:p>
          </table:table-cell>
          <table:table-cell table:formula="of:=VLOOKUP([.B369];[$samples.A$2:$samples.A$855];1;0)" office:value-type="string" office:string-value="J376c" calcext:value-type="string">
            <text:p>J376c</text:p>
          </table:table-cell>
          <table:table-cell table:formula="of:=[.C369]=[.B3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b</text:p>
          </table:table-cell>
          <table:table-cell table:formula="of:=VLOOKUP([.B370];[$samples.A$2:$samples.A$855];1;0)" office:value-type="string" office:string-value="J376b" calcext:value-type="string">
            <text:p>J376b</text:p>
          </table:table-cell>
          <table:table-cell table:formula="of:=[.C370]=[.B3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a</text:p>
          </table:table-cell>
          <table:table-cell table:formula="of:=VLOOKUP([.B371];[$samples.A$2:$samples.A$855];1;0)" office:value-type="string" office:string-value="J376a" calcext:value-type="string">
            <text:p>J376a</text:p>
          </table:table-cell>
          <table:table-cell table:formula="of:=[.C371]=[.B3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a-rep</text:p>
          </table:table-cell>
          <table:table-cell office:value-type="string" calcext:value-type="string">
            <text:p>J376a</text:p>
          </table:table-cell>
          <table:table-cell table:formula="of:=VLOOKUP([.B372];[$samples.A$2:$samples.A$855];1;0)" office:value-type="string" office:string-value="J376a" calcext:value-type="string">
            <text:p>J376a</text:p>
          </table:table-cell>
          <table:table-cell table:formula="of:=[.C372]=[.B3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arep</text:p>
          </table:table-cell>
          <table:table-cell office:value-type="string" calcext:value-type="string">
            <text:p>J376a</text:p>
          </table:table-cell>
          <table:table-cell table:formula="of:=VLOOKUP([.B373];[$samples.A$2:$samples.A$855];1;0)" office:value-type="string" office:string-value="J376a" calcext:value-type="string">
            <text:p>J376a</text:p>
          </table:table-cell>
          <table:table-cell table:formula="of:=[.C373]=[.B3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6</text:p>
          </table:table-cell>
          <table:table-cell table:formula="of:=VLOOKUP([.B374];[$samples.A$2:$samples.A$855];1;0)" office:value-type="string" office:string-value="J376" calcext:value-type="string">
            <text:p>J376</text:p>
          </table:table-cell>
          <table:table-cell table:formula="of:=[.C374]=[.B3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-WGS</text:p>
          </table:table-cell>
          <table:table-cell office:value-type="string" calcext:value-type="string">
            <text:p>J376</text:p>
          </table:table-cell>
          <table:table-cell table:formula="of:=VLOOKUP([.B375];[$samples.A$2:$samples.A$855];1;0)" office:value-type="string" office:string-value="J376" calcext:value-type="string">
            <text:p>J376</text:p>
          </table:table-cell>
          <table:table-cell table:formula="of:=[.C375]=[.B3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6-NextRAD</text:p>
          </table:table-cell>
          <table:table-cell office:value-type="string" calcext:value-type="string">
            <text:p>J376</text:p>
          </table:table-cell>
          <table:table-cell table:formula="of:=VLOOKUP([.B376];[$samples.A$2:$samples.A$855];1;0)" office:value-type="string" office:string-value="J376" calcext:value-type="string">
            <text:p>J376</text:p>
          </table:table-cell>
          <table:table-cell table:formula="of:=[.C376]=[.B3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5</text:p>
          </table:table-cell>
          <table:table-cell table:formula="of:=VLOOKUP([.B377];[$samples.A$2:$samples.A$855];1;0)" office:value-type="string" office:string-value="J375" calcext:value-type="string">
            <text:p>J375</text:p>
          </table:table-cell>
          <table:table-cell table:formula="of:=[.C377]=[.B3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rep1</text:p>
          </table:table-cell>
          <table:table-cell office:value-type="string" calcext:value-type="string">
            <text:p>J375</text:p>
          </table:table-cell>
          <table:table-cell table:formula="of:=VLOOKUP([.B378];[$samples.A$2:$samples.A$855];1;0)" office:value-type="string" office:string-value="J375" calcext:value-type="string">
            <text:p>J375</text:p>
          </table:table-cell>
          <table:table-cell table:formula="of:=[.C378]=[.B3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WGS</text:p>
          </table:table-cell>
          <table:table-cell office:value-type="string" calcext:value-type="string">
            <text:p>J375</text:p>
          </table:table-cell>
          <table:table-cell table:formula="of:=VLOOKUP([.B379];[$samples.A$2:$samples.A$855];1;0)" office:value-type="string" office:string-value="J375" calcext:value-type="string">
            <text:p>J375</text:p>
          </table:table-cell>
          <table:table-cell table:formula="of:=[.C379]=[.B3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-NextRAD</text:p>
          </table:table-cell>
          <table:table-cell office:value-type="string" calcext:value-type="string">
            <text:p>J375</text:p>
          </table:table-cell>
          <table:table-cell table:formula="of:=VLOOKUP([.B380];[$samples.A$2:$samples.A$855];1;0)" office:value-type="string" office:string-value="J375" calcext:value-type="string">
            <text:p>J375</text:p>
          </table:table-cell>
          <table:table-cell table:formula="of:=[.C380]=[.B3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5rep1</text:p>
          </table:table-cell>
          <table:table-cell office:value-type="string" calcext:value-type="string">
            <text:p>J375</text:p>
          </table:table-cell>
          <table:table-cell table:formula="of:=VLOOKUP([.B381];[$samples.A$2:$samples.A$855];1;0)" office:value-type="string" office:string-value="J375" calcext:value-type="string">
            <text:p>J375</text:p>
          </table:table-cell>
          <table:table-cell table:formula="of:=[.C381]=[.B3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i</text:p>
          </table:table-cell>
          <table:table-cell table:formula="of:=VLOOKUP([.B382];[$samples.A$2:$samples.A$855];1;0)" office:value-type="string" office:string-value="J374i" calcext:value-type="string">
            <text:p>J374i</text:p>
          </table:table-cell>
          <table:table-cell table:formula="of:=[.C382]=[.B3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h</text:p>
          </table:table-cell>
          <table:table-cell table:formula="of:=VLOOKUP([.B383];[$samples.A$2:$samples.A$855];1;0)" office:value-type="string" office:string-value="J374h" calcext:value-type="string">
            <text:p>J374h</text:p>
          </table:table-cell>
          <table:table-cell table:formula="of:=[.C383]=[.B3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g</text:p>
          </table:table-cell>
          <table:table-cell table:formula="of:=VLOOKUP([.B384];[$samples.A$2:$samples.A$855];1;0)" office:value-type="string" office:string-value="J374g" calcext:value-type="string">
            <text:p>J374g</text:p>
          </table:table-cell>
          <table:table-cell table:formula="of:=[.C384]=[.B3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f</text:p>
          </table:table-cell>
          <table:table-cell table:formula="of:=VLOOKUP([.B385];[$samples.A$2:$samples.A$855];1;0)" office:value-type="string" office:string-value="J374f" calcext:value-type="string">
            <text:p>J374f</text:p>
          </table:table-cell>
          <table:table-cell table:formula="of:=[.C385]=[.B3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e</text:p>
          </table:table-cell>
          <table:table-cell table:formula="of:=VLOOKUP([.B386];[$samples.A$2:$samples.A$855];1;0)" office:value-type="string" office:string-value="J374e" calcext:value-type="string">
            <text:p>J374e</text:p>
          </table:table-cell>
          <table:table-cell table:formula="of:=[.C386]=[.B3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d</text:p>
          </table:table-cell>
          <table:table-cell table:formula="of:=VLOOKUP([.B387];[$samples.A$2:$samples.A$855];1;0)" office:value-type="string" office:string-value="J374d" calcext:value-type="string">
            <text:p>J374d</text:p>
          </table:table-cell>
          <table:table-cell table:formula="of:=[.C387]=[.B38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c</text:p>
          </table:table-cell>
          <table:table-cell table:formula="of:=VLOOKUP([.B388];[$samples.A$2:$samples.A$855];1;0)" office:value-type="string" office:string-value="J374c" calcext:value-type="string">
            <text:p>J374c</text:p>
          </table:table-cell>
          <table:table-cell table:formula="of:=[.C388]=[.B3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b</text:p>
          </table:table-cell>
          <table:table-cell table:formula="of:=VLOOKUP([.B389];[$samples.A$2:$samples.A$855];1;0)" office:value-type="string" office:string-value="J374b" calcext:value-type="string">
            <text:p>J374b</text:p>
          </table:table-cell>
          <table:table-cell table:formula="of:=[.C389]=[.B3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a</text:p>
          </table:table-cell>
          <table:table-cell table:formula="of:=VLOOKUP([.B390];[$samples.A$2:$samples.A$855];1;0)" office:value-type="string" office:string-value="J374a" calcext:value-type="string">
            <text:p>J374a</text:p>
          </table:table-cell>
          <table:table-cell table:formula="of:=[.C390]=[.B3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4</text:p>
          </table:table-cell>
          <table:table-cell table:formula="of:=VLOOKUP([.B391];[$samples.A$2:$samples.A$855];1;0)" office:value-type="string" office:string-value="J374" calcext:value-type="string">
            <text:p>J374</text:p>
          </table:table-cell>
          <table:table-cell table:formula="of:=[.C391]=[.B3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4-WGS</text:p>
          </table:table-cell>
          <table:table-cell office:value-type="string" calcext:value-type="string">
            <text:p>J374</text:p>
          </table:table-cell>
          <table:table-cell table:formula="of:=VLOOKUP([.B392];[$samples.A$2:$samples.A$855];1;0)" office:value-type="string" office:string-value="J374" calcext:value-type="string">
            <text:p>J374</text:p>
          </table:table-cell>
          <table:table-cell table:formula="of:=[.C392]=[.B3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4-NextRAD</text:p>
          </table:table-cell>
          <table:table-cell office:value-type="string" calcext:value-type="string">
            <text:p>J374</text:p>
          </table:table-cell>
          <table:table-cell table:formula="of:=VLOOKUP([.B393];[$samples.A$2:$samples.A$855];1;0)" office:value-type="string" office:string-value="J374" calcext:value-type="string">
            <text:p>J374</text:p>
          </table:table-cell>
          <table:table-cell table:formula="of:=[.C393]=[.B3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3</text:p>
          </table:table-cell>
          <table:table-cell table:formula="of:=VLOOKUP([.B394];[$samples.A$2:$samples.A$855];1;0)" office:value-type="string" office:string-value="J373" calcext:value-type="string">
            <text:p>J373</text:p>
          </table:table-cell>
          <table:table-cell table:formula="of:=[.C394]=[.B3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3-WGS</text:p>
          </table:table-cell>
          <table:table-cell office:value-type="string" calcext:value-type="string">
            <text:p>J373</text:p>
          </table:table-cell>
          <table:table-cell table:formula="of:=VLOOKUP([.B395];[$samples.A$2:$samples.A$855];1;0)" office:value-type="string" office:string-value="J373" calcext:value-type="string">
            <text:p>J373</text:p>
          </table:table-cell>
          <table:table-cell table:formula="of:=[.C395]=[.B3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3-NextRAD</text:p>
          </table:table-cell>
          <table:table-cell office:value-type="string" calcext:value-type="string">
            <text:p>J373</text:p>
          </table:table-cell>
          <table:table-cell table:formula="of:=VLOOKUP([.B396];[$samples.A$2:$samples.A$855];1;0)" office:value-type="string" office:string-value="J373" calcext:value-type="string">
            <text:p>J373</text:p>
          </table:table-cell>
          <table:table-cell table:formula="of:=[.C396]=[.B3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2</text:p>
          </table:table-cell>
          <table:table-cell table:formula="of:=VLOOKUP([.B397];[$samples.A$2:$samples.A$855];1;0)" office:value-type="string" office:string-value="J372" calcext:value-type="string">
            <text:p>J372</text:p>
          </table:table-cell>
          <table:table-cell table:formula="of:=[.C397]=[.B3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2-WGS</text:p>
          </table:table-cell>
          <table:table-cell office:value-type="string" calcext:value-type="string">
            <text:p>J372</text:p>
          </table:table-cell>
          <table:table-cell table:formula="of:=VLOOKUP([.B398];[$samples.A$2:$samples.A$855];1;0)" office:value-type="string" office:string-value="J372" calcext:value-type="string">
            <text:p>J372</text:p>
          </table:table-cell>
          <table:table-cell table:formula="of:=[.C398]=[.B3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2-NextRAD</text:p>
          </table:table-cell>
          <table:table-cell office:value-type="string" calcext:value-type="string">
            <text:p>J372</text:p>
          </table:table-cell>
          <table:table-cell table:formula="of:=VLOOKUP([.B399];[$samples.A$2:$samples.A$855];1;0)" office:value-type="string" office:string-value="J372" calcext:value-type="string">
            <text:p>J372</text:p>
          </table:table-cell>
          <table:table-cell table:formula="of:=[.C399]=[.B3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1</text:p>
          </table:table-cell>
          <table:table-cell table:formula="of:=VLOOKUP([.B400];[$samples.A$2:$samples.A$855];1;0)" office:value-type="string" office:string-value="J371" calcext:value-type="string">
            <text:p>J371</text:p>
          </table:table-cell>
          <table:table-cell table:formula="of:=[.C400]=[.B4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1-WGS</text:p>
          </table:table-cell>
          <table:table-cell office:value-type="string" calcext:value-type="string">
            <text:p>J371</text:p>
          </table:table-cell>
          <table:table-cell table:formula="of:=VLOOKUP([.B401];[$samples.A$2:$samples.A$855];1;0)" office:value-type="string" office:string-value="J371" calcext:value-type="string">
            <text:p>J371</text:p>
          </table:table-cell>
          <table:table-cell table:formula="of:=[.C401]=[.B4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1-NextRAD</text:p>
          </table:table-cell>
          <table:table-cell office:value-type="string" calcext:value-type="string">
            <text:p>J371</text:p>
          </table:table-cell>
          <table:table-cell table:formula="of:=VLOOKUP([.B402];[$samples.A$2:$samples.A$855];1;0)" office:value-type="string" office:string-value="J371" calcext:value-type="string">
            <text:p>J371</text:p>
          </table:table-cell>
          <table:table-cell table:formula="of:=[.C402]=[.B4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70</text:p>
          </table:table-cell>
          <table:table-cell table:formula="of:=VLOOKUP([.B403];[$samples.A$2:$samples.A$855];1;0)" office:value-type="string" office:string-value="J370" calcext:value-type="string">
            <text:p>J370</text:p>
          </table:table-cell>
          <table:table-cell table:formula="of:=[.C403]=[.B4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0-WGS</text:p>
          </table:table-cell>
          <table:table-cell office:value-type="string" calcext:value-type="string">
            <text:p>J370</text:p>
          </table:table-cell>
          <table:table-cell table:formula="of:=VLOOKUP([.B404];[$samples.A$2:$samples.A$855];1;0)" office:value-type="string" office:string-value="J370" calcext:value-type="string">
            <text:p>J370</text:p>
          </table:table-cell>
          <table:table-cell table:formula="of:=[.C404]=[.B4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70-NextRAD</text:p>
          </table:table-cell>
          <table:table-cell office:value-type="string" calcext:value-type="string">
            <text:p>J370</text:p>
          </table:table-cell>
          <table:table-cell table:formula="of:=VLOOKUP([.B405];[$samples.A$2:$samples.A$855];1;0)" office:value-type="string" office:string-value="J370" calcext:value-type="string">
            <text:p>J370</text:p>
          </table:table-cell>
          <table:table-cell table:formula="of:=[.C405]=[.B4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9</text:p>
          </table:table-cell>
          <table:table-cell table:formula="of:=VLOOKUP([.B406];[$samples.A$2:$samples.A$855];1;0)" office:value-type="string" office:string-value="J369" calcext:value-type="string">
            <text:p>J369</text:p>
          </table:table-cell>
          <table:table-cell table:formula="of:=[.C406]=[.B4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9-WGS</text:p>
          </table:table-cell>
          <table:table-cell office:value-type="string" calcext:value-type="string">
            <text:p>J369</text:p>
          </table:table-cell>
          <table:table-cell table:formula="of:=VLOOKUP([.B407];[$samples.A$2:$samples.A$855];1;0)" office:value-type="string" office:string-value="J369" calcext:value-type="string">
            <text:p>J369</text:p>
          </table:table-cell>
          <table:table-cell table:formula="of:=[.C407]=[.B4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9-NextRAD</text:p>
          </table:table-cell>
          <table:table-cell office:value-type="string" calcext:value-type="string">
            <text:p>J369</text:p>
          </table:table-cell>
          <table:table-cell table:formula="of:=VLOOKUP([.B408];[$samples.A$2:$samples.A$855];1;0)" office:value-type="string" office:string-value="J369" calcext:value-type="string">
            <text:p>J369</text:p>
          </table:table-cell>
          <table:table-cell table:formula="of:=[.C408]=[.B4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8</text:p>
          </table:table-cell>
          <table:table-cell table:formula="of:=VLOOKUP([.B409];[$samples.A$2:$samples.A$855];1;0)" office:value-type="string" office:string-value="J368" calcext:value-type="string">
            <text:p>J368</text:p>
          </table:table-cell>
          <table:table-cell table:formula="of:=[.C409]=[.B4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8-WGS</text:p>
          </table:table-cell>
          <table:table-cell office:value-type="string" calcext:value-type="string">
            <text:p>J368</text:p>
          </table:table-cell>
          <table:table-cell table:formula="of:=VLOOKUP([.B410];[$samples.A$2:$samples.A$855];1;0)" office:value-type="string" office:string-value="J368" calcext:value-type="string">
            <text:p>J368</text:p>
          </table:table-cell>
          <table:table-cell table:formula="of:=[.C410]=[.B4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8-NextRAD</text:p>
          </table:table-cell>
          <table:table-cell office:value-type="string" calcext:value-type="string">
            <text:p>J368</text:p>
          </table:table-cell>
          <table:table-cell table:formula="of:=VLOOKUP([.B411];[$samples.A$2:$samples.A$855];1;0)" office:value-type="string" office:string-value="J368" calcext:value-type="string">
            <text:p>J368</text:p>
          </table:table-cell>
          <table:table-cell table:formula="of:=[.C411]=[.B41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i</text:p>
          </table:table-cell>
          <table:table-cell table:formula="of:=VLOOKUP([.B412];[$samples.A$2:$samples.A$855];1;0)" office:value-type="string" office:string-value="J367i" calcext:value-type="string">
            <text:p>J367i</text:p>
          </table:table-cell>
          <table:table-cell table:formula="of:=[.C412]=[.B4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i-WGS</text:p>
          </table:table-cell>
          <table:table-cell office:value-type="string" calcext:value-type="string">
            <text:p>J367i</text:p>
          </table:table-cell>
          <table:table-cell table:formula="of:=VLOOKUP([.B413];[$samples.A$2:$samples.A$855];1;0)" office:value-type="string" office:string-value="J367i" calcext:value-type="string">
            <text:p>J367i</text:p>
          </table:table-cell>
          <table:table-cell table:formula="of:=[.C413]=[.B4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i-NextRAD</text:p>
          </table:table-cell>
          <table:table-cell office:value-type="string" calcext:value-type="string">
            <text:p>J367i</text:p>
          </table:table-cell>
          <table:table-cell table:formula="of:=VLOOKUP([.B414];[$samples.A$2:$samples.A$855];1;0)" office:value-type="string" office:string-value="J367i" calcext:value-type="string">
            <text:p>J367i</text:p>
          </table:table-cell>
          <table:table-cell table:formula="of:=[.C414]=[.B41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h</text:p>
          </table:table-cell>
          <table:table-cell table:formula="of:=VLOOKUP([.B415];[$samples.A$2:$samples.A$855];1;0)" office:value-type="string" office:string-value="J367h" calcext:value-type="string">
            <text:p>J367h</text:p>
          </table:table-cell>
          <table:table-cell table:formula="of:=[.C415]=[.B41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g</text:p>
          </table:table-cell>
          <table:table-cell table:formula="of:=VLOOKUP([.B416];[$samples.A$2:$samples.A$855];1;0)" office:value-type="string" office:string-value="J367g" calcext:value-type="string">
            <text:p>J367g</text:p>
          </table:table-cell>
          <table:table-cell table:formula="of:=[.C416]=[.B4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f</text:p>
          </table:table-cell>
          <table:table-cell table:formula="of:=VLOOKUP([.B417];[$samples.A$2:$samples.A$855];1;0)" office:value-type="string" office:string-value="J367f" calcext:value-type="string">
            <text:p>J367f</text:p>
          </table:table-cell>
          <table:table-cell table:formula="of:=[.C417]=[.B4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e</text:p>
          </table:table-cell>
          <table:table-cell table:formula="of:=VLOOKUP([.B418];[$samples.A$2:$samples.A$855];1;0)" office:value-type="string" office:string-value="J367e" calcext:value-type="string">
            <text:p>J367e</text:p>
          </table:table-cell>
          <table:table-cell table:formula="of:=[.C418]=[.B4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d</text:p>
          </table:table-cell>
          <table:table-cell table:formula="of:=VLOOKUP([.B419];[$samples.A$2:$samples.A$855];1;0)" office:value-type="string" office:string-value="J367d" calcext:value-type="string">
            <text:p>J367d</text:p>
          </table:table-cell>
          <table:table-cell table:formula="of:=[.C419]=[.B4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c</text:p>
          </table:table-cell>
          <table:table-cell table:formula="of:=VLOOKUP([.B420];[$samples.A$2:$samples.A$855];1;0)" office:value-type="string" office:string-value="J367c" calcext:value-type="string">
            <text:p>J367c</text:p>
          </table:table-cell>
          <table:table-cell table:formula="of:=[.C420]=[.B4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b</text:p>
          </table:table-cell>
          <table:table-cell table:formula="of:=VLOOKUP([.B421];[$samples.A$2:$samples.A$855];1;0)" office:value-type="string" office:string-value="J367b" calcext:value-type="string">
            <text:p>J367b</text:p>
          </table:table-cell>
          <table:table-cell table:formula="of:=[.C421]=[.B4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a</text:p>
          </table:table-cell>
          <table:table-cell table:formula="of:=VLOOKUP([.B422];[$samples.A$2:$samples.A$855];1;0)" office:value-type="string" office:string-value="J367a" calcext:value-type="string">
            <text:p>J367a</text:p>
          </table:table-cell>
          <table:table-cell table:formula="of:=[.C422]=[.B4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7</text:p>
          </table:table-cell>
          <table:table-cell table:formula="of:=VLOOKUP([.B423];[$samples.A$2:$samples.A$855];1;0)" office:value-type="string" office:string-value="J367" calcext:value-type="string">
            <text:p>J367</text:p>
          </table:table-cell>
          <table:table-cell table:formula="of:=[.C423]=[.B4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-WGS</text:p>
          </table:table-cell>
          <table:table-cell office:value-type="string" calcext:value-type="string">
            <text:p>J367</text:p>
          </table:table-cell>
          <table:table-cell table:formula="of:=VLOOKUP([.B424];[$samples.A$2:$samples.A$855];1;0)" office:value-type="string" office:string-value="J367" calcext:value-type="string">
            <text:p>J367</text:p>
          </table:table-cell>
          <table:table-cell table:formula="of:=[.C424]=[.B4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7-NextRAD</text:p>
          </table:table-cell>
          <table:table-cell office:value-type="string" calcext:value-type="string">
            <text:p>J367</text:p>
          </table:table-cell>
          <table:table-cell table:formula="of:=VLOOKUP([.B425];[$samples.A$2:$samples.A$855];1;0)" office:value-type="string" office:string-value="J367" calcext:value-type="string">
            <text:p>J367</text:p>
          </table:table-cell>
          <table:table-cell table:formula="of:=[.C425]=[.B4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6</text:p>
          </table:table-cell>
          <table:table-cell table:formula="of:=VLOOKUP([.B426];[$samples.A$2:$samples.A$855];1;0)" office:value-type="string" office:string-value="J366" calcext:value-type="string">
            <text:p>J366</text:p>
          </table:table-cell>
          <table:table-cell table:formula="of:=[.C426]=[.B4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_plus</text:p>
          </table:table-cell>
          <table:table-cell office:value-type="string" calcext:value-type="string">
            <text:p>J366</text:p>
          </table:table-cell>
          <table:table-cell table:formula="of:=VLOOKUP([.B427];[$samples.A$2:$samples.A$855];1;0)" office:value-type="string" office:string-value="J366" calcext:value-type="string">
            <text:p>J366</text:p>
          </table:table-cell>
          <table:table-cell table:formula="of:=[.C427]=[.B4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plus-WGS</text:p>
          </table:table-cell>
          <table:table-cell office:value-type="string" calcext:value-type="string">
            <text:p>J366</text:p>
          </table:table-cell>
          <table:table-cell table:formula="of:=VLOOKUP([.B428];[$samples.A$2:$samples.A$855];1;0)" office:value-type="string" office:string-value="J366" calcext:value-type="string">
            <text:p>J366</text:p>
          </table:table-cell>
          <table:table-cell table:formula="of:=[.C428]=[.B4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WGS</text:p>
          </table:table-cell>
          <table:table-cell office:value-type="string" calcext:value-type="string">
            <text:p>J366</text:p>
          </table:table-cell>
          <table:table-cell table:formula="of:=VLOOKUP([.B429];[$samples.A$2:$samples.A$855];1;0)" office:value-type="string" office:string-value="J366" calcext:value-type="string">
            <text:p>J366</text:p>
          </table:table-cell>
          <table:table-cell table:formula="of:=[.C429]=[.B4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NextRAD</text:p>
          </table:table-cell>
          <table:table-cell office:value-type="string" calcext:value-type="string">
            <text:p>J366</text:p>
          </table:table-cell>
          <table:table-cell table:formula="of:=VLOOKUP([.B430];[$samples.A$2:$samples.A$855];1;0)" office:value-type="string" office:string-value="J366" calcext:value-type="string">
            <text:p>J366</text:p>
          </table:table-cell>
          <table:table-cell table:formula="of:=[.C430]=[.B4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6-plus-NextRAD</text:p>
          </table:table-cell>
          <table:table-cell office:value-type="string" calcext:value-type="string">
            <text:p>J366</text:p>
          </table:table-cell>
          <table:table-cell table:formula="of:=VLOOKUP([.B431];[$samples.A$2:$samples.A$855];1;0)" office:value-type="string" office:string-value="J366" calcext:value-type="string">
            <text:p>J366</text:p>
          </table:table-cell>
          <table:table-cell table:formula="of:=[.C431]=[.B4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5</text:p>
          </table:table-cell>
          <table:table-cell table:formula="of:=VLOOKUP([.B432];[$samples.A$2:$samples.A$855];1;0)" office:value-type="string" office:string-value="J365" calcext:value-type="string">
            <text:p>J365</text:p>
          </table:table-cell>
          <table:table-cell table:formula="of:=[.C432]=[.B4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5-WGS</text:p>
          </table:table-cell>
          <table:table-cell office:value-type="string" calcext:value-type="string">
            <text:p>J365</text:p>
          </table:table-cell>
          <table:table-cell table:formula="of:=VLOOKUP([.B433];[$samples.A$2:$samples.A$855];1;0)" office:value-type="string" office:string-value="J365" calcext:value-type="string">
            <text:p>J365</text:p>
          </table:table-cell>
          <table:table-cell table:formula="of:=[.C433]=[.B4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5-NextRAD</text:p>
          </table:table-cell>
          <table:table-cell office:value-type="string" calcext:value-type="string">
            <text:p>J365</text:p>
          </table:table-cell>
          <table:table-cell table:formula="of:=VLOOKUP([.B434];[$samples.A$2:$samples.A$855];1;0)" office:value-type="string" office:string-value="J365" calcext:value-type="string">
            <text:p>J365</text:p>
          </table:table-cell>
          <table:table-cell table:formula="of:=[.C434]=[.B4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4</text:p>
          </table:table-cell>
          <table:table-cell table:formula="of:=VLOOKUP([.B435];[$samples.A$2:$samples.A$855];1;0)" office:value-type="string" office:string-value="J364" calcext:value-type="string">
            <text:p>J364</text:p>
          </table:table-cell>
          <table:table-cell table:formula="of:=[.C435]=[.B4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4-WGS</text:p>
          </table:table-cell>
          <table:table-cell office:value-type="string" calcext:value-type="string">
            <text:p>J364</text:p>
          </table:table-cell>
          <table:table-cell table:formula="of:=VLOOKUP([.B436];[$samples.A$2:$samples.A$855];1;0)" office:value-type="string" office:string-value="J364" calcext:value-type="string">
            <text:p>J364</text:p>
          </table:table-cell>
          <table:table-cell table:formula="of:=[.C436]=[.B4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4-NextRAD</text:p>
          </table:table-cell>
          <table:table-cell office:value-type="string" calcext:value-type="string">
            <text:p>J364</text:p>
          </table:table-cell>
          <table:table-cell table:formula="of:=VLOOKUP([.B437];[$samples.A$2:$samples.A$855];1;0)" office:value-type="string" office:string-value="J364" calcext:value-type="string">
            <text:p>J364</text:p>
          </table:table-cell>
          <table:table-cell table:formula="of:=[.C437]=[.B4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_plus</text:p>
          </table:table-cell>
          <table:table-cell office:value-type="string" calcext:value-type="string">
            <text:p>J363</text:p>
          </table:table-cell>
          <table:table-cell table:formula="of:=VLOOKUP([.B438];[$samples.A$2:$samples.A$855];1;0)" office:value-type="string" office:string-value="J363" calcext:value-type="string">
            <text:p>J363</text:p>
          </table:table-cell>
          <table:table-cell table:formula="of:=[.C438]=[.B43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3</text:p>
          </table:table-cell>
          <table:table-cell table:formula="of:=VLOOKUP([.B439];[$samples.A$2:$samples.A$855];1;0)" office:value-type="string" office:string-value="J363" calcext:value-type="string">
            <text:p>J363</text:p>
          </table:table-cell>
          <table:table-cell table:formula="of:=[.C439]=[.B4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WGS</text:p>
          </table:table-cell>
          <table:table-cell office:value-type="string" calcext:value-type="string">
            <text:p>J363</text:p>
          </table:table-cell>
          <table:table-cell table:formula="of:=VLOOKUP([.B440];[$samples.A$2:$samples.A$855];1;0)" office:value-type="string" office:string-value="J363" calcext:value-type="string">
            <text:p>J363</text:p>
          </table:table-cell>
          <table:table-cell table:formula="of:=[.C440]=[.B4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plus-WGS</text:p>
          </table:table-cell>
          <table:table-cell office:value-type="string" calcext:value-type="string">
            <text:p>J363</text:p>
          </table:table-cell>
          <table:table-cell table:formula="of:=VLOOKUP([.B441];[$samples.A$2:$samples.A$855];1;0)" office:value-type="string" office:string-value="J363" calcext:value-type="string">
            <text:p>J363</text:p>
          </table:table-cell>
          <table:table-cell table:formula="of:=[.C441]=[.B4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plus-NextRAD</text:p>
          </table:table-cell>
          <table:table-cell office:value-type="string" calcext:value-type="string">
            <text:p>J363</text:p>
          </table:table-cell>
          <table:table-cell table:formula="of:=VLOOKUP([.B442];[$samples.A$2:$samples.A$855];1;0)" office:value-type="string" office:string-value="J363" calcext:value-type="string">
            <text:p>J363</text:p>
          </table:table-cell>
          <table:table-cell table:formula="of:=[.C442]=[.B4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3-NextRAD</text:p>
          </table:table-cell>
          <table:table-cell office:value-type="string" calcext:value-type="string">
            <text:p>J363</text:p>
          </table:table-cell>
          <table:table-cell table:formula="of:=VLOOKUP([.B443];[$samples.A$2:$samples.A$855];1;0)" office:value-type="string" office:string-value="J363" calcext:value-type="string">
            <text:p>J363</text:p>
          </table:table-cell>
          <table:table-cell table:formula="of:=[.C443]=[.B4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b</text:p>
          </table:table-cell>
          <table:table-cell table:formula="of:=VLOOKUP([.B444];[$samples.A$2:$samples.A$855];1;0)" office:value-type="string" office:string-value="J362b" calcext:value-type="string">
            <text:p>J362b</text:p>
          </table:table-cell>
          <table:table-cell table:formula="of:=[.C444]=[.B44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a</text:p>
          </table:table-cell>
          <table:table-cell table:formula="of:=VLOOKUP([.B445];[$samples.A$2:$samples.A$855];1;0)" office:value-type="string" office:string-value="J362a" calcext:value-type="string">
            <text:p>J362a</text:p>
          </table:table-cell>
          <table:table-cell table:formula="of:=[.C445]=[.B4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_young</text:p>
          </table:table-cell>
          <table:table-cell office:value-type="string" calcext:value-type="string">
            <text:p>J362</text:p>
          </table:table-cell>
          <table:table-cell table:formula="of:=VLOOKUP([.B446];[$samples.A$2:$samples.A$855];1;0)" office:value-type="string" office:string-value="J362" calcext:value-type="string">
            <text:p>J362</text:p>
          </table:table-cell>
          <table:table-cell table:formula="of:=[.C446]=[.B4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2</text:p>
          </table:table-cell>
          <table:table-cell table:formula="of:=VLOOKUP([.B447];[$samples.A$2:$samples.A$855];1;0)" office:value-type="string" office:string-value="J362" calcext:value-type="string">
            <text:p>J362</text:p>
          </table:table-cell>
          <table:table-cell table:formula="of:=[.C447]=[.B4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-young-WGS</text:p>
          </table:table-cell>
          <table:table-cell office:value-type="string" calcext:value-type="string">
            <text:p>J362</text:p>
          </table:table-cell>
          <table:table-cell table:formula="of:=VLOOKUP([.B448];[$samples.A$2:$samples.A$855];1;0)" office:value-type="string" office:string-value="J362" calcext:value-type="string">
            <text:p>J362</text:p>
          </table:table-cell>
          <table:table-cell table:formula="of:=[.C448]=[.B4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2-young-NextRAD</text:p>
          </table:table-cell>
          <table:table-cell office:value-type="string" calcext:value-type="string">
            <text:p>J362</text:p>
          </table:table-cell>
          <table:table-cell table:formula="of:=VLOOKUP([.B449];[$samples.A$2:$samples.A$855];1;0)" office:value-type="string" office:string-value="J362" calcext:value-type="string">
            <text:p>J362</text:p>
          </table:table-cell>
          <table:table-cell table:formula="of:=[.C449]=[.B4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i</text:p>
          </table:table-cell>
          <table:table-cell table:formula="of:=VLOOKUP([.B450];[$samples.A$2:$samples.A$855];1;0)" office:value-type="string" office:string-value="J361i" calcext:value-type="string">
            <text:p>J361i</text:p>
          </table:table-cell>
          <table:table-cell table:formula="of:=[.C450]=[.B4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h</text:p>
          </table:table-cell>
          <table:table-cell table:formula="of:=VLOOKUP([.B451];[$samples.A$2:$samples.A$855];1;0)" office:value-type="string" office:string-value="J361h" calcext:value-type="string">
            <text:p>J361h</text:p>
          </table:table-cell>
          <table:table-cell table:formula="of:=[.C451]=[.B4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g</text:p>
          </table:table-cell>
          <table:table-cell table:formula="of:=VLOOKUP([.B452];[$samples.A$2:$samples.A$855];1;0)" office:value-type="string" office:string-value="J361g" calcext:value-type="string">
            <text:p>J361g</text:p>
          </table:table-cell>
          <table:table-cell table:formula="of:=[.C452]=[.B45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f</text:p>
          </table:table-cell>
          <table:table-cell table:formula="of:=VLOOKUP([.B453];[$samples.A$2:$samples.A$855];1;0)" office:value-type="string" office:string-value="J361f" calcext:value-type="string">
            <text:p>J361f</text:p>
          </table:table-cell>
          <table:table-cell table:formula="of:=[.C453]=[.B4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e</text:p>
          </table:table-cell>
          <table:table-cell table:formula="of:=VLOOKUP([.B454];[$samples.A$2:$samples.A$855];1;0)" office:value-type="string" office:string-value="J361e" calcext:value-type="string">
            <text:p>J361e</text:p>
          </table:table-cell>
          <table:table-cell table:formula="of:=[.C454]=[.B45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d</text:p>
          </table:table-cell>
          <table:table-cell table:formula="of:=VLOOKUP([.B455];[$samples.A$2:$samples.A$855];1;0)" office:value-type="string" office:string-value="J361d" calcext:value-type="string">
            <text:p>J361d</text:p>
          </table:table-cell>
          <table:table-cell table:formula="of:=[.C455]=[.B45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c</text:p>
          </table:table-cell>
          <table:table-cell table:formula="of:=VLOOKUP([.B456];[$samples.A$2:$samples.A$855];1;0)" office:value-type="string" office:string-value="J361c" calcext:value-type="string">
            <text:p>J361c</text:p>
          </table:table-cell>
          <table:table-cell table:formula="of:=[.C456]=[.B4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b</text:p>
          </table:table-cell>
          <table:table-cell table:formula="of:=VLOOKUP([.B457];[$samples.A$2:$samples.A$855];1;0)" office:value-type="string" office:string-value="J361b" calcext:value-type="string">
            <text:p>J361b</text:p>
          </table:table-cell>
          <table:table-cell table:formula="of:=[.C457]=[.B4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a</text:p>
          </table:table-cell>
          <table:table-cell table:formula="of:=VLOOKUP([.B458];[$samples.A$2:$samples.A$855];1;0)" office:value-type="string" office:string-value="J361a" calcext:value-type="string">
            <text:p>J361a</text:p>
          </table:table-cell>
          <table:table-cell table:formula="of:=[.C458]=[.B45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1</text:p>
          </table:table-cell>
          <table:table-cell table:formula="of:=VLOOKUP([.B459];[$samples.A$2:$samples.A$855];1;0)" office:value-type="string" office:string-value="J361" calcext:value-type="string">
            <text:p>J361</text:p>
          </table:table-cell>
          <table:table-cell table:formula="of:=[.C459]=[.B4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1-WGS</text:p>
          </table:table-cell>
          <table:table-cell office:value-type="string" calcext:value-type="string">
            <text:p>J361</text:p>
          </table:table-cell>
          <table:table-cell table:formula="of:=VLOOKUP([.B460];[$samples.A$2:$samples.A$855];1;0)" office:value-type="string" office:string-value="J361" calcext:value-type="string">
            <text:p>J361</text:p>
          </table:table-cell>
          <table:table-cell table:formula="of:=[.C460]=[.B4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1-NextRAD</text:p>
          </table:table-cell>
          <table:table-cell office:value-type="string" calcext:value-type="string">
            <text:p>J361</text:p>
          </table:table-cell>
          <table:table-cell table:formula="of:=VLOOKUP([.B461];[$samples.A$2:$samples.A$855];1;0)" office:value-type="string" office:string-value="J361" calcext:value-type="string">
            <text:p>J361</text:p>
          </table:table-cell>
          <table:table-cell table:formula="of:=[.C461]=[.B4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60</text:p>
          </table:table-cell>
          <table:table-cell table:formula="of:=VLOOKUP([.B462];[$samples.A$2:$samples.A$855];1;0)" office:value-type="string" office:string-value="J360" calcext:value-type="string">
            <text:p>J360</text:p>
          </table:table-cell>
          <table:table-cell table:formula="of:=[.C462]=[.B4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0-WGS</text:p>
          </table:table-cell>
          <table:table-cell office:value-type="string" calcext:value-type="string">
            <text:p>J360</text:p>
          </table:table-cell>
          <table:table-cell table:formula="of:=VLOOKUP([.B463];[$samples.A$2:$samples.A$855];1;0)" office:value-type="string" office:string-value="J360" calcext:value-type="string">
            <text:p>J360</text:p>
          </table:table-cell>
          <table:table-cell table:formula="of:=[.C463]=[.B4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60-NextRAD</text:p>
          </table:table-cell>
          <table:table-cell office:value-type="string" calcext:value-type="string">
            <text:p>J360</text:p>
          </table:table-cell>
          <table:table-cell table:formula="of:=VLOOKUP([.B464];[$samples.A$2:$samples.A$855];1;0)" office:value-type="string" office:string-value="J360" calcext:value-type="string">
            <text:p>J360</text:p>
          </table:table-cell>
          <table:table-cell table:formula="of:=[.C464]=[.B4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i</text:p>
          </table:table-cell>
          <table:table-cell table:formula="of:=VLOOKUP([.B465];[$samples.A$2:$samples.A$855];1;0)" office:value-type="string" office:string-value="J359i" calcext:value-type="string">
            <text:p>J359i</text:p>
          </table:table-cell>
          <table:table-cell table:formula="of:=[.C465]=[.B4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h</text:p>
          </table:table-cell>
          <table:table-cell table:formula="of:=VLOOKUP([.B466];[$samples.A$2:$samples.A$855];1;0)" office:value-type="string" office:string-value="J359h" calcext:value-type="string">
            <text:p>J359h</text:p>
          </table:table-cell>
          <table:table-cell table:formula="of:=[.C466]=[.B4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g</text:p>
          </table:table-cell>
          <table:table-cell table:formula="of:=VLOOKUP([.B467];[$samples.A$2:$samples.A$855];1;0)" office:value-type="string" office:string-value="J359g" calcext:value-type="string">
            <text:p>J359g</text:p>
          </table:table-cell>
          <table:table-cell table:formula="of:=[.C467]=[.B46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e</text:p>
          </table:table-cell>
          <table:table-cell table:formula="of:=VLOOKUP([.B468];[$samples.A$2:$samples.A$855];1;0)" office:value-type="string" office:string-value="J359e" calcext:value-type="string">
            <text:p>J359e</text:p>
          </table:table-cell>
          <table:table-cell table:formula="of:=[.C468]=[.B4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d</text:p>
          </table:table-cell>
          <table:table-cell table:formula="of:=VLOOKUP([.B469];[$samples.A$2:$samples.A$855];1;0)" office:value-type="string" office:string-value="J359d" calcext:value-type="string">
            <text:p>J359d</text:p>
          </table:table-cell>
          <table:table-cell table:formula="of:=[.C469]=[.B4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c</text:p>
          </table:table-cell>
          <table:table-cell table:formula="of:=VLOOKUP([.B470];[$samples.A$2:$samples.A$855];1;0)" office:value-type="string" office:string-value="J359c" calcext:value-type="string">
            <text:p>J359c</text:p>
          </table:table-cell>
          <table:table-cell table:formula="of:=[.C470]=[.B47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b</text:p>
          </table:table-cell>
          <table:table-cell table:formula="of:=VLOOKUP([.B471];[$samples.A$2:$samples.A$855];1;0)" office:value-type="string" office:string-value="J359b" calcext:value-type="string">
            <text:p>J359b</text:p>
          </table:table-cell>
          <table:table-cell table:formula="of:=[.C471]=[.B47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a</text:p>
          </table:table-cell>
          <table:table-cell table:formula="of:=VLOOKUP([.B472];[$samples.A$2:$samples.A$855];1;0)" office:value-type="string" office:string-value="J359a" calcext:value-type="string">
            <text:p>J359a</text:p>
          </table:table-cell>
          <table:table-cell table:formula="of:=[.C472]=[.B4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9</text:p>
          </table:table-cell>
          <table:table-cell table:formula="of:=VLOOKUP([.B473];[$samples.A$2:$samples.A$855];1;0)" office:value-type="string" office:string-value="J359" calcext:value-type="string">
            <text:p>J359</text:p>
          </table:table-cell>
          <table:table-cell table:formula="of:=[.C473]=[.B4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9-WGS</text:p>
          </table:table-cell>
          <table:table-cell office:value-type="string" calcext:value-type="string">
            <text:p>J359</text:p>
          </table:table-cell>
          <table:table-cell table:formula="of:=VLOOKUP([.B474];[$samples.A$2:$samples.A$855];1;0)" office:value-type="string" office:string-value="J359" calcext:value-type="string">
            <text:p>J359</text:p>
          </table:table-cell>
          <table:table-cell table:formula="of:=[.C474]=[.B4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9-NextRAD</text:p>
          </table:table-cell>
          <table:table-cell office:value-type="string" calcext:value-type="string">
            <text:p>J359</text:p>
          </table:table-cell>
          <table:table-cell table:formula="of:=VLOOKUP([.B475];[$samples.A$2:$samples.A$855];1;0)" office:value-type="string" office:string-value="J359" calcext:value-type="string">
            <text:p>J359</text:p>
          </table:table-cell>
          <table:table-cell table:formula="of:=[.C475]=[.B4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8</text:p>
          </table:table-cell>
          <table:table-cell table:formula="of:=VLOOKUP([.B476];[$samples.A$2:$samples.A$855];1;0)" office:value-type="string" office:string-value="J358" calcext:value-type="string">
            <text:p>J358</text:p>
          </table:table-cell>
          <table:table-cell table:formula="of:=[.C476]=[.B4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8-WGS</text:p>
          </table:table-cell>
          <table:table-cell office:value-type="string" calcext:value-type="string">
            <text:p>J358</text:p>
          </table:table-cell>
          <table:table-cell table:formula="of:=VLOOKUP([.B477];[$samples.A$2:$samples.A$855];1;0)" office:value-type="string" office:string-value="J358" calcext:value-type="string">
            <text:p>J358</text:p>
          </table:table-cell>
          <table:table-cell table:formula="of:=[.C477]=[.B4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8-NextRAD</text:p>
          </table:table-cell>
          <table:table-cell office:value-type="string" calcext:value-type="string">
            <text:p>J358</text:p>
          </table:table-cell>
          <table:table-cell table:formula="of:=VLOOKUP([.B478];[$samples.A$2:$samples.A$855];1;0)" office:value-type="string" office:string-value="J358" calcext:value-type="string">
            <text:p>J358</text:p>
          </table:table-cell>
          <table:table-cell table:formula="of:=[.C478]=[.B4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7</text:p>
          </table:table-cell>
          <table:table-cell table:formula="of:=VLOOKUP([.B479];[$samples.A$2:$samples.A$855];1;0)" office:value-type="string" office:string-value="J357" calcext:value-type="string">
            <text:p>J357</text:p>
          </table:table-cell>
          <table:table-cell table:formula="of:=[.C479]=[.B4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7-WGS</text:p>
          </table:table-cell>
          <table:table-cell office:value-type="string" calcext:value-type="string">
            <text:p>J357</text:p>
          </table:table-cell>
          <table:table-cell table:formula="of:=VLOOKUP([.B480];[$samples.A$2:$samples.A$855];1;0)" office:value-type="string" office:string-value="J357" calcext:value-type="string">
            <text:p>J357</text:p>
          </table:table-cell>
          <table:table-cell table:formula="of:=[.C480]=[.B4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7-NextRAD</text:p>
          </table:table-cell>
          <table:table-cell office:value-type="string" calcext:value-type="string">
            <text:p>J357</text:p>
          </table:table-cell>
          <table:table-cell table:formula="of:=VLOOKUP([.B481];[$samples.A$2:$samples.A$855];1;0)" office:value-type="string" office:string-value="J357" calcext:value-type="string">
            <text:p>J357</text:p>
          </table:table-cell>
          <table:table-cell table:formula="of:=[.C481]=[.B48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g</text:p>
          </table:table-cell>
          <table:table-cell table:formula="of:=VLOOKUP([.B482];[$samples.A$2:$samples.A$855];1;0)" office:value-type="string" office:string-value="J355g" calcext:value-type="string">
            <text:p>J355g</text:p>
          </table:table-cell>
          <table:table-cell table:formula="of:=[.C482]=[.B4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f</text:p>
          </table:table-cell>
          <table:table-cell table:formula="of:=VLOOKUP([.B483];[$samples.A$2:$samples.A$855];1;0)" office:value-type="string" office:string-value="J355f" calcext:value-type="string">
            <text:p>J355f</text:p>
          </table:table-cell>
          <table:table-cell table:formula="of:=[.C483]=[.B48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e</text:p>
          </table:table-cell>
          <table:table-cell table:formula="of:=VLOOKUP([.B484];[$samples.A$2:$samples.A$855];1;0)" office:value-type="string" office:string-value="J355e" calcext:value-type="string">
            <text:p>J355e</text:p>
          </table:table-cell>
          <table:table-cell table:formula="of:=[.C484]=[.B48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d</text:p>
          </table:table-cell>
          <table:table-cell table:formula="of:=VLOOKUP([.B485];[$samples.A$2:$samples.A$855];1;0)" office:value-type="string" office:string-value="J355d" calcext:value-type="string">
            <text:p>J355d</text:p>
          </table:table-cell>
          <table:table-cell table:formula="of:=[.C485]=[.B4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c</text:p>
          </table:table-cell>
          <table:table-cell table:formula="of:=VLOOKUP([.B486];[$samples.A$2:$samples.A$855];1;0)" office:value-type="string" office:string-value="J355c" calcext:value-type="string">
            <text:p>J355c</text:p>
          </table:table-cell>
          <table:table-cell table:formula="of:=[.C486]=[.B48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b</text:p>
          </table:table-cell>
          <table:table-cell table:formula="of:=VLOOKUP([.B487];[$samples.A$2:$samples.A$855];1;0)" office:value-type="string" office:string-value="J355b" calcext:value-type="string">
            <text:p>J355b</text:p>
          </table:table-cell>
          <table:table-cell table:formula="of:=[.C487]=[.B4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b-WGS</text:p>
          </table:table-cell>
          <table:table-cell office:value-type="string" calcext:value-type="string">
            <text:p>J355b</text:p>
          </table:table-cell>
          <table:table-cell table:formula="of:=VLOOKUP([.B488];[$samples.A$2:$samples.A$855];1;0)" office:value-type="string" office:string-value="J355b" calcext:value-type="string">
            <text:p>J355b</text:p>
          </table:table-cell>
          <table:table-cell table:formula="of:=[.C488]=[.B4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b-NextRAD</text:p>
          </table:table-cell>
          <table:table-cell office:value-type="string" calcext:value-type="string">
            <text:p>J355b</text:p>
          </table:table-cell>
          <table:table-cell table:formula="of:=VLOOKUP([.B489];[$samples.A$2:$samples.A$855];1;0)" office:value-type="string" office:string-value="J355b" calcext:value-type="string">
            <text:p>J355b</text:p>
          </table:table-cell>
          <table:table-cell table:formula="of:=[.C489]=[.B48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a</text:p>
          </table:table-cell>
          <table:table-cell table:formula="of:=VLOOKUP([.B490];[$samples.A$2:$samples.A$855];1;0)" office:value-type="string" office:string-value="J355a" calcext:value-type="string">
            <text:p>J355a</text:p>
          </table:table-cell>
          <table:table-cell table:formula="of:=[.C490]=[.B49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5</text:p>
          </table:table-cell>
          <table:table-cell table:formula="of:=VLOOKUP([.B491];[$samples.A$2:$samples.A$855];1;0)" office:value-type="string" office:string-value="J355" calcext:value-type="string">
            <text:p>J355</text:p>
          </table:table-cell>
          <table:table-cell table:formula="of:=[.C491]=[.B4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-WGS</text:p>
          </table:table-cell>
          <table:table-cell office:value-type="string" calcext:value-type="string">
            <text:p>J355</text:p>
          </table:table-cell>
          <table:table-cell table:formula="of:=VLOOKUP([.B492];[$samples.A$2:$samples.A$855];1;0)" office:value-type="string" office:string-value="J355" calcext:value-type="string">
            <text:p>J355</text:p>
          </table:table-cell>
          <table:table-cell table:formula="of:=[.C492]=[.B4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5-NextRAD</text:p>
          </table:table-cell>
          <table:table-cell office:value-type="string" calcext:value-type="string">
            <text:p>J355</text:p>
          </table:table-cell>
          <table:table-cell table:formula="of:=VLOOKUP([.B493];[$samples.A$2:$samples.A$855];1;0)" office:value-type="string" office:string-value="J355" calcext:value-type="string">
            <text:p>J355</text:p>
          </table:table-cell>
          <table:table-cell table:formula="of:=[.C493]=[.B49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4</text:p>
          </table:table-cell>
          <table:table-cell table:formula="of:=VLOOKUP([.B494];[$samples.A$2:$samples.A$855];1;0)" office:value-type="string" office:string-value="J354" calcext:value-type="string">
            <text:p>J354</text:p>
          </table:table-cell>
          <table:table-cell table:formula="of:=[.C494]=[.B4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4-WGS</text:p>
          </table:table-cell>
          <table:table-cell office:value-type="string" calcext:value-type="string">
            <text:p>J354</text:p>
          </table:table-cell>
          <table:table-cell table:formula="of:=VLOOKUP([.B495];[$samples.A$2:$samples.A$855];1;0)" office:value-type="string" office:string-value="J354" calcext:value-type="string">
            <text:p>J354</text:p>
          </table:table-cell>
          <table:table-cell table:formula="of:=[.C495]=[.B4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4-NextRAD</text:p>
          </table:table-cell>
          <table:table-cell office:value-type="string" calcext:value-type="string">
            <text:p>J354</text:p>
          </table:table-cell>
          <table:table-cell table:formula="of:=VLOOKUP([.B496];[$samples.A$2:$samples.A$855];1;0)" office:value-type="string" office:string-value="J354" calcext:value-type="string">
            <text:p>J354</text:p>
          </table:table-cell>
          <table:table-cell table:formula="of:=[.C496]=[.B49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3</text:p>
          </table:table-cell>
          <table:table-cell table:formula="of:=VLOOKUP([.B497];[$samples.A$2:$samples.A$855];1;0)" office:value-type="string" office:string-value="J353" calcext:value-type="string">
            <text:p>J353</text:p>
          </table:table-cell>
          <table:table-cell table:formula="of:=[.C497]=[.B4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3-WGS</text:p>
          </table:table-cell>
          <table:table-cell office:value-type="string" calcext:value-type="string">
            <text:p>J353</text:p>
          </table:table-cell>
          <table:table-cell table:formula="of:=VLOOKUP([.B498];[$samples.A$2:$samples.A$855];1;0)" office:value-type="string" office:string-value="J353" calcext:value-type="string">
            <text:p>J353</text:p>
          </table:table-cell>
          <table:table-cell table:formula="of:=[.C498]=[.B4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3-NextRAD</text:p>
          </table:table-cell>
          <table:table-cell office:value-type="string" calcext:value-type="string">
            <text:p>J353</text:p>
          </table:table-cell>
          <table:table-cell table:formula="of:=VLOOKUP([.B499];[$samples.A$2:$samples.A$855];1;0)" office:value-type="string" office:string-value="J353" calcext:value-type="string">
            <text:p>J353</text:p>
          </table:table-cell>
          <table:table-cell table:formula="of:=[.C499]=[.B49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i</text:p>
          </table:table-cell>
          <table:table-cell table:formula="of:=VLOOKUP([.B500];[$samples.A$2:$samples.A$855];1;0)" office:value-type="string" office:string-value="J352i" calcext:value-type="string">
            <text:p>J352i</text:p>
          </table:table-cell>
          <table:table-cell table:formula="of:=[.C500]=[.B50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h</text:p>
          </table:table-cell>
          <table:table-cell table:formula="of:=VLOOKUP([.B501];[$samples.A$2:$samples.A$855];1;0)" office:value-type="string" office:string-value="J352h" calcext:value-type="string">
            <text:p>J352h</text:p>
          </table:table-cell>
          <table:table-cell table:formula="of:=[.C501]=[.B5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g</text:p>
          </table:table-cell>
          <table:table-cell table:formula="of:=VLOOKUP([.B502];[$samples.A$2:$samples.A$855];1;0)" office:value-type="string" office:string-value="J352g" calcext:value-type="string">
            <text:p>J352g</text:p>
          </table:table-cell>
          <table:table-cell table:formula="of:=[.C502]=[.B50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f</text:p>
          </table:table-cell>
          <table:table-cell table:formula="of:=VLOOKUP([.B503];[$samples.A$2:$samples.A$855];1;0)" office:value-type="string" office:string-value="J352f" calcext:value-type="string">
            <text:p>J352f</text:p>
          </table:table-cell>
          <table:table-cell table:formula="of:=[.C503]=[.B50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e</text:p>
          </table:table-cell>
          <table:table-cell table:formula="of:=VLOOKUP([.B504];[$samples.A$2:$samples.A$855];1;0)" office:value-type="string" office:string-value="J352e" calcext:value-type="string">
            <text:p>J352e</text:p>
          </table:table-cell>
          <table:table-cell table:formula="of:=[.C504]=[.B5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d</text:p>
          </table:table-cell>
          <table:table-cell table:formula="of:=VLOOKUP([.B505];[$samples.A$2:$samples.A$855];1;0)" office:value-type="string" office:string-value="J352d" calcext:value-type="string">
            <text:p>J352d</text:p>
          </table:table-cell>
          <table:table-cell table:formula="of:=[.C505]=[.B50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c</text:p>
          </table:table-cell>
          <table:table-cell table:formula="of:=VLOOKUP([.B506];[$samples.A$2:$samples.A$855];1;0)" office:value-type="string" office:string-value="J352c" calcext:value-type="string">
            <text:p>J352c</text:p>
          </table:table-cell>
          <table:table-cell table:formula="of:=[.C506]=[.B50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b</text:p>
          </table:table-cell>
          <table:table-cell table:formula="of:=VLOOKUP([.B507];[$samples.A$2:$samples.A$855];1;0)" office:value-type="string" office:string-value="J352b" calcext:value-type="string">
            <text:p>J352b</text:p>
          </table:table-cell>
          <table:table-cell table:formula="of:=[.C507]=[.B5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a</text:p>
          </table:table-cell>
          <table:table-cell table:formula="of:=VLOOKUP([.B508];[$samples.A$2:$samples.A$855];1;0)" office:value-type="string" office:string-value="J352a" calcext:value-type="string">
            <text:p>J352a</text:p>
          </table:table-cell>
          <table:table-cell table:formula="of:=[.C508]=[.B50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2</text:p>
          </table:table-cell>
          <table:table-cell table:formula="of:=VLOOKUP([.B509];[$samples.A$2:$samples.A$855];1;0)" office:value-type="string" office:string-value="J352" calcext:value-type="string">
            <text:p>J352</text:p>
          </table:table-cell>
          <table:table-cell table:formula="of:=[.C509]=[.B5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2-WGS</text:p>
          </table:table-cell>
          <table:table-cell office:value-type="string" calcext:value-type="string">
            <text:p>J352</text:p>
          </table:table-cell>
          <table:table-cell table:formula="of:=VLOOKUP([.B510];[$samples.A$2:$samples.A$855];1;0)" office:value-type="string" office:string-value="J352" calcext:value-type="string">
            <text:p>J352</text:p>
          </table:table-cell>
          <table:table-cell table:formula="of:=[.C510]=[.B5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2-NextRAD</text:p>
          </table:table-cell>
          <table:table-cell office:value-type="string" calcext:value-type="string">
            <text:p>J352</text:p>
          </table:table-cell>
          <table:table-cell table:formula="of:=VLOOKUP([.B511];[$samples.A$2:$samples.A$855];1;0)" office:value-type="string" office:string-value="J352" calcext:value-type="string">
            <text:p>J352</text:p>
          </table:table-cell>
          <table:table-cell table:formula="of:=[.C511]=[.B5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_plus</text:p>
          </table:table-cell>
          <table:table-cell office:value-type="string" calcext:value-type="string">
            <text:p>J351</text:p>
          </table:table-cell>
          <table:table-cell table:formula="of:=VLOOKUP([.B512];[$samples.A$2:$samples.A$855];1;0)" office:value-type="string" office:string-value="J351" calcext:value-type="string">
            <text:p>J351</text:p>
          </table:table-cell>
          <table:table-cell table:formula="of:=[.C512]=[.B51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1</text:p>
          </table:table-cell>
          <table:table-cell table:formula="of:=VLOOKUP([.B513];[$samples.A$2:$samples.A$855];1;0)" office:value-type="string" office:string-value="J351" calcext:value-type="string">
            <text:p>J351</text:p>
          </table:table-cell>
          <table:table-cell table:formula="of:=[.C513]=[.B5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WGS</text:p>
          </table:table-cell>
          <table:table-cell office:value-type="string" calcext:value-type="string">
            <text:p>J351</text:p>
          </table:table-cell>
          <table:table-cell table:formula="of:=VLOOKUP([.B514];[$samples.A$2:$samples.A$855];1;0)" office:value-type="string" office:string-value="J351" calcext:value-type="string">
            <text:p>J351</text:p>
          </table:table-cell>
          <table:table-cell table:formula="of:=[.C514]=[.B5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plus-WGS</text:p>
          </table:table-cell>
          <table:table-cell office:value-type="string" calcext:value-type="string">
            <text:p>J351</text:p>
          </table:table-cell>
          <table:table-cell table:formula="of:=VLOOKUP([.B515];[$samples.A$2:$samples.A$855];1;0)" office:value-type="string" office:string-value="J351" calcext:value-type="string">
            <text:p>J351</text:p>
          </table:table-cell>
          <table:table-cell table:formula="of:=[.C515]=[.B5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plus-NextRAD</text:p>
          </table:table-cell>
          <table:table-cell office:value-type="string" calcext:value-type="string">
            <text:p>J351</text:p>
          </table:table-cell>
          <table:table-cell table:formula="of:=VLOOKUP([.B516];[$samples.A$2:$samples.A$855];1;0)" office:value-type="string" office:string-value="J351" calcext:value-type="string">
            <text:p>J351</text:p>
          </table:table-cell>
          <table:table-cell table:formula="of:=[.C516]=[.B5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1-NextRAD</text:p>
          </table:table-cell>
          <table:table-cell office:value-type="string" calcext:value-type="string">
            <text:p>J351</text:p>
          </table:table-cell>
          <table:table-cell table:formula="of:=VLOOKUP([.B517];[$samples.A$2:$samples.A$855];1;0)" office:value-type="string" office:string-value="J351" calcext:value-type="string">
            <text:p>J351</text:p>
          </table:table-cell>
          <table:table-cell table:formula="of:=[.C517]=[.B51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i</text:p>
          </table:table-cell>
          <table:table-cell table:formula="of:=VLOOKUP([.B518];[$samples.A$2:$samples.A$855];1;0)" office:value-type="string" office:string-value="J350i" calcext:value-type="string">
            <text:p>J350i</text:p>
          </table:table-cell>
          <table:table-cell table:formula="of:=[.C518]=[.B51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h</text:p>
          </table:table-cell>
          <table:table-cell table:formula="of:=VLOOKUP([.B519];[$samples.A$2:$samples.A$855];1;0)" office:value-type="string" office:string-value="J350h" calcext:value-type="string">
            <text:p>J350h</text:p>
          </table:table-cell>
          <table:table-cell table:formula="of:=[.C519]=[.B5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g</text:p>
          </table:table-cell>
          <table:table-cell table:formula="of:=VLOOKUP([.B520];[$samples.A$2:$samples.A$855];1;0)" office:value-type="string" office:string-value="J350g" calcext:value-type="string">
            <text:p>J350g</text:p>
          </table:table-cell>
          <table:table-cell table:formula="of:=[.C520]=[.B52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f</text:p>
          </table:table-cell>
          <table:table-cell table:formula="of:=VLOOKUP([.B521];[$samples.A$2:$samples.A$855];1;0)" office:value-type="string" office:string-value="J350f" calcext:value-type="string">
            <text:p>J350f</text:p>
          </table:table-cell>
          <table:table-cell table:formula="of:=[.C521]=[.B52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e</text:p>
          </table:table-cell>
          <table:table-cell table:formula="of:=VLOOKUP([.B522];[$samples.A$2:$samples.A$855];1;0)" office:value-type="string" office:string-value="J350e" calcext:value-type="string">
            <text:p>J350e</text:p>
          </table:table-cell>
          <table:table-cell table:formula="of:=[.C522]=[.B5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d</text:p>
          </table:table-cell>
          <table:table-cell table:formula="of:=VLOOKUP([.B523];[$samples.A$2:$samples.A$855];1;0)" office:value-type="string" office:string-value="J350d" calcext:value-type="string">
            <text:p>J350d</text:p>
          </table:table-cell>
          <table:table-cell table:formula="of:=[.C523]=[.B52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c</text:p>
          </table:table-cell>
          <table:table-cell table:formula="of:=VLOOKUP([.B524];[$samples.A$2:$samples.A$855];1;0)" office:value-type="string" office:string-value="J350c" calcext:value-type="string">
            <text:p>J350c</text:p>
          </table:table-cell>
          <table:table-cell table:formula="of:=[.C524]=[.B52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b</text:p>
          </table:table-cell>
          <table:table-cell table:formula="of:=VLOOKUP([.B525];[$samples.A$2:$samples.A$855];1;0)" office:value-type="string" office:string-value="J350b" calcext:value-type="string">
            <text:p>J350b</text:p>
          </table:table-cell>
          <table:table-cell table:formula="of:=[.C525]=[.B5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a</text:p>
          </table:table-cell>
          <table:table-cell table:formula="of:=VLOOKUP([.B526];[$samples.A$2:$samples.A$855];1;0)" office:value-type="string" office:string-value="J350a" calcext:value-type="string">
            <text:p>J350a</text:p>
          </table:table-cell>
          <table:table-cell table:formula="of:=[.C526]=[.B52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50</text:p>
          </table:table-cell>
          <table:table-cell table:formula="of:=VLOOKUP([.B527];[$samples.A$2:$samples.A$855];1;0)" office:value-type="string" office:string-value="J350" calcext:value-type="string">
            <text:p>J350</text:p>
          </table:table-cell>
          <table:table-cell table:formula="of:=[.C527]=[.B5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0-WGS</text:p>
          </table:table-cell>
          <table:table-cell office:value-type="string" calcext:value-type="string">
            <text:p>J350</text:p>
          </table:table-cell>
          <table:table-cell table:formula="of:=VLOOKUP([.B528];[$samples.A$2:$samples.A$855];1;0)" office:value-type="string" office:string-value="J350" calcext:value-type="string">
            <text:p>J350</text:p>
          </table:table-cell>
          <table:table-cell table:formula="of:=[.C528]=[.B5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50-NextRAD</text:p>
          </table:table-cell>
          <table:table-cell office:value-type="string" calcext:value-type="string">
            <text:p>J350</text:p>
          </table:table-cell>
          <table:table-cell table:formula="of:=VLOOKUP([.B529];[$samples.A$2:$samples.A$855];1;0)" office:value-type="string" office:string-value="J350" calcext:value-type="string">
            <text:p>J350</text:p>
          </table:table-cell>
          <table:table-cell table:formula="of:=[.C529]=[.B52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i</text:p>
          </table:table-cell>
          <table:table-cell table:formula="of:=VLOOKUP([.B530];[$samples.A$2:$samples.A$855];1;0)" office:value-type="string" office:string-value="J349i" calcext:value-type="string">
            <text:p>J349i</text:p>
          </table:table-cell>
          <table:table-cell table:formula="of:=[.C530]=[.B53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h</text:p>
          </table:table-cell>
          <table:table-cell table:formula="of:=VLOOKUP([.B531];[$samples.A$2:$samples.A$855];1;0)" office:value-type="string" office:string-value="J349h" calcext:value-type="string">
            <text:p>J349h</text:p>
          </table:table-cell>
          <table:table-cell table:formula="of:=[.C531]=[.B5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g</text:p>
          </table:table-cell>
          <table:table-cell table:formula="of:=VLOOKUP([.B532];[$samples.A$2:$samples.A$855];1;0)" office:value-type="string" office:string-value="J349g" calcext:value-type="string">
            <text:p>J349g</text:p>
          </table:table-cell>
          <table:table-cell table:formula="of:=[.C532]=[.B53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f</text:p>
          </table:table-cell>
          <table:table-cell table:formula="of:=VLOOKUP([.B533];[$samples.A$2:$samples.A$855];1;0)" office:value-type="string" office:string-value="J349f" calcext:value-type="string">
            <text:p>J349f</text:p>
          </table:table-cell>
          <table:table-cell table:formula="of:=[.C533]=[.B53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e</text:p>
          </table:table-cell>
          <table:table-cell table:formula="of:=VLOOKUP([.B534];[$samples.A$2:$samples.A$855];1;0)" office:value-type="string" office:string-value="J349e" calcext:value-type="string">
            <text:p>J349e</text:p>
          </table:table-cell>
          <table:table-cell table:formula="of:=[.C534]=[.B5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d</text:p>
          </table:table-cell>
          <table:table-cell table:formula="of:=VLOOKUP([.B535];[$samples.A$2:$samples.A$855];1;0)" office:value-type="string" office:string-value="J349d" calcext:value-type="string">
            <text:p>J349d</text:p>
          </table:table-cell>
          <table:table-cell table:formula="of:=[.C535]=[.B53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b</text:p>
          </table:table-cell>
          <table:table-cell table:formula="of:=VLOOKUP([.B536];[$samples.A$2:$samples.A$855];1;0)" office:value-type="string" office:string-value="J349b" calcext:value-type="string">
            <text:p>J349b</text:p>
          </table:table-cell>
          <table:table-cell table:formula="of:=[.C536]=[.B53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a</text:p>
          </table:table-cell>
          <table:table-cell table:formula="of:=VLOOKUP([.B537];[$samples.A$2:$samples.A$855];1;0)" office:value-type="string" office:string-value="J349a" calcext:value-type="string">
            <text:p>J349a</text:p>
          </table:table-cell>
          <table:table-cell table:formula="of:=[.C537]=[.B5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9</text:p>
          </table:table-cell>
          <table:table-cell table:formula="of:=VLOOKUP([.B538];[$samples.A$2:$samples.A$855];1;0)" office:value-type="string" office:string-value="J349" calcext:value-type="string">
            <text:p>J349</text:p>
          </table:table-cell>
          <table:table-cell table:formula="of:=[.C538]=[.B5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9-WGS</text:p>
          </table:table-cell>
          <table:table-cell office:value-type="string" calcext:value-type="string">
            <text:p>J349</text:p>
          </table:table-cell>
          <table:table-cell table:formula="of:=VLOOKUP([.B539];[$samples.A$2:$samples.A$855];1;0)" office:value-type="string" office:string-value="J349" calcext:value-type="string">
            <text:p>J349</text:p>
          </table:table-cell>
          <table:table-cell table:formula="of:=[.C539]=[.B5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9-NextRAD</text:p>
          </table:table-cell>
          <table:table-cell office:value-type="string" calcext:value-type="string">
            <text:p>J349</text:p>
          </table:table-cell>
          <table:table-cell table:formula="of:=VLOOKUP([.B540];[$samples.A$2:$samples.A$855];1;0)" office:value-type="string" office:string-value="J349" calcext:value-type="string">
            <text:p>J349</text:p>
          </table:table-cell>
          <table:table-cell table:formula="of:=[.C540]=[.B5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8</text:p>
          </table:table-cell>
          <table:table-cell table:formula="of:=VLOOKUP([.B541];[$samples.A$2:$samples.A$855];1;0)" office:value-type="string" office:string-value="J348" calcext:value-type="string">
            <text:p>J348</text:p>
          </table:table-cell>
          <table:table-cell table:formula="of:=[.C541]=[.B5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8-WGS</text:p>
          </table:table-cell>
          <table:table-cell office:value-type="string" calcext:value-type="string">
            <text:p>J348</text:p>
          </table:table-cell>
          <table:table-cell table:formula="of:=VLOOKUP([.B542];[$samples.A$2:$samples.A$855];1;0)" office:value-type="string" office:string-value="J348" calcext:value-type="string">
            <text:p>J348</text:p>
          </table:table-cell>
          <table:table-cell table:formula="of:=[.C542]=[.B5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8-NextRAD</text:p>
          </table:table-cell>
          <table:table-cell office:value-type="string" calcext:value-type="string">
            <text:p>J348</text:p>
          </table:table-cell>
          <table:table-cell table:formula="of:=VLOOKUP([.B543];[$samples.A$2:$samples.A$855];1;0)" office:value-type="string" office:string-value="J348" calcext:value-type="string">
            <text:p>J348</text:p>
          </table:table-cell>
          <table:table-cell table:formula="of:=[.C543]=[.B5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7</text:p>
          </table:table-cell>
          <table:table-cell table:formula="of:=VLOOKUP([.B544];[$samples.A$2:$samples.A$855];1;0)" office:value-type="string" office:string-value="J347" calcext:value-type="string">
            <text:p>J347</text:p>
          </table:table-cell>
          <table:table-cell table:formula="of:=[.C544]=[.B5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7-WGS</text:p>
          </table:table-cell>
          <table:table-cell office:value-type="string" calcext:value-type="string">
            <text:p>J347</text:p>
          </table:table-cell>
          <table:table-cell table:formula="of:=VLOOKUP([.B545];[$samples.A$2:$samples.A$855];1;0)" office:value-type="string" office:string-value="J347" calcext:value-type="string">
            <text:p>J347</text:p>
          </table:table-cell>
          <table:table-cell table:formula="of:=[.C545]=[.B5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7-NextRAD</text:p>
          </table:table-cell>
          <table:table-cell office:value-type="string" calcext:value-type="string">
            <text:p>J347</text:p>
          </table:table-cell>
          <table:table-cell table:formula="of:=VLOOKUP([.B546];[$samples.A$2:$samples.A$855];1;0)" office:value-type="string" office:string-value="J347" calcext:value-type="string">
            <text:p>J347</text:p>
          </table:table-cell>
          <table:table-cell table:formula="of:=[.C546]=[.B5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6</text:p>
          </table:table-cell>
          <table:table-cell table:formula="of:=VLOOKUP([.B547];[$samples.A$2:$samples.A$855];1;0)" office:value-type="string" office:string-value="J346" calcext:value-type="string">
            <text:p>J346</text:p>
          </table:table-cell>
          <table:table-cell table:formula="of:=[.C547]=[.B5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6-WGS</text:p>
          </table:table-cell>
          <table:table-cell office:value-type="string" calcext:value-type="string">
            <text:p>J346</text:p>
          </table:table-cell>
          <table:table-cell table:formula="of:=VLOOKUP([.B548];[$samples.A$2:$samples.A$855];1;0)" office:value-type="string" office:string-value="J346" calcext:value-type="string">
            <text:p>J346</text:p>
          </table:table-cell>
          <table:table-cell table:formula="of:=[.C548]=[.B5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6-NextRAD</text:p>
          </table:table-cell>
          <table:table-cell office:value-type="string" calcext:value-type="string">
            <text:p>J346</text:p>
          </table:table-cell>
          <table:table-cell table:formula="of:=VLOOKUP([.B549];[$samples.A$2:$samples.A$855];1;0)" office:value-type="string" office:string-value="J346" calcext:value-type="string">
            <text:p>J346</text:p>
          </table:table-cell>
          <table:table-cell table:formula="of:=[.C549]=[.B54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d</text:p>
          </table:table-cell>
          <table:table-cell table:formula="of:=VLOOKUP([.B550];[$samples.A$2:$samples.A$855];1;0)" office:value-type="string" office:string-value="J345d" calcext:value-type="string">
            <text:p>J345d</text:p>
          </table:table-cell>
          <table:table-cell table:formula="of:=[.C550]=[.B5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a</text:p>
          </table:table-cell>
          <table:table-cell table:formula="of:=VLOOKUP([.B551];[$samples.A$2:$samples.A$855];1;0)" office:value-type="string" office:string-value="J345a" calcext:value-type="string">
            <text:p>J345a</text:p>
          </table:table-cell>
          <table:table-cell table:formula="of:=[.C551]=[.B55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5</text:p>
          </table:table-cell>
          <table:table-cell table:formula="of:=VLOOKUP([.B552];[$samples.A$2:$samples.A$855];1;0)" office:value-type="string" office:string-value="J345" calcext:value-type="string">
            <text:p>J345</text:p>
          </table:table-cell>
          <table:table-cell table:formula="of:=[.C552]=[.B5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plus-WGS</text:p>
          </table:table-cell>
          <table:table-cell office:value-type="string" calcext:value-type="string">
            <text:p>J345</text:p>
          </table:table-cell>
          <table:table-cell table:formula="of:=VLOOKUP([.B553];[$samples.A$2:$samples.A$855];1;0)" office:value-type="string" office:string-value="J345" calcext:value-type="string">
            <text:p>J345</text:p>
          </table:table-cell>
          <table:table-cell table:formula="of:=[.C553]=[.B5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WGS</text:p>
          </table:table-cell>
          <table:table-cell office:value-type="string" calcext:value-type="string">
            <text:p>J345</text:p>
          </table:table-cell>
          <table:table-cell table:formula="of:=VLOOKUP([.B554];[$samples.A$2:$samples.A$855];1;0)" office:value-type="string" office:string-value="J345" calcext:value-type="string">
            <text:p>J345</text:p>
          </table:table-cell>
          <table:table-cell table:formula="of:=[.C554]=[.B5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plus-NextRAD</text:p>
          </table:table-cell>
          <table:table-cell office:value-type="string" calcext:value-type="string">
            <text:p>J345</text:p>
          </table:table-cell>
          <table:table-cell table:formula="of:=VLOOKUP([.B555];[$samples.A$2:$samples.A$855];1;0)" office:value-type="string" office:string-value="J345" calcext:value-type="string">
            <text:p>J345</text:p>
          </table:table-cell>
          <table:table-cell table:formula="of:=[.C555]=[.B5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-NextRAD</text:p>
          </table:table-cell>
          <table:table-cell office:value-type="string" calcext:value-type="string">
            <text:p>J345</text:p>
          </table:table-cell>
          <table:table-cell table:formula="of:=VLOOKUP([.B556];[$samples.A$2:$samples.A$855];1;0)" office:value-type="string" office:string-value="J345" calcext:value-type="string">
            <text:p>J345</text:p>
          </table:table-cell>
          <table:table-cell table:formula="of:=[.C556]=[.B5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5_plus</text:p>
          </table:table-cell>
          <table:table-cell office:value-type="string" calcext:value-type="string">
            <text:p>J345</text:p>
          </table:table-cell>
          <table:table-cell table:formula="of:=VLOOKUP([.B557];[$samples.A$2:$samples.A$855];1;0)" office:value-type="string" office:string-value="J345" calcext:value-type="string">
            <text:p>J345</text:p>
          </table:table-cell>
          <table:table-cell table:formula="of:=[.C557]=[.B5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4</text:p>
          </table:table-cell>
          <table:table-cell table:formula="of:=VLOOKUP([.B558];[$samples.A$2:$samples.A$855];1;0)" office:value-type="string" office:string-value="J344" calcext:value-type="string">
            <text:p>J344</text:p>
          </table:table-cell>
          <table:table-cell table:formula="of:=[.C558]=[.B5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4-WGS</text:p>
          </table:table-cell>
          <table:table-cell office:value-type="string" calcext:value-type="string">
            <text:p>J344</text:p>
          </table:table-cell>
          <table:table-cell table:formula="of:=VLOOKUP([.B559];[$samples.A$2:$samples.A$855];1;0)" office:value-type="string" office:string-value="J344" calcext:value-type="string">
            <text:p>J344</text:p>
          </table:table-cell>
          <table:table-cell table:formula="of:=[.C559]=[.B5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4-NextRAD</text:p>
          </table:table-cell>
          <table:table-cell office:value-type="string" calcext:value-type="string">
            <text:p>J344</text:p>
          </table:table-cell>
          <table:table-cell table:formula="of:=VLOOKUP([.B560];[$samples.A$2:$samples.A$855];1;0)" office:value-type="string" office:string-value="J344" calcext:value-type="string">
            <text:p>J344</text:p>
          </table:table-cell>
          <table:table-cell table:formula="of:=[.C560]=[.B5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3</text:p>
          </table:table-cell>
          <table:table-cell table:formula="of:=VLOOKUP([.B561];[$samples.A$2:$samples.A$855];1;0)" office:value-type="string" office:string-value="J343" calcext:value-type="string">
            <text:p>J343</text:p>
          </table:table-cell>
          <table:table-cell table:formula="of:=[.C561]=[.B5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3-WGS</text:p>
          </table:table-cell>
          <table:table-cell office:value-type="string" calcext:value-type="string">
            <text:p>J343</text:p>
          </table:table-cell>
          <table:table-cell table:formula="of:=VLOOKUP([.B562];[$samples.A$2:$samples.A$855];1;0)" office:value-type="string" office:string-value="J343" calcext:value-type="string">
            <text:p>J343</text:p>
          </table:table-cell>
          <table:table-cell table:formula="of:=[.C562]=[.B5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3-NextRAD</text:p>
          </table:table-cell>
          <table:table-cell office:value-type="string" calcext:value-type="string">
            <text:p>J343</text:p>
          </table:table-cell>
          <table:table-cell table:formula="of:=VLOOKUP([.B563];[$samples.A$2:$samples.A$855];1;0)" office:value-type="string" office:string-value="J343" calcext:value-type="string">
            <text:p>J343</text:p>
          </table:table-cell>
          <table:table-cell table:formula="of:=[.C563]=[.B56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d</text:p>
          </table:table-cell>
          <table:table-cell table:formula="of:=VLOOKUP([.B564];[$samples.A$2:$samples.A$855];1;0)" office:value-type="string" office:string-value="J342d" calcext:value-type="string">
            <text:p>J342d</text:p>
          </table:table-cell>
          <table:table-cell table:formula="of:=[.C564]=[.B5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c</text:p>
          </table:table-cell>
          <table:table-cell table:formula="of:=VLOOKUP([.B565];[$samples.A$2:$samples.A$855];1;0)" office:value-type="string" office:string-value="J342c" calcext:value-type="string">
            <text:p>J342c</text:p>
          </table:table-cell>
          <table:table-cell table:formula="of:=[.C565]=[.B5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b</text:p>
          </table:table-cell>
          <table:table-cell table:formula="of:=VLOOKUP([.B566];[$samples.A$2:$samples.A$855];1;0)" office:value-type="string" office:string-value="J342b" calcext:value-type="string">
            <text:p>J342b</text:p>
          </table:table-cell>
          <table:table-cell table:formula="of:=[.C566]=[.B56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a</text:p>
          </table:table-cell>
          <table:table-cell table:formula="of:=VLOOKUP([.B567];[$samples.A$2:$samples.A$855];1;0)" office:value-type="string" office:string-value="J342a" calcext:value-type="string">
            <text:p>J342a</text:p>
          </table:table-cell>
          <table:table-cell table:formula="of:=[.C567]=[.B5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a-rep</text:p>
          </table:table-cell>
          <table:table-cell office:value-type="string" calcext:value-type="string">
            <text:p>J342a</text:p>
          </table:table-cell>
          <table:table-cell table:formula="of:=VLOOKUP([.B568];[$samples.A$2:$samples.A$855];1;0)" office:value-type="string" office:string-value="J342a" calcext:value-type="string">
            <text:p>J342a</text:p>
          </table:table-cell>
          <table:table-cell table:formula="of:=[.C568]=[.B5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arep</text:p>
          </table:table-cell>
          <table:table-cell office:value-type="string" calcext:value-type="string">
            <text:p>J342a</text:p>
          </table:table-cell>
          <table:table-cell table:formula="of:=VLOOKUP([.B569];[$samples.A$2:$samples.A$855];1;0)" office:value-type="string" office:string-value="J342a" calcext:value-type="string">
            <text:p>J342a</text:p>
          </table:table-cell>
          <table:table-cell table:formula="of:=[.C569]=[.B56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2</text:p>
          </table:table-cell>
          <table:table-cell table:formula="of:=VLOOKUP([.B570];[$samples.A$2:$samples.A$855];1;0)" office:value-type="string" office:string-value="J342" calcext:value-type="string">
            <text:p>J342</text:p>
          </table:table-cell>
          <table:table-cell table:formula="of:=[.C570]=[.B5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-WGS</text:p>
          </table:table-cell>
          <table:table-cell office:value-type="string" calcext:value-type="string">
            <text:p>J342</text:p>
          </table:table-cell>
          <table:table-cell table:formula="of:=VLOOKUP([.B571];[$samples.A$2:$samples.A$855];1;0)" office:value-type="string" office:string-value="J342" calcext:value-type="string">
            <text:p>J342</text:p>
          </table:table-cell>
          <table:table-cell table:formula="of:=[.C571]=[.B5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2-NextRAD</text:p>
          </table:table-cell>
          <table:table-cell office:value-type="string" calcext:value-type="string">
            <text:p>J342</text:p>
          </table:table-cell>
          <table:table-cell table:formula="of:=VLOOKUP([.B572];[$samples.A$2:$samples.A$855];1;0)" office:value-type="string" office:string-value="J342" calcext:value-type="string">
            <text:p>J342</text:p>
          </table:table-cell>
          <table:table-cell table:formula="of:=[.C572]=[.B5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d</text:p>
          </table:table-cell>
          <table:table-cell table:formula="of:=VLOOKUP([.B573];[$samples.A$2:$samples.A$855];1;0)" office:value-type="string" office:string-value="J341d" calcext:value-type="string">
            <text:p>J341d</text:p>
          </table:table-cell>
          <table:table-cell table:formula="of:=[.C573]=[.B57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c</text:p>
          </table:table-cell>
          <table:table-cell table:formula="of:=VLOOKUP([.B574];[$samples.A$2:$samples.A$855];1;0)" office:value-type="string" office:string-value="J341c" calcext:value-type="string">
            <text:p>J341c</text:p>
          </table:table-cell>
          <table:table-cell table:formula="of:=[.C574]=[.B5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b</text:p>
          </table:table-cell>
          <table:table-cell table:formula="of:=VLOOKUP([.B575];[$samples.A$2:$samples.A$855];1;0)" office:value-type="string" office:string-value="J341b" calcext:value-type="string">
            <text:p>J341b</text:p>
          </table:table-cell>
          <table:table-cell table:formula="of:=[.C575]=[.B57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a</text:p>
          </table:table-cell>
          <table:table-cell table:formula="of:=VLOOKUP([.B576];[$samples.A$2:$samples.A$855];1;0)" office:value-type="string" office:string-value="J341a" calcext:value-type="string">
            <text:p>J341a</text:p>
          </table:table-cell>
          <table:table-cell table:formula="of:=[.C576]=[.B57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1</text:p>
          </table:table-cell>
          <table:table-cell table:formula="of:=VLOOKUP([.B577];[$samples.A$2:$samples.A$855];1;0)" office:value-type="string" office:string-value="J341" calcext:value-type="string">
            <text:p>J341</text:p>
          </table:table-cell>
          <table:table-cell table:formula="of:=[.C577]=[.B5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1-WGS</text:p>
          </table:table-cell>
          <table:table-cell office:value-type="string" calcext:value-type="string">
            <text:p>J341</text:p>
          </table:table-cell>
          <table:table-cell table:formula="of:=VLOOKUP([.B578];[$samples.A$2:$samples.A$855];1;0)" office:value-type="string" office:string-value="J341" calcext:value-type="string">
            <text:p>J341</text:p>
          </table:table-cell>
          <table:table-cell table:formula="of:=[.C578]=[.B5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1-NextRAD</text:p>
          </table:table-cell>
          <table:table-cell office:value-type="string" calcext:value-type="string">
            <text:p>J341</text:p>
          </table:table-cell>
          <table:table-cell table:formula="of:=VLOOKUP([.B579];[$samples.A$2:$samples.A$855];1;0)" office:value-type="string" office:string-value="J341" calcext:value-type="string">
            <text:p>J341</text:p>
          </table:table-cell>
          <table:table-cell table:formula="of:=[.C579]=[.B57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40</text:p>
          </table:table-cell>
          <table:table-cell table:formula="of:=VLOOKUP([.B580];[$samples.A$2:$samples.A$855];1;0)" office:value-type="string" office:string-value="J340" calcext:value-type="string">
            <text:p>J340</text:p>
          </table:table-cell>
          <table:table-cell table:formula="of:=[.C580]=[.B5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0-WGS</text:p>
          </table:table-cell>
          <table:table-cell office:value-type="string" calcext:value-type="string">
            <text:p>J340</text:p>
          </table:table-cell>
          <table:table-cell table:formula="of:=VLOOKUP([.B581];[$samples.A$2:$samples.A$855];1;0)" office:value-type="string" office:string-value="J340" calcext:value-type="string">
            <text:p>J340</text:p>
          </table:table-cell>
          <table:table-cell table:formula="of:=[.C581]=[.B5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40-NextRAD</text:p>
          </table:table-cell>
          <table:table-cell office:value-type="string" calcext:value-type="string">
            <text:p>J340</text:p>
          </table:table-cell>
          <table:table-cell table:formula="of:=VLOOKUP([.B582];[$samples.A$2:$samples.A$855];1;0)" office:value-type="string" office:string-value="J340" calcext:value-type="string">
            <text:p>J340</text:p>
          </table:table-cell>
          <table:table-cell table:formula="of:=[.C582]=[.B58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9</text:p>
          </table:table-cell>
          <table:table-cell table:formula="of:=VLOOKUP([.B583];[$samples.A$2:$samples.A$855];1;0)" office:value-type="string" office:string-value="J339" calcext:value-type="string">
            <text:p>J339</text:p>
          </table:table-cell>
          <table:table-cell table:formula="of:=[.C583]=[.B5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9-WGS</text:p>
          </table:table-cell>
          <table:table-cell office:value-type="string" calcext:value-type="string">
            <text:p>J339</text:p>
          </table:table-cell>
          <table:table-cell table:formula="of:=VLOOKUP([.B584];[$samples.A$2:$samples.A$855];1;0)" office:value-type="string" office:string-value="J339" calcext:value-type="string">
            <text:p>J339</text:p>
          </table:table-cell>
          <table:table-cell table:formula="of:=[.C584]=[.B5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9-NextRAD</text:p>
          </table:table-cell>
          <table:table-cell office:value-type="string" calcext:value-type="string">
            <text:p>J339</text:p>
          </table:table-cell>
          <table:table-cell table:formula="of:=VLOOKUP([.B585];[$samples.A$2:$samples.A$855];1;0)" office:value-type="string" office:string-value="J339" calcext:value-type="string">
            <text:p>J339</text:p>
          </table:table-cell>
          <table:table-cell table:formula="of:=[.C585]=[.B58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8</text:p>
          </table:table-cell>
          <table:table-cell table:formula="of:=VLOOKUP([.B586];[$samples.A$2:$samples.A$855];1;0)" office:value-type="string" office:string-value="J338" calcext:value-type="string">
            <text:p>J338</text:p>
          </table:table-cell>
          <table:table-cell table:formula="of:=[.C586]=[.B5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8-WGS</text:p>
          </table:table-cell>
          <table:table-cell office:value-type="string" calcext:value-type="string">
            <text:p>J338</text:p>
          </table:table-cell>
          <table:table-cell table:formula="of:=VLOOKUP([.B587];[$samples.A$2:$samples.A$855];1;0)" office:value-type="string" office:string-value="J338" calcext:value-type="string">
            <text:p>J338</text:p>
          </table:table-cell>
          <table:table-cell table:formula="of:=[.C587]=[.B5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8-NextRAD</text:p>
          </table:table-cell>
          <table:table-cell office:value-type="string" calcext:value-type="string">
            <text:p>J338</text:p>
          </table:table-cell>
          <table:table-cell table:formula="of:=VLOOKUP([.B588];[$samples.A$2:$samples.A$855];1;0)" office:value-type="string" office:string-value="J338" calcext:value-type="string">
            <text:p>J338</text:p>
          </table:table-cell>
          <table:table-cell table:formula="of:=[.C588]=[.B58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5</text:p>
          </table:table-cell>
          <table:table-cell table:formula="of:=VLOOKUP([.B589];[$samples.A$2:$samples.A$855];1;0)" office:value-type="string" office:string-value="J335" calcext:value-type="string">
            <text:p>J335</text:p>
          </table:table-cell>
          <table:table-cell table:formula="of:=[.C589]=[.B5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5-WGS</text:p>
          </table:table-cell>
          <table:table-cell office:value-type="string" calcext:value-type="string">
            <text:p>J335</text:p>
          </table:table-cell>
          <table:table-cell table:formula="of:=VLOOKUP([.B590];[$samples.A$2:$samples.A$855];1;0)" office:value-type="string" office:string-value="J335" calcext:value-type="string">
            <text:p>J335</text:p>
          </table:table-cell>
          <table:table-cell table:formula="of:=[.C590]=[.B5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5-NextRAD</text:p>
          </table:table-cell>
          <table:table-cell office:value-type="string" calcext:value-type="string">
            <text:p>J335</text:p>
          </table:table-cell>
          <table:table-cell table:formula="of:=VLOOKUP([.B591];[$samples.A$2:$samples.A$855];1;0)" office:value-type="string" office:string-value="J335" calcext:value-type="string">
            <text:p>J335</text:p>
          </table:table-cell>
          <table:table-cell table:formula="of:=[.C591]=[.B59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4</text:p>
          </table:table-cell>
          <table:table-cell table:formula="of:=VLOOKUP([.B592];[$samples.A$2:$samples.A$855];1;0)" office:value-type="string" office:string-value="J334" calcext:value-type="string">
            <text:p>J334</text:p>
          </table:table-cell>
          <table:table-cell table:formula="of:=[.C592]=[.B5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4-WGS</text:p>
          </table:table-cell>
          <table:table-cell office:value-type="string" calcext:value-type="string">
            <text:p>J334</text:p>
          </table:table-cell>
          <table:table-cell table:formula="of:=VLOOKUP([.B593];[$samples.A$2:$samples.A$855];1;0)" office:value-type="string" office:string-value="J334" calcext:value-type="string">
            <text:p>J334</text:p>
          </table:table-cell>
          <table:table-cell table:formula="of:=[.C593]=[.B5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4-NextRAD</text:p>
          </table:table-cell>
          <table:table-cell office:value-type="string" calcext:value-type="string">
            <text:p>J334</text:p>
          </table:table-cell>
          <table:table-cell table:formula="of:=VLOOKUP([.B594];[$samples.A$2:$samples.A$855];1;0)" office:value-type="string" office:string-value="J334" calcext:value-type="string">
            <text:p>J334</text:p>
          </table:table-cell>
          <table:table-cell table:formula="of:=[.C594]=[.B59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3a</text:p>
          </table:table-cell>
          <table:table-cell table:formula="of:=VLOOKUP([.B595];[$samples.A$2:$samples.A$855];1;0)" office:value-type="string" office:string-value="J333a" calcext:value-type="string">
            <text:p>J333a</text:p>
          </table:table-cell>
          <table:table-cell table:formula="of:=[.C595]=[.B59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3</text:p>
          </table:table-cell>
          <table:table-cell table:formula="of:=VLOOKUP([.B596];[$samples.A$2:$samples.A$855];1;0)" office:value-type="string" office:string-value="J333" calcext:value-type="string">
            <text:p>J333</text:p>
          </table:table-cell>
          <table:table-cell table:formula="of:=[.C596]=[.B5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plus-WGS</text:p>
          </table:table-cell>
          <table:table-cell office:value-type="string" calcext:value-type="string">
            <text:p>J333</text:p>
          </table:table-cell>
          <table:table-cell table:formula="of:=VLOOKUP([.B597];[$samples.A$2:$samples.A$855];1;0)" office:value-type="string" office:string-value="J333" calcext:value-type="string">
            <text:p>J333</text:p>
          </table:table-cell>
          <table:table-cell table:formula="of:=[.C597]=[.B5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WGS</text:p>
          </table:table-cell>
          <table:table-cell office:value-type="string" calcext:value-type="string">
            <text:p>J333</text:p>
          </table:table-cell>
          <table:table-cell table:formula="of:=VLOOKUP([.B598];[$samples.A$2:$samples.A$855];1;0)" office:value-type="string" office:string-value="J333" calcext:value-type="string">
            <text:p>J333</text:p>
          </table:table-cell>
          <table:table-cell table:formula="of:=[.C598]=[.B5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plus-NextRAD</text:p>
          </table:table-cell>
          <table:table-cell office:value-type="string" calcext:value-type="string">
            <text:p>J333</text:p>
          </table:table-cell>
          <table:table-cell table:formula="of:=VLOOKUP([.B599];[$samples.A$2:$samples.A$855];1;0)" office:value-type="string" office:string-value="J333" calcext:value-type="string">
            <text:p>J333</text:p>
          </table:table-cell>
          <table:table-cell table:formula="of:=[.C599]=[.B5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-NextRAD</text:p>
          </table:table-cell>
          <table:table-cell office:value-type="string" calcext:value-type="string">
            <text:p>J333</text:p>
          </table:table-cell>
          <table:table-cell table:formula="of:=VLOOKUP([.B600];[$samples.A$2:$samples.A$855];1;0)" office:value-type="string" office:string-value="J333" calcext:value-type="string">
            <text:p>J333</text:p>
          </table:table-cell>
          <table:table-cell table:formula="of:=[.C600]=[.B6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3_plus</text:p>
          </table:table-cell>
          <table:table-cell office:value-type="string" calcext:value-type="string">
            <text:p>J333</text:p>
          </table:table-cell>
          <table:table-cell table:formula="of:=VLOOKUP([.B601];[$samples.A$2:$samples.A$855];1;0)" office:value-type="string" office:string-value="J333" calcext:value-type="string">
            <text:p>J333</text:p>
          </table:table-cell>
          <table:table-cell table:formula="of:=[.C601]=[.B60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1</text:p>
          </table:table-cell>
          <table:table-cell table:formula="of:=VLOOKUP([.B602];[$samples.A$2:$samples.A$855];1;0)" office:value-type="string" office:string-value="J331" calcext:value-type="string">
            <text:p>J331</text:p>
          </table:table-cell>
          <table:table-cell table:formula="of:=[.C602]=[.B6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1-WGS</text:p>
          </table:table-cell>
          <table:table-cell office:value-type="string" calcext:value-type="string">
            <text:p>J331</text:p>
          </table:table-cell>
          <table:table-cell table:formula="of:=VLOOKUP([.B603];[$samples.A$2:$samples.A$855];1;0)" office:value-type="string" office:string-value="J331" calcext:value-type="string">
            <text:p>J331</text:p>
          </table:table-cell>
          <table:table-cell table:formula="of:=[.C603]=[.B6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1-NextRAD</text:p>
          </table:table-cell>
          <table:table-cell office:value-type="string" calcext:value-type="string">
            <text:p>J331</text:p>
          </table:table-cell>
          <table:table-cell table:formula="of:=VLOOKUP([.B604];[$samples.A$2:$samples.A$855];1;0)" office:value-type="string" office:string-value="J331" calcext:value-type="string">
            <text:p>J331</text:p>
          </table:table-cell>
          <table:table-cell table:formula="of:=[.C604]=[.B60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30</text:p>
          </table:table-cell>
          <table:table-cell table:formula="of:=VLOOKUP([.B605];[$samples.A$2:$samples.A$855];1;0)" office:value-type="string" office:string-value="J330" calcext:value-type="string">
            <text:p>J330</text:p>
          </table:table-cell>
          <table:table-cell table:formula="of:=[.C605]=[.B6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0-WGS</text:p>
          </table:table-cell>
          <table:table-cell office:value-type="string" calcext:value-type="string">
            <text:p>J330</text:p>
          </table:table-cell>
          <table:table-cell table:formula="of:=VLOOKUP([.B606];[$samples.A$2:$samples.A$855];1;0)" office:value-type="string" office:string-value="J330" calcext:value-type="string">
            <text:p>J330</text:p>
          </table:table-cell>
          <table:table-cell table:formula="of:=[.C606]=[.B6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30-NextRAD</text:p>
          </table:table-cell>
          <table:table-cell office:value-type="string" calcext:value-type="string">
            <text:p>J330</text:p>
          </table:table-cell>
          <table:table-cell table:formula="of:=VLOOKUP([.B607];[$samples.A$2:$samples.A$855];1;0)" office:value-type="string" office:string-value="J330" calcext:value-type="string">
            <text:p>J330</text:p>
          </table:table-cell>
          <table:table-cell table:formula="of:=[.C607]=[.B60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9</text:p>
          </table:table-cell>
          <table:table-cell table:formula="of:=VLOOKUP([.B608];[$samples.A$2:$samples.A$855];1;0)" office:value-type="string" office:string-value="J329" calcext:value-type="string">
            <text:p>J329</text:p>
          </table:table-cell>
          <table:table-cell table:formula="of:=[.C608]=[.B6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9-WGS</text:p>
          </table:table-cell>
          <table:table-cell office:value-type="string" calcext:value-type="string">
            <text:p>J329</text:p>
          </table:table-cell>
          <table:table-cell table:formula="of:=VLOOKUP([.B609];[$samples.A$2:$samples.A$855];1;0)" office:value-type="string" office:string-value="J329" calcext:value-type="string">
            <text:p>J329</text:p>
          </table:table-cell>
          <table:table-cell table:formula="of:=[.C609]=[.B6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9-NextRAD</text:p>
          </table:table-cell>
          <table:table-cell office:value-type="string" calcext:value-type="string">
            <text:p>J329</text:p>
          </table:table-cell>
          <table:table-cell table:formula="of:=VLOOKUP([.B610];[$samples.A$2:$samples.A$855];1;0)" office:value-type="string" office:string-value="J329" calcext:value-type="string">
            <text:p>J329</text:p>
          </table:table-cell>
          <table:table-cell table:formula="of:=[.C610]=[.B61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8</text:p>
          </table:table-cell>
          <table:table-cell table:formula="of:=VLOOKUP([.B611];[$samples.A$2:$samples.A$855];1;0)" office:value-type="string" office:string-value="J328" calcext:value-type="string">
            <text:p>J328</text:p>
          </table:table-cell>
          <table:table-cell table:formula="of:=[.C611]=[.B6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8-WGS</text:p>
          </table:table-cell>
          <table:table-cell office:value-type="string" calcext:value-type="string">
            <text:p>J328</text:p>
          </table:table-cell>
          <table:table-cell table:formula="of:=VLOOKUP([.B612];[$samples.A$2:$samples.A$855];1;0)" office:value-type="string" office:string-value="J328" calcext:value-type="string">
            <text:p>J328</text:p>
          </table:table-cell>
          <table:table-cell table:formula="of:=[.C612]=[.B6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8-NextRAD</text:p>
          </table:table-cell>
          <table:table-cell office:value-type="string" calcext:value-type="string">
            <text:p>J328</text:p>
          </table:table-cell>
          <table:table-cell table:formula="of:=VLOOKUP([.B613];[$samples.A$2:$samples.A$855];1;0)" office:value-type="string" office:string-value="J328" calcext:value-type="string">
            <text:p>J328</text:p>
          </table:table-cell>
          <table:table-cell table:formula="of:=[.C613]=[.B61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7</text:p>
          </table:table-cell>
          <table:table-cell table:formula="of:=VLOOKUP([.B614];[$samples.A$2:$samples.A$855];1;0)" office:value-type="string" office:string-value="J327" calcext:value-type="string">
            <text:p>J327</text:p>
          </table:table-cell>
          <table:table-cell table:formula="of:=[.C614]=[.B6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7-WGS</text:p>
          </table:table-cell>
          <table:table-cell office:value-type="string" calcext:value-type="string">
            <text:p>J327</text:p>
          </table:table-cell>
          <table:table-cell table:formula="of:=VLOOKUP([.B615];[$samples.A$2:$samples.A$855];1;0)" office:value-type="string" office:string-value="J327" calcext:value-type="string">
            <text:p>J327</text:p>
          </table:table-cell>
          <table:table-cell table:formula="of:=[.C615]=[.B6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7-NextRAD</text:p>
          </table:table-cell>
          <table:table-cell office:value-type="string" calcext:value-type="string">
            <text:p>J327</text:p>
          </table:table-cell>
          <table:table-cell table:formula="of:=VLOOKUP([.B616];[$samples.A$2:$samples.A$855];1;0)" office:value-type="string" office:string-value="J327" calcext:value-type="string">
            <text:p>J327</text:p>
          </table:table-cell>
          <table:table-cell table:formula="of:=[.C616]=[.B61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6</text:p>
          </table:table-cell>
          <table:table-cell table:formula="of:=VLOOKUP([.B617];[$samples.A$2:$samples.A$855];1;0)" office:value-type="string" office:string-value="J326" calcext:value-type="string">
            <text:p>J326</text:p>
          </table:table-cell>
          <table:table-cell table:formula="of:=[.C617]=[.B6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6-WGS</text:p>
          </table:table-cell>
          <table:table-cell office:value-type="string" calcext:value-type="string">
            <text:p>J326</text:p>
          </table:table-cell>
          <table:table-cell table:formula="of:=VLOOKUP([.B618];[$samples.A$2:$samples.A$855];1;0)" office:value-type="string" office:string-value="J326" calcext:value-type="string">
            <text:p>J326</text:p>
          </table:table-cell>
          <table:table-cell table:formula="of:=[.C618]=[.B6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6-NextRAD</text:p>
          </table:table-cell>
          <table:table-cell office:value-type="string" calcext:value-type="string">
            <text:p>J326</text:p>
          </table:table-cell>
          <table:table-cell table:formula="of:=VLOOKUP([.B619];[$samples.A$2:$samples.A$855];1;0)" office:value-type="string" office:string-value="J326" calcext:value-type="string">
            <text:p>J326</text:p>
          </table:table-cell>
          <table:table-cell table:formula="of:=[.C619]=[.B619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4</text:p>
          </table:table-cell>
          <table:table-cell table:formula="of:=VLOOKUP([.B620];[$samples.A$2:$samples.A$855];1;0)" office:value-type="string" office:string-value="J324" calcext:value-type="string">
            <text:p>J324</text:p>
          </table:table-cell>
          <table:table-cell table:formula="of:=[.C620]=[.B6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4-WGS</text:p>
          </table:table-cell>
          <table:table-cell office:value-type="string" calcext:value-type="string">
            <text:p>J324</text:p>
          </table:table-cell>
          <table:table-cell table:formula="of:=VLOOKUP([.B621];[$samples.A$2:$samples.A$855];1;0)" office:value-type="string" office:string-value="J324" calcext:value-type="string">
            <text:p>J324</text:p>
          </table:table-cell>
          <table:table-cell table:formula="of:=[.C621]=[.B6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4-NextRAD</text:p>
          </table:table-cell>
          <table:table-cell office:value-type="string" calcext:value-type="string">
            <text:p>J324</text:p>
          </table:table-cell>
          <table:table-cell table:formula="of:=VLOOKUP([.B622];[$samples.A$2:$samples.A$855];1;0)" office:value-type="string" office:string-value="J324" calcext:value-type="string">
            <text:p>J324</text:p>
          </table:table-cell>
          <table:table-cell table:formula="of:=[.C622]=[.B62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2</text:p>
          </table:table-cell>
          <table:table-cell table:formula="of:=VLOOKUP([.B623];[$samples.A$2:$samples.A$855];1;0)" office:value-type="string" office:string-value="J322" calcext:value-type="string">
            <text:p>J322</text:p>
          </table:table-cell>
          <table:table-cell table:formula="of:=[.C623]=[.B6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2-WGS</text:p>
          </table:table-cell>
          <table:table-cell office:value-type="string" calcext:value-type="string">
            <text:p>J322</text:p>
          </table:table-cell>
          <table:table-cell table:formula="of:=VLOOKUP([.B624];[$samples.A$2:$samples.A$855];1;0)" office:value-type="string" office:string-value="J322" calcext:value-type="string">
            <text:p>J322</text:p>
          </table:table-cell>
          <table:table-cell table:formula="of:=[.C624]=[.B6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2-NextRAD</text:p>
          </table:table-cell>
          <table:table-cell office:value-type="string" calcext:value-type="string">
            <text:p>J322</text:p>
          </table:table-cell>
          <table:table-cell table:formula="of:=VLOOKUP([.B625];[$samples.A$2:$samples.A$855];1;0)" office:value-type="string" office:string-value="J322" calcext:value-type="string">
            <text:p>J322</text:p>
          </table:table-cell>
          <table:table-cell table:formula="of:=[.C625]=[.B62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1g</text:p>
          </table:table-cell>
          <table:table-cell table:formula="of:=VLOOKUP([.B626];[$samples.A$2:$samples.A$855];1;0)" office:value-type="string" office:string-value="J321g" calcext:value-type="string">
            <text:p>J321g</text:p>
          </table:table-cell>
          <table:table-cell table:formula="of:=[.C626]=[.B6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1g-WGS</text:p>
          </table:table-cell>
          <table:table-cell office:value-type="string" calcext:value-type="string">
            <text:p>J321g</text:p>
          </table:table-cell>
          <table:table-cell table:formula="of:=VLOOKUP([.B627];[$samples.A$2:$samples.A$855];1;0)" office:value-type="string" office:string-value="J321g" calcext:value-type="string">
            <text:p>J321g</text:p>
          </table:table-cell>
          <table:table-cell table:formula="of:=[.C627]=[.B6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1g-NextRAD</text:p>
          </table:table-cell>
          <table:table-cell office:value-type="string" calcext:value-type="string">
            <text:p>J321g</text:p>
          </table:table-cell>
          <table:table-cell table:formula="of:=VLOOKUP([.B628];[$samples.A$2:$samples.A$855];1;0)" office:value-type="string" office:string-value="J321g" calcext:value-type="string">
            <text:p>J321g</text:p>
          </table:table-cell>
          <table:table-cell table:formula="of:=[.C628]=[.B62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20</text:p>
          </table:table-cell>
          <table:table-cell table:formula="of:=VLOOKUP([.B629];[$samples.A$2:$samples.A$855];1;0)" office:value-type="string" office:string-value="J320" calcext:value-type="string">
            <text:p>J320</text:p>
          </table:table-cell>
          <table:table-cell table:formula="of:=[.C629]=[.B6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0-WGS</text:p>
          </table:table-cell>
          <table:table-cell office:value-type="string" calcext:value-type="string">
            <text:p>J320</text:p>
          </table:table-cell>
          <table:table-cell table:formula="of:=VLOOKUP([.B630];[$samples.A$2:$samples.A$855];1;0)" office:value-type="string" office:string-value="J320" calcext:value-type="string">
            <text:p>J320</text:p>
          </table:table-cell>
          <table:table-cell table:formula="of:=[.C630]=[.B6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20-NextRAD</text:p>
          </table:table-cell>
          <table:table-cell office:value-type="string" calcext:value-type="string">
            <text:p>J320</text:p>
          </table:table-cell>
          <table:table-cell table:formula="of:=VLOOKUP([.B631];[$samples.A$2:$samples.A$855];1;0)" office:value-type="string" office:string-value="J320" calcext:value-type="string">
            <text:p>J320</text:p>
          </table:table-cell>
          <table:table-cell table:formula="of:=[.C631]=[.B63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9</text:p>
          </table:table-cell>
          <table:table-cell table:formula="of:=VLOOKUP([.B632];[$samples.A$2:$samples.A$855];1;0)" office:value-type="string" office:string-value="J319" calcext:value-type="string">
            <text:p>J319</text:p>
          </table:table-cell>
          <table:table-cell table:formula="of:=[.C632]=[.B6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9-WGS</text:p>
          </table:table-cell>
          <table:table-cell office:value-type="string" calcext:value-type="string">
            <text:p>J319</text:p>
          </table:table-cell>
          <table:table-cell table:formula="of:=VLOOKUP([.B633];[$samples.A$2:$samples.A$855];1;0)" office:value-type="string" office:string-value="J319" calcext:value-type="string">
            <text:p>J319</text:p>
          </table:table-cell>
          <table:table-cell table:formula="of:=[.C633]=[.B6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9-NextRAD</text:p>
          </table:table-cell>
          <table:table-cell office:value-type="string" calcext:value-type="string">
            <text:p>J319</text:p>
          </table:table-cell>
          <table:table-cell table:formula="of:=VLOOKUP([.B634];[$samples.A$2:$samples.A$855];1;0)" office:value-type="string" office:string-value="J319" calcext:value-type="string">
            <text:p>J319</text:p>
          </table:table-cell>
          <table:table-cell table:formula="of:=[.C634]=[.B63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8</text:p>
          </table:table-cell>
          <table:table-cell table:formula="of:=VLOOKUP([.B635];[$samples.A$2:$samples.A$855];1;0)" office:value-type="string" office:string-value="J318" calcext:value-type="string">
            <text:p>J318</text:p>
          </table:table-cell>
          <table:table-cell table:formula="of:=[.C635]=[.B6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8-WGS</text:p>
          </table:table-cell>
          <table:table-cell office:value-type="string" calcext:value-type="string">
            <text:p>J318</text:p>
          </table:table-cell>
          <table:table-cell table:formula="of:=VLOOKUP([.B636];[$samples.A$2:$samples.A$855];1;0)" office:value-type="string" office:string-value="J318" calcext:value-type="string">
            <text:p>J318</text:p>
          </table:table-cell>
          <table:table-cell table:formula="of:=[.C636]=[.B6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8-NextRAD</text:p>
          </table:table-cell>
          <table:table-cell office:value-type="string" calcext:value-type="string">
            <text:p>J318</text:p>
          </table:table-cell>
          <table:table-cell table:formula="of:=VLOOKUP([.B637];[$samples.A$2:$samples.A$855];1;0)" office:value-type="string" office:string-value="J318" calcext:value-type="string">
            <text:p>J318</text:p>
          </table:table-cell>
          <table:table-cell table:formula="of:=[.C637]=[.B63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7</text:p>
          </table:table-cell>
          <table:table-cell table:formula="of:=VLOOKUP([.B638];[$samples.A$2:$samples.A$855];1;0)" office:value-type="string" office:string-value="J317" calcext:value-type="string">
            <text:p>J317</text:p>
          </table:table-cell>
          <table:table-cell table:formula="of:=[.C638]=[.B6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7-WGS</text:p>
          </table:table-cell>
          <table:table-cell office:value-type="string" calcext:value-type="string">
            <text:p>J317</text:p>
          </table:table-cell>
          <table:table-cell table:formula="of:=VLOOKUP([.B639];[$samples.A$2:$samples.A$855];1;0)" office:value-type="string" office:string-value="J317" calcext:value-type="string">
            <text:p>J317</text:p>
          </table:table-cell>
          <table:table-cell table:formula="of:=[.C639]=[.B6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7-NextRAD</text:p>
          </table:table-cell>
          <table:table-cell office:value-type="string" calcext:value-type="string">
            <text:p>J317</text:p>
          </table:table-cell>
          <table:table-cell table:formula="of:=VLOOKUP([.B640];[$samples.A$2:$samples.A$855];1;0)" office:value-type="string" office:string-value="J317" calcext:value-type="string">
            <text:p>J317</text:p>
          </table:table-cell>
          <table:table-cell table:formula="of:=[.C640]=[.B64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6</text:p>
          </table:table-cell>
          <table:table-cell table:formula="of:=VLOOKUP([.B641];[$samples.A$2:$samples.A$855];1;0)" office:value-type="string" office:string-value="J316" calcext:value-type="string">
            <text:p>J316</text:p>
          </table:table-cell>
          <table:table-cell table:formula="of:=[.C641]=[.B6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6-WGS</text:p>
          </table:table-cell>
          <table:table-cell office:value-type="string" calcext:value-type="string">
            <text:p>J316</text:p>
          </table:table-cell>
          <table:table-cell table:formula="of:=VLOOKUP([.B642];[$samples.A$2:$samples.A$855];1;0)" office:value-type="string" office:string-value="J316" calcext:value-type="string">
            <text:p>J316</text:p>
          </table:table-cell>
          <table:table-cell table:formula="of:=[.C642]=[.B6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6-NextRAD</text:p>
          </table:table-cell>
          <table:table-cell office:value-type="string" calcext:value-type="string">
            <text:p>J316</text:p>
          </table:table-cell>
          <table:table-cell table:formula="of:=VLOOKUP([.B643];[$samples.A$2:$samples.A$855];1;0)" office:value-type="string" office:string-value="J316" calcext:value-type="string">
            <text:p>J316</text:p>
          </table:table-cell>
          <table:table-cell table:formula="of:=[.C643]=[.B64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5</text:p>
          </table:table-cell>
          <table:table-cell table:formula="of:=VLOOKUP([.B644];[$samples.A$2:$samples.A$855];1;0)" office:value-type="string" office:string-value="J315" calcext:value-type="string">
            <text:p>J315</text:p>
          </table:table-cell>
          <table:table-cell table:formula="of:=[.C644]=[.B6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5-WGS</text:p>
          </table:table-cell>
          <table:table-cell office:value-type="string" calcext:value-type="string">
            <text:p>J315</text:p>
          </table:table-cell>
          <table:table-cell table:formula="of:=VLOOKUP([.B645];[$samples.A$2:$samples.A$855];1;0)" office:value-type="string" office:string-value="J315" calcext:value-type="string">
            <text:p>J315</text:p>
          </table:table-cell>
          <table:table-cell table:formula="of:=[.C645]=[.B6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5-NextRAD</text:p>
          </table:table-cell>
          <table:table-cell office:value-type="string" calcext:value-type="string">
            <text:p>J315</text:p>
          </table:table-cell>
          <table:table-cell table:formula="of:=VLOOKUP([.B646];[$samples.A$2:$samples.A$855];1;0)" office:value-type="string" office:string-value="J315" calcext:value-type="string">
            <text:p>J315</text:p>
          </table:table-cell>
          <table:table-cell table:formula="of:=[.C646]=[.B64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2</text:p>
          </table:table-cell>
          <table:table-cell table:formula="of:=VLOOKUP([.B647];[$samples.A$2:$samples.A$855];1;0)" office:value-type="string" office:string-value="J312" calcext:value-type="string">
            <text:p>J312</text:p>
          </table:table-cell>
          <table:table-cell table:formula="of:=[.C647]=[.B64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1</text:p>
          </table:table-cell>
          <table:table-cell table:formula="of:=VLOOKUP([.B648];[$samples.A$2:$samples.A$855];1;0)" office:value-type="string" office:string-value="J311" calcext:value-type="string">
            <text:p>J311</text:p>
          </table:table-cell>
          <table:table-cell table:formula="of:=[.C648]=[.B6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1-WGS</text:p>
          </table:table-cell>
          <table:table-cell office:value-type="string" calcext:value-type="string">
            <text:p>J311</text:p>
          </table:table-cell>
          <table:table-cell table:formula="of:=VLOOKUP([.B649];[$samples.A$2:$samples.A$855];1;0)" office:value-type="string" office:string-value="J311" calcext:value-type="string">
            <text:p>J311</text:p>
          </table:table-cell>
          <table:table-cell table:formula="of:=[.C649]=[.B6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1-NextRAD</text:p>
          </table:table-cell>
          <table:table-cell office:value-type="string" calcext:value-type="string">
            <text:p>J311</text:p>
          </table:table-cell>
          <table:table-cell table:formula="of:=VLOOKUP([.B650];[$samples.A$2:$samples.A$855];1;0)" office:value-type="string" office:string-value="J311" calcext:value-type="string">
            <text:p>J311</text:p>
          </table:table-cell>
          <table:table-cell table:formula="of:=[.C650]=[.B65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10</text:p>
          </table:table-cell>
          <table:table-cell table:formula="of:=VLOOKUP([.B651];[$samples.A$2:$samples.A$855];1;0)" office:value-type="string" office:string-value="J310" calcext:value-type="string">
            <text:p>J310</text:p>
          </table:table-cell>
          <table:table-cell table:formula="of:=[.C651]=[.B6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0-WGS</text:p>
          </table:table-cell>
          <table:table-cell office:value-type="string" calcext:value-type="string">
            <text:p>J310</text:p>
          </table:table-cell>
          <table:table-cell table:formula="of:=VLOOKUP([.B652];[$samples.A$2:$samples.A$855];1;0)" office:value-type="string" office:string-value="J310" calcext:value-type="string">
            <text:p>J310</text:p>
          </table:table-cell>
          <table:table-cell table:formula="of:=[.C652]=[.B6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10-NextRAD</text:p>
          </table:table-cell>
          <table:table-cell office:value-type="string" calcext:value-type="string">
            <text:p>J310</text:p>
          </table:table-cell>
          <table:table-cell table:formula="of:=VLOOKUP([.B653];[$samples.A$2:$samples.A$855];1;0)" office:value-type="string" office:string-value="J310" calcext:value-type="string">
            <text:p>J310</text:p>
          </table:table-cell>
          <table:table-cell table:formula="of:=[.C653]=[.B653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7</text:p>
          </table:table-cell>
          <table:table-cell table:formula="of:=VLOOKUP([.B654];[$samples.A$2:$samples.A$855];1;0)" office:value-type="string" office:string-value="J307" calcext:value-type="string">
            <text:p>J307</text:p>
          </table:table-cell>
          <table:table-cell table:formula="of:=[.C654]=[.B6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7-WGS</text:p>
          </table:table-cell>
          <table:table-cell office:value-type="string" calcext:value-type="string">
            <text:p>J307</text:p>
          </table:table-cell>
          <table:table-cell table:formula="of:=VLOOKUP([.B655];[$samples.A$2:$samples.A$855];1;0)" office:value-type="string" office:string-value="J307" calcext:value-type="string">
            <text:p>J307</text:p>
          </table:table-cell>
          <table:table-cell table:formula="of:=[.C655]=[.B6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7-NextRAD</text:p>
          </table:table-cell>
          <table:table-cell office:value-type="string" calcext:value-type="string">
            <text:p>J307</text:p>
          </table:table-cell>
          <table:table-cell table:formula="of:=VLOOKUP([.B656];[$samples.A$2:$samples.A$855];1;0)" office:value-type="string" office:string-value="J307" calcext:value-type="string">
            <text:p>J307</text:p>
          </table:table-cell>
          <table:table-cell table:formula="of:=[.C656]=[.B656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4</text:p>
          </table:table-cell>
          <table:table-cell table:formula="of:=VLOOKUP([.B657];[$samples.A$2:$samples.A$855];1;0)" office:value-type="string" office:string-value="J304" calcext:value-type="string">
            <text:p>J304</text:p>
          </table:table-cell>
          <table:table-cell table:formula="of:=[.C657]=[.B65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3</text:p>
          </table:table-cell>
          <table:table-cell table:formula="of:=VLOOKUP([.B658];[$samples.A$2:$samples.A$855];1;0)" office:value-type="string" office:string-value="J303" calcext:value-type="string">
            <text:p>J303</text:p>
          </table:table-cell>
          <table:table-cell table:formula="of:=[.C658]=[.B6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3-WGS</text:p>
          </table:table-cell>
          <table:table-cell office:value-type="string" calcext:value-type="string">
            <text:p>J303</text:p>
          </table:table-cell>
          <table:table-cell table:formula="of:=VLOOKUP([.B659];[$samples.A$2:$samples.A$855];1;0)" office:value-type="string" office:string-value="J303" calcext:value-type="string">
            <text:p>J303</text:p>
          </table:table-cell>
          <table:table-cell table:formula="of:=[.C659]=[.B6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3-NextRAD</text:p>
          </table:table-cell>
          <table:table-cell office:value-type="string" calcext:value-type="string">
            <text:p>J303</text:p>
          </table:table-cell>
          <table:table-cell table:formula="of:=VLOOKUP([.B660];[$samples.A$2:$samples.A$855];1;0)" office:value-type="string" office:string-value="J303" calcext:value-type="string">
            <text:p>J303</text:p>
          </table:table-cell>
          <table:table-cell table:formula="of:=[.C660]=[.B660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2</text:p>
          </table:table-cell>
          <table:table-cell table:formula="of:=VLOOKUP([.B661];[$samples.A$2:$samples.A$855];1;0)" office:value-type="string" office:string-value="J302" calcext:value-type="string">
            <text:p>J302</text:p>
          </table:table-cell>
          <table:table-cell table:formula="of:=[.C661]=[.B661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1</text:p>
          </table:table-cell>
          <table:table-cell table:formula="of:=VLOOKUP([.B662];[$samples.A$2:$samples.A$855];1;0)" office:value-type="string" office:string-value="J301" calcext:value-type="string">
            <text:p>J301</text:p>
          </table:table-cell>
          <table:table-cell table:formula="of:=[.C662]=[.B6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1-WGS</text:p>
          </table:table-cell>
          <table:table-cell office:value-type="string" calcext:value-type="string">
            <text:p>J301</text:p>
          </table:table-cell>
          <table:table-cell table:formula="of:=VLOOKUP([.B663];[$samples.A$2:$samples.A$855];1;0)" office:value-type="string" office:string-value="J301" calcext:value-type="string">
            <text:p>J301</text:p>
          </table:table-cell>
          <table:table-cell table:formula="of:=[.C663]=[.B6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301-NextRAD</text:p>
          </table:table-cell>
          <table:table-cell office:value-type="string" calcext:value-type="string">
            <text:p>J301</text:p>
          </table:table-cell>
          <table:table-cell table:formula="of:=VLOOKUP([.B664];[$samples.A$2:$samples.A$855];1;0)" office:value-type="string" office:string-value="J301" calcext:value-type="string">
            <text:p>J301</text:p>
          </table:table-cell>
          <table:table-cell table:formula="of:=[.C664]=[.B66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300</text:p>
          </table:table-cell>
          <table:table-cell table:formula="of:=VLOOKUP([.B665];[$samples.A$2:$samples.A$855];1;0)" office:value-type="string" office:string-value="J300" calcext:value-type="string">
            <text:p>J300</text:p>
          </table:table-cell>
          <table:table-cell table:formula="of:=[.C665]=[.B665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8</text:p>
          </table:table-cell>
          <table:table-cell table:formula="of:=VLOOKUP([.B666];[$samples.A$2:$samples.A$855];1;0)" office:value-type="string" office:string-value="J298" calcext:value-type="string">
            <text:p>J298</text:p>
          </table:table-cell>
          <table:table-cell table:formula="of:=[.C666]=[.B6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8-WGS</text:p>
          </table:table-cell>
          <table:table-cell office:value-type="string" calcext:value-type="string">
            <text:p>J298</text:p>
          </table:table-cell>
          <table:table-cell table:formula="of:=VLOOKUP([.B667];[$samples.A$2:$samples.A$855];1;0)" office:value-type="string" office:string-value="J298" calcext:value-type="string">
            <text:p>J298</text:p>
          </table:table-cell>
          <table:table-cell table:formula="of:=[.C667]=[.B6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8-NextRAD</text:p>
          </table:table-cell>
          <table:table-cell office:value-type="string" calcext:value-type="string">
            <text:p>J298</text:p>
          </table:table-cell>
          <table:table-cell table:formula="of:=VLOOKUP([.B668];[$samples.A$2:$samples.A$855];1;0)" office:value-type="string" office:string-value="J298" calcext:value-type="string">
            <text:p>J298</text:p>
          </table:table-cell>
          <table:table-cell table:formula="of:=[.C668]=[.B66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6</text:p>
          </table:table-cell>
          <table:table-cell table:formula="of:=VLOOKUP([.B669];[$samples.A$2:$samples.A$855];1;0)" office:value-type="string" office:string-value="J296" calcext:value-type="string">
            <text:p>J296</text:p>
          </table:table-cell>
          <table:table-cell table:formula="of:=[.C669]=[.B6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6-WGS</text:p>
          </table:table-cell>
          <table:table-cell office:value-type="string" calcext:value-type="string">
            <text:p>J296</text:p>
          </table:table-cell>
          <table:table-cell table:formula="of:=VLOOKUP([.B670];[$samples.A$2:$samples.A$855];1;0)" office:value-type="string" office:string-value="J296" calcext:value-type="string">
            <text:p>J296</text:p>
          </table:table-cell>
          <table:table-cell table:formula="of:=[.C670]=[.B6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6-NextRAD</text:p>
          </table:table-cell>
          <table:table-cell office:value-type="string" calcext:value-type="string">
            <text:p>J296</text:p>
          </table:table-cell>
          <table:table-cell table:formula="of:=VLOOKUP([.B671];[$samples.A$2:$samples.A$855];1;0)" office:value-type="string" office:string-value="J296" calcext:value-type="string">
            <text:p>J296</text:p>
          </table:table-cell>
          <table:table-cell table:formula="of:=[.C671]=[.B6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5-rep</text:p>
          </table:table-cell>
          <table:table-cell office:value-type="string" calcext:value-type="string">
            <text:p>J295</text:p>
          </table:table-cell>
          <table:table-cell table:formula="of:=VLOOKUP([.B672];[$samples.A$2:$samples.A$855];1;0)" office:value-type="string" office:string-value="J295" calcext:value-type="string">
            <text:p>J295</text:p>
          </table:table-cell>
          <table:table-cell table:formula="of:=[.C672]=[.B672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5</text:p>
          </table:table-cell>
          <table:table-cell table:formula="of:=VLOOKUP([.B673];[$samples.A$2:$samples.A$855];1;0)" office:value-type="string" office:string-value="J295" calcext:value-type="string">
            <text:p>J295</text:p>
          </table:table-cell>
          <table:table-cell table:formula="of:=[.C673]=[.B6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5rep</text:p>
          </table:table-cell>
          <table:table-cell office:value-type="string" calcext:value-type="string">
            <text:p>J295</text:p>
          </table:table-cell>
          <table:table-cell table:formula="of:=VLOOKUP([.B674];[$samples.A$2:$samples.A$855];1;0)" office:value-type="string" office:string-value="J295" calcext:value-type="string">
            <text:p>J295</text:p>
          </table:table-cell>
          <table:table-cell table:formula="of:=[.C674]=[.B674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4</text:p>
          </table:table-cell>
          <table:table-cell table:formula="of:=VLOOKUP([.B675];[$samples.A$2:$samples.A$855];1;0)" office:value-type="string" office:string-value="J294" calcext:value-type="string">
            <text:p>J294</text:p>
          </table:table-cell>
          <table:table-cell table:formula="of:=[.C675]=[.B6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4-WGS</text:p>
          </table:table-cell>
          <table:table-cell office:value-type="string" calcext:value-type="string">
            <text:p>J294</text:p>
          </table:table-cell>
          <table:table-cell table:formula="of:=VLOOKUP([.B676];[$samples.A$2:$samples.A$855];1;0)" office:value-type="string" office:string-value="J294" calcext:value-type="string">
            <text:p>J294</text:p>
          </table:table-cell>
          <table:table-cell table:formula="of:=[.C676]=[.B6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J294-NextRAD</text:p>
          </table:table-cell>
          <table:table-cell office:value-type="string" calcext:value-type="string">
            <text:p>J294</text:p>
          </table:table-cell>
          <table:table-cell table:formula="of:=VLOOKUP([.B677];[$samples.A$2:$samples.A$855];1;0)" office:value-type="string" office:string-value="J294" calcext:value-type="string">
            <text:p>J294</text:p>
          </table:table-cell>
          <table:table-cell table:formula="of:=[.C677]=[.B677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J293</text:p>
          </table:table-cell>
          <table:table-cell table:formula="of:=VLOOKUP([.B678];[$samples.A$2:$samples.A$855];1;0)" office:value-type="string" office:string-value="J293" calcext:value-type="string">
            <text:p>J293</text:p>
          </table:table-cell>
          <table:table-cell table:formula="of:=[.C678]=[.B678]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FDK10</text:p>
          </table:table-cell>
          <table:table-cell table:formula="of:=VLOOKUP([.B679];[$samples.A$2:$samples.A$855];1;0)" office:value-type="string" office:string-value="FDK10" calcext:value-type="string">
            <text:p>FDK10</text:p>
          </table:table-cell>
          <table:table-cell table:formula="of:=[.C679]=[.B6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DK10-WGS</text:p>
          </table:table-cell>
          <table:table-cell office:value-type="string" calcext:value-type="string">
            <text:p>FDK10</text:p>
          </table:table-cell>
          <table:table-cell table:formula="of:=VLOOKUP([.B680];[$samples.A$2:$samples.A$855];1;0)" office:value-type="string" office:string-value="FDK10" calcext:value-type="string">
            <text:p>FDK10</text:p>
          </table:table-cell>
          <table:table-cell table:formula="of:=[.C680]=[.B6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DK10-NextRAD</text:p>
          </table:table-cell>
          <table:table-cell office:value-type="string" calcext:value-type="string">
            <text:p>FDK10</text:p>
          </table:table-cell>
          <table:table-cell table:formula="of:=VLOOKUP([.B681];[$samples.A$2:$samples.A$855];1;0)" office:value-type="string" office:string-value="FDK10" calcext:value-type="string">
            <text:p>FDK10</text:p>
          </table:table-cell>
          <table:table-cell table:formula="of:=[.C681]=[.B681]" office:value-type="boolean" office:boolean-value="true" calcext:value-type="boolean">
            <text:p>TRUE</text:p>
          </table:table-cell>
        </table:table-row>
        <table:table-row table:style-name="ro1" table:number-rows-repeated="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amples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ampleSet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peciesNoHybrid</text:p>
          </table:table-cell>
          <table:table-cell office:value-type="string" calcext:value-type="string">
            <text:p>BinomialName</text:p>
          </table:table-cell>
          <table:table-cell office:value-type="string" calcext:value-type="string">
            <text:p>SpeciesNo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agNum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Waypoint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eedYesNo</text:p>
          </table:table-cell>
          <table:table-cell office:value-type="string" calcext:value-type="string">
            <text:p>SeedNotes</text:p>
          </table:table-cell>
          <table:table-cell office:value-type="string" calcext:value-type="string">
            <text:p>AdditionalID</text:p>
          </table:table-cell>
          <table:table-cell office:value-type="string" calcext:value-type="string">
            <text:p>Sequenced</text:p>
          </table:table-cell>
          <table:table-cell office:value-type="string" calcext:value-type="string">
            <text:p>Project1</text:p>
          </table:table-cell>
          <table:table-cell office:value-type="string" calcext:value-type="string">
            <text:p>Project2</text:p>
          </table:table-cell>
          <table:table-cell office:value-type="string" calcext:value-type="string">
            <text:p>ProjectMag</text:p>
          </table:table-cell>
        </table:table-row>
        <table:table-row table:style-name="ro1">
          <table:table-cell office:value-type="string" calcext:value-type="string">
            <text:p>FDK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ookie (private property)</text:p>
          </table:table-cell>
          <table:table-cell/>
          <table:table-cell office:value-type="string" calcext:value-type="string">
            <text:p>2013-10-31</text:p>
          </table:table-cell>
          <table:table-cell/>
          <table:table-cell office:value-type="float" office:value="-36.32987" calcext:value-type="float">
            <text:p>-36.32987</text:p>
          </table:table-cell>
          <table:table-cell office:value-type="float" office:value="145.70606" calcext:value-type="float">
            <text:p>145.7060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DK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ookie (private property)</text:p>
          </table:table-cell>
          <table:table-cell/>
          <table:table-cell office:value-type="string" calcext:value-type="string">
            <text:p>2013-10-31</text:p>
          </table:table-cell>
          <table:table-cell/>
          <table:table-cell office:value-type="float" office:value="-36.33119" calcext:value-type="float">
            <text:p>-36.33119</text:p>
          </table:table-cell>
          <table:table-cell office:value-type="float" office:value="145.70688" calcext:value-type="float">
            <text:p>145.7068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DK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ookie (private property)</text:p>
          </table:table-cell>
          <table:table-cell/>
          <table:table-cell office:value-type="string" calcext:value-type="string">
            <text:p>2013-10-31</text:p>
          </table:table-cell>
          <table:table-cell/>
          <table:table-cell office:value-type="float" office:value="-36.33002" calcext:value-type="float">
            <text:p>-36.33002</text:p>
          </table:table-cell>
          <table:table-cell office:value-type="float" office:value="145.70534" calcext:value-type="float">
            <text:p>145.7053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HH0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arong (private property)</text:p>
          </table:table-cell>
          <table:table-cell/>
          <table:table-cell office:value-type="string" calcext:value-type="string">
            <text:p>2013-12-04</text:p>
          </table:table-cell>
          <table:table-cell/>
          <table:table-cell office:value-type="float" office:value="-36.80271" calcext:value-type="float">
            <text:p>-36.80271</text:p>
          </table:table-cell>
          <table:table-cell office:value-type="float" office:value="144.00268" calcext:value-type="float">
            <text:p>144.0026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29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eepit, Old Menedebri Rd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2015-09-29</text:p>
          </table:table-cell>
          <table:table-cell/>
          <table:table-cell office:value-type="float" office:value="-30.8942" calcext:value-type="float">
            <text:p>-30.8942</text:p>
          </table:table-cell>
          <table:table-cell office:value-type="float" office:value="150.66708" calcext:value-type="float">
            <text:p>150.6670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29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eepit, Old Menedebri Rd</text:p>
          </table:table-cell>
          <table:table-cell office:value-type="string" calcext:value-type="string">
            <text:p>002</text:p>
          </table:table-cell>
          <table:table-cell office:value-type="string" calcext:value-type="string">
            <text:p>2015-09-29</text:p>
          </table:table-cell>
          <table:table-cell/>
          <table:table-cell office:value-type="float" office:value="-30.8942" calcext:value-type="float">
            <text:p>-30.8942</text:p>
          </table:table-cell>
          <table:table-cell office:value-type="float" office:value="150.66708" calcext:value-type="float">
            <text:p>150.6670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29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eepit, Somerton Main Rd</text:p>
          </table:table-cell>
          <table:table-cell/>
          <table:table-cell office:value-type="string" calcext:value-type="string">
            <text:p>2015-09-29</text:p>
          </table:table-cell>
          <table:table-cell/>
          <table:table-cell office:value-type="float" office:value="-30.89198" calcext:value-type="float">
            <text:p>-30.89198</text:p>
          </table:table-cell>
          <table:table-cell office:value-type="float" office:value="150.6728" calcext:value-type="float">
            <text:p>150.672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29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amoi River, Dunmore Rd</text:p>
          </table:table-cell>
          <table:table-cell office:value-type="string" calcext:value-type="string">
            <text:p>003</text:p>
          </table:table-cell>
          <table:table-cell office:value-type="string" calcext:value-type="string">
            <text:p>2015-09-29</text:p>
          </table:table-cell>
          <table:table-cell/>
          <table:table-cell office:value-type="float" office:value="-30.65167" calcext:value-type="float">
            <text:p>-30.65167</text:p>
          </table:table-cell>
          <table:table-cell office:value-type="float" office:value="150.87812" calcext:value-type="float">
            <text:p>150.87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29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amoi River, Dunmore Rd</text:p>
          </table:table-cell>
          <table:table-cell/>
          <table:table-cell office:value-type="string" calcext:value-type="string">
            <text:p>2015-09-29</text:p>
          </table:table-cell>
          <table:table-cell/>
          <table:table-cell office:value-type="float" office:value="-30.6519" calcext:value-type="float">
            <text:p>-30.6519</text:p>
          </table:table-cell>
          <table:table-cell office:value-type="float" office:value="150.87828" calcext:value-type="float">
            <text:p>150.8782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29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, Thunderbolts Way</text:p>
          </table:table-cell>
          <table:table-cell/>
          <table:table-cell office:value-type="string" calcext:value-type="string">
            <text:p>2015-09-29</text:p>
          </table:table-cell>
          <table:table-cell/>
          <table:table-cell office:value-type="float" office:value="-30.15277" calcext:value-type="float">
            <text:p>-30.15277</text:p>
          </table:table-cell>
          <table:table-cell office:value-type="float" office:value="151.07437" calcext:value-type="float">
            <text:p>151.0743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298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, Thunderbolts Way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30.15277" calcext:value-type="float">
            <text:p>-30.15277</text:p>
          </table:table-cell>
          <table:table-cell office:value-type="float" office:value="151.07437" calcext:value-type="float">
            <text:p>151.0743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00 Area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 Area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 Area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 Area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 Area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0 Area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um Flat, Copeton Dam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29.80812" calcext:value-type="float">
            <text:p>-29.80812</text:p>
          </table:table-cell>
          <table:table-cell office:value-type="float" office:value="150.91918" calcext:value-type="float">
            <text:p>150.9191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awn Rocks, Kilarney Gap Rd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2015-09-30</text:p>
          </table:table-cell>
          <table:table-cell/>
          <table:table-cell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0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awn Rocks, Kilarney Gap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0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awn Rocks, Kilarney Gap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4391" calcext:value-type="float">
            <text:p>-30.14391</text:p>
          </table:table-cell>
          <table:table-cell office:value-type="float" office:value="150.05293" calcext:value-type="float">
            <text:p>150.052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0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illigaensis</text:p>
          </table:table-cell>
          <table:table-cell office:value-type="string" calcext:value-type="string">
            <text:p>Eucalyptus pilligaensis</text:p>
          </table:table-cell>
          <table:table-cell/>
          <table:table-cell office:value-type="string" calcext:value-type="string">
            <text:p>Narrabri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3395" calcext:value-type="float">
            <text:p>-30.13395</text:p>
          </table:table-cell>
          <table:table-cell office:value-type="float" office:value="149.48317" calcext:value-type="float">
            <text:p>149.483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6</text:p>
          </table:table-cell>
          <table:table-cell office:value-type="string" calcext:value-type="string">
            <text:p>Jasmine</text:p>
          </table:table-cell>
          <table:table-cell table:number-columns-repeated="3" office:value-type="string" calcext:value-type="string">
            <text:p>unknown</text:p>
          </table:table-cell>
          <table:table-cell/>
          <table:table-cell office:value-type="string" calcext:value-type="string">
            <text:p>Narrabri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3395" calcext:value-type="float">
            <text:p>-30.13395</text:p>
          </table:table-cell>
          <table:table-cell office:value-type="float" office:value="149.48317" calcext:value-type="float">
            <text:p>149.483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Narrabri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665" calcext:value-type="float">
            <text:p>-30.22665</text:p>
          </table:table-cell>
          <table:table-cell office:value-type="float" office:value="149.8094" calcext:value-type="float">
            <text:p>149.80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  <table:table-cell/>
          <table:table-cell office:value-type="string" calcext:value-type="string">
            <text:p>Narrabri, Killarney Fores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09</text:p>
          </table:table-cell>
          <table:table-cell office:value-type="string" calcext:value-type="string">
            <text:p>Jasmine</text:p>
          </table:table-cell>
          <table:table-cell table:number-columns-repeated="3" office:value-type="string" calcext:value-type="string">
            <text:p>unknown</text:p>
          </table:table-cell>
          <table:table-cell/>
          <table:table-cell office:value-type="string" calcext:value-type="string">
            <text:p>Narrabri, Killarney Fores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pulnea</text:p>
          </table:table-cell>
          <table:table-cell office:value-type="string" calcext:value-type="string">
            <text:p>Eucalyptus populnea</text:p>
          </table:table-cell>
          <table:table-cell/>
          <table:table-cell office:value-type="string" calcext:value-type="string">
            <text:p>Narrabri, Killarney Fores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22025" calcext:value-type="float">
            <text:p>-30.22025</text:p>
          </table:table-cell>
          <table:table-cell office:value-type="float" office:value="149.83597" calcext:value-type="float">
            <text:p>149.835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ewell Hwy</text:p>
          </table:table-cell>
          <table:table-cell office:value-type="string" calcext:value-type="string">
            <text:p>005</text:p>
          </table:table-cell>
          <table:table-cell office:value-type="string" calcext:value-type="string">
            <text:p>2015-09-30</text:p>
          </table:table-cell>
          <table:table-cell/>
          <table:table-cell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Pilliga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1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ewell Hwy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60224" calcext:value-type="float">
            <text:p>-30.60224</text:p>
          </table:table-cell>
          <table:table-cell office:value-type="float" office:value="149.58173" calcext:value-type="float">
            <text:p>149.5817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o 1 break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illiga, no 1 break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illiga, no 1 break rd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92855" calcext:value-type="float">
            <text:p>-30.92855</text:p>
          </table:table-cell>
          <table:table-cell office:value-type="float" office:value="149.36347" calcext:value-type="float">
            <text:p>149.363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Sawn Rocks, parking lot</text:p>
          </table:table-cell>
          <table:table-cell/>
          <table:table-cell office:value-type="string" calcext:value-type="string">
            <text:p>2015-09-30</text:p>
          </table:table-cell>
          <table:table-cell/>
          <table:table-cell office:value-type="float" office:value="-30.14459" calcext:value-type="float">
            <text:p>-30.14459</text:p>
          </table:table-cell>
          <table:table-cell office:value-type="float" office:value="150.0534" calcext:value-type="float">
            <text:p>150.053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haffey Dam, Tamworth Nundle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37365" calcext:value-type="float">
            <text:p>-31.37365</text:p>
          </table:table-cell>
          <table:table-cell office:value-type="float" office:value="151.13779" calcext:value-type="float">
            <text:p>151.137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 office:value-type="string" calcext:value-type="string">
            <text:p>007</text:p>
          </table:table-cell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1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Nundle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55948" calcext:value-type="float">
            <text:p>-31.55948</text:p>
          </table:table-cell>
          <table:table-cell office:value-type="float" office:value="151.05664" calcext:value-type="float">
            <text:p>151.056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imor, Crawney Rd</text:p>
          </table:table-cell>
          <table:table-cell/>
          <table:table-cell office:value-type="string" calcext:value-type="string">
            <text:p>2015-10-11</text:p>
          </table:table-cell>
          <table:table-cell/>
          <table:table-cell office:value-type="float" office:value="-31.72257" calcext:value-type="float">
            <text:p>-31.72257</text:p>
          </table:table-cell>
          <table:table-cell office:value-type="float" office:value="151.10243" calcext:value-type="float">
            <text:p>151.1024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 office:value-type="string" calcext:value-type="string">
            <text:p>009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26" calcext:value-type="float">
            <text:p>-32.75326</text:p>
          </table:table-cell>
          <table:table-cell office:value-type="float" office:value="151.25224" calcext:value-type="float">
            <text:p>151.2522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Polkobin, Broke Rd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75342" calcext:value-type="float">
            <text:p>-32.75342</text:p>
          </table:table-cell>
          <table:table-cell office:value-type="float" office:value="151.25269" calcext:value-type="float">
            <text:p>151.252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argiflorens</text:p>
          </table:table-cell>
          <table:table-cell office:value-type="string" calcext:value-type="string">
            <text:p>Eucalyptus largiflorens</text:p>
          </table:table-cell>
          <table:table-cell/>
          <table:table-cell office:value-type="string" calcext:value-type="string">
            <text:p>Wollomi NP, Bylong Valley Way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40498" calcext:value-type="float">
            <text:p>-32.40498</text:p>
          </table:table-cell>
          <table:table-cell office:value-type="float" office:value="150.36256" calcext:value-type="float">
            <text:p>150.3625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 office:value-type="string" calcext:value-type="string">
            <text:p>012</text:p>
          </table:table-cell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office:value-type="string" calcext:value-type="string">
            <text:p>highlighted red; unknown reason</text:p>
          </table:table-cell>
          <table:table-cell office:value-type="string" calcext:value-type="string">
            <text:p>Jerrys Plains, Golden Hw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9536" calcext:value-type="float">
            <text:p>-32.49536</text:p>
          </table:table-cell>
          <table:table-cell office:value-type="float" office:value="150.90842" calcext:value-type="float">
            <text:p>150.9084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Wollomi NP, Bylong Valley Way</text:p>
          </table:table-cell>
          <table:table-cell/>
          <table:table-cell office:value-type="string" calcext:value-type="string">
            <text:p>2015-10-12</text:p>
          </table:table-cell>
          <table:table-cell/>
          <table:table-cell office:value-type="float" office:value="-32.44442" calcext:value-type="float">
            <text:p>-32.44442</text:p>
          </table:table-cell>
          <table:table-cell office:value-type="float" office:value="150.2812" calcext:value-type="float">
            <text:p>150.28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 office:value-type="string" calcext:value-type="string">
            <text:p>013</text:p>
          </table:table-cell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Rathdowney, Boonah Rathdowne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21744" calcext:value-type="float">
            <text:p>-28.21744</text:p>
          </table:table-cell>
          <table:table-cell office:value-type="float" office:value="152.84309" calcext:value-type="float">
            <text:p>152.8430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oreelah, Tooloom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5172" calcext:value-type="float">
            <text:p>-28.45172</text:p>
          </table:table-cell>
          <table:table-cell office:value-type="float" office:value="152.3925" calcext:value-type="float">
            <text:p>152.392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 office:value-type="string" calcext:value-type="string">
            <text:p>015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3038" calcext:value-type="float">
            <text:p>-28.43038</text:p>
          </table:table-cell>
          <table:table-cell office:value-type="float" office:value="152.35915" calcext:value-type="float">
            <text:p>152.359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 office:value-type="string" calcext:value-type="string">
            <text:p>016</text:p>
          </table:table-cell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2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Legume, Mt Lindsay Rd</text:p>
          </table:table-cell>
          <table:table-cell/>
          <table:table-cell office:value-type="string" calcext:value-type="string">
            <text:p>2015-11-03</text:p>
          </table:table-cell>
          <table:table-cell/>
          <table:table-cell office:value-type="float" office:value="-28.41028" calcext:value-type="float">
            <text:p>-28.41028</text:p>
          </table:table-cell>
          <table:table-cell office:value-type="float" office:value="152.29292" calcext:value-type="float">
            <text:p>152.2929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 office:value-type="string" calcext:value-type="string">
            <text:p>017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Karara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19138" calcext:value-type="float">
            <text:p>-28.19138</text:p>
          </table:table-cell>
          <table:table-cell office:value-type="float" office:value="151.61853" calcext:value-type="float">
            <text:p>151.6185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 office:value-type="string" calcext:value-type="string">
            <text:p>019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6-12-09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Gore, Cunningham Hwy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29549" calcext:value-type="float">
            <text:p>-28.29549</text:p>
          </table:table-cell>
          <table:table-cell office:value-type="float" office:value="151.48801" calcext:value-type="float">
            <text:p>151.4880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2431" calcext:value-type="float">
            <text:p>-28.52431</text:p>
          </table:table-cell>
          <table:table-cell office:value-type="float" office:value="151.10556" calcext:value-type="float">
            <text:p>151.10556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 office:value-type="string" calcext:value-type="string">
            <text:p>021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Inglewood, Inglewood Texas R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53696" calcext:value-type="float">
            <text:p>-28.53696</text:p>
          </table:table-cell>
          <table:table-cell office:value-type="float" office:value="151.10815" calcext:value-type="float">
            <text:p>151.10815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 office:value-type="string" calcext:value-type="string">
            <text:p>022</text:p>
          </table:table-cell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Texas, Texas Bridge Road</text:p>
          </table:table-cell>
          <table:table-cell/>
          <table:table-cell office:value-type="string" calcext:value-type="string">
            <text:p>2015-11-04</text:p>
          </table:table-cell>
          <table:table-cell/>
          <table:table-cell office:value-type="float" office:value="-28.89198" calcext:value-type="float">
            <text:p>-28.89198</text:p>
          </table:table-cell>
          <table:table-cell office:value-type="float" office:value="151.14803" calcext:value-type="float">
            <text:p>151.148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 office:value-type="string" calcext:value-type="string">
            <text:p>023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, Bluff rock lookout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15425" calcext:value-type="float">
            <text:p>-29.15425</text:p>
          </table:table-cell>
          <table:table-cell office:value-type="float" office:value="152.00211" calcext:value-type="float">
            <text:p>152.0021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4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3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636" calcext:value-type="float">
            <text:p>-29.45636</text:p>
          </table:table-cell>
          <table:table-cell office:value-type="float" office:value="151.55505" calcext:value-type="float">
            <text:p>151.555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 office:value-type="string" calcext:value-type="string">
            <text:p>025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mmaville, Strathbogi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5577" calcext:value-type="float">
            <text:p>-29.45577</text:p>
          </table:table-cell>
          <table:table-cell office:value-type="float" office:value="151.55405" calcext:value-type="float">
            <text:p>151.5540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6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40223" calcext:value-type="float">
            <text:p>-29.40223</text:p>
          </table:table-cell>
          <table:table-cell office:value-type="float" office:value="151.41655" calcext:value-type="float">
            <text:p>151.4165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2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7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2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2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2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2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6-11-28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9087" calcext:value-type="float">
            <text:p>-29.39087</text:p>
          </table:table-cell>
          <table:table-cell office:value-type="float" office:value="151.39279" calcext:value-type="float">
            <text:p>151.3927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 office:value-type="string" calcext:value-type="string">
            <text:p>028</text:p>
          </table:table-cell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Yellow Dam, Emmaville Rd</text:p>
          </table:table-cell>
          <table:table-cell/>
          <table:table-cell office:value-type="string" calcext:value-type="string">
            <text:p>2015-11-05</text:p>
          </table:table-cell>
          <table:table-cell/>
          <table:table-cell office:value-type="float" office:value="-29.35816" calcext:value-type="float">
            <text:p>-29.35816</text:p>
          </table:table-cell>
          <table:table-cell office:value-type="float" office:value="151.30991" calcext:value-type="float">
            <text:p>151.3099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 office:value-type="string" calcext:value-type="string">
            <text:p>029</text:p>
          </table:table-cell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ierces Creek State Forest, Vanitys Crossing</text:p>
          </table:table-cell>
          <table:table-cell/>
          <table:table-cell office:value-type="string" calcext:value-type="string">
            <text:p>2015-11-19</text:p>
          </table:table-cell>
          <table:table-cell/>
          <table:table-cell office:value-type="float" office:value="-35.33962" calcext:value-type="float">
            <text:p>-35.33962</text:p>
          </table:table-cell>
          <table:table-cell office:value-type="float" office:value="148.91113" calcext:value-type="float">
            <text:p>148.91113</text:p>
          </table:table-cell>
          <table:table-cell/>
          <table:table-cell office:value-type="string" calcext:value-type="string">
            <text:p>AC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5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0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5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5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7022" calcext:value-type="float">
            <text:p>-35.07022</text:p>
          </table:table-cell>
          <table:table-cell office:value-type="float" office:value="148.83685" calcext:value-type="float">
            <text:p>148.8368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 office:value-type="string" calcext:value-type="string">
            <text:p>031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on, Mountain Creek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6954" calcext:value-type="float">
            <text:p>-35.06954</text:p>
          </table:table-cell>
          <table:table-cell office:value-type="float" office:value="148.83661" calcext:value-type="float">
            <text:p>148.836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 office:value-type="string" calcext:value-type="string">
            <text:p>032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Doctors Flat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09381" calcext:value-type="float">
            <text:p>-35.09381</text:p>
          </table:table-cell>
          <table:table-cell office:value-type="float" office:value="148.74881" calcext:value-type="float">
            <text:p>148.7488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 office:value-type="string" calcext:value-type="string">
            <text:p>033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6-12-01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184" calcext:value-type="float">
            <text:p>-35.24184</text:p>
          </table:table-cell>
          <table:table-cell office:value-type="float" office:value="148.29729" calcext:value-type="float">
            <text:p>148.2972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 office:value-type="string" calcext:value-type="string">
            <text:p>034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4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4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ee Jasper, Wee Jasper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369" calcext:value-type="float">
            <text:p>-35.24369</text:p>
          </table:table-cell>
          <table:table-cell office:value-type="float" office:value="148.2968" calcext:value-type="float">
            <text:p>148.296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5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0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456" calcext:value-type="float">
            <text:p>-35.2456</text:p>
          </table:table-cell>
          <table:table-cell office:value-type="float" office:value="147.68083" calcext:value-type="float">
            <text:p>147.6808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1 area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6</text:p>
          </table:table-cell>
          <table:table-cell office:value-type="string" calcext:value-type="string">
            <text:p>2016-12-01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09" calcext:value-type="float">
            <text:p>-35.25609</text:p>
          </table:table-cell>
          <table:table-cell office:value-type="float" office:value="147.68506" calcext:value-type="float">
            <text:p>147.6850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 office:value-type="string" calcext:value-type="string">
            <text:p>037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arcutta, Mates Gully Rd.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25665" calcext:value-type="float">
            <text:p>-35.25665</text:p>
          </table:table-cell>
          <table:table-cell office:value-type="float" office:value="147.68486" calcext:value-type="float">
            <text:p>147.6848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 office:value-type="string" calcext:value-type="string">
            <text:p>038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53" calcext:value-type="float">
            <text:p>-35.8453</text:p>
          </table:table-cell>
          <table:table-cell office:value-type="float" office:value="147.19722" calcext:value-type="float">
            <text:p>147.197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 office:value-type="string" calcext:value-type="string">
            <text:p>039</text:p>
          </table:table-cell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Blue Metal Rest Area, M31</text:p>
          </table:table-cell>
          <table:table-cell/>
          <table:table-cell office:value-type="string" calcext:value-type="string">
            <text:p>2015-11-20</text:p>
          </table:table-cell>
          <table:table-cell/>
          <table:table-cell office:value-type="float" office:value="-35.84469" calcext:value-type="float">
            <text:p>-35.84469</text:p>
          </table:table-cell>
          <table:table-cell office:value-type="float" office:value="147.19794" calcext:value-type="float">
            <text:p>147.1979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b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icrocarp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8961" calcext:value-type="float">
            <text:p>-36.08961</text:p>
          </table:table-cell>
          <table:table-cell office:value-type="float" office:value="146.62105" calcext:value-type="float">
            <text:p>146.6210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64" calcext:value-type="float">
            <text:p>-36.09264</text:p>
          </table:table-cell>
          <table:table-cell office:value-type="float" office:value="146.61917" calcext:value-type="float">
            <text:p>146.6191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 office:value-type="string" calcext:value-type="string">
            <text:p>041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hiltern, Chiltern-Howlong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9272" calcext:value-type="float">
            <text:p>-36.09272</text:p>
          </table:table-cell>
          <table:table-cell office:value-type="float" office:value="146.61929" calcext:value-type="float">
            <text:p>146.6192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 office:value-type="string" calcext:value-type="string">
            <text:p>042</text:p>
          </table:table-cell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 - Recollect-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6-12-02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endina State Forest, Spring Dr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6.019" calcext:value-type="float">
            <text:p>-36.019</text:p>
          </table:table-cell>
          <table:table-cell office:value-type="float" office:value="146.29446" calcext:value-type="float">
            <text:p>146.2944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 office:value-type="string" calcext:value-type="string">
            <text:p>043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Urana, Walbundrie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5.38973" calcext:value-type="float">
            <text:p>-35.38973</text:p>
          </table:table-cell>
          <table:table-cell office:value-type="float" office:value="146.35303" calcext:value-type="float">
            <text:p>146.353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5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5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alba Nature Reserve, Hwy 94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47594" calcext:value-type="float">
            <text:p>-34.47594</text:p>
          </table:table-cell>
          <table:table-cell office:value-type="float" office:value="147.40941" calcext:value-type="float">
            <text:p>147.40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 office:value-type="string" calcext:value-type="string">
            <text:p>045</text:p>
          </table:table-cell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Orange, Old Forbes Rd.</text:p>
          </table:table-cell>
          <table:table-cell/>
          <table:table-cell office:value-type="string" calcext:value-type="string">
            <text:p>2015-11-21</text:p>
          </table:table-cell>
          <table:table-cell/>
          <table:table-cell office:value-type="float" office:value="-34.01205" calcext:value-type="float">
            <text:p>-34.01205</text:p>
          </table:table-cell>
          <table:table-cell office:value-type="float" office:value="148.12904" calcext:value-type="float">
            <text:p>148.1290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 office:value-type="string" calcext:value-type="string">
            <text:p>046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84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85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86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59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1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18" calcext:value-type="float">
            <text:p>-33.42118</text:p>
          </table:table-cell>
          <table:table-cell office:value-type="float" office:value="148.51154" calcext:value-type="float">
            <text:p>148.51154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67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 office:value-type="string" calcext:value-type="string">
            <text:p>047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EL2375669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ngar Natl Park, Dripping Rock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2108" calcext:value-type="float">
            <text:p>-33.42108</text:p>
          </table:table-cell>
          <table:table-cell office:value-type="float" office:value="148.51126" calcext:value-type="float">
            <text:p>148.5112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Eugowra, Escort Way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Eugowra, Escort Way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4 - Recollect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Eugowra, Escort Way</text:p>
          </table:table-cell>
          <table:table-cell office:value-type="string" calcext:value-type="string">
            <text:p>049</text:p>
          </table:table-cell>
          <table:table-cell office:value-type="string" calcext:value-type="string">
            <text:p>2016-11-30</text:p>
          </table:table-cell>
          <table:table-cell/>
          <table:table-cell office:value-type="float" office:value="-33.41328" calcext:value-type="float">
            <text:p>-33.41328</text:p>
          </table:table-cell>
          <table:table-cell office:value-type="float" office:value="148.22136" calcext:value-type="float">
            <text:p>148.221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 office:value-type="string" calcext:value-type="string">
            <text:p>050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lenwood State Forest, Cargo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31832" calcext:value-type="float">
            <text:p>-33.31832</text:p>
          </table:table-cell>
          <table:table-cell office:value-type="float" office:value="148.97163" calcext:value-type="float">
            <text:p>148.9716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 office:value-type="string" calcext:value-type="string">
            <text:p>051</text:p>
          </table:table-cell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ardens of Stone Natl Park, Glen Davis Rd.</text:p>
          </table:table-cell>
          <table:table-cell/>
          <table:table-cell office:value-type="string" calcext:value-type="string">
            <text:p>2015-11-22</text:p>
          </table:table-cell>
          <table:table-cell/>
          <table:table-cell office:value-type="float" office:value="-33.12436" calcext:value-type="float">
            <text:p>-33.12436</text:p>
          </table:table-cell>
          <table:table-cell office:value-type="float" office:value="150.01617" calcext:value-type="float">
            <text:p>150.0161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 office:value-type="string" calcext:value-type="string">
            <text:p>052</text:p>
          </table:table-cell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85" calcext:value-type="float">
            <text:p>-30.5285</text:p>
          </table:table-cell>
          <table:table-cell office:value-type="float" office:value="151.15897" calcext:value-type="float">
            <text:p>151.158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67i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oluccan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oluccana</text:p>
          </table:table-cell>
          <table:table-cell/>
          <table:table-cell office:value-type="string" calcext:value-type="string">
            <text:p>Uralla-Kingstown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2474" calcext:value-type="float">
            <text:p>-30.52474</text:p>
          </table:table-cell>
          <table:table-cell office:value-type="float" office:value="151.15401" calcext:value-type="float">
            <text:p>151.1540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Kingstwon-Retreat Rd, Kingstown</text:p>
          </table:table-cell>
          <table:table-cell office:value-type="string" calcext:value-type="string">
            <text:p>054</text:p>
          </table:table-cell>
          <table:table-cell office:value-type="string" calcext:value-type="string">
            <text:p>2015-12-15</text:p>
          </table:table-cell>
          <table:table-cell/>
          <table:table-cell office:value-type="float" office:value="-30.57301" calcext:value-type="float">
            <text:p>-30.57301</text:p>
          </table:table-cell>
          <table:table-cell office:value-type="float" office:value="151.09172" calcext:value-type="float">
            <text:p>151.0917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Kingstwon-Retreat Rd, Kingstown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57301" calcext:value-type="float">
            <text:p>-30.57301</text:p>
          </table:table-cell>
          <table:table-cell office:value-type="float" office:value="151.09172" calcext:value-type="float">
            <text:p>151.0917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 office:value-type="string" calcext:value-type="string">
            <text:p>055</text:p>
          </table:table-cell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6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Thunderbolts Way, Bundarra</text:p>
          </table:table-cell>
          <table:table-cell/>
          <table:table-cell office:value-type="string" calcext:value-type="string">
            <text:p>2015-12-15</text:p>
          </table:table-cell>
          <table:table-cell/>
          <table:table-cell office:value-type="float" office:value="-30.07144" calcext:value-type="float">
            <text:p>-30.07144</text:p>
          </table:table-cell>
          <table:table-cell office:value-type="float" office:value="151.09796" calcext:value-type="float">
            <text:p>151.0979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 office:value-type="string" calcext:value-type="string">
            <text:p>056</text:p>
          </table:table-cell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Stroud Road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62925" calcext:value-type="float">
            <text:p>-32.62925</text:p>
          </table:table-cell>
          <table:table-cell office:value-type="float" office:value="151.87758" calcext:value-type="float">
            <text:p>151.8775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 office:value-type="string" calcext:value-type="string">
            <text:p>057</text:p>
          </table:table-cell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Bucketts Way, Wards River</text:p>
          </table:table-cell>
          <table:table-cell/>
          <table:table-cell office:value-type="string" calcext:value-type="string">
            <text:p>2016-01-20</text:p>
          </table:table-cell>
          <table:table-cell/>
          <table:table-cell office:value-type="float" office:value="-32.23292" calcext:value-type="float">
            <text:p>-32.23292</text:p>
          </table:table-cell>
          <table:table-cell office:value-type="float" office:value="151.93147" calcext:value-type="float">
            <text:p>151.9314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 office:value-type="string" calcext:value-type="string">
            <text:p>058</text:p>
          </table:table-cell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Licola, Tamboritha Rd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60536" calcext:value-type="float">
            <text:p>-37.60536</text:p>
          </table:table-cell>
          <table:table-cell office:value-type="float" office:value="146.64015" calcext:value-type="float">
            <text:p>146.6401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 office:value-type="string" calcext:value-type="string">
            <text:p>059</text:p>
          </table:table-cell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octors Flat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46662" calcext:value-type="float">
            <text:p>-37.46662</text:p>
          </table:table-cell>
          <table:table-cell office:value-type="float" office:value="147.83218" calcext:value-type="float">
            <text:p>147.8321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 office:value-type="string" calcext:value-type="string">
            <text:p>060</text:p>
          </table:table-cell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4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Ensay</text:p>
          </table:table-cell>
          <table:table-cell/>
          <table:table-cell office:value-type="string" calcext:value-type="string">
            <text:p>2016-01-24</text:p>
          </table:table-cell>
          <table:table-cell/>
          <table:table-cell office:value-type="float" office:value="-37.36159" calcext:value-type="float">
            <text:p>-37.36159</text:p>
          </table:table-cell>
          <table:table-cell office:value-type="float" office:value="147.85228" calcext:value-type="float">
            <text:p>147.8522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 office:value-type="string" calcext:value-type="string">
            <text:p>061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uch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40165" calcext:value-type="float">
            <text:p>-37.40165</text:p>
          </table:table-cell>
          <table:table-cell office:value-type="float" office:value="148.21443" calcext:value-type="float">
            <text:p>148.2144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 office:value-type="string" calcext:value-type="string">
            <text:p>062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cKillop Bridge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7.07782" calcext:value-type="float">
            <text:p>-37.07782</text:p>
          </table:table-cell>
          <table:table-cell office:value-type="float" office:value="148.34419" calcext:value-type="float">
            <text:p>148.3441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 office:value-type="string" calcext:value-type="string">
            <text:p>063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7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uggan Buggan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96985" calcext:value-type="float">
            <text:p>-36.96985</text:p>
          </table:table-cell>
          <table:table-cell office:value-type="float" office:value="148.30525" calcext:value-type="float">
            <text:p>148.305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7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 office:value-type="string" calcext:value-type="string">
            <text:p>064</text:p>
          </table:table-cell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Kosciousko NP</text:p>
          </table:table-cell>
          <table:table-cell/>
          <table:table-cell office:value-type="string" calcext:value-type="string">
            <text:p>2016-01-25</text:p>
          </table:table-cell>
          <table:table-cell/>
          <table:table-cell office:value-type="float" office:value="-36.88718" calcext:value-type="float">
            <text:p>-36.88718</text:p>
          </table:table-cell>
          <table:table-cell office:value-type="float" office:value="148.42012" calcext:value-type="float">
            <text:p>148.42012</text:p>
          </table:table-cell>
          <table:table-cell/>
          <table:table-cell office:value-type="string" calcext:value-type="string">
            <text:p>VIC/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 office:value-type="string" calcext:value-type="string">
            <text:p>065</text:p>
          </table:table-cell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7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ombala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6.94525" calcext:value-type="float">
            <text:p>-36.94525</text:p>
          </table:table-cell>
          <table:table-cell office:value-type="float" office:value="149.4919" calcext:value-type="float">
            <text:p>149.49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 office:value-type="string" calcext:value-type="string">
            <text:p>066</text:p>
          </table:table-cell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Pericoe</text:p>
          </table:table-cell>
          <table:table-cell/>
          <table:table-cell office:value-type="string" calcext:value-type="string">
            <text:p>2016-01-26</text:p>
          </table:table-cell>
          <table:table-cell/>
          <table:table-cell office:value-type="float" office:value="-37.11934" calcext:value-type="float">
            <text:p>-37.11934</text:p>
          </table:table-cell>
          <table:table-cell office:value-type="float" office:value="149.65784" calcext:value-type="float">
            <text:p>149.6578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 office:value-type="string" calcext:value-type="string">
            <text:p>067</text:p>
          </table:table-cell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Bruthen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3619" calcext:value-type="float">
            <text:p>-37.3619</text:p>
          </table:table-cell>
          <table:table-cell office:value-type="float" office:value="149.66098" calcext:value-type="float">
            <text:p>149.6609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 office:value-type="string" calcext:value-type="string">
            <text:p>068</text:p>
          </table:table-cell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Swifts Cree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7.21575" calcext:value-type="float">
            <text:p>-37.21575</text:p>
          </table:table-cell>
          <table:table-cell office:value-type="float" office:value="147.71677" calcext:value-type="float">
            <text:p>147.7167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 office:value-type="string" calcext:value-type="string">
            <text:p>069</text:p>
          </table:table-cell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Yambuck</text:p>
          </table:table-cell>
          <table:table-cell/>
          <table:table-cell office:value-type="string" calcext:value-type="string">
            <text:p>2016-01-27</text:p>
          </table:table-cell>
          <table:table-cell/>
          <table:table-cell office:value-type="float" office:value="-36.31995" calcext:value-type="float">
            <text:p>-36.31995</text:p>
          </table:table-cell>
          <table:table-cell office:value-type="float" office:value="146.84286" calcext:value-type="float">
            <text:p>146.8428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 office:value-type="string" calcext:value-type="string">
            <text:p>070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6765" calcext:value-type="float">
            <text:p>-36.16765</text:p>
          </table:table-cell>
          <table:table-cell office:value-type="float" office:value="146.64908" calcext:value-type="float">
            <text:p>146.6490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 office:value-type="string" calcext:value-type="string">
            <text:p>071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7434" calcext:value-type="float">
            <text:p>-36.17434</text:p>
          </table:table-cell>
          <table:table-cell office:value-type="float" office:value="146.66263" calcext:value-type="float">
            <text:p>146.6626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 office:value-type="string" calcext:value-type="string">
            <text:p>072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Chiltern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14425" calcext:value-type="float">
            <text:p>-36.14425</text:p>
          </table:table-cell>
          <table:table-cell office:value-type="float" office:value="146.65103" calcext:value-type="float">
            <text:p>146.6510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 office:value-type="string" calcext:value-type="string">
            <text:p>073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7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2.24456" calcext:value-type="float">
            <text:p>-32.24456</text:p>
          </table:table-cell>
          <table:table-cell office:value-type="float" office:value="146.18248" calcext:value-type="float">
            <text:p>146.18248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 office:value-type="string" calcext:value-type="string">
            <text:p>074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8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angatta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26528" calcext:value-type="float">
            <text:p>-36.26528</text:p>
          </table:table-cell>
          <table:table-cell office:value-type="float" office:value="146.15425" calcext:value-type="float">
            <text:p>146.15425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8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 office:value-type="string" calcext:value-type="string">
            <text:p>075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8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60631" calcext:value-type="float">
            <text:p>-36.60631</text:p>
          </table:table-cell>
          <table:table-cell office:value-type="float" office:value="145.92644" calcext:value-type="float">
            <text:p>145.9264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 office:value-type="string" calcext:value-type="string">
            <text:p>076</text:p>
          </table:table-cell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0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Reef Road State Park</text:p>
          </table:table-cell>
          <table:table-cell/>
          <table:table-cell office:value-type="string" calcext:value-type="string">
            <text:p>2016-01-29</text:p>
          </table:table-cell>
          <table:table-cell/>
          <table:table-cell office:value-type="float" office:value="-36.5877" calcext:value-type="float">
            <text:p>-36.5877</text:p>
          </table:table-cell>
          <table:table-cell office:value-type="float" office:value="145.96066" calcext:value-type="float">
            <text:p>145.9606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 office:value-type="string" calcext:value-type="string">
            <text:p>077</text:p>
          </table:table-cell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Alexandra</text:p>
          </table:table-cell>
          <table:table-cell/>
          <table:table-cell office:value-type="string" calcext:value-type="string">
            <text:p>30/1/016</text:p>
          </table:table-cell>
          <table:table-cell/>
          <table:table-cell office:value-type="float" office:value="-37.21685" calcext:value-type="float">
            <text:p>-37.21685</text:p>
          </table:table-cell>
          <table:table-cell office:value-type="float" office:value="145.73489" calcext:value-type="float">
            <text:p>145.7348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tricarpa</text:p>
          </table:table-cell>
          <table:table-cell office:value-type="string" calcext:value-type="string">
            <text:p>Eucalyptus tricarpa</text:p>
          </table:table-cell>
          <table:table-cell/>
          <table:table-cell office:value-type="string" calcext:value-type="string">
            <text:p>Puckapanyl</text:p>
          </table:table-cell>
          <table:table-cell office:value-type="string" calcext:value-type="string">
            <text:p>078</text:p>
          </table:table-cell>
          <table:table-cell office:value-type="string" calcext:value-type="string">
            <text:p>2016-01-30</text:p>
          </table:table-cell>
          <table:table-cell/>
          <table:table-cell office:value-type="float" office:value="-37.00641" calcext:value-type="float">
            <text:p>-37.00641</text:p>
          </table:table-cell>
          <table:table-cell office:value-type="float" office:value="145.00121" calcext:value-type="float">
            <text:p>145.0012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 office:value-type="string" calcext:value-type="string">
            <text:p>079</text:p>
          </table:table-cell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Heathcote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93458" calcext:value-type="float">
            <text:p>-36.93458</text:p>
          </table:table-cell>
          <table:table-cell office:value-type="float" office:value="144.74492" calcext:value-type="float">
            <text:p>144.7449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4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Lake Eppalock</text:p>
          </table:table-cell>
          <table:table-cell/>
          <table:table-cell office:value-type="string" calcext:value-type="string">
            <text:p>2016-01-30</text:p>
          </table:table-cell>
          <table:table-cell/>
          <table:table-cell office:value-type="float" office:value="-36.84715" calcext:value-type="float">
            <text:p>-36.84715</text:p>
          </table:table-cell>
          <table:table-cell office:value-type="float" office:value="144.52614" calcext:value-type="float">
            <text:p>144.52614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395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albensXmicrocarpa</text:p>
          </table:table-cell>
          <table:table-cell office:value-type="string" calcext:value-type="string">
            <text:p>albens</text:p>
          </table:table-cell>
          <table:table-cell office:value-type="string" calcext:value-type="string">
            <text:p>hybrid albens x microcarpa</text:p>
          </table:table-cell>
          <table:table-cell/>
          <table:table-cell office:value-type="string" calcext:value-type="string">
            <text:p>Powers Rd, Woodstock on Loddon</text:p>
          </table:table-cell>
          <table:table-cell office:value-type="string" calcext:value-type="string">
            <text:p>081</text:p>
          </table:table-cell>
          <table:table-cell office:value-type="string" calcext:value-type="string">
            <text:p>2016-01-31</text:p>
          </table:table-cell>
          <table:table-cell/>
          <table:table-cell office:value-type="float" office:value="-36.76884" calcext:value-type="float">
            <text:p>-36.76884</text:p>
          </table:table-cell>
          <table:table-cell office:value-type="float" office:value="144.07336" calcext:value-type="float">
            <text:p>144.0733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/>
          <table:table-cell office:value-type="string" calcext:value-type="string">
            <text:p>Teddington Rd, Stuart Mill</text:p>
          </table:table-cell>
          <table:table-cell office:value-type="string" calcext:value-type="string">
            <text:p>082</text:p>
          </table:table-cell>
          <table:table-cell office:value-type="string" calcext:value-type="string">
            <text:p>2016-01-31</text:p>
          </table:table-cell>
          <table:table-cell/>
          <table:table-cell office:value-type="float" office:value="-36.81995" calcext:value-type="float">
            <text:p>-36.81995</text:p>
          </table:table-cell>
          <table:table-cell office:value-type="float" office:value="143.2767" calcext:value-type="float">
            <text:p>143.276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 office:value-type="string" calcext:value-type="string">
            <text:p>083</text:p>
          </table:table-cell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Dergholm State Park</text:p>
          </table:table-cell>
          <table:table-cell/>
          <table:table-cell office:value-type="string" calcext:value-type="string">
            <text:p>2016-02-01</text:p>
          </table:table-cell>
          <table:table-cell/>
          <table:table-cell office:value-type="float" office:value="-37.28408" calcext:value-type="float">
            <text:p>-37.28408</text:p>
          </table:table-cell>
          <table:table-cell office:value-type="float" office:value="141.18732" calcext:value-type="float">
            <text:p>141.18732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herrypool, Rockland Reservoir</text:p>
          </table:table-cell>
          <table:table-cell/>
          <table:table-cell office:value-type="string" calcext:value-type="string">
            <text:p>2016-02-02</text:p>
          </table:table-cell>
          <table:table-cell/>
          <table:table-cell office:value-type="float" office:value="-37.22194" calcext:value-type="float">
            <text:p>-37.22194</text:p>
          </table:table-cell>
          <table:table-cell office:value-type="float" office:value="142.04807" calcext:value-type="float">
            <text:p>142.0480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 office:value-type="string" calcext:value-type="string">
            <text:p>085</text:p>
          </table:table-cell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39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Castlemaine</text:p>
          </table:table-cell>
          <table:table-cell/>
          <table:table-cell office:value-type="string" calcext:value-type="string">
            <text:p>2016-01-03</text:p>
          </table:table-cell>
          <table:table-cell/>
          <table:table-cell office:value-type="float" office:value="-37.1632" calcext:value-type="float">
            <text:p>-37.1632</text:p>
          </table:table-cell>
          <table:table-cell office:value-type="float" office:value="144.08661" calcext:value-type="float">
            <text:p>144.08661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 office:value-type="string" calcext:value-type="string">
            <text:p>086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375" calcext:value-type="float">
            <text:p>-30.44375</text:p>
          </table:table-cell>
          <table:table-cell office:value-type="float" office:value="151.25961" calcext:value-type="float">
            <text:p>151.2596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 office:value-type="string" calcext:value-type="string">
            <text:p>087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1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orreyburn Rd, Yarrowyck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44023" calcext:value-type="float">
            <text:p>-30.44023</text:p>
          </table:table-cell>
          <table:table-cell office:value-type="float" office:value="151.25069" calcext:value-type="float">
            <text:p>151.2506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 office:value-type="string" calcext:value-type="string">
            <text:p>089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 Rd, Copeto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04322" calcext:value-type="float">
            <text:p>-30.04322</text:p>
          </table:table-cell>
          <table:table-cell office:value-type="float" office:value="150.94122" calcext:value-type="float">
            <text:p>150.94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2441" calcext:value-type="float">
            <text:p>-29.92441</text:p>
          </table:table-cell>
          <table:table-cell office:value-type="float" office:value="150.93559" calcext:value-type="float">
            <text:p>150.93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 office:value-type="string" calcext:value-type="string">
            <text:p>091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Copeton Dam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29.98952" calcext:value-type="float">
            <text:p>-29.98952</text:p>
          </table:table-cell>
          <table:table-cell office:value-type="float" office:value="150.85857" calcext:value-type="float">
            <text:p>150.858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 office:value-type="string" calcext:value-type="string">
            <text:p>092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aldersleigh Rd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2862" calcext:value-type="float">
            <text:p>-30.22862</text:p>
          </table:table-cell>
          <table:table-cell office:value-type="float" office:value="151.23865" calcext:value-type="float">
            <text:p>151.2386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 office:value-type="string" calcext:value-type="string">
            <text:p>093</text:p>
          </table:table-cell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aldersleigh Rd, The Basin</text:p>
          </table:table-cell>
          <table:table-cell/>
          <table:table-cell office:value-type="string" calcext:value-type="string">
            <text:p>2016-04-05</text:p>
          </table:table-cell>
          <table:table-cell/>
          <table:table-cell office:value-type="float" office:value="-30.23707" calcext:value-type="float">
            <text:p>-30.23707</text:p>
          </table:table-cell>
          <table:table-cell office:value-type="float" office:value="151.252" calcext:value-type="float">
            <text:p>151.25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0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 office:value-type="string" calcext:value-type="string">
            <text:p>094</text:p>
          </table:table-cell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/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/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/>
          <table:table-cell office:value-type="string" calcext:value-type="string">
            <text:p>2016-04-06</text:p>
          </table:table-cell>
          <table:table-cell/>
          <table:table-cell office:value-type="float" office:value="-30.05045" calcext:value-type="float">
            <text:p>-30.05045</text:p>
          </table:table-cell>
          <table:table-cell office:value-type="float" office:value="152.63814" calcext:value-type="float">
            <text:p>152.6381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ptus crebra</text:p>
          </table:table-cell>
          <table:table-cell/>
          <table:table-cell office:value-type="string" calcext:value-type="string">
            <text:p>Nymboidea</text:p>
          </table:table-cell>
          <table:table-cell office:value-type="string" calcext:value-type="string">
            <text:p>095</text:p>
          </table:table-cell>
          <table:table-cell office:value-type="string" calcext:value-type="string">
            <text:p>2016-04-06</text:p>
          </table:table-cell>
          <table:table-cell/>
          <table:table-cell office:value-type="float" office:value="-29.92432" calcext:value-type="float">
            <text:p>-29.92432</text:p>
          </table:table-cell>
          <table:table-cell office:value-type="float" office:value="152.75188" calcext:value-type="float">
            <text:p>152.7518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0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Nymboidea</text:p>
          </table:table-cell>
          <table:table-cell office:value-type="string" calcext:value-type="string">
            <text:p>096</text:p>
          </table:table-cell>
          <table:table-cell office:value-type="string" calcext:value-type="string">
            <text:p>2016-04-06</text:p>
          </table:table-cell>
          <table:table-cell/>
          <table:table-cell office:value-type="float" office:value="-29.92485" calcext:value-type="float">
            <text:p>-29.92485</text:p>
          </table:table-cell>
          <table:table-cell office:value-type="float" office:value="152.75122" calcext:value-type="float">
            <text:p>152.7512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 office:value-type="string" calcext:value-type="string">
            <text:p>097</text:p>
          </table:table-cell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Old Grafton Rd, Gibraltar</text:p>
          </table:table-cell>
          <table:table-cell/>
          <table:table-cell office:value-type="string" calcext:value-type="string">
            <text:p>2016-04-07</text:p>
          </table:table-cell>
          <table:table-cell/>
          <table:table-cell office:value-type="float" office:value="-29.69687" calcext:value-type="float">
            <text:p>-29.69687</text:p>
          </table:table-cell>
          <table:table-cell office:value-type="float" office:value="152.10593" calcext:value-type="float">
            <text:p>152.1059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Old Grafton Rd, Gibraltar</text:p>
          </table:table-cell>
          <table:table-cell office:value-type="string" calcext:value-type="string">
            <text:p>098</text:p>
          </table:table-cell>
          <table:table-cell office:value-type="string" calcext:value-type="string">
            <text:p>2016-04-07</text:p>
          </table:table-cell>
          <table:table-cell/>
          <table:table-cell office:value-type="float" office:value="-29.69674" calcext:value-type="float">
            <text:p>-29.69674</text:p>
          </table:table-cell>
          <table:table-cell office:value-type="float" office:value="152.10576" calcext:value-type="float">
            <text:p>152.1057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Appleby Rd, Moonb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96459" calcext:value-type="float">
            <text:p>-30.96459</text:p>
          </table:table-cell>
          <table:table-cell office:value-type="float" office:value="150.84267" calcext:value-type="float">
            <text:p>150.842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oggabri - private land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70737" calcext:value-type="float">
            <text:p>-30.70737</text:p>
          </table:table-cell>
          <table:table-cell office:value-type="float" office:value="150.09621" calcext:value-type="float">
            <text:p>150.0962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2016-06-16</text:p>
          </table:table-cell>
          <table:table-cell/>
          <table:table-cell office:value-type="float" office:value="-30.49283" calcext:value-type="float">
            <text:p>-30.49283</text:p>
          </table:table-cell>
          <table:table-cell office:value-type="float" office:value="149.94203" calcext:value-type="float">
            <text:p>149.942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Killarney Forest, Narrabri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24" calcext:value-type="float">
            <text:p>-30.24</text:p>
          </table:table-cell>
          <table:table-cell office:value-type="float" office:value="149.88559" calcext:value-type="float">
            <text:p>149.8855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22" calcext:value-type="float">
            <text:p>-30.32322</text:p>
          </table:table-cell>
          <table:table-cell office:value-type="float" office:value="149.26971" calcext:value-type="float">
            <text:p>149.269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Weewaa</text:p>
          </table:table-cell>
          <table:table-cell office:value-type="string" calcext:value-type="string">
            <text:p>099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0.32377" calcext:value-type="float">
            <text:p>-30.32377</text:p>
          </table:table-cell>
          <table:table-cell office:value-type="float" office:value="149.26567" calcext:value-type="float">
            <text:p>149.265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Weewa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0.32377" calcext:value-type="float">
            <text:p>-30.32377</text:p>
          </table:table-cell>
          <table:table-cell office:value-type="float" office:value="149.26567" calcext:value-type="float">
            <text:p>149.265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1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8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The Pilliga</text:p>
          </table:table-cell>
          <table:table-cell/>
          <table:table-cell office:value-type="string" calcext:value-type="string">
            <text:p>2016-06-17</text:p>
          </table:table-cell>
          <table:table-cell/>
          <table:table-cell office:value-type="float" office:value="-31.05012" calcext:value-type="float">
            <text:p>-31.05012</text:p>
          </table:table-cell>
          <table:table-cell office:value-type="float" office:value="149.23013" calcext:value-type="float">
            <text:p>149.2301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1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Warrumbungl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1.35926" calcext:value-type="float">
            <text:p>-31.35926</text:p>
          </table:table-cell>
          <table:table-cell office:value-type="float" office:value="148.93951" calcext:value-type="float">
            <text:p>148.9395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1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Narromine</text:p>
          </table:table-cell>
          <table:table-cell/>
          <table:table-cell office:value-type="string" calcext:value-type="string">
            <text:p>2016-06-23</text:p>
          </table:table-cell>
          <table:table-cell/>
          <table:table-cell office:value-type="float" office:value="-32.36597" calcext:value-type="float">
            <text:p>-32.36597</text:p>
          </table:table-cell>
          <table:table-cell office:value-type="float" office:value="148.23103" calcext:value-type="float">
            <text:p>148.2310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2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2.22311" calcext:value-type="float">
            <text:p>-32.22311</text:p>
          </table:table-cell>
          <table:table-cell office:value-type="float" office:value="148.66797" calcext:value-type="float">
            <text:p>148.6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oluccana</text:p>
          </table:table-cell>
          <table:table-cell office:value-type="string" calcext:value-type="string">
            <text:p>Eucalyptus moluccana</text:p>
          </table:table-cell>
          <table:table-cell/>
          <table:table-cell office:value-type="string" calcext:value-type="string">
            <text:p>Coolah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82373" calcext:value-type="float">
            <text:p>-31.82373</text:p>
          </table:table-cell>
          <table:table-cell office:value-type="float" office:value="149.68475" calcext:value-type="float">
            <text:p>149.6847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4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Ardglen</text:p>
          </table:table-cell>
          <table:table-cell/>
          <table:table-cell office:value-type="string" calcext:value-type="string">
            <text:p>2016-06-24</text:p>
          </table:table-cell>
          <table:table-cell/>
          <table:table-cell office:value-type="float" office:value="-31.71111" calcext:value-type="float">
            <text:p>-31.71111</text:p>
          </table:table-cell>
          <table:table-cell office:value-type="float" office:value="150.6998" calcext:value-type="float">
            <text:p>150.69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756" calcext:value-type="float">
            <text:p>-30.30756</text:p>
          </table:table-cell>
          <table:table-cell office:value-type="float" office:value="151.20671" calcext:value-type="float">
            <text:p>151.206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0846" calcext:value-type="float">
            <text:p>-30.30846</text:p>
          </table:table-cell>
          <table:table-cell office:value-type="float" office:value="151.20667" calcext:value-type="float">
            <text:p>151.2066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7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7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7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7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aleyi</text:p>
          </table:table-cell>
          <table:table-cell office:value-type="string" calcext:value-type="string">
            <text:p>Eucalyptus caleyi</text:p>
          </table:table-cell>
          <table:table-cell/>
          <table:table-cell office:value-type="string" calcext:value-type="string">
            <text:p>Bundarra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30.36709" calcext:value-type="float">
            <text:p>-30.36709</text:p>
          </table:table-cell>
          <table:table-cell office:value-type="float" office:value="151.25757" calcext:value-type="float">
            <text:p>151.2575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2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8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Inverell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9.6731" calcext:value-type="float">
            <text:p>-29.6731</text:p>
          </table:table-cell>
          <table:table-cell office:value-type="float" office:value="151.15315" calcext:value-type="float">
            <text:p>151.15315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29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Texas </text:p>
          </table:table-cell>
          <table:table-cell/>
          <table:table-cell office:value-type="string" calcext:value-type="string">
            <text:p>2016-07-09</text:p>
          </table:table-cell>
          <table:table-cell/>
          <table:table-cell office:value-type="float" office:value="-28.77243" calcext:value-type="float">
            <text:p>-28.77243</text:p>
          </table:table-cell>
          <table:table-cell office:value-type="float" office:value="151.21523" calcext:value-type="float">
            <text:p>151.2152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0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25" calcext:value-type="float">
            <text:p>-28.56925</text:p>
          </table:table-cell>
          <table:table-cell office:value-type="float" office:value="151.07571" calcext:value-type="float">
            <text:p>151.07571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1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rebra</text:p>
          </table:table-cell>
          <table:table-cell office:value-type="string" calcext:value-type="string">
            <text:p>Eucalyptus crebr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56955" calcext:value-type="float">
            <text:p>-28.56955</text:p>
          </table:table-cell>
          <table:table-cell office:value-type="float" office:value="151.07539" calcext:value-type="float">
            <text:p>151.0753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2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lendon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18033" calcext:value-type="float">
            <text:p>-28.18033</text:p>
          </table:table-cell>
          <table:table-cell office:value-type="float" office:value="151.66934" calcext:value-type="float">
            <text:p>151.66934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2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fibrosa</text:p>
          </table:table-cell>
          <table:table-cell office:value-type="string" calcext:value-type="string">
            <text:p>Eucalyptus fibrosa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8033" calcext:value-type="float">
            <text:p>-28.18033</text:p>
          </table:table-cell>
          <table:table-cell office:value-type="float" office:value="151.66934" calcext:value-type="float">
            <text:p>151.66934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J43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3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Glendon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8.17577" calcext:value-type="float">
            <text:p>-28.17577</text:p>
          </table:table-cell>
          <table:table-cell office:value-type="float" office:value="151.6577" calcext:value-type="float">
            <text:p>151.657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Allora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7.7547" calcext:value-type="float">
            <text:p>-27.7547</text:p>
          </table:table-cell>
          <table:table-cell office:value-type="float" office:value="152.1189" calcext:value-type="float">
            <text:p>152.118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4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Allora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7.7547" calcext:value-type="float">
            <text:p>-27.7547</text:p>
          </table:table-cell>
          <table:table-cell office:value-type="float" office:value="152.1189" calcext:value-type="float">
            <text:p>152.118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4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Allora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7.7547" calcext:value-type="float">
            <text:p>-27.7547</text:p>
          </table:table-cell>
          <table:table-cell office:value-type="float" office:value="152.1189" calcext:value-type="float">
            <text:p>152.118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5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sideroxylon</text:p>
          </table:table-cell>
          <table:table-cell office:value-type="string" calcext:value-type="string">
            <text:p>Eucalyptus sideroxylon</text:p>
          </table:table-cell>
          <table:table-cell/>
          <table:table-cell office:value-type="string" calcext:value-type="string">
            <text:p>Wondai</text:p>
          </table:table-cell>
          <table:table-cell/>
          <table:table-cell office:value-type="string" calcext:value-type="string">
            <text:p>2016-07-10</text:p>
          </table:table-cell>
          <table:table-cell/>
          <table:table-cell office:value-type="float" office:value="-26.36944" calcext:value-type="float">
            <text:p>-26.36944</text:p>
          </table:table-cell>
          <table:table-cell office:value-type="float" office:value="151.88103" calcext:value-type="float">
            <text:p>151.88103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d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e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f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g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h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6i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Kulpi</text:p>
          </table:table-cell>
          <table:table-cell/>
          <table:table-cell office:value-type="string" calcext:value-type="string">
            <text:p>2016-07-11</text:p>
          </table:table-cell>
          <table:table-cell/>
          <table:table-cell office:value-type="float" office:value="-27.18896" calcext:value-type="float">
            <text:p>-27.18896</text:p>
          </table:table-cell>
          <table:table-cell office:value-type="float" office:value="151.73259" calcext:value-type="float">
            <text:p>151.73259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7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  <table:table-cell/>
          <table:table-cell office:value-type="string" calcext:value-type="string">
            <text:p>Bundarra, Thunderbolts Way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30.27552" calcext:value-type="float">
            <text:p>-30.27552</text:p>
          </table:table-cell>
          <table:table-cell office:value-type="float" office:value="151.18698" calcext:value-type="float">
            <text:p>151.18698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J438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ideroxylonXmelliodora</text:p>
          </table:table-cell>
          <table:table-cell office:value-type="string" calcext:value-type="string">
            <text:p>sideroxylon</text:p>
          </table:table-cell>
          <table:table-cell office:value-type="string" calcext:value-type="string">
            <text:p>hybrid sideroxylon x melliodora</text:p>
          </table:table-cell>
          <table:table-cell/>
          <table:table-cell office:value-type="string" calcext:value-type="string">
            <text:p>Bundarra, Thunderbolts Way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2016-11-28</text:p>
          </table:table-cell>
          <table:table-cell/>
          <table:table-cell office:value-type="float" office:value="-30.27563" calcext:value-type="float">
            <text:p>-30.27563</text:p>
          </table:table-cell>
          <table:table-cell office:value-type="float" office:value="151.18764" calcext:value-type="float">
            <text:p>151.18764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1a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1b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3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1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elMosaic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Yeoval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SW</text:p>
          </table:table-cell>
          <table:table-cell office:value-type="string" calcext:value-type="string">
            <text:p>Merged from M1a-c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L0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elrose-Trangie Rd, Albert Murrumbidgee NP</text:p>
          </table:table-cell>
          <table:table-cell/>
          <table:table-cell office:value-type="string" calcext:value-type="string">
            <text:p>2013-10-16</text:p>
          </table:table-cell>
          <table:table-cell/>
          <table:table-cell office:value-type="float" office:value="-32.3742" calcext:value-type="float">
            <text:p>-32.3742</text:p>
          </table:table-cell>
          <table:table-cell office:value-type="float" office:value="147.4871" calcext:value-type="float">
            <text:p>147.487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BJ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Berry Jerry State Forest</text:p>
          </table:table-cell>
          <table:table-cell/>
          <table:table-cell office:value-type="string" calcext:value-type="string">
            <text:p>2013-11-18</text:p>
          </table:table-cell>
          <table:table-cell/>
          <table:table-cell office:value-type="float" office:value="-35.05268" calcext:value-type="float">
            <text:p>-35.05268</text:p>
          </table:table-cell>
          <table:table-cell office:value-type="float" office:value="147.0439" calcext:value-type="float">
            <text:p>147.043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CD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ondobolin</text:p>
          </table:table-cell>
          <table:table-cell/>
          <table:table-cell office:value-type="string" calcext:value-type="string">
            <text:p>2013-11-17</text:p>
          </table:table-cell>
          <table:table-cell/>
          <table:table-cell office:value-type="float" office:value="-32.89835" calcext:value-type="float">
            <text:p>-32.89835</text:p>
          </table:table-cell>
          <table:table-cell office:value-type="float" office:value="147.05836" calcext:value-type="float">
            <text:p>147.05836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CR1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rowther</text:p>
          </table:table-cell>
          <table:table-cell/>
          <table:table-cell office:value-type="string" calcext:value-type="string">
            <text:p>2013-11-15</text:p>
          </table:table-cell>
          <table:table-cell/>
          <table:table-cell office:value-type="float" office:value="-34.08362" calcext:value-type="float">
            <text:p>-34.08362</text:p>
          </table:table-cell>
          <table:table-cell office:value-type="float" office:value="148.51941" calcext:value-type="float">
            <text:p>148.51941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CR3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Crowther</text:p>
          </table:table-cell>
          <table:table-cell/>
          <table:table-cell office:value-type="string" calcext:value-type="string">
            <text:p>2013-11-15</text:p>
          </table:table-cell>
          <table:table-cell/>
          <table:table-cell office:value-type="float" office:value="-34.08949" calcext:value-type="float">
            <text:p>-34.08949</text:p>
          </table:table-cell>
          <table:table-cell office:value-type="float" office:value="148.51412" calcext:value-type="float">
            <text:p>148.51412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DU1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Dubbo</text:p>
          </table:table-cell>
          <table:table-cell/>
          <table:table-cell office:value-type="string" calcext:value-type="string">
            <text:p>2013-10-15</text:p>
          </table:table-cell>
          <table:table-cell/>
          <table:table-cell office:value-type="float" office:value="-32.32624" calcext:value-type="float">
            <text:p>-32.32624</text:p>
          </table:table-cell>
          <table:table-cell office:value-type="float" office:value="148.51287" calcext:value-type="float">
            <text:p>148.5128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1046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Lake <text:s/>Eyre</text:p>
          </table:table-cell>
          <table:table-cell/>
          <table:table-cell office:value-type="string" calcext:value-type="string">
            <text:p>1960-11-10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2592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Maranoa</text:p>
          </table:table-cell>
          <table:table-cell/>
          <table:table-cell office:value-type="string" calcext:value-type="string">
            <text:p>1972-09-05</text:p>
          </table:table-cell>
          <table:table-cell table:number-columns-repeated="4"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2595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Eyre Peninsula</text:p>
          </table:table-cell>
          <table:table-cell/>
          <table:table-cell office:value-type="string" calcext:value-type="string">
            <text:p>1972-11-02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3595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Coonalpyn</text:p>
          </table:table-cell>
          <table:table-cell/>
          <table:table-cell office:value-type="string" calcext:value-type="string">
            <text:p>1972-11-04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3595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Murray</text:p>
          </table:table-cell>
          <table:table-cell/>
          <table:table-cell office:value-type="string" calcext:value-type="string">
            <text:p>1972-11-04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3681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/>
          <table:table-cell office:value-type="string" calcext:value-type="string">
            <text:p>Hall Creek Road</text:p>
          </table:table-cell>
          <table:table-cell/>
          <table:table-cell office:value-type="string" calcext:value-type="string">
            <text:p>1964-01-14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37169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/>
          <table:table-cell office:value-type="string" calcext:value-type="string">
            <text:p>Alligator Creek</text:p>
          </table:table-cell>
          <table:table-cell/>
          <table:table-cell office:value-type="string" calcext:value-type="string">
            <text:p>1960-06-11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3764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Narrabri</text:p>
          </table:table-cell>
          <table:table-cell/>
          <table:table-cell office:value-type="string" calcext:value-type="string">
            <text:p>1978-09-11</text:p>
          </table:table-cell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4583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Gilgandra</text:p>
          </table:table-cell>
          <table:table-cell/>
          <table:table-cell office:value-type="string" calcext:value-type="string">
            <text:p>1958-10-01</text:p>
          </table:table-cell>
          <table:table-cell table:number-columns-repeated="4"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6775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 </text:p>
          </table:table-cell>
          <table:table-cell/>
          <table:table-cell office:value-type="string" calcext:value-type="string">
            <text:p>Sandland Road</text:p>
          </table:table-cell>
          <table:table-cell/>
          <table:table-cell office:value-type="string" calcext:value-type="string">
            <text:p>1994-08-27</text:p>
          </table:table-cell>
          <table:table-cell table:number-columns-repeated="4"/>
          <table:table-cell office:value-type="string" calcext:value-type="string">
            <text:p>SA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E9053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woollsiana</text:p>
          </table:table-cell>
          <table:table-cell office:value-type="string" calcext:value-type="string">
            <text:p>Eucalpyptus woollsian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office:value-type="string" calcext:value-type="string">
            <text:p>2006-10-25</text:p>
          </table:table-cell>
          <table:table-cell table:number-columns-repeated="4"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A100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 Rd</text:p>
          </table:table-cell>
          <table:table-cell/>
          <table:table-cell table:style-name="Default"/>
          <table:table-cell table:number-columns-repeated="9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RA1007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Bundarra Rd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LC71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Storm King</text:p>
          </table:table-cell>
          <table:table-cell/>
          <table:table-cell table:style-name="Default"/>
          <table:table-cell/>
          <table:table-cell office:value-type="float" office:value="-28.68758" calcext:value-type="float">
            <text:p>-28.68758</text:p>
          </table:table-cell>
          <table:table-cell office:value-type="float" office:value="151.96238" calcext:value-type="float">
            <text:p>151.96238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LC72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 </text:p>
          </table:table-cell>
          <table:table-cell/>
          <table:table-cell table:style-name="Default"/>
          <table:table-cell/>
          <table:table-cell office:value-type="float" office:value="-29.06569" calcext:value-type="float">
            <text:p>-29.06569</text:p>
          </table:table-cell>
          <table:table-cell office:value-type="float" office:value="151.98833" calcext:value-type="float">
            <text:p>151.98833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LC72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Dundee</text:p>
          </table:table-cell>
          <table:table-cell/>
          <table:table-cell table:style-name="Default"/>
          <table:table-cell/>
          <table:table-cell office:value-type="float" office:value="-29.60563" calcext:value-type="float">
            <text:p>-29.60563</text:p>
          </table:table-cell>
          <table:table-cell office:value-type="float" office:value="151.86797" calcext:value-type="float">
            <text:p>151.86797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LC726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Abington</text:p>
          </table:table-cell>
          <table:table-cell/>
          <table:table-cell table:style-name="Default"/>
          <table:table-cell/>
          <table:table-cell office:value-type="float" office:value="-30.28358" calcext:value-type="float">
            <text:p>-30.28358</text:p>
          </table:table-cell>
          <table:table-cell office:value-type="float" office:value="151.19619" calcext:value-type="float">
            <text:p>151.19619</text:p>
          </table:table-cell>
          <table:table-cell/>
          <table:table-cell office:value-type="string" calcext:value-type="string">
            <text:p>NSW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LC775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 </text:p>
          </table:table-cell>
          <table:table-cell/>
          <table:table-cell table:style-name="Default"/>
          <table:table-cell/>
          <table:table-cell office:value-type="float" office:value="-28.39502" calcext:value-type="float">
            <text:p>-28.39502</text:p>
          </table:table-cell>
          <table:table-cell office:value-type="float" office:value="151.31197" calcext:value-type="float">
            <text:p>151.31197</text:p>
          </table:table-cell>
          <table:table-cell/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MA01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t Arapiles State Park</text:p>
          </table:table-cell>
          <table:table-cell/>
          <table:table-cell office:value-type="string" calcext:value-type="string">
            <text:p>2013-10-28</text:p>
          </table:table-cell>
          <table:table-cell/>
          <table:table-cell office:value-type="float" office:value="-36.77474" calcext:value-type="float">
            <text:p>-36.77474</text:p>
          </table:table-cell>
          <table:table-cell office:value-type="float" office:value="141.81787" calcext:value-type="float">
            <text:p>141.81787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MA18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t Arapiles State Park</text:p>
          </table:table-cell>
          <table:table-cell/>
          <table:table-cell office:value-type="string" calcext:value-type="string">
            <text:p>2013-10-28</text:p>
          </table:table-cell>
          <table:table-cell/>
          <table:table-cell office:value-type="float" office:value="-36.77474" calcext:value-type="float">
            <text:p>-36.77474</text:p>
          </table:table-cell>
          <table:table-cell office:value-type="float" office:value="141.82599" calcext:value-type="float">
            <text:p>141.82599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MA30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t Arapiles State Park</text:p>
          </table:table-cell>
          <table:table-cell/>
          <table:table-cell office:value-type="string" calcext:value-type="string">
            <text:p>2013-10-28</text:p>
          </table:table-cell>
          <table:table-cell/>
          <table:table-cell office:value-type="float" office:value="-36.77254" calcext:value-type="float">
            <text:p>-36.77254</text:p>
          </table:table-cell>
          <table:table-cell office:value-type="float" office:value="141.82553" calcext:value-type="float">
            <text:p>141.82553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VWG14</text:p>
          </table:table-cell>
          <table:table-cell office:value-type="string" calcext:value-type="string">
            <text:p>Jasmine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Werribee Gorge State Park</text:p>
          </table:table-cell>
          <table:table-cell/>
          <table:table-cell office:value-type="string" calcext:value-type="string">
            <text:p>2013-12-03</text:p>
          </table:table-cell>
          <table:table-cell/>
          <table:table-cell office:value-type="float" office:value="-37.67129" calcext:value-type="float">
            <text:p>-37.67129</text:p>
          </table:table-cell>
          <table:table-cell office:value-type="float" office:value="144.36256" calcext:value-type="float">
            <text:p>144.36256</text:p>
          </table:table-cell>
          <table:table-cell/>
          <table:table-cell office:value-type="string" calcext:value-type="string">
            <text:p>VIC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NE000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2</text:p>
          </table:table-cell>
          <table:table-cell office:value-type="float" office:value="-29.84968" calcext:value-type="float">
            <text:p>-29.84968</text:p>
          </table:table-cell>
          <table:table-cell office:value-type="float" office:value="152.00146" calcext:value-type="float">
            <text:p>152.00146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4,39*,34; ringbarked (CBH = circumference at breast height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0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3</text:p>
          </table:table-cell>
          <table:table-cell office:value-type="float" office:value="-29.84982" calcext:value-type="float">
            <text:p>-29.84982</text:p>
          </table:table-cell>
          <table:table-cell office:value-type="float" office:value="152.00136" calcext:value-type="float">
            <text:p>152.00136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94; ringbarked, steril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elliodora ?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4</text:p>
          </table:table-cell>
          <table:table-cell office:value-type="float" office:value="-29.85045" calcext:value-type="float">
            <text:p>-29.85045</text:p>
          </table:table-cell>
          <table:table-cell office:value-type="float" office:value="152.00114" calcext:value-type="float">
            <text:p>152.0011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33; ringbarked, steril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ml euc ?; melliodora ?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5</text:p>
          </table:table-cell>
          <table:table-cell office:value-type="float" office:value="-29.85075" calcext:value-type="float">
            <text:p>-29.85075</text:p>
          </table:table-cell>
          <table:table-cell office:value-type="float" office:value="152.0011" calcext:value-type="float">
            <text:p>152.0011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43, ringbarked, sterile, melliodora ?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6</text:p>
          </table:table-cell>
          <table:table-cell office:value-type="float" office:value="-29.85121" calcext:value-type="float">
            <text:p>-29.85121</text:p>
          </table:table-cell>
          <table:table-cell office:value-type="float" office:value="152.00075" calcext:value-type="float">
            <text:p>152.0007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0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7</text:p>
          </table:table-cell>
          <table:table-cell office:value-type="float" office:value="-29.85115" calcext:value-type="float">
            <text:p>-29.85115</text:p>
          </table:table-cell>
          <table:table-cell office:value-type="float" office:value="152.00097" calcext:value-type="float">
            <text:p>152.0009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3*,36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0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a.k.a sp HRF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8</text:p>
          </table:table-cell>
          <table:table-cell office:value-type="float" office:value="-29.8511" calcext:value-type="float">
            <text:p>-29.8511</text:p>
          </table:table-cell>
          <table:table-cell office:value-type="float" office:value="152.0091" calcext:value-type="float">
            <text:p>152.0091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22; infection on the trunk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0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a.k.a sp HRF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89</text:p>
          </table:table-cell>
          <table:table-cell office:value-type="float" office:value="-29.85109" calcext:value-type="float">
            <text:p>-29.85109</text:p>
          </table:table-cell>
          <table:table-cell office:value-type="float" office:value="152.0009" calcext:value-type="float">
            <text:p>152.000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0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Conica ?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0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2.00015" calcext:value-type="float">
            <text:p>152.0001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0,29*;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1</text:p>
          </table:table-cell>
          <table:table-cell office:value-type="float" office:value="-29.85105" calcext:value-type="float">
            <text:p>-29.85105</text:p>
          </table:table-cell>
          <table:table-cell office:value-type="float" office:value="151.99956" calcext:value-type="float">
            <text:p>151.99956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 HRF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2</text:p>
          </table:table-cell>
          <table:table-cell office:value-type="float" office:value="-29.85126" calcext:value-type="float">
            <text:p>-29.85126</text:p>
          </table:table-cell>
          <table:table-cell office:value-type="float" office:value="151.99948" calcext:value-type="float">
            <text:p>151.9994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3</text:p>
          </table:table-cell>
          <table:table-cell office:value-type="float" office:value="-29.8494" calcext:value-type="float">
            <text:p>-29.8494</text:p>
          </table:table-cell>
          <table:table-cell office:value-type="float" office:value="152.0009" calcext:value-type="float">
            <text:p>152.000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4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1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4</text:p>
          </table:table-cell>
          <table:table-cell office:value-type="float" office:value="-29.84933" calcext:value-type="float">
            <text:p>-29.84933</text:p>
          </table:table-cell>
          <table:table-cell office:value-type="float" office:value="152.00099" calcext:value-type="float">
            <text:p>152.0009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29*,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5</text:p>
          </table:table-cell>
          <table:table-cell office:value-type="float" office:value="-29.84946" calcext:value-type="float">
            <text:p>-29.84946</text:p>
          </table:table-cell>
          <table:table-cell office:value-type="float" office:value="152.00108" calcext:value-type="float">
            <text:p>152.0010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4*,83,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6</text:p>
          </table:table-cell>
          <table:table-cell office:value-type="float" office:value="-29.84945" calcext:value-type="float">
            <text:p>-29.84945</text:p>
          </table:table-cell>
          <table:table-cell office:value-type="float" office:value="152.00114" calcext:value-type="float">
            <text:p>152.0011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87,42*; ringbarked on second trun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banksii</text:p>
          </table:table-cell>
          <table:table-cell office:value-type="string" calcext:value-type="string">
            <text:p>Eucalyptus banksii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7</text:p>
          </table:table-cell>
          <table:table-cell office:value-type="float" office:value="-29.84899" calcext:value-type="float">
            <text:p>-29.84899</text:p>
          </table:table-cell>
          <table:table-cell office:value-type="float" office:value="152.0049" calcext:value-type="float">
            <text:p>152.004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rinkbarked; latitude may be -29.89899, writing hard to read 4 vs 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Eucalyptus unknown</text:p>
          </table:table-cell>
          <table:table-cell office:value-type="string" calcext:value-type="string">
            <text:p>no indication of possible species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8</text:p>
          </table:table-cell>
          <table:table-cell office:value-type="float" office:value="-29.84912" calcext:value-type="float">
            <text:p>-29.84912</text:p>
          </table:table-cell>
          <table:table-cell office:value-type="float" office:value="152.00528" calcext:value-type="float">
            <text:p>152.0052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44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099</text:p>
          </table:table-cell>
          <table:table-cell office:value-type="float" office:value="-29.84914" calcext:value-type="float">
            <text:p>-29.84914</text:p>
          </table:table-cell>
          <table:table-cell office:value-type="float" office:value="152.00543" calcext:value-type="float">
            <text:p>152.00543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1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Ditto, euc? (unsure about this one)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0</text:p>
          </table:table-cell>
          <table:table-cell office:value-type="float" office:value="-29.84908" calcext:value-type="float">
            <text:p>-29.84908</text:p>
          </table:table-cell>
          <table:table-cell office:value-type="float" office:value="152.00545" calcext:value-type="float">
            <text:p>152.0054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7; ringbarked; lat might be 29.899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2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1</text:p>
          </table:table-cell>
          <table:table-cell office:value-type="float" office:value="-29.849" calcext:value-type="float">
            <text:p>-29.849</text:p>
          </table:table-cell>
          <table:table-cell office:value-type="float" office:value="152.00549" calcext:value-type="float">
            <text:p>152.0054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80;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illegible note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2</text:p>
          </table:table-cell>
          <table:table-cell office:value-type="float" office:value="-29.84898" calcext:value-type="float">
            <text:p>-29.84898</text:p>
          </table:table-cell>
          <table:table-cell office:value-type="float" office:value="152.00569" calcext:value-type="float">
            <text:p>152.0056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2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2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3</text:p>
          </table:table-cell>
          <table:table-cell office:value-type="float" office:value="-29.84899" calcext:value-type="float">
            <text:p>-29.84899</text:p>
          </table:table-cell>
          <table:table-cell office:value-type="float" office:value="152.00577" calcext:value-type="float">
            <text:p>152.0057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88; ringbark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2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RF1</text:p>
          </table:table-cell>
          <table:table-cell/>
          <table:table-cell office:value-type="string" calcext:value-type="string">
            <text:p>2017-11-22</text:p>
          </table:table-cell>
          <table:table-cell office:value-type="string" calcext:value-type="string">
            <text:p>104</text:p>
          </table:table-cell>
          <table:table-cell office:value-type="float" office:value="-29.84896" calcext:value-type="float">
            <text:p>-29.84896</text:p>
          </table:table-cell>
          <table:table-cell office:value-type="float" office:value="152.0058" calcext:value-type="float">
            <text:p>152.005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92,52*; ringbark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2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5</text:p>
          </table:table-cell>
          <table:table-cell office:value-type="float" office:value="-30.5176" calcext:value-type="float">
            <text:p>-30.5176</text:p>
          </table:table-cell>
          <table:table-cell office:value-type="float" office:value="151.97227" calcext:value-type="float">
            <text:p>151.9722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94; Turnout for post marked 966 87-84 on north side of waterfall way. E mel and other boxes with misc stringybarks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mmature capsule to collect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2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6</text:p>
          </table:table-cell>
          <table:table-cell office:value-type="float" office:value="-30.51758" calcext:value-type="float">
            <text:p>-30.51758</text:p>
          </table:table-cell>
          <table:table-cell office:value-type="float" office:value="151.97237" calcext:value-type="float">
            <text:p>151.9723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09*,9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7</text:p>
          </table:table-cell>
          <table:table-cell office:value-type="float" office:value="-30.51734" calcext:value-type="float">
            <text:p>-30.51734</text:p>
          </table:table-cell>
          <table:table-cell office:value-type="float" office:value="151.97252" calcext:value-type="float">
            <text:p>151.97252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72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8</text:p>
          </table:table-cell>
          <table:table-cell office:value-type="float" office:value="-30.51723" calcext:value-type="float">
            <text:p>-30.51723</text:p>
          </table:table-cell>
          <table:table-cell office:value-type="float" office:value="151.97252" calcext:value-type="float">
            <text:p>151.97252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5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09</text:p>
          </table:table-cell>
          <table:table-cell office:value-type="float" office:value="-30.5173" calcext:value-type="float">
            <text:p>-30.5173</text:p>
          </table:table-cell>
          <table:table-cell office:value-type="float" office:value="151.97264" calcext:value-type="float">
            <text:p>151.9726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8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2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0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281" calcext:value-type="float">
            <text:p>151.97281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45*,25; Round-leaved, small tree. Young fruits. 6-8m. Non-glaucous leaves. Many small stems/saplings ~1m away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1</text:p>
          </table:table-cell>
          <table:table-cell office:value-type="float" office:value="-30.51709" calcext:value-type="float">
            <text:p>-30.51709</text:p>
          </table:table-cell>
          <table:table-cell office:value-type="float" office:value="151.97293" calcext:value-type="float">
            <text:p>151.97293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8; sterile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2</text:p>
          </table:table-cell>
          <table:table-cell office:value-type="float" office:value="-30.517" calcext:value-type="float">
            <text:p>-30.517</text:p>
          </table:table-cell>
          <table:table-cell office:value-type="float" office:value="151.97298" calcext:value-type="float">
            <text:p>151.9729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9; had fruit, taller ~11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quantity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3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3</text:p>
          </table:table-cell>
          <table:table-cell office:value-type="float" office:value="-30.51712" calcext:value-type="float">
            <text:p>-30.51712</text:p>
          </table:table-cell>
          <table:table-cell office:value-type="float" office:value="151.97308" calcext:value-type="float">
            <text:p>151.9730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7,65*; ~12m; waypoint 113 is averaged, non-averaged one is 114: 30.51711, 151.973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3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5</text:p>
          </table:table-cell>
          <table:table-cell office:value-type="float" office:value="-30.51688" calcext:value-type="float">
            <text:p>-30.51688</text:p>
          </table:table-cell>
          <table:table-cell office:value-type="float" office:value="151.97357" calcext:value-type="float">
            <text:p>151.9735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sonable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3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 office:value-type="string" calcext:value-type="string">
            <text:p>?, 90% sure it’s oxley</text:p>
          </table:table-cell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6</text:p>
          </table:table-cell>
          <table:table-cell office:value-type="float" office:value="-30.51691" calcext:value-type="float">
            <text:p>-30.51691</text:p>
          </table:table-cell>
          <table:table-cell office:value-type="float" office:value="151.9735" calcext:value-type="float">
            <text:p>151.973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22,99*; tree very close to ENE00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y low amount of see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3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terfall Way 2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7</text:p>
          </table:table-cell>
          <table:table-cell office:value-type="float" office:value="-30.51714" calcext:value-type="float">
            <text:p>-30.51714</text:p>
          </table:table-cell>
          <table:table-cell office:value-type="float" office:value="151.97287" calcext:value-type="float">
            <text:p>151.9728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67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9</text:p>
          </table:table-cell>
          <table:table-cell office:value-type="float" office:value="-30.53189" calcext:value-type="float">
            <text:p>-30.53189</text:p>
          </table:table-cell>
          <table:table-cell office:value-type="float" office:value="152.03299" calcext:value-type="float">
            <text:p>152.0329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Next to toilet, sucker regrowth of slightly larger tree. Seem to have a duplicate or overwritten waypoint.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8</text:p>
          </table:table-cell>
          <table:table-cell office:value-type="float" office:value="-30.5314" calcext:value-type="float">
            <text:p>-30.5314</text:p>
          </table:table-cell>
          <table:table-cell office:value-type="float" office:value="152.0334" calcext:value-type="float">
            <text:p>152.0334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0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8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9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Epicormic growth on moderate size tree (approx DBH 20)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39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19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278" calcext:value-type="float">
            <text:p>152.0327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oppice regrowth on stump of quite large tree, ~3m east of ENE0038 (towards gully)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0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0</text:p>
          </table:table-cell>
          <table:table-cell office:value-type="float" office:value="-30.53132" calcext:value-type="float">
            <text:p>-30.53132</text:p>
          </table:table-cell>
          <table:table-cell office:value-type="float" office:value="152.03148" calcext:value-type="float">
            <text:p>152.0314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Epicormig growth. Smelled minty to Kevin, not so much to Rose.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1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Wollomombi Falls Lookou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2</text:p>
          </table:table-cell>
          <table:table-cell office:value-type="float" office:value="-30.53079" calcext:value-type="float">
            <text:p>-30.53079</text:p>
          </table:table-cell>
          <table:table-cell office:value-type="float" office:value="152.02965" calcext:value-type="float">
            <text:p>152.0296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Large tree on management trail just inside NP gate. Waypoint 121 is incorrect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seeds in the caps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E0042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7</text:p>
          </table:table-cell>
          <table:table-cell office:value-type="float" office:value="-30.52496" calcext:value-type="float">
            <text:p>-30.52496</text:p>
          </table:table-cell>
          <table:table-cell office:value-type="float" office:value="152.07028" calcext:value-type="float">
            <text:p>152.0702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Jaz’s GPS waypoints 002 &amp; 003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3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8</text:p>
          </table:table-cell>
          <table:table-cell office:value-type="float" office:value="-30.52505" calcext:value-type="float">
            <text:p>-30.52505</text:p>
          </table:table-cell>
          <table:table-cell office:value-type="float" office:value="152.07025" calcext:value-type="float">
            <text:p>152.07025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Jas’z GPS waypoint 004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4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3</text:p>
          </table:table-cell>
          <table:table-cell office:value-type="float" office:value="-30.52445" calcext:value-type="float">
            <text:p>-30.52445</text:p>
          </table:table-cell>
          <table:table-cell office:value-type="float" office:value="152.07028" calcext:value-type="float">
            <text:p>152.07028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40,110*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5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4</text:p>
          </table:table-cell>
          <table:table-cell office:value-type="float" office:value="-30.52463" calcext:value-type="float">
            <text:p>-30.52463</text:p>
          </table:table-cell>
          <table:table-cell office:value-type="float" office:value="152.07047" calcext:value-type="float">
            <text:p>152.07047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5,46,35*,20,116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6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5</text:p>
          </table:table-cell>
          <table:table-cell office:value-type="float" office:value="-30.52469" calcext:value-type="float">
            <text:p>-30.52469</text:p>
          </table:table-cell>
          <table:table-cell office:value-type="float" office:value="152.07063" calcext:value-type="float">
            <text:p>152.07063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55,55,40*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0047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 office:value-type="string" calcext:value-type="string">
            <text:p>? 90% sure conica, might be retinodies</text:p>
          </table:table-cell>
          <table:table-cell office:value-type="string" calcext:value-type="string">
            <text:p>Kempsey road gravel depot</text:p>
          </table:table-cell>
          <table:table-cell/>
          <table:table-cell office:value-type="string" calcext:value-type="string">
            <text:p>2017-11-24</text:p>
          </table:table-cell>
          <table:table-cell office:value-type="string" calcext:value-type="string">
            <text:p>126</text:p>
          </table:table-cell>
          <table:table-cell office:value-type="float" office:value="-30.52485" calcext:value-type="float">
            <text:p>-30.52485</text:p>
          </table:table-cell>
          <table:table-cell office:value-type="float" office:value="152.07079" calcext:value-type="float">
            <text:p>152.07079</text:p>
          </table:table-cell>
          <table:table-cell/>
          <table:table-cell office:value-type="string" calcext:value-type="string">
            <text:p>NSW</text:p>
          </table:table-cell>
          <table:table-cell office:value-type="string" calcext:value-type="string">
            <text:p>CBH 112,1*,1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lgroveTurnoff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5972" calcext:value-type="float">
            <text:p>-30.525972</text:p>
          </table:table-cell>
          <table:table-cell office:value-type="float" office:value="151.9180333" calcext:value-type="float">
            <text:p>151.9180333</text:p>
          </table:table-cell>
          <table:table-cell table:number-columns-repeated="3"/>
          <table:table-cell table:formula="of:=IF([.Q90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_Linney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Moruya</text:p>
          </table:table-cell>
          <table:table-cell/>
          <table:table-cell table:style-name="Default"/>
          <table:table-cell/>
          <table:table-cell office:value-type="float" office:value="-35.924189" calcext:value-type="float">
            <text:p>-35.924189</text:p>
          </table:table-cell>
          <table:table-cell office:value-type="float" office:value="150.077225" calcext:value-type="float">
            <text:p>150.077225</text:p>
          </table:table-cell>
          <table:table-cell table:number-columns-repeated="3"/>
          <table:table-cell table:formula="of:=IF([.Q90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1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26401" calcext:value-type="float">
            <text:p>-30.55526401</text:p>
          </table:table-cell>
          <table:table-cell office:value-type="float" office:value="151.905034" calcext:value-type="float">
            <text:p>151.905034</text:p>
          </table:table-cell>
          <table:table-cell office:value-type="float" office:value="1001.650085" calcext:value-type="float">
            <text:p>1001.650085</text:p>
          </table:table-cell>
          <table:table-cell table:number-columns-repeated="2"/>
          <table:table-cell table:formula="of:=IF([.Q90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1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Stanthorpe</text:p>
          </table:table-cell>
          <table:table-cell/>
          <table:table-cell table:style-name="Default"/>
          <table:table-cell/>
          <table:table-cell office:value-type="float" office:value="-28.68757004" calcext:value-type="float">
            <text:p>-28.68757004</text:p>
          </table:table-cell>
          <table:table-cell office:value-type="float" office:value="151.962399" calcext:value-type="float">
            <text:p>151.962399</text:p>
          </table:table-cell>
          <table:table-cell office:value-type="float" office:value="851.994751" calcext:value-type="float">
            <text:p>851.994751</text:p>
          </table:table-cell>
          <table:table-cell table:number-columns-repeated="2"/>
          <table:table-cell table:formula="of:=IF([.Q90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fted <text:s/>Storm K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1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Stanthorpe</text:p>
          </table:table-cell>
          <table:table-cell/>
          <table:table-cell table:style-name="Default"/>
          <table:table-cell/>
          <table:table-cell office:value-type="float" office:value="-28.68787296" calcext:value-type="float">
            <text:p>-28.68787296</text:p>
          </table:table-cell>
          <table:table-cell office:value-type="float" office:value="151.962637" calcext:value-type="float">
            <text:p>151.962637</text:p>
          </table:table-cell>
          <table:table-cell office:value-type="float" office:value="850.567932" calcext:value-type="float">
            <text:p>850.567932</text:p>
          </table:table-cell>
          <table:table-cell table:number-columns-repeated="2"/>
          <table:table-cell table:formula="of:=IF([.Q90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Storm K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1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428101" calcext:value-type="float">
            <text:p>-29.06428101</text:p>
          </table:table-cell>
          <table:table-cell office:value-type="float" office:value="151.988461" calcext:value-type="float">
            <text:p>151.988461</text:p>
          </table:table-cell>
          <table:table-cell office:value-type="float" office:value="906.398865" calcext:value-type="float">
            <text:p>906.398865</text:p>
          </table:table-cell>
          <table:table-cell table:number-columns-repeated="2"/>
          <table:table-cell table:formula="of:=IF([.Q90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569697" calcext:value-type="float">
            <text:p>-29.06569697</text:p>
          </table:table-cell>
          <table:table-cell office:value-type="float" office:value="151.988323" calcext:value-type="float">
            <text:p>151.988323</text:p>
          </table:table-cell>
          <table:table-cell office:value-type="float" office:value="895.315063" calcext:value-type="float">
            <text:p>895.315063</text:p>
          </table:table-cell>
          <table:table-cell table:number-columns-repeated="2"/>
          <table:table-cell table:formula="of:=IF([.Q90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571801" calcext:value-type="float">
            <text:p>-29.06571801</text:p>
          </table:table-cell>
          <table:table-cell office:value-type="float" office:value="151.988288" calcext:value-type="float">
            <text:p>151.988288</text:p>
          </table:table-cell>
          <table:table-cell office:value-type="float" office:value="894.405945" calcext:value-type="float">
            <text:p>894.405945</text:p>
          </table:table-cell>
          <table:table-cell table:number-columns-repeated="2"/>
          <table:table-cell table:formula="of:=IF([.Q91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Dundee</text:p>
          </table:table-cell>
          <table:table-cell/>
          <table:table-cell table:style-name="Default"/>
          <table:table-cell/>
          <table:table-cell office:value-type="float" office:value="-29.60560603" calcext:value-type="float">
            <text:p>-29.60560603</text:p>
          </table:table-cell>
          <table:table-cell office:value-type="float" office:value="151.868071" calcext:value-type="float">
            <text:p>151.868071</text:p>
          </table:table-cell>
          <table:table-cell office:value-type="float" office:value="1037.9375" calcext:value-type="float">
            <text:p>1037.9375</text:p>
          </table:table-cell>
          <table:table-cell table:number-columns-repeated="2"/>
          <table:table-cell table:formula="of:=IF([.Q91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Dundee</text:p>
          </table:table-cell>
          <table:table-cell/>
          <table:table-cell table:style-name="Default"/>
          <table:table-cell/>
          <table:table-cell office:value-type="float" office:value="-29.60565004" calcext:value-type="float">
            <text:p>-29.60565004</text:p>
          </table:table-cell>
          <table:table-cell office:value-type="float" office:value="151.867978" calcext:value-type="float">
            <text:p>151.867978</text:p>
          </table:table-cell>
          <table:table-cell office:value-type="float" office:value="1038.672363" calcext:value-type="float">
            <text:p>1038.672363</text:p>
          </table:table-cell>
          <table:table-cell table:number-columns-repeated="2"/>
          <table:table-cell table:formula="of:=IF([.Q91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Abington Creek</text:p>
          </table:table-cell>
          <table:table-cell/>
          <table:table-cell table:style-name="Default"/>
          <table:table-cell/>
          <table:table-cell office:value-type="float" office:value="-30.282428" calcext:value-type="float">
            <text:p>-30.282428</text:p>
          </table:table-cell>
          <table:table-cell office:value-type="float" office:value="151.195725" calcext:value-type="float">
            <text:p>151.195725</text:p>
          </table:table-cell>
          <table:table-cell table:number-columns-repeated="3"/>
          <table:table-cell table:formula="of:=IF([.Q91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41304" calcext:value-type="float">
            <text:p>-30.55541304</text:p>
          </table:table-cell>
          <table:table-cell office:value-type="float" office:value="151.906003" calcext:value-type="float">
            <text:p>151.906003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table:formula="of:=IF([.Q91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579" calcext:value-type="float">
            <text:p>-30.555579</text:p>
          </table:table-cell>
          <table:table-cell office:value-type="float" office:value="151.906014" calcext:value-type="float">
            <text:p>151.9060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IF([.Q91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62198" calcext:value-type="float">
            <text:p>-30.57562198</text:p>
          </table:table-cell>
          <table:table-cell office:value-type="float" office:value="151.902781" calcext:value-type="float">
            <text:p>151.902781</text:p>
          </table:table-cell>
          <table:table-cell office:value-type="float" office:value="975.995117" calcext:value-type="float">
            <text:p>975.995117</text:p>
          </table:table-cell>
          <table:table-cell table:number-columns-repeated="2"/>
          <table:table-cell table:formula="of:=IF([.Q91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252103" calcext:value-type="float">
            <text:p>-30.55252103</text:p>
          </table:table-cell>
          <table:table-cell office:value-type="float" office:value="151.89752" calcext:value-type="float">
            <text:p>151.89752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table:formula="of:=IF([.Q91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079" calcext:value-type="float">
            <text:p>-30.575079</text:p>
          </table:table-cell>
          <table:table-cell office:value-type="float" office:value="151.903794" calcext:value-type="float">
            <text:p>151.903794</text:p>
          </table:table-cell>
          <table:table-cell office:value-type="float" office:value="979" calcext:value-type="float">
            <text:p>979</text:p>
          </table:table-cell>
          <table:table-cell table:number-columns-repeated="2"/>
          <table:table-cell table:formula="of:=IF([.Q91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04203" calcext:value-type="float">
            <text:p>-30.57504203</text:p>
          </table:table-cell>
          <table:table-cell office:value-type="float" office:value="151.903307" calcext:value-type="float">
            <text:p>151.903307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table:formula="of:=IF([.Q91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260301" calcext:value-type="float">
            <text:p>-30.55260301</text:p>
          </table:table-cell>
          <table:table-cell office:value-type="float" office:value="151.896692" calcext:value-type="float">
            <text:p>151.896692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table:formula="of:=IF([.Q92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4725096" calcext:value-type="float">
            <text:p>-30.84725096</text:p>
          </table:table-cell>
          <table:table-cell office:value-type="float" office:value="151.861377" calcext:value-type="float">
            <text:p>151.861377</text:p>
          </table:table-cell>
          <table:table-cell office:value-type="float" office:value="1003.350281" calcext:value-type="float">
            <text:p>1003.350281</text:p>
          </table:table-cell>
          <table:table-cell table:number-columns-repeated="2"/>
          <table:table-cell table:formula="of:=IF([.Q92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8-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float" office:value="1054.764404" calcext:value-type="float">
            <text:p>1054.764404</text:p>
          </table:table-cell>
          <table:table-cell table:number-columns-repeated="2"/>
          <table:table-cell table:formula="of:=IF([.Q92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8-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float" office:value="1054.764404" calcext:value-type="float">
            <text:p>1054.764404</text:p>
          </table:table-cell>
          <table:table-cell table:number-columns-repeated="2"/>
          <table:table-cell table:formula="of:=IF([.Q92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8-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float" office:value="1054.764404" calcext:value-type="float">
            <text:p>1054.764404</text:p>
          </table:table-cell>
          <table:table-cell table:number-columns-repeated="2"/>
          <table:table-cell table:formula="of:=IF([.Q92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8-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898" calcext:value-type="float">
            <text:p>-30.85471898</text:p>
          </table:table-cell>
          <table:table-cell office:value-type="float" office:value="151.858673" calcext:value-type="float">
            <text:p>151.858673</text:p>
          </table:table-cell>
          <table:table-cell office:value-type="float" office:value="1054.764404" calcext:value-type="float">
            <text:p>1054.764404</text:p>
          </table:table-cell>
          <table:table-cell table:number-columns-repeated="2"/>
          <table:table-cell table:formula="of:=IF([.Q92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7 packets in white paper b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3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71798" calcext:value-type="float">
            <text:p>-30.85471798</text:p>
          </table:table-cell>
          <table:table-cell office:value-type="float" office:value="151.858588" calcext:value-type="float">
            <text:p>151.858588</text:p>
          </table:table-cell>
          <table:table-cell office:value-type="float" office:value="1055.253906" calcext:value-type="float">
            <text:p>1055.253906</text:p>
          </table:table-cell>
          <table:table-cell table:number-columns-repeated="2"/>
          <table:table-cell table:formula="of:=IF([.Q92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4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452402" calcext:value-type="float">
            <text:p>-30.85452402</text:p>
          </table:table-cell>
          <table:table-cell office:value-type="float" office:value="151.858459" calcext:value-type="float">
            <text:p>151.858459</text:p>
          </table:table-cell>
          <table:table-cell office:value-type="float" office:value="1052.628052" calcext:value-type="float">
            <text:p>1052.628052</text:p>
          </table:table-cell>
          <table:table-cell table:number-columns-repeated="2"/>
          <table:table-cell table:formula="of:=IF([.Q92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4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Bingara</text:p>
          </table:table-cell>
          <table:table-cell/>
          <table:table-cell table:style-name="Default"/>
          <table:table-cell/>
          <table:table-cell office:value-type="float" office:value="-30.01711397" calcext:value-type="float">
            <text:p>-30.01711397</text:p>
          </table:table-cell>
          <table:table-cell office:value-type="float" office:value="150.620568" calcext:value-type="float">
            <text:p>150.620568</text:p>
          </table:table-cell>
          <table:table-cell office:value-type="float" office:value="462.763336" calcext:value-type="float">
            <text:p>462.763336</text:p>
          </table:table-cell>
          <table:table-cell table:number-columns-repeated="2"/>
          <table:table-cell table:formula="of:=IF([.Q92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97302" calcext:value-type="float">
            <text:p>-30.71997302</text:p>
          </table:table-cell>
          <table:table-cell office:value-type="float" office:value="151.72217" calcext:value-type="float">
            <text:p>151.72217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IF([.Q92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2016899" calcext:value-type="float">
            <text:p>-30.72016899</text:p>
          </table:table-cell>
          <table:table-cell office:value-type="float" office:value="151.722562" calcext:value-type="float">
            <text:p>151.722562</text:p>
          </table:table-cell>
          <table:table-cell office:value-type="float" office:value="979.106689" calcext:value-type="float">
            <text:p>979.106689</text:p>
          </table:table-cell>
          <table:table-cell table:number-columns-repeated="2"/>
          <table:table-cell table:formula="of:=IF([.Q93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96296" calcext:value-type="float">
            <text:p>-30.71996296</text:p>
          </table:table-cell>
          <table:table-cell office:value-type="float" office:value="151.722618" calcext:value-type="float">
            <text:p>151.722618</text:p>
          </table:table-cell>
          <table:table-cell office:value-type="float" office:value="981.699219" calcext:value-type="float">
            <text:p>981.699219</text:p>
          </table:table-cell>
          <table:table-cell table:number-columns-repeated="2"/>
          <table:table-cell table:formula="of:=IF([.Q93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53598" calcext:value-type="float">
            <text:p>-30.71953598</text:p>
          </table:table-cell>
          <table:table-cell office:value-type="float" office:value="151.72227" calcext:value-type="float">
            <text:p>151.72227</text:p>
          </table:table-cell>
          <table:table-cell office:value-type="float" office:value="982.80072" calcext:value-type="float">
            <text:p>982.80072</text:p>
          </table:table-cell>
          <table:table-cell table:number-columns-repeated="2"/>
          <table:table-cell table:formula="of:=IF([.Q93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11999" calcext:value-type="float">
            <text:p>-30.71911999</text:p>
          </table:table-cell>
          <table:table-cell office:value-type="float" office:value="151.721523" calcext:value-type="float">
            <text:p>151.721523</text:p>
          </table:table-cell>
          <table:table-cell office:value-type="float" office:value="984.772888" calcext:value-type="float">
            <text:p>984.772888</text:p>
          </table:table-cell>
          <table:table-cell table:number-columns-repeated="2"/>
          <table:table-cell table:formula="of:=IF([.Q93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747001" calcext:value-type="float">
            <text:p>-30.71747001</text:p>
          </table:table-cell>
          <table:table-cell office:value-type="float" office:value="151.720253" calcext:value-type="float">
            <text:p>151.720253</text:p>
          </table:table-cell>
          <table:table-cell office:value-type="float" office:value="986.683289" calcext:value-type="float">
            <text:p>986.683289</text:p>
          </table:table-cell>
          <table:table-cell table:number-columns-repeated="2"/>
          <table:table-cell table:formula="of:=IF([.Q93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836897" calcext:value-type="float">
            <text:p>-30.71836897</text:p>
          </table:table-cell>
          <table:table-cell office:value-type="float" office:value="151.721228" calcext:value-type="float">
            <text:p>151.721228</text:p>
          </table:table-cell>
          <table:table-cell office:value-type="float" office:value="983.121155" calcext:value-type="float">
            <text:p>983.121155</text:p>
          </table:table-cell>
          <table:table-cell table:number-columns-repeated="2"/>
          <table:table-cell table:formula="of:=IF([.Q93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07003" calcext:value-type="float">
            <text:p>-30.71907003</text:p>
          </table:table-cell>
          <table:table-cell office:value-type="float" office:value="151.721817" calcext:value-type="float">
            <text:p>151.721817</text:p>
          </table:table-cell>
          <table:table-cell office:value-type="float" office:value="981.434265" calcext:value-type="float">
            <text:p>981.434265</text:p>
          </table:table-cell>
          <table:table-cell table:number-columns-repeated="2"/>
          <table:table-cell table:formula="of:=IF([.Q93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empty envelope also fou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Enmore</text:p>
          </table:table-cell>
          <table:table-cell/>
          <table:table-cell table:style-name="Default"/>
          <table:table-cell/>
          <table:table-cell office:value-type="float" office:value="-30.71955401" calcext:value-type="float">
            <text:p>-30.71955401</text:p>
          </table:table-cell>
          <table:table-cell office:value-type="float" office:value="151.722795" calcext:value-type="float">
            <text:p>151.722795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table:formula="of:=IF([.Q93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90801" calcext:value-type="float">
            <text:p>-30.57490801</text:p>
          </table:table-cell>
          <table:table-cell office:value-type="float" office:value="151.884066" calcext:value-type="float">
            <text:p>151.884066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table:formula="of:=IF([.Q93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79996" calcext:value-type="float">
            <text:p>-30.57479996</text:p>
          </table:table-cell>
          <table:table-cell office:value-type="float" office:value="151.884278" calcext:value-type="float">
            <text:p>151.884278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93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empty envelope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75998" calcext:value-type="float">
            <text:p>-30.57475998</text:p>
          </table:table-cell>
          <table:table-cell office:value-type="float" office:value="151.884212" calcext:value-type="float">
            <text:p>151.884212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table:formula="of:=IF([.Q94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57399" calcext:value-type="float">
            <text:p>-30.57457399</text:p>
          </table:table-cell>
          <table:table-cell office:value-type="float" office:value="151.884747" calcext:value-type="float">
            <text:p>151.884747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94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etz Gorge</text:p>
          </table:table-cell>
          <table:table-cell/>
          <table:table-cell table:style-name="Default"/>
          <table:table-cell/>
          <table:table-cell office:value-type="float" office:value="-30.57433502" calcext:value-type="float">
            <text:p>-30.57433502</text:p>
          </table:table-cell>
          <table:table-cell office:value-type="float" office:value="151.885239" calcext:value-type="float">
            <text:p>151.885239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table:formula="of:=IF([.Q94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624201" calcext:value-type="float">
            <text:p>-30.55624201</text:p>
          </table:table-cell>
          <table:table-cell office:value-type="float" office:value="151.907689" calcext:value-type="float">
            <text:p>151.90768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94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602299" calcext:value-type="float">
            <text:p>-30.55602299</text:p>
          </table:table-cell>
          <table:table-cell office:value-type="float" office:value="151.906232" calcext:value-type="float">
            <text:p>151.906232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4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74301" calcext:value-type="float">
            <text:p>-28.40674301</text:p>
          </table:table-cell>
          <table:table-cell office:value-type="float" office:value="152.061887" calcext:value-type="float">
            <text:p>152.061887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table:formula="of:=IF([.Q94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6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62197" calcext:value-type="float">
            <text:p>-28.40662197</text:p>
          </table:table-cell>
          <table:table-cell office:value-type="float" office:value="152.061909" calcext:value-type="float">
            <text:p>152.061909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table:formula="of:=IF([.Q94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7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73898" calcext:value-type="float">
            <text:p>-28.40673898</text:p>
          </table:table-cell>
          <table:table-cell office:value-type="float" office:value="152.062075" calcext:value-type="float">
            <text:p>152.062075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table:formula="of:=IF([.Q94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7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80302" calcext:value-type="float">
            <text:p>-28.40680302</text:p>
          </table:table-cell>
          <table:table-cell office:value-type="float" office:value="152.061991" calcext:value-type="float">
            <text:p>152.061991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table:formula="of:=IF([.Q94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7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Cherry Gully</text:p>
          </table:table-cell>
          <table:table-cell/>
          <table:table-cell table:style-name="Default"/>
          <table:table-cell/>
          <table:table-cell office:value-type="float" office:value="-28.40664603" calcext:value-type="float">
            <text:p>-28.40664603</text:p>
          </table:table-cell>
          <table:table-cell office:value-type="float" office:value="152.062144" calcext:value-type="float">
            <text:p>152.062144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table:formula="of:=IF([.Q94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7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table:style-name="Default"/>
          <table:table-cell/>
          <table:table-cell office:value-type="float" office:value="-28.39504103" calcext:value-type="float">
            <text:p>-28.39504103</text:p>
          </table:table-cell>
          <table:table-cell office:value-type="float" office:value="151.311965" calcext:value-type="float">
            <text:p>151.311965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table:formula="of:=IF([.Q95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7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table:style-name="Default"/>
          <table:table-cell/>
          <table:table-cell office:value-type="float" office:value="-28.395165" calcext:value-type="float">
            <text:p>-28.395165</text:p>
          </table:table-cell>
          <table:table-cell office:value-type="float" office:value="151.310923" calcext:value-type="float">
            <text:p>151.310923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table:formula="of:=IF([.Q95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Inglewood</text:p>
          </table:table-cell>
          <table:table-cell/>
          <table:table-cell table:style-name="Default"/>
          <table:table-cell/>
          <table:table-cell office:value-type="float" office:value="-28.390893" calcext:value-type="float">
            <text:p>-28.390893</text:p>
          </table:table-cell>
          <table:table-cell office:value-type="float" office:value="151.32088" calcext:value-type="float">
            <text:p>151.32088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table:formula="of:=IF([.Q95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4901" calcext:value-type="float">
            <text:p>-28.49584901</text:p>
          </table:table-cell>
          <table:table-cell office:value-type="float" office:value="151.963087" calcext:value-type="float">
            <text:p>151.963087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5999" calcext:value-type="float">
            <text:p>-28.49585999</text:p>
          </table:table-cell>
          <table:table-cell office:value-type="float" office:value="151.963213" calcext:value-type="float">
            <text:p>151.963213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14799" calcext:value-type="float">
            <text:p>-28.49614799</text:p>
          </table:table-cell>
          <table:table-cell office:value-type="float" office:value="151.962454" calcext:value-type="float">
            <text:p>151.962454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95596" calcext:value-type="float">
            <text:p>-28.49595596</text:p>
          </table:table-cell>
          <table:table-cell office:value-type="float" office:value="151.964192" calcext:value-type="float">
            <text:p>151.964192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formula="of:=IF([.Q95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8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90299" calcext:value-type="float">
            <text:p>-28.49590299</text:p>
          </table:table-cell>
          <table:table-cell office:value-type="float" office:value="151.963364" calcext:value-type="float">
            <text:p>151.963364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formula="of:=IF([.Q95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2998" calcext:value-type="float">
            <text:p>-28.49582998</text:p>
          </table:table-cell>
          <table:table-cell office:value-type="float" office:value="151.962896" calcext:value-type="float">
            <text:p>151.962896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0098" calcext:value-type="float">
            <text:p>-28.49570098</text:p>
          </table:table-cell>
          <table:table-cell office:value-type="float" office:value="151.964204" calcext:value-type="float">
            <text:p>151.964204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5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10399" calcext:value-type="float">
            <text:p>-28.49610399</text:p>
          </table:table-cell>
          <table:table-cell office:value-type="float" office:value="151.962336" calcext:value-type="float">
            <text:p>151.962336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table:formula="of:=IF([.Q96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8396" calcext:value-type="float">
            <text:p>-28.49578396</text:p>
          </table:table-cell>
          <table:table-cell office:value-type="float" office:value="151.962482" calcext:value-type="float">
            <text:p>151.962482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6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62199" calcext:value-type="float">
            <text:p>-28.49662199</text:p>
          </table:table-cell>
          <table:table-cell office:value-type="float" office:value="151.962732" calcext:value-type="float">
            <text:p>151.962732</text:p>
          </table:table-cell>
          <table:table-cell office:value-type="float" office:value="899" calcext:value-type="float">
            <text:p>899</text:p>
          </table:table-cell>
          <table:table-cell table:number-columns-repeated="2"/>
          <table:table-cell table:formula="of:=IF([.Q96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76" calcext:value-type="float">
            <text:p>-28.495776</text:p>
          </table:table-cell>
          <table:table-cell office:value-type="float" office:value="151.962563" calcext:value-type="float">
            <text:p>151.962563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formula="of:=IF([.Q96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624" calcext:value-type="float">
            <text:p>-28.496624</text:p>
          </table:table-cell>
          <table:table-cell office:value-type="float" office:value="151.962616" calcext:value-type="float">
            <text:p>151.962616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table:formula="of:=IF([.Q96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27799" calcext:value-type="float">
            <text:p>-28.49627799</text:p>
          </table:table-cell>
          <table:table-cell office:value-type="float" office:value="151.962351" calcext:value-type="float">
            <text:p>151.962351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6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437" calcext:value-type="float">
            <text:p>-28.496437</text:p>
          </table:table-cell>
          <table:table-cell office:value-type="float" office:value="151.962511" calcext:value-type="float">
            <text:p>151.962511</text:p>
          </table:table-cell>
          <table:table-cell office:value-type="float" office:value="897" calcext:value-type="float">
            <text:p>897</text:p>
          </table:table-cell>
          <table:table-cell table:number-columns-repeated="2"/>
          <table:table-cell table:formula="of:=IF([.Q96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9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602" calcext:value-type="float">
            <text:p>-28.49602</text:p>
          </table:table-cell>
          <table:table-cell office:value-type="float" office:value="151.962309" calcext:value-type="float">
            <text:p>151.962309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table:formula="of:=IF([.Q96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86401" calcext:value-type="float">
            <text:p>-28.49586401</text:p>
          </table:table-cell>
          <table:table-cell office:value-type="float" office:value="151.963151" calcext:value-type="float">
            <text:p>151.963151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6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dalveen</text:p>
          </table:table-cell>
          <table:table-cell office:value-type="string" calcext:value-type="string">
            <text:p>Eucalyptus dalveen</text:p>
          </table:table-cell>
          <table:table-cell/>
          <table:table-cell office:value-type="string" calcext:value-type="string">
            <text:p>Dalveen</text:p>
          </table:table-cell>
          <table:table-cell/>
          <table:table-cell table:style-name="Default"/>
          <table:table-cell/>
          <table:table-cell office:value-type="float" office:value="-28.49578899" calcext:value-type="float">
            <text:p>-28.49578899</text:p>
          </table:table-cell>
          <table:table-cell office:value-type="float" office:value="151.962659" calcext:value-type="float">
            <text:p>151.962659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table:formula="of:=IF([.Q96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747301" calcext:value-type="float">
            <text:p>-29.06747301</text:p>
          </table:table-cell>
          <table:table-cell office:value-type="float" office:value="151.990051" calcext:value-type="float">
            <text:p>151.990051</text:p>
          </table:table-cell>
          <table:table-cell office:value-type="float" office:value="907" calcext:value-type="float">
            <text:p>907</text:p>
          </table:table-cell>
          <table:table-cell table:number-columns-repeated="2"/>
          <table:table-cell table:formula="of:=IF([.Q97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7457" calcext:value-type="float">
            <text:p>-29.067457</text:p>
          </table:table-cell>
          <table:table-cell office:value-type="float" office:value="151.989572" calcext:value-type="float">
            <text:p>151.989572</text:p>
          </table:table-cell>
          <table:table-cell office:value-type="float" office:value="908" calcext:value-type="float">
            <text:p>908</text:p>
          </table:table-cell>
          <table:table-cell table:number-columns-repeated="2"/>
          <table:table-cell table:formula="of:=IF([.Q97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conica</text:p>
          </table:table-cell>
          <table:table-cell office:value-type="string" calcext:value-type="string">
            <text:p>Eucalyptus conica</text:p>
          </table:table-cell>
          <table:table-cell/>
          <table:table-cell office:value-type="string" calcext:value-type="string">
            <text:p>Tenterfield</text:p>
          </table:table-cell>
          <table:table-cell/>
          <table:table-cell table:style-name="Default"/>
          <table:table-cell/>
          <table:table-cell office:value-type="float" office:value="-29.06718803" calcext:value-type="float">
            <text:p>-29.06718803</text:p>
          </table:table-cell>
          <table:table-cell office:value-type="float" office:value="151.990265" calcext:value-type="float">
            <text:p>151.990265</text:p>
          </table:table-cell>
          <table:table-cell office:value-type="float" office:value="903" calcext:value-type="float">
            <text:p>903</text:p>
          </table:table-cell>
          <table:table-cell table:number-columns-repeated="2"/>
          <table:table-cell table:formula="of:=IF([.Q97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603898" calcext:value-type="float">
            <text:p>-30.57603898</text:p>
          </table:table-cell>
          <table:table-cell office:value-type="float" office:value="151.90429" calcext:value-type="float">
            <text:p>151.90429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table:formula="of:=IF([.Q97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438699" calcext:value-type="float">
            <text:p>-30.57438699</text:p>
          </table:table-cell>
          <table:table-cell office:value-type="float" office:value="151.908147" calcext:value-type="float">
            <text:p>151.908147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IF([.Q97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0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7550899" calcext:value-type="float">
            <text:p>-30.57550899</text:p>
          </table:table-cell>
          <table:table-cell office:value-type="float" office:value="151.904931" calcext:value-type="float">
            <text:p>151.904931</text:p>
          </table:table-cell>
          <table:table-cell office:value-type="float" office:value="981" calcext:value-type="float">
            <text:p>981</text:p>
          </table:table-cell>
          <table:table-cell table:number-columns-repeated="2"/>
          <table:table-cell table:formula="of:=IF([.Q97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183397" calcext:value-type="float">
            <text:p>-30.55183397</text:p>
          </table:table-cell>
          <table:table-cell office:value-type="float" office:value="151.89709" calcext:value-type="float">
            <text:p>151.89709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IF([.Q97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048" calcext:value-type="float">
            <text:p>-30.553048</text:p>
          </table:table-cell>
          <table:table-cell office:value-type="float" office:value="151.898912" calcext:value-type="float">
            <text:p>151.898912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table:formula="of:=IF([.Q97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38596" calcext:value-type="float">
            <text:p>-30.55338596</text:p>
          </table:table-cell>
          <table:table-cell office:value-type="float" office:value="151.898836" calcext:value-type="float">
            <text:p>151.898836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IF([.Q97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521498" calcext:value-type="float">
            <text:p>-30.61521498</text:p>
          </table:table-cell>
          <table:table-cell office:value-type="float" office:value="151.941556" calcext:value-type="float">
            <text:p>151.941556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IF([.Q97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504701" calcext:value-type="float">
            <text:p>-30.61504701</text:p>
          </table:table-cell>
          <table:table-cell office:value-type="float" office:value="151.941554" calcext:value-type="float">
            <text:p>151.941554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8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80796" calcext:value-type="float">
            <text:p>-30.61480796</text:p>
          </table:table-cell>
          <table:table-cell office:value-type="float" office:value="151.941578" calcext:value-type="float">
            <text:p>151.941578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8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66102" calcext:value-type="float">
            <text:p>-30.61466102</text:p>
          </table:table-cell>
          <table:table-cell office:value-type="float" office:value="151.941561" calcext:value-type="float">
            <text:p>151.941561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8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59397" calcext:value-type="float">
            <text:p>-30.61459397</text:p>
          </table:table-cell>
          <table:table-cell office:value-type="float" office:value="151.941559" calcext:value-type="float">
            <text:p>151.941559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table:formula="of:=IF([.Q98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643" calcext:value-type="float">
            <text:p>-30.614643</text:p>
          </table:table-cell>
          <table:table-cell office:value-type="float" office:value="151.94136" calcext:value-type="float">
            <text:p>151.94136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IF([.Q98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1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53597" calcext:value-type="float">
            <text:p>-30.61453597</text:p>
          </table:table-cell>
          <table:table-cell office:value-type="float" office:value="151.941398" calcext:value-type="float">
            <text:p>151.941398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IF([.Q98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33103" calcext:value-type="float">
            <text:p>-30.61433103</text:p>
          </table:table-cell>
          <table:table-cell office:value-type="float" office:value="151.941375" calcext:value-type="float">
            <text:p>151.941375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IF([.Q98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26599" calcext:value-type="float">
            <text:p>-30.61426599</text:p>
          </table:table-cell>
          <table:table-cell office:value-type="float" office:value="151.941368" calcext:value-type="float">
            <text:p>151.941368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IF([.Q98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06801" calcext:value-type="float">
            <text:p>-30.61406801</text:p>
          </table:table-cell>
          <table:table-cell office:value-type="float" office:value="151.941397" calcext:value-type="float">
            <text:p>151.941397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98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87904" calcext:value-type="float">
            <text:p>-30.61487904</text:p>
          </table:table-cell>
          <table:table-cell office:value-type="float" office:value="151.941041" calcext:value-type="float">
            <text:p>151.941041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formula="of:=IF([.Q98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87602" calcext:value-type="float">
            <text:p>-30.61487602</text:p>
          </table:table-cell>
          <table:table-cell office:value-type="float" office:value="151.940233" calcext:value-type="float">
            <text:p>151.940233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IF([.Q99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77996" calcext:value-type="float">
            <text:p>-30.61477996</text:p>
          </table:table-cell>
          <table:table-cell office:value-type="float" office:value="151.940809" calcext:value-type="float">
            <text:p>151.940809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IF([.Q99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63303" calcext:value-type="float">
            <text:p>-30.61463303</text:p>
          </table:table-cell>
          <table:table-cell office:value-type="float" office:value="151.941019" calcext:value-type="float">
            <text:p>151.9410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IF([.Q99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47897" calcext:value-type="float">
            <text:p>-30.61447897</text:p>
          </table:table-cell>
          <table:table-cell office:value-type="float" office:value="151.940761" calcext:value-type="float">
            <text:p>151.940761</text:p>
          </table:table-cell>
          <table:table-cell office:value-type="float" office:value="1001" calcext:value-type="float">
            <text:p>1001</text:p>
          </table:table-cell>
          <table:table-cell table:number-columns-repeated="2"/>
          <table:table-cell table:formula="of:=IF([.Q99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91001" calcext:value-type="float">
            <text:p>-30.61391001</text:p>
          </table:table-cell>
          <table:table-cell office:value-type="float" office:value="151.941021" calcext:value-type="float">
            <text:p>151.941021</text:p>
          </table:table-cell>
          <table:table-cell office:value-type="float" office:value="994" calcext:value-type="float">
            <text:p>994</text:p>
          </table:table-cell>
          <table:table-cell table:number-columns-repeated="2"/>
          <table:table-cell table:formula="of:=IF([.Q99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620296" calcext:value-type="float">
            <text:p>-30.61620296</text:p>
          </table:table-cell>
          <table:table-cell office:value-type="float" office:value="151.938109" calcext:value-type="float">
            <text:p>151.938109</text:p>
          </table:table-cell>
          <table:table-cell office:value-type="float" office:value="994" calcext:value-type="float">
            <text:p>994</text:p>
          </table:table-cell>
          <table:table-cell table:number-columns-repeated="2"/>
          <table:table-cell table:formula="of:=IF([.Q99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607497" calcext:value-type="float">
            <text:p>-30.61607497</text:p>
          </table:table-cell>
          <table:table-cell office:value-type="float" office:value="151.938129" calcext:value-type="float">
            <text:p>151.938129</text:p>
          </table:table-cell>
          <table:table-cell office:value-type="float" office:value="996" calcext:value-type="float">
            <text:p>996</text:p>
          </table:table-cell>
          <table:table-cell table:number-columns-repeated="2"/>
          <table:table-cell table:formula="of:=IF([.Q99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2436" calcext:value-type="float">
            <text:p>-33.742436</text:p>
          </table:table-cell>
          <table:table-cell office:value-type="float" office:value="150.779629" calcext:value-type="float">
            <text:p>150.77962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IF([.Q99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220802" calcext:value-type="float">
            <text:p>-33.74220802</text:p>
          </table:table-cell>
          <table:table-cell office:value-type="float" office:value="150.779656" calcext:value-type="float">
            <text:p>150.77965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IF([.Q99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189797" calcext:value-type="float">
            <text:p>-33.74189797</text:p>
          </table:table-cell>
          <table:table-cell office:value-type="float" office:value="150.779999" calcext:value-type="float">
            <text:p>150.77999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IF([.Q99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206502" calcext:value-type="float">
            <text:p>-33.74206502</text:p>
          </table:table-cell>
          <table:table-cell office:value-type="float" office:value="150.780208" calcext:value-type="float">
            <text:p>150.78020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formula="of:=IF([.Q100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74101" calcext:value-type="float">
            <text:p>-33.74074101</text:p>
          </table:table-cell>
          <table:table-cell office:value-type="float" office:value="150.778846" calcext:value-type="float">
            <text:p>150.77884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100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57204" calcext:value-type="float">
            <text:p>-33.74057204</text:p>
          </table:table-cell>
          <table:table-cell office:value-type="float" office:value="150.778885" calcext:value-type="float">
            <text:p>150.77888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100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31597" calcext:value-type="float">
            <text:p>-33.74031597</text:p>
          </table:table-cell>
          <table:table-cell office:value-type="float" office:value="150.778898" calcext:value-type="float">
            <text:p>150.77889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100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3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36802" calcext:value-type="float">
            <text:p>-33.74036802</text:p>
          </table:table-cell>
          <table:table-cell office:value-type="float" office:value="150.779135" calcext:value-type="float">
            <text:p>150.77913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100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062099" calcext:value-type="float">
            <text:p>-33.74062099</text:p>
          </table:table-cell>
          <table:table-cell office:value-type="float" office:value="150.779071" calcext:value-type="float">
            <text:p>150.77907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0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St. Marys</text:p>
          </table:table-cell>
          <table:table-cell/>
          <table:table-cell table:style-name="Default"/>
          <table:table-cell/>
          <table:table-cell office:value-type="float" office:value="-33.74112298" calcext:value-type="float">
            <text:p>-33.74112298</text:p>
          </table:table-cell>
          <table:table-cell office:value-type="float" office:value="150.779055" calcext:value-type="float">
            <text:p>150.77905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0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table:number-columns-repeated="3"/>
          <table:table-cell table:style-name="Default"/>
          <table:table-cell/>
          <table:table-cell office:value-type="float" office:value="-33.74119297" calcext:value-type="float">
            <text:p>-33.74119297</text:p>
          </table:table-cell>
          <table:table-cell office:value-type="float" office:value="150.778712" calcext:value-type="float">
            <text:p>150.77871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0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table:number-columns-repeated="3"/>
          <table:table-cell table:style-name="Default"/>
          <table:table-cell/>
          <table:table-cell office:value-type="float" office:value="-33.97280498" calcext:value-type="float">
            <text:p>-33.97280498</text:p>
          </table:table-cell>
          <table:table-cell office:value-type="float" office:value="150.99729" calcext:value-type="float">
            <text:p>150.997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Q100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 table:number-columns-repeated="3"/>
          <table:table-cell table:style-name="Default"/>
          <table:table-cell/>
          <table:table-cell office:value-type="float" office:value="-33.95153398" calcext:value-type="float">
            <text:p>-33.95153398</text:p>
          </table:table-cell>
          <table:table-cell office:value-type="float" office:value="150.976828" calcext:value-type="float">
            <text:p>150.9768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IF([.Q100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65303" calcext:value-type="float">
            <text:p>-33.94865303</text:p>
          </table:table-cell>
          <table:table-cell office:value-type="float" office:value="150.981468" calcext:value-type="float">
            <text:p>150.9814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IF([.Q101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46201" calcext:value-type="float">
            <text:p>-33.94846201</text:p>
          </table:table-cell>
          <table:table-cell office:value-type="float" office:value="150.981488" calcext:value-type="float">
            <text:p>150.9814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Q101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20603" calcext:value-type="float">
            <text:p>-33.94820603</text:p>
          </table:table-cell>
          <table:table-cell office:value-type="float" office:value="150.981514" calcext:value-type="float">
            <text:p>150.9815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Q101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09798" calcext:value-type="float">
            <text:p>-33.94809798</text:p>
          </table:table-cell>
          <table:table-cell office:value-type="float" office:value="150.981017" calcext:value-type="float">
            <text:p>150.98101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IF([.Q101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4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Sydney, Panania</text:p>
          </table:table-cell>
          <table:table-cell/>
          <table:table-cell table:style-name="Default"/>
          <table:table-cell/>
          <table:table-cell office:value-type="float" office:value="-33.94804501" calcext:value-type="float">
            <text:p>-33.94804501</text:p>
          </table:table-cell>
          <table:table-cell office:value-type="float" office:value="150.980269" calcext:value-type="float">
            <text:p>150.98026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IF([.Q101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94999" calcext:value-type="float">
            <text:p>-35.24694999</text:p>
          </table:table-cell>
          <table:table-cell office:value-type="float" office:value="150.531306" calcext:value-type="float">
            <text:p>150.53130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IF([.Q101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95602" calcext:value-type="float">
            <text:p>-35.24695602</text:p>
          </table:table-cell>
          <table:table-cell office:value-type="float" office:value="150.532207" calcext:value-type="float">
            <text:p>150.53220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IF([.Q101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837" calcext:value-type="float">
            <text:p>-35.246837</text:p>
          </table:table-cell>
          <table:table-cell office:value-type="float" office:value="150.53229" calcext:value-type="float">
            <text:p>150.5322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IF([.Q101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81697" calcext:value-type="float">
            <text:p>-35.24681697</text:p>
          </table:table-cell>
          <table:table-cell office:value-type="float" office:value="150.532542" calcext:value-type="float">
            <text:p>150.53254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IF([.Q101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704001" calcext:value-type="float">
            <text:p>-35.24704001</text:p>
          </table:table-cell>
          <table:table-cell office:value-type="float" office:value="150.532785" calcext:value-type="float">
            <text:p>150.53278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IF([.Q101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moved to new small envelope because of leak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690003" calcext:value-type="float">
            <text:p>-35.24690003</text:p>
          </table:table-cell>
          <table:table-cell office:value-type="float" office:value="150.534075" calcext:value-type="float">
            <text:p>150.53407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IF([.Q102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aueriana</text:p>
          </table:table-cell>
          <table:table-cell office:value-type="string" calcext:value-type="string">
            <text:p>Eucalyptus baueriana</text:p>
          </table:table-cell>
          <table:table-cell/>
          <table:table-cell office:value-type="string" calcext:value-type="string">
            <text:p>Bendalong</text:p>
          </table:table-cell>
          <table:table-cell/>
          <table:table-cell table:style-name="Default"/>
          <table:table-cell/>
          <table:table-cell office:value-type="float" office:value="-35.247369" calcext:value-type="float">
            <text:p>-35.247369</text:p>
          </table:table-cell>
          <table:table-cell office:value-type="float" office:value="150.535138" calcext:value-type="float">
            <text:p>150.53513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IF([.Q102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769004" calcext:value-type="float">
            <text:p>-33.12769004</text:p>
          </table:table-cell>
          <table:table-cell office:value-type="float" office:value="149.99642" calcext:value-type="float">
            <text:p>149.99642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table:formula="of:=IF([.Q102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821399" calcext:value-type="float">
            <text:p>-33.12821399</text:p>
          </table:table-cell>
          <table:table-cell office:value-type="float" office:value="149.996135" calcext:value-type="float">
            <text:p>149.996135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table:formula="of:=IF([.Q102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5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531402" calcext:value-type="float">
            <text:p>-33.12531402</text:p>
          </table:table-cell>
          <table:table-cell office:value-type="float" office:value="150.009007" calcext:value-type="float">
            <text:p>150.009007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table:formula="of:=IF([.Q102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513004" calcext:value-type="float">
            <text:p>-33.12513004</text:p>
          </table:table-cell>
          <table:table-cell office:value-type="float" office:value="150.008717" calcext:value-type="float">
            <text:p>150.008717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table:formula="of:=IF([.Q102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pertee</text:p>
          </table:table-cell>
          <table:table-cell/>
          <table:table-cell table:style-name="Default"/>
          <table:table-cell/>
          <table:table-cell office:value-type="float" office:value="-33.12264699" calcext:value-type="float">
            <text:p>-33.12264699</text:p>
          </table:table-cell>
          <table:table-cell office:value-type="float" office:value="150.018213" calcext:value-type="float">
            <text:p>150.018213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table:formula="of:=IF([.Q1026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hylstone</text:p>
          </table:table-cell>
          <table:table-cell/>
          <table:table-cell table:style-name="Default"/>
          <table:table-cell/>
          <table:table-cell office:value-type="float" office:value="-32.687431" calcext:value-type="float">
            <text:p>-32.687431</text:p>
          </table:table-cell>
          <table:table-cell office:value-type="float" office:value="150.005263" calcext:value-type="float">
            <text:p>150.005263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table:formula="of:=IF([.Q1027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hylstone</text:p>
          </table:table-cell>
          <table:table-cell/>
          <table:table-cell table:style-name="Default"/>
          <table:table-cell/>
          <table:table-cell office:value-type="float" office:value="-32.68627999" calcext:value-type="float">
            <text:p>-32.68627999</text:p>
          </table:table-cell>
          <table:table-cell office:value-type="float" office:value="150.005804" calcext:value-type="float">
            <text:p>150.005804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table:formula="of:=IF([.Q102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Rhylstone</text:p>
          </table:table-cell>
          <table:table-cell/>
          <table:table-cell table:style-name="Default"/>
          <table:table-cell/>
          <table:table-cell office:value-type="float" office:value="-32.68606299" calcext:value-type="float">
            <text:p>-32.68606299</text:p>
          </table:table-cell>
          <table:table-cell office:value-type="float" office:value="150.005866" calcext:value-type="float">
            <text:p>150.005866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table:formula="of:=IF([.Q102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54896" calcext:value-type="float">
            <text:p>-30.61454896</text:p>
          </table:table-cell>
          <table:table-cell office:value-type="float" office:value="151.941906" calcext:value-type="float">
            <text:p>151.941906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3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41502" calcext:value-type="float">
            <text:p>-30.61441502</text:p>
          </table:table-cell>
          <table:table-cell office:value-type="float" office:value="151.942247" calcext:value-type="float">
            <text:p>151.942247</text:p>
          </table:table-cell>
          <table:table-cell office:value-type="float" office:value="986" calcext:value-type="float">
            <text:p>986</text:p>
          </table:table-cell>
          <table:table-cell table:number-columns-repeated="2"/>
          <table:table-cell table:formula="of:=IF([.Q103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6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418502" calcext:value-type="float">
            <text:p>-30.61418502</text:p>
          </table:table-cell>
          <table:table-cell office:value-type="float" office:value="151.942253" calcext:value-type="float">
            <text:p>151.942253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88402" calcext:value-type="float">
            <text:p>-30.61388402</text:p>
          </table:table-cell>
          <table:table-cell office:value-type="float" office:value="151.942521" calcext:value-type="float">
            <text:p>151.942521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table:formula="of:=IF([.Q103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87698" calcext:value-type="float">
            <text:p>-30.61387698</text:p>
          </table:table-cell>
          <table:table-cell office:value-type="float" office:value="151.942828" calcext:value-type="float">
            <text:p>151.942828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table:formula="of:=IF([.Q103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48303" calcext:value-type="float">
            <text:p>-30.61348303</text:p>
          </table:table-cell>
          <table:table-cell office:value-type="float" office:value="151.942816" calcext:value-type="float">
            <text:p>151.942816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68898" calcext:value-type="float">
            <text:p>-30.61368898</text:p>
          </table:table-cell>
          <table:table-cell office:value-type="float" office:value="151.942754" calcext:value-type="float">
            <text:p>151.942754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table:formula="of:=IF([.Q103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46501" calcext:value-type="float">
            <text:p>-30.61346501</text:p>
          </table:table-cell>
          <table:table-cell office:value-type="float" office:value="151.942117" calcext:value-type="float">
            <text:p>151.942117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IF([.Q103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32" calcext:value-type="float">
            <text:p>-30.61332</text:p>
          </table:table-cell>
          <table:table-cell office:value-type="float" office:value="151.942271" calcext:value-type="float">
            <text:p>151.942271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2596" calcext:value-type="float">
            <text:p>-30.61312596</text:p>
          </table:table-cell>
          <table:table-cell office:value-type="float" office:value="151.942215" calcext:value-type="float">
            <text:p>151.942215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3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8204" calcext:value-type="float">
            <text:p>-30.61318204</text:p>
          </table:table-cell>
          <table:table-cell office:value-type="float" office:value="151.942496" calcext:value-type="float">
            <text:p>151.942496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4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6703" calcext:value-type="float">
            <text:p>-30.61316703</text:p>
          </table:table-cell>
          <table:table-cell office:value-type="float" office:value="151.942752" calcext:value-type="float">
            <text:p>151.942752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IF([.Q104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7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61999" calcext:value-type="float">
            <text:p>-30.61361999</text:p>
          </table:table-cell>
          <table:table-cell office:value-type="float" office:value="151.941874" calcext:value-type="float">
            <text:p>151.941874</text:p>
          </table:table-cell>
          <table:table-cell office:value-type="float" office:value="988" calcext:value-type="float">
            <text:p>988</text:p>
          </table:table-cell>
          <table:table-cell table:number-columns-repeated="2"/>
          <table:table-cell table:formula="of:=IF([.Q104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21297" calcext:value-type="float">
            <text:p>-30.61321297</text:p>
          </table:table-cell>
          <table:table-cell office:value-type="float" office:value="151.943026" calcext:value-type="float">
            <text:p>151.943026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11398" calcext:value-type="float">
            <text:p>-30.61311398</text:p>
          </table:table-cell>
          <table:table-cell office:value-type="float" office:value="151.943455" calcext:value-type="float">
            <text:p>151.943455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302203" calcext:value-type="float">
            <text:p>-30.61302203</text:p>
          </table:table-cell>
          <table:table-cell office:value-type="float" office:value="151.943931" calcext:value-type="float">
            <text:p>151.943931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table:formula="of:=IF([.Q104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249204" calcext:value-type="float">
            <text:p>-30.61249204</text:p>
          </table:table-cell>
          <table:table-cell office:value-type="float" office:value="151.942647" calcext:value-type="float">
            <text:p>151.942647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2427" calcext:value-type="float">
            <text:p>-30.612427</text:p>
          </table:table-cell>
          <table:table-cell office:value-type="float" office:value="151.942411" calcext:value-type="float">
            <text:p>151.942411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244904" calcext:value-type="float">
            <text:p>-30.61244904</text:p>
          </table:table-cell>
          <table:table-cell office:value-type="float" office:value="151.941981" calcext:value-type="float">
            <text:p>151.941981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4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94998" calcext:value-type="float">
            <text:p>-30.61194998</text:p>
          </table:table-cell>
          <table:table-cell office:value-type="float" office:value="151.941887" calcext:value-type="float">
            <text:p>151.941887</text:p>
          </table:table-cell>
          <table:table-cell office:value-type="float" office:value="991" calcext:value-type="float">
            <text:p>991</text:p>
          </table:table-cell>
          <table:table-cell table:number-columns-repeated="2"/>
          <table:table-cell table:formula="of:=IF([.Q104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507" calcext:value-type="float">
            <text:p>-30.611507</text:p>
          </table:table-cell>
          <table:table-cell office:value-type="float" office:value="151.942091" calcext:value-type="float">
            <text:p>151.942091</text:p>
          </table:table-cell>
          <table:table-cell office:value-type="float" office:value="989" calcext:value-type="float">
            <text:p>989</text:p>
          </table:table-cell>
          <table:table-cell table:number-columns-repeated="2"/>
          <table:table-cell table:formula="of:=IF([.Q105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35998" calcext:value-type="float">
            <text:p>-30.61135998</text:p>
          </table:table-cell>
          <table:table-cell office:value-type="float" office:value="151.942235" calcext:value-type="float">
            <text:p>151.942235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table:formula="of:=IF([.Q105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8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101699" calcext:value-type="float">
            <text:p>-30.61101699</text:p>
          </table:table-cell>
          <table:table-cell office:value-type="float" office:value="151.941664" calcext:value-type="float">
            <text:p>151.941664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table:formula="of:=IF([.Q105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1030101" calcext:value-type="float">
            <text:p>-30.61030101</text:p>
          </table:table-cell>
          <table:table-cell office:value-type="float" office:value="151.942406" calcext:value-type="float">
            <text:p>151.942406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table:formula="of:=IF([.Q105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978401" calcext:value-type="float">
            <text:p>-30.60978401</text:p>
          </table:table-cell>
          <table:table-cell office:value-type="float" office:value="151.942063" calcext:value-type="float">
            <text:p>151.942063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5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956701" calcext:value-type="float">
            <text:p>-30.60956701</text:p>
          </table:table-cell>
          <table:table-cell office:value-type="float" office:value="151.942258" calcext:value-type="float">
            <text:p>151.942258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5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4489" calcext:value-type="float">
            <text:p>-30.604489</text:p>
          </table:table-cell>
          <table:table-cell office:value-type="float" office:value="151.947207" calcext:value-type="float">
            <text:p>151.947207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IF([.Q105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436503" calcext:value-type="float">
            <text:p>-30.60436503</text:p>
          </table:table-cell>
          <table:table-cell office:value-type="float" office:value="151.947299" calcext:value-type="float">
            <text:p>151.947299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IF([.Q105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432496" calcext:value-type="float">
            <text:p>-30.60432496</text:p>
          </table:table-cell>
          <table:table-cell office:value-type="float" office:value="151.947418" calcext:value-type="float">
            <text:p>151.947418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5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276199" calcext:value-type="float">
            <text:p>-30.60276199</text:p>
          </table:table-cell>
          <table:table-cell office:value-type="float" office:value="151.950684" calcext:value-type="float">
            <text:p>151.950684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table:formula="of:=IF([.Q105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251699" calcext:value-type="float">
            <text:p>-30.60251699</text:p>
          </table:table-cell>
          <table:table-cell office:value-type="float" office:value="151.951738" calcext:value-type="float">
            <text:p>151.951738</text:p>
          </table:table-cell>
          <table:table-cell office:value-type="float" office:value="1019" calcext:value-type="float">
            <text:p>1019</text:p>
          </table:table-cell>
          <table:table-cell table:number-columns-repeated="2"/>
          <table:table-cell table:formula="of:=IF([.Q106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/>
          <table:table-cell office:value-type="float" office:value="-30.60267398" calcext:value-type="float">
            <text:p>-30.60267398</text:p>
          </table:table-cell>
          <table:table-cell office:value-type="float" office:value="151.951678" calcext:value-type="float">
            <text:p>151.951678</text:p>
          </table:table-cell>
          <table:table-cell office:value-type="float" office:value="1020" calcext:value-type="float">
            <text:p>1020</text:p>
          </table:table-cell>
          <table:table-cell table:number-columns-repeated="2"/>
          <table:table-cell table:formula="of:=IF([.Q106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9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4888" calcext:value-type="float">
            <text:p>-30.554888</text:p>
          </table:table-cell>
          <table:table-cell office:value-type="float" office:value="151.904249" calcext:value-type="float">
            <text:p>151.904249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table:formula="of:=IF([.Q106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498104" calcext:value-type="float">
            <text:p>-30.55498104</text:p>
          </table:table-cell>
          <table:table-cell office:value-type="float" office:value="151.904568" calcext:value-type="float">
            <text:p>151.904568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IF([.Q106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10098" calcext:value-type="float">
            <text:p>-30.55510098</text:p>
          </table:table-cell>
          <table:table-cell office:value-type="float" office:value="151.90465" calcext:value-type="float">
            <text:p>151.90465</text:p>
          </table:table-cell>
          <table:table-cell office:value-type="float" office:value="995" calcext:value-type="float">
            <text:p>995</text:p>
          </table:table-cell>
          <table:table-cell table:number-columns-repeated="2"/>
          <table:table-cell table:formula="of:=IF([.Q106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544799" calcext:value-type="float">
            <text:p>-30.55544799</text:p>
          </table:table-cell>
          <table:table-cell office:value-type="float" office:value="151.905152" calcext:value-type="float">
            <text:p>151.905152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table:formula="of:=IF([.Q106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11698" calcext:value-type="float">
            <text:p>-30.55311698</text:p>
          </table:table-cell>
          <table:table-cell office:value-type="float" office:value="151.901967" calcext:value-type="float">
            <text:p>151.901967</text:p>
          </table:table-cell>
          <table:table-cell office:value-type="float" office:value="982" calcext:value-type="float">
            <text:p>982</text:p>
          </table:table-cell>
          <table:table-cell table:number-columns-repeated="2"/>
          <table:table-cell table:formula="of:=IF([.Q106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53134" calcext:value-type="float">
            <text:p>-30.553134</text:p>
          </table:table-cell>
          <table:table-cell office:value-type="float" office:value="151.900308" calcext:value-type="float">
            <text:p>151.900308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table:formula="of:=IF([.Q106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4624802" calcext:value-type="float">
            <text:p>-30.54624802</text:p>
          </table:table-cell>
          <table:table-cell office:value-type="float" office:value="151.898194" calcext:value-type="float">
            <text:p>151.898194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table:formula="of:=IF([.Q106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4578701" calcext:value-type="float">
            <text:p>-30.54578701</text:p>
          </table:table-cell>
          <table:table-cell office:value-type="float" office:value="151.897856" calcext:value-type="float">
            <text:p>151.897856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table:formula="of:=IF([.Q106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Hillgrove</text:p>
          </table:table-cell>
          <table:table-cell/>
          <table:table-cell table:style-name="Default"/>
          <table:table-cell/>
          <table:table-cell office:value-type="float" office:value="-30.54558501" calcext:value-type="float">
            <text:p>-30.54558501</text:p>
          </table:table-cell>
          <table:table-cell office:value-type="float" office:value="151.89878" calcext:value-type="float">
            <text:p>151.89878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table:formula="of:=IF([.Q107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045003" calcext:value-type="float">
            <text:p>-30.86045003</text:p>
          </table:table-cell>
          <table:table-cell office:value-type="float" office:value="151.891704" calcext:value-type="float">
            <text:p>151.891704</text:p>
          </table:table-cell>
          <table:table-cell office:value-type="float" office:value="1048" calcext:value-type="float">
            <text:p>1048</text:p>
          </table:table-cell>
          <table:table-cell table:number-columns-repeated="2"/>
          <table:table-cell table:formula="of:=IF([.Q107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fted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0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056503" calcext:value-type="float">
            <text:p>-30.86056503</text:p>
          </table:table-cell>
          <table:table-cell office:value-type="float" office:value="151.891859" calcext:value-type="float">
            <text:p>151.891859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table:formula="of:=IF([.Q107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050501" calcext:value-type="float">
            <text:p>-30.86050501</text:p>
          </table:table-cell>
          <table:table-cell office:value-type="float" office:value="151.891832" calcext:value-type="float">
            <text:p>151.891832</text:p>
          </table:table-cell>
          <table:table-cell office:value-type="float" office:value="1049" calcext:value-type="float">
            <text:p>1049</text:p>
          </table:table-cell>
          <table:table-cell table:number-columns-repeated="2"/>
          <table:table-cell table:formula="of:=IF([.Q107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228102" calcext:value-type="float">
            <text:p>-30.85228102</text:p>
          </table:table-cell>
          <table:table-cell office:value-type="float" office:value="151.889532" calcext:value-type="float">
            <text:p>151.889532</text:p>
          </table:table-cell>
          <table:table-cell office:value-type="float" office:value="1028" calcext:value-type="float">
            <text:p>1028</text:p>
          </table:table-cell>
          <table:table-cell table:number-columns-repeated="2"/>
          <table:table-cell table:formula="of:=IF([.Q107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5212604" calcext:value-type="float">
            <text:p>-30.85212604</text:p>
          </table:table-cell>
          <table:table-cell office:value-type="float" office:value="151.889702" calcext:value-type="float">
            <text:p>151.889702</text:p>
          </table:table-cell>
          <table:table-cell office:value-type="float" office:value="1025" calcext:value-type="float">
            <text:p>1025</text:p>
          </table:table-cell>
          <table:table-cell table:number-columns-repeated="2"/>
          <table:table-cell table:formula="of:=IF([.Q107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adle Mtn</text:p>
          </table:table-cell>
          <table:table-cell/>
          <table:table-cell table:style-name="Default"/>
          <table:table-cell/>
          <table:table-cell office:value-type="float" office:value="-30.86284096" calcext:value-type="float">
            <text:p>-30.86284096</text:p>
          </table:table-cell>
          <table:table-cell office:value-type="float" office:value="151.85684" calcext:value-type="float">
            <text:p>151.85684</text:p>
          </table:table-cell>
          <table:table-cell office:value-type="float" office:value="1068" calcext:value-type="float">
            <text:p>1068</text:p>
          </table:table-cell>
          <table:table-cell table:number-columns-repeated="2"/>
          <table:table-cell table:formula="of:=IF([.Q107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yenne Station</text:p>
          </table:table-cell>
          <table:table-cell/>
          <table:table-cell table:style-name="Default"/>
          <table:table-cell/>
          <table:table-cell office:value-type="float" office:value="-30.81462398" calcext:value-type="float">
            <text:p>-30.81462398</text:p>
          </table:table-cell>
          <table:table-cell office:value-type="float" office:value="151.859377" calcext:value-type="float">
            <text:p>151.859377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7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Cheyenne Station</text:p>
          </table:table-cell>
          <table:table-cell/>
          <table:table-cell table:style-name="Default"/>
          <table:table-cell/>
          <table:table-cell office:value-type="float" office:value="-30.81471702" calcext:value-type="float">
            <text:p>-30.81471702</text:p>
          </table:table-cell>
          <table:table-cell office:value-type="float" office:value="151.859337" calcext:value-type="float">
            <text:p>151.859337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07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cDirtys Lookout</text:p>
          </table:table-cell>
          <table:table-cell/>
          <table:table-cell table:style-name="Default"/>
          <table:table-cell/>
          <table:table-cell office:value-type="float" office:value="-30.67624203" calcext:value-type="float">
            <text:p>-30.67624203</text:p>
          </table:table-cell>
          <table:table-cell office:value-type="float" office:value="151.74434" calcext:value-type="float">
            <text:p>151.74434</text:p>
          </table:table-cell>
          <table:table-cell office:value-type="float" office:value="981.511963" calcext:value-type="float">
            <text:p>981.511963</text:p>
          </table:table-cell>
          <table:table-cell table:number-columns-repeated="2"/>
          <table:table-cell table:formula="of:=IF([.Q107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cDirtys Lookout</text:p>
          </table:table-cell>
          <table:table-cell/>
          <table:table-cell table:style-name="Default"/>
          <table:table-cell/>
          <table:table-cell office:value-type="float" office:value="-30.67637798" calcext:value-type="float">
            <text:p>-30.67637798</text:p>
          </table:table-cell>
          <table:table-cell office:value-type="float" office:value="151.744317" calcext:value-type="float">
            <text:p>151.744317</text:p>
          </table:table-cell>
          <table:table-cell office:value-type="float" office:value="970.986694" calcext:value-type="float">
            <text:p>970.986694</text:p>
          </table:table-cell>
          <table:table-cell table:number-columns-repeated="2"/>
          <table:table-cell table:formula="of:=IF([.Q108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1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McDirtys Lookout</text:p>
          </table:table-cell>
          <table:table-cell/>
          <table:table-cell table:style-name="Default"/>
          <table:table-cell/>
          <table:table-cell office:value-type="float" office:value="-30.67576099" calcext:value-type="float">
            <text:p>-30.67576099</text:p>
          </table:table-cell>
          <table:table-cell office:value-type="float" office:value="151.742332" calcext:value-type="float">
            <text:p>151.742332</text:p>
          </table:table-cell>
          <table:table-cell office:value-type="float" office:value="979.500793" calcext:value-type="float">
            <text:p>979.500793</text:p>
          </table:table-cell>
          <table:table-cell table:number-columns-repeated="2"/>
          <table:table-cell table:formula="of:=IF([.Q108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22-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8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22-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83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22-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8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22-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8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22-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Wollomombi</text:p>
          </table:table-cell>
          <table:table-cell/>
          <table:table-cell table:style-name="Default"/>
          <table:table-cell/>
          <table:table-cell office:value-type="float" office:value="-30.56833701" calcext:value-type="float">
            <text:p>-30.56833701</text:p>
          </table:table-cell>
          <table:table-cell office:value-type="float" office:value="152.04948" calcext:value-type="float">
            <text:p>152.0494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08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3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Salisbury Waters</text:p>
          </table:table-cell>
          <table:table-cell/>
          <table:table-cell table:style-name="Default"/>
          <table:table-cell/>
          <table:table-cell office:value-type="float" office:value="-30.69581696" calcext:value-type="float">
            <text:p>-30.69581696</text:p>
          </table:table-cell>
          <table:table-cell office:value-type="float" office:value="151.791648" calcext:value-type="float">
            <text:p>151.791648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formula="of:=IF([.Q108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Salisbury Waters</text:p>
          </table:table-cell>
          <table:table-cell/>
          <table:table-cell table:style-name="Default"/>
          <table:table-cell/>
          <table:table-cell office:value-type="float" office:value="-30.69574697" calcext:value-type="float">
            <text:p>-30.69574697</text:p>
          </table:table-cell>
          <table:table-cell office:value-type="float" office:value="151.791598" calcext:value-type="float">
            <text:p>151.791598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table:formula="of:=IF([.Q108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gnificata</text:p>
          </table:table-cell>
          <table:table-cell office:value-type="string" calcext:value-type="string">
            <text:p>Eucalyptus magnificata</text:p>
          </table:table-cell>
          <table:table-cell/>
          <table:table-cell office:value-type="string" calcext:value-type="string">
            <text:p>Salisbury Waters</text:p>
          </table:table-cell>
          <table:table-cell/>
          <table:table-cell table:style-name="Default"/>
          <table:table-cell/>
          <table:table-cell office:value-type="float" office:value="-30.695882" calcext:value-type="float">
            <text:p>-30.695882</text:p>
          </table:table-cell>
          <table:table-cell office:value-type="float" office:value="151.791756" calcext:value-type="float">
            <text:p>151.791756</text:p>
          </table:table-cell>
          <table:table-cell office:value-type="float" office:value="1018" calcext:value-type="float">
            <text:p>1018</text:p>
          </table:table-cell>
          <table:table-cell table:number-columns-repeated="2"/>
          <table:table-cell table:formula="of:=IF([.Q108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lyanthemos</text:p>
          </table:table-cell>
          <table:table-cell office:value-type="string" calcext:value-type="string">
            <text:p>Eucalyptus polyanthemos</text:p>
          </table:table-cell>
          <table:table-cell/>
          <table:table-cell office:value-type="string" calcext:value-type="string">
            <text:p>Canberra</text:p>
          </table:table-cell>
          <table:table-cell/>
          <table:table-cell table:style-name="Default"/>
          <table:table-cell/>
          <table:table-cell office:value-type="float" office:value="-35.276864" calcext:value-type="float">
            <text:p>-35.276864</text:p>
          </table:table-cell>
          <table:table-cell office:value-type="float" office:value="149.1130806" calcext:value-type="float">
            <text:p>149.1130806</text:p>
          </table:table-cell>
          <table:table-cell table:number-columns-repeated="3"/>
          <table:table-cell table:formula="of:=IF([.Q109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newspaper package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6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949804" calcext:value-type="float">
            <text:p>-29.84949804</text:p>
          </table:table-cell>
          <table:table-cell office:value-type="float" office:value="152.001091" calcext:value-type="float">
            <text:p>152.001091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table:formula="of:=IF([.Q109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7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955001" calcext:value-type="float">
            <text:p>-29.84955001</text:p>
          </table:table-cell>
          <table:table-cell office:value-type="float" office:value="152.001463" calcext:value-type="float">
            <text:p>152.001463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table:formula="of:=IF([.Q109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698003" calcext:value-type="float">
            <text:p>-29.84698003</text:p>
          </table:table-cell>
          <table:table-cell office:value-type="float" office:value="152.010428" calcext:value-type="float">
            <text:p>152.010428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table:formula="of:=IF([.Q109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4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5609" calcext:value-type="float">
            <text:p>-29.845609</text:p>
          </table:table-cell>
          <table:table-cell office:value-type="float" office:value="152.012508" calcext:value-type="float">
            <text:p>152.012508</text:p>
          </table:table-cell>
          <table:table-cell office:value-type="float" office:value="923" calcext:value-type="float">
            <text:p>923</text:p>
          </table:table-cell>
          <table:table-cell table:number-columns-repeated="2"/>
          <table:table-cell table:formula="of:=IF([.Q1094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Henry River Falls</text:p>
          </table:table-cell>
          <table:table-cell/>
          <table:table-cell table:style-name="Default"/>
          <table:table-cell/>
          <table:table-cell office:value-type="float" office:value="-29.84570699" calcext:value-type="float">
            <text:p>-29.84570699</text:p>
          </table:table-cell>
          <table:table-cell office:value-type="float" office:value="152.011747" calcext:value-type="float">
            <text:p>152.011747</text:p>
          </table:table-cell>
          <table:table-cell office:value-type="float" office:value="930" calcext:value-type="float">
            <text:p>930</text:p>
          </table:table-cell>
          <table:table-cell table:number-columns-repeated="2"/>
          <table:table-cell table:formula="of:=IF([.Q1095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paper bag 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2-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2-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2-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8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2-4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099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52-5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Yarraford Rd</text:p>
          </table:table-cell>
          <table:table-cell/>
          <table:table-cell table:style-name="Default"/>
          <table:table-cell/>
          <table:table-cell office:value-type="float" office:value="-29.62114801" calcext:value-type="float">
            <text:p>-29.62114801</text:p>
          </table:table-cell>
          <table:table-cell office:value-type="float" office:value="151.783008" calcext:value-type="float">
            <text:p>151.783008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table:formula="of:=IF([.Q1100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1" draw:text-style-name="P2" svg:width="28.99mm" svg:height="18.56mm" svg:x="41.72mm" svg:y="4967.21mm" draw:caption-point-x="0mm" draw:caption-point-y="0mm">
              <dc:creator>KDM</dc:creator>
              <dc:date>2018-02-05T00:00:00</dc:date>
              <text:p text:style-name="P1"><text:span text:style-name="T1">Are these sub-ids like Jaz’s? In which case they need to be expanded</text:span></text:p>
            </office:annotation>
            <text:p>TLC953A-F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146197" calcext:value-type="float">
            <text:p>-30.83146197</text:p>
          </table:table-cell>
          <table:table-cell office:value-type="float" office:value="151.821772" calcext:value-type="float">
            <text:p>151.821772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table:formula="of:=IF([.Q1101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63A-F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Terralto</text:p>
          </table:table-cell>
          <table:table-cell/>
          <table:table-cell table:style-name="Default"/>
          <table:table-cell/>
          <table:table-cell office:value-type="float" office:value="-30.83926" calcext:value-type="float">
            <text:p>-30.83926</text:p>
          </table:table-cell>
          <table:table-cell office:value-type="float" office:value="151.83008" calcext:value-type="float">
            <text:p>151.83008</text:p>
          </table:table-cell>
          <table:table-cell office:value-type="float" office:value="1136" calcext:value-type="float">
            <text:p>1136</text:p>
          </table:table-cell>
          <table:table-cell table:number-columns-repeated="2"/>
          <table:table-cell table:formula="of:=IF([.Q1102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97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25" calcext:value-type="float">
            <text:p>-30.52625</text:p>
          </table:table-cell>
          <table:table-cell office:value-type="float" office:value="151.9192" calcext:value-type="float">
            <text:p>151.9192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table:formula="of:=IF([.Q110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cleaned box within box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45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72" calcext:value-type="float">
            <text:p>-30.52672</text:p>
          </table:table-cell>
          <table:table-cell office:value-type="float" office:value="151.91909" calcext:value-type="float">
            <text:p>151.91909</text:p>
          </table:table-cell>
          <table:table-cell office:value-type="float" office:value="1003" calcext:value-type="float">
            <text:p>1003</text:p>
          </table:table-cell>
          <table:table-cell table:number-columns-repeated="2"/>
          <table:table-cell table:formula="of:=IF([.Q1104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46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61" calcext:value-type="float">
            <text:p>-30.52661</text:p>
          </table:table-cell>
          <table:table-cell office:value-type="float" office:value="151.92042" calcext:value-type="float">
            <text:p>151.92042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formula="of:=IF([.Q1105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461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81" calcext:value-type="float">
            <text:p>-30.52681</text:p>
          </table:table-cell>
          <table:table-cell office:value-type="float" office:value="151.92275" calcext:value-type="float">
            <text:p>151.92275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table:formula="of:=IF([.Q1106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146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office:value-type="string" calcext:value-type="string">
            <text:p>Eucalyptus sp. aff. magnificata</text:p>
          </table:table-cell>
          <table:table-cell/>
          <table:table-cell office:value-type="string" calcext:value-type="string">
            <text:p>Stockton</text:p>
          </table:table-cell>
          <table:table-cell/>
          <table:table-cell table:style-name="Default"/>
          <table:table-cell/>
          <table:table-cell office:value-type="float" office:value="-30.52666" calcext:value-type="float">
            <text:p>-30.52666</text:p>
          </table:table-cell>
          <table:table-cell office:value-type="float" office:value="151.92062" calcext:value-type="float">
            <text:p>151.92062</text:p>
          </table:table-cell>
          <table:table-cell office:value-type="float" office:value="1009" calcext:value-type="float">
            <text:p>1009</text:p>
          </table:table-cell>
          <table:table-cell table:number-columns-repeated="2"/>
          <table:table-cell table:formula="of:=IF([.Q1107]=&quot;  &quot;; 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829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Long Point</text:p>
          </table:table-cell>
          <table:table-cell/>
          <table:table-cell table:style-name="Default"/>
          <table:table-cell table:number-columns-repeated="6"/>
          <table:table-cell table:formula="of:=IF([.Q1108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group envelope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7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populnea</text:p>
          </table:table-cell>
          <table:table-cell table:formula="of:=&quot;Eucalyptus &quot;&amp;[.C1109]" office:value-type="string" office:string-value="Eucalyptus populnea" calcext:value-type="string">
            <text:p>Eucalyptus populnea</text:p>
          </table:table-cell>
          <table:table-cell office:value-type="string" calcext:value-type="string">
            <text:p>E. populnea</text:p>
          </table:table-cell>
          <table:table-cell table:number-columns-repeated="2"/>
          <table:table-cell table:style-name="Default"/>
          <table:table-cell table:number-columns-repeated="6"/>
          <table:table-cell table:formula="of:=IF([.Q1109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59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unknown</text:p>
          </table:table-cell>
          <table:table-cell table:formula="of:=&quot;Eucalyptus &quot;&amp;[.C1110]" office:value-type="string" office:string-value="Eucalyptus unknown" calcext:value-type="string">
            <text:p>Eucalyptus unknown</text:p>
          </table:table-cell>
          <table:table-cell office:value-type="string" calcext:value-type="string">
            <text:p>Eucalyptus hybrid?</text:p>
          </table:table-cell>
          <table:table-cell table:number-columns-repeated="2"/>
          <table:table-cell table:style-name="Default"/>
          <table:table-cell table:number-columns-repeated="6"/>
          <table:table-cell table:formula="of:=IF([.Q1110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4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macrorhyncha</text:p>
          </table:table-cell>
          <table:table-cell table:formula="of:=&quot;Eucalyptus &quot;&amp;[.C1111]" office:value-type="string" office:string-value="Eucalyptus macrorhyncha" calcext:value-type="string">
            <text:p>Eucalyptus macrorhyncha</text:p>
          </table:table-cell>
          <table:table-cell office:value-type="string" calcext:value-type="string">
            <text:p>E. macrorhyncha</text:p>
          </table:table-cell>
          <table:table-cell table:number-columns-repeated="2"/>
          <table:table-cell table:style-name="Default"/>
          <table:table-cell table:number-columns-repeated="6"/>
          <table:table-cell table:formula="of:=IF([.Q1111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3</text:p>
          </table:table-cell>
          <table:table-cell office:value-type="string" calcext:value-type="string">
            <text:p>TLC</text:p>
          </table:table-cell>
          <table:table-cell table:number-columns-repeated="3" office:value-type="string" calcext:value-type="string">
            <text:p>unknown</text:p>
          </table:table-cell>
          <table:table-cell table:number-columns-repeated="3"/>
          <table:table-cell table:style-name="Default"/>
          <table:table-cell table:number-columns-repeated="6"/>
          <table:table-cell table:formula="of:=IF([.Q1112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LC722</text:p>
          </table:table-cell>
          <table:table-cell office:value-type="string" calcext:value-type="string">
            <text:p>TLC</text:p>
          </table:table-cell>
          <table:table-cell table:number-columns-repeated="3" office:value-type="string" calcext:value-type="string">
            <text:p>unknown</text:p>
          </table:table-cell>
          <table:table-cell table:number-columns-repeated="3"/>
          <table:table-cell table:style-name="Default"/>
          <table:table-cell table:number-columns-repeated="6"/>
          <table:table-cell table:formula="of:=IF([.Q1113]=&quot;  &quot;; 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sieved in box added to l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502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sp. aff. magnificata</text:p>
          </table:table-cell>
          <table:table-cell table:formula="of:=&quot;Eucalyptus &quot;&amp;[.C1114]" office:value-type="string" office:string-value="Eucalyptus sp. aff. magnificata" calcext:value-type="string">
            <text:p>Eucalyptus sp. aff. magnificata</text:p>
          </table:table-cell>
          <table:table-cell office:value-type="string" calcext:value-type="string">
            <text:p>E. sp. aff. magnificata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36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quadrangulata</text:p>
          </table:table-cell>
          <table:table-cell table:formula="of:=&quot;Eucalyptus &quot;&amp;[.C1115]" office:value-type="string" office:string-value="Eucalyptus quadrangulata" calcext:value-type="string">
            <text:p>Eucalyptus quadrangulata</text:p>
          </table:table-cell>
          <table:table-cell office:value-type="string" calcext:value-type="string">
            <text:p>E. quadrangulata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, 'box bark'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360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brunnea</text:p>
          </table:table-cell>
          <table:table-cell table:formula="of:=&quot;Eucalyptus &quot;&amp;[.C1116]" office:value-type="string" office:string-value="Eucalyptus brunnea" calcext:value-type="string">
            <text:p>Eucalyptus brunnea</text:p>
          </table:table-cell>
          <table:table-cell office:value-type="string" calcext:value-type="string">
            <text:p>E. brunnea?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363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retinens</text:p>
          </table:table-cell>
          <table:table-cell table:formula="of:=&quot;Eucalyptus &quot;&amp;[.C1117]" office:value-type="string" office:string-value="Eucalyptus retinens" calcext:value-type="string">
            <text:p>Eucalyptus retinens</text:p>
          </table:table-cell>
          <table:table-cell office:value-type="string" calcext:value-type="string">
            <text:p>E. retinens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p358</text:p>
          </table:table-cell>
          <table:table-cell office:value-type="string" calcext:value-type="string">
            <text:p>TLC</text:p>
          </table:table-cell>
          <table:table-cell table:number-columns-repeated="2" office:value-type="string" calcext:value-type="string">
            <text:p>andrewsii</text:p>
          </table:table-cell>
          <table:table-cell table:formula="of:=&quot;Eucalyptus &quot;&amp;[.C1118]" office:value-type="string" office:string-value="Eucalyptus andrewsii" calcext:value-type="string">
            <text:p>Eucalyptus andrewsii</text:p>
          </table:table-cell>
          <table:table-cell office:value-type="string" calcext:value-type="string">
            <text:p>E. andrewsii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Yes</text:p>
          </table:table-cell>
          <table:table-cell office:value-type="string" calcext:value-type="string">
            <text:p>sieved in large paper bag <text:s/>taxon written on envelo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B-U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1;U1</text:p>
          </table:table-cell>
          <table:table-cell table:number-columns-repeated="3"/>
          <table:table-cell table:style-name="ce14"/>
        </table:table-row>
        <table:table-row table:style-name="ro1">
          <table:table-cell office:value-type="string" calcext:value-type="string">
            <text:p>LB-U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2;U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3;U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4;U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5;U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6;U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07;U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08;U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09;U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U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2668" calcext:value-type="float">
            <text:p>-36.632668</text:p>
          </table:table-cell>
          <table:table-cell office:value-type="float" office:value="144.35019" calcext:value-type="float">
            <text:p>144.35019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0;U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11;P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2;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3;P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4;P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5;P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6;P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7;P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8;P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19;P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P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819633" calcext:value-type="float">
            <text:p>-35.819633</text:p>
          </table:table-cell>
          <table:table-cell office:value-type="float" office:value="145.31187" calcext:value-type="float">
            <text:p>145.31187</text:p>
          </table:table-cell>
          <table:table-cell office:value-type="float" office:value="101" calcext:value-type="float">
            <text:p>10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0;P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1;G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2;G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3;G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4;G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5;G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6;G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7;G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28;G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29;G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G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86476" calcext:value-type="float">
            <text:p>-36.86476</text:p>
          </table:table-cell>
          <table:table-cell office:value-type="float" office:value="148.85016" calcext:value-type="float">
            <text:p>148.85016</text:p>
          </table:table-cell>
          <table:table-cell office:value-type="float" office:value="638" calcext:value-type="float">
            <text:p>6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0;G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1;W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2;W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3;W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4;W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35;W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6;W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7;W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8;W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39;W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2797" calcext:value-type="float">
            <text:p>-36.42797</text:p>
          </table:table-cell>
          <table:table-cell office:value-type="float" office:value="144.41092" calcext:value-type="float">
            <text:p>144.41092</text:p>
          </table:table-cell>
          <table:table-cell office:value-type="float" office:value="114" calcext:value-type="float">
            <text:p>11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40;W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41;H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2;H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3;H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4;H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5;H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6;H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7;H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48;H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49;H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H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3518" calcext:value-type="float">
            <text:p>-36.63518</text:p>
          </table:table-cell>
          <table:table-cell office:value-type="float" office:value="149.56728" calcext:value-type="float">
            <text:p>149.56728</text:p>
          </table:table-cell>
          <table:table-cell office:value-type="float" office:value="186" calcext:value-type="float">
            <text:p>18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0;H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M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630472" calcext:value-type="float">
            <text:p>-34.630472</text:p>
          </table:table-cell>
          <table:table-cell office:value-type="float" office:value="149.870892" calcext:value-type="float">
            <text:p>149.870892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051;M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M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630472" calcext:value-type="float">
            <text:p>-34.630472</text:p>
          </table:table-cell>
          <table:table-cell office:value-type="float" office:value="149.870892" calcext:value-type="float">
            <text:p>149.870892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2;M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M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630472" calcext:value-type="float">
            <text:p>-34.630472</text:p>
          </table:table-cell>
          <table:table-cell office:value-type="float" office:value="149.870892" calcext:value-type="float">
            <text:p>149.870892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3;M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4;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5;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6;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57;D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8;D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59;D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0;D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1;D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2;D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D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675" calcext:value-type="float">
            <text:p>-36.3675</text:p>
          </table:table-cell>
          <table:table-cell office:value-type="float" office:value="145.70232" calcext:value-type="float">
            <text:p>145.70232</text:p>
          </table:table-cell>
          <table:table-cell office:value-type="float" office:value="268" calcext:value-type="float">
            <text:p>26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3;D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4;V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65;V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6;V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7;V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8;V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69;V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0;V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1;V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72;V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V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23" calcext:value-type="float">
            <text:p>-33.423</text:p>
          </table:table-cell>
          <table:table-cell office:value-type="float" office:value="149.752" calcext:value-type="float">
            <text:p>149.752</text:p>
          </table:table-cell>
          <table:table-cell office:value-type="float" office:value="844" calcext:value-type="float">
            <text:p>8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73;V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4;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5;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6;A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7;A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8;A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79;A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0;A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1;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2;A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A-1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388" calcext:value-type="float">
            <text:p>-36.388</text:p>
          </table:table-cell>
          <table:table-cell office:value-type="float" office:value="146.481" calcext:value-type="float">
            <text:p>146.481</text:p>
          </table:table-cell>
          <table:table-cell office:value-type="float" office:value="181" calcext:value-type="float">
            <text:p>18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3;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4;site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5;site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6;site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7;site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8;site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89;site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90;site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1;site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92;site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16668" calcext:value-type="float">
            <text:p>-33.416668</text:p>
          </table:table-cell>
          <table:table-cell office:value-type="float" office:value="149.55055" calcext:value-type="float">
            <text:p>149.55055</text:p>
          </table:table-cell>
          <table:table-cell office:value-type="float" office:value="712" calcext:value-type="float">
            <text:p>712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093;site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094;C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095;C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no reads</text:p>
          </table:table-cell>
          <table:table-cell table:number-columns-repeated="2"/>
          <table:table-cell office:value-type="string" calcext:value-type="string">
            <text:p>A25096;C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7;C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8;C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099;C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0;C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1;C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C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03333" calcext:value-type="float">
            <text:p>-35.03333</text:p>
          </table:table-cell>
          <table:table-cell office:value-type="float" office:value="147.33333" calcext:value-type="float">
            <text:p>147.3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2;C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3;N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04;N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05;N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6;N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07;N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8;N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09;N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0;N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1;N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6166" calcext:value-type="float">
            <text:p>-33.6166</text:p>
          </table:table-cell>
          <table:table-cell office:value-type="float" office:value="149.64452" calcext:value-type="float">
            <text:p>149.64452</text:p>
          </table:table-cell>
          <table:table-cell office:value-type="float" office:value="782" calcext:value-type="float">
            <text:p>78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2;N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3;N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4;N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5;N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6;N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7;N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8;N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19;N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0;N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1;N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N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036884" calcext:value-type="float">
            <text:p>-34.036884</text:p>
          </table:table-cell>
          <table:table-cell office:value-type="float" office:value="148.5675" calcext:value-type="float">
            <text:p>148.5675</text:p>
          </table:table-cell>
          <table:table-cell office:value-type="float" office:value="318" calcext:value-type="float">
            <text:p>31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2;N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3;site3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4;site3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5;site3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6;site3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7;site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8;site3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29;site3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30;site3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31;site3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3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27.368696" calcext:value-type="float">
            <text:p>-27.368696</text:p>
          </table:table-cell>
          <table:table-cell office:value-type="float" office:value="152.03023" calcext:value-type="float">
            <text:p>152.03023</text:p>
          </table:table-cell>
          <table:table-cell office:value-type="float" office:value="625" calcext:value-type="float">
            <text:p>62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32;site3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3;site7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4;site7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5;site7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6;site7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; failed—too few loci</text:p>
          </table:table-cell>
          <table:table-cell table:number-columns-repeated="2"/>
          <table:table-cell office:value-type="string" calcext:value-type="string">
            <text:p>A25137;site7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8;site7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geographic</text:p>
          </table:table-cell>
          <table:table-cell table:number-columns-repeated="2"/>
          <table:table-cell office:value-type="string" calcext:value-type="string">
            <text:p>A25139;site7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0;B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1;B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2;B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3;B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4;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45;B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46;B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7;B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48;B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B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35664" calcext:value-type="float">
            <text:p>-35.235664</text:p>
          </table:table-cell>
          <table:table-cell office:value-type="float" office:value="149.16422" calcext:value-type="float">
            <text:p>149.16422</text:p>
          </table:table-cell>
          <table:table-cell office:value-type="float" office:value="613" calcext:value-type="float">
            <text:p>6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49;B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0;J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1;J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2;J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53;J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4;J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5;J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6;J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7;J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8;J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J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121143" calcext:value-type="float">
            <text:p>-33.121143</text:p>
          </table:table-cell>
          <table:table-cell office:value-type="float" office:value="149.05785" calcext:value-type="float">
            <text:p>149.05785</text:p>
          </table:table-cell>
          <table:table-cell office:value-type="float" office:value="709" calcext:value-type="float">
            <text:p>70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59;J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0;site17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61;site17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2;site17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3;site17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4;site17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5;site17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6;site17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7;site17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68;site17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7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44218" calcext:value-type="float">
            <text:p>-33.44218</text:p>
          </table:table-cell>
          <table:table-cell office:value-type="float" office:value="147.51628" calcext:value-type="float">
            <text:p>147.51628</text:p>
          </table:table-cell>
          <table:table-cell office:value-type="float" office:value="213" calcext:value-type="float">
            <text:p>21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69;site17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0;site1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1;site1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2;site1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3;site1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4;site1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75;site1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6;site1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7;site1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8;site1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40026" calcext:value-type="float">
            <text:p>-35.40026</text:p>
          </table:table-cell>
          <table:table-cell office:value-type="float" office:value="149.1318" calcext:value-type="float">
            <text:p>149.1318</text:p>
          </table:table-cell>
          <table:table-cell office:value-type="float" office:value="669" calcext:value-type="float">
            <text:p>669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79;site1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0;i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1;i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82;i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3;i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4;i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5;i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86;i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7;i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88;i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4041" calcext:value-type="float">
            <text:p>-36.54041</text:p>
          </table:table-cell>
          <table:table-cell office:value-type="float" office:value="146.10739" calcext:value-type="float">
            <text:p>146.10739</text:p>
          </table:table-cell>
          <table:table-cell office:value-type="float" office:value="195" calcext:value-type="float">
            <text:p>19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89;i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190;site16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1;site16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no reads</text:p>
          </table:table-cell>
          <table:table-cell table:number-columns-repeated="2"/>
          <table:table-cell office:value-type="string" calcext:value-type="string">
            <text:p>A25192;site16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193;site16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194;site16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 pca</text:p>
          </table:table-cell>
          <table:table-cell table:number-columns-repeated="2"/>
          <table:table-cell office:value-type="string" calcext:value-type="string">
            <text:p>A25195;site16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6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224724" calcext:value-type="float">
            <text:p>-33.224724</text:p>
          </table:table-cell>
          <table:table-cell office:value-type="float" office:value="149.28056" calcext:value-type="float">
            <text:p>149.28056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6;site16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7;site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8;site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199;site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00;site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01;site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2;site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03;site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4;site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5;site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6755" calcext:value-type="float">
            <text:p>-36.6755</text:p>
          </table:table-cell>
          <table:table-cell office:value-type="float" office:value="146.26477" calcext:value-type="float">
            <text:p>146.26477</text:p>
          </table:table-cell>
          <table:table-cell office:value-type="float" office:value="236" calcext:value-type="float">
            <text:p>23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6;site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7;site14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8;site14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09;site14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0;site14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1;site14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2;site14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3;site14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4;site14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5;site14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4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2.389167" calcext:value-type="float">
            <text:p>-32.389167</text:p>
          </table:table-cell>
          <table:table-cell office:value-type="float" office:value="150.881667" calcext:value-type="float">
            <text:p>150.881667</text:p>
          </table:table-cell>
          <table:table-cell office:value-type="float" office:value="147" calcext:value-type="float">
            <text:p>14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6;site14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217;site5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8;site5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19;site5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0;site5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1;site5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2;site5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3;site5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4;site5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5;site5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5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710145" calcext:value-type="float">
            <text:p>-33.710145</text:p>
          </table:table-cell>
          <table:table-cell office:value-type="float" office:value="149.52355" calcext:value-type="float">
            <text:p>149.52355</text:p>
          </table:table-cell>
          <table:table-cell office:value-type="float" office:value="978" calcext:value-type="float">
            <text:p>9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6;site5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27;site10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8;site10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29;site10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0;site10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1;site10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2;site10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33;site10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4;site10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5;site10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0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285278" calcext:value-type="float">
            <text:p>-37.285278</text:p>
          </table:table-cell>
          <table:table-cell office:value-type="float" office:value="143.77778" calcext:value-type="float">
            <text:p>143.77778</text:p>
          </table:table-cell>
          <table:table-cell office:value-type="float" office:value="321" calcext:value-type="float">
            <text:p>321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6;site10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7;T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8;T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39;T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0;T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1;T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2;T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3;T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4;T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5;T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6495" calcext:value-type="float">
            <text:p>-35.26495</text:p>
          </table:table-cell>
          <table:table-cell office:value-type="float" office:value="147.310133" calcext:value-type="float">
            <text:p>147.310133</text:p>
          </table:table-cell>
          <table:table-cell office:value-type="float" office:value="265" calcext:value-type="float">
            <text:p>26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6;T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7;site19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48;site19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49;site19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0;site19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1;site19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2;site19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3;site19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4;site19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5;site19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9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79444" calcext:value-type="float">
            <text:p>-37.179444</text:p>
          </table:table-cell>
          <table:table-cell office:value-type="float" office:value="144.483333" calcext:value-type="float">
            <text:p>144.483333</text:p>
          </table:table-cell>
          <table:table-cell office:value-type="float" office:value="517" calcext:value-type="float">
            <text:p>517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6;site19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57;K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8;K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59;K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0;K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1;K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2;K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3;K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4;K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65;K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K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0.54493" calcext:value-type="float">
            <text:p>-30.54493</text:p>
          </table:table-cell>
          <table:table-cell office:value-type="float" office:value="151.79367" calcext:value-type="float">
            <text:p>151.79367</text:p>
          </table:table-cell>
          <table:table-cell office:value-type="float" office:value="1055" calcext:value-type="float">
            <text:p>1055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6;K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7;site20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68;site20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69;site20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0;site20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1;site20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2;site20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3;site20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4;site20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5;site20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0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4.911785" calcext:value-type="float">
            <text:p>-34.911785</text:p>
          </table:table-cell>
          <table:table-cell office:value-type="float" office:value="148.971179" calcext:value-type="float">
            <text:p>148.971179</text:p>
          </table:table-cell>
          <table:table-cell office:value-type="float" office:value="562" calcext:value-type="float">
            <text:p>562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6;site20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77;W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8;W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79;W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80;W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81;W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2;W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3;W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4;W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5;W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580471" calcext:value-type="float">
            <text:p>-36.580471</text:p>
          </table:table-cell>
          <table:table-cell office:value-type="float" office:value="143.521639" calcext:value-type="float">
            <text:p>143.521639</text:p>
          </table:table-cell>
          <table:table-cell office:value-type="float" office:value="206" calcext:value-type="float">
            <text:p>20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6;W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87;site24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failed—no reads</text:p>
          </table:table-cell>
          <table:table-cell table:number-columns-repeated="2"/>
          <table:table-cell office:value-type="string" calcext:value-type="string">
            <text:p>A25288;site24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89;site24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0;site24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1;site24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2;site24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3;site24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4;site24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5;site24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4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80278" calcext:value-type="float">
            <text:p>-36.980278</text:p>
          </table:table-cell>
          <table:table-cell office:value-type="float" office:value="144.047611" calcext:value-type="float">
            <text:p>144.047611</text:p>
          </table:table-cell>
          <table:table-cell office:value-type="float" office:value="333" calcext:value-type="float">
            <text:p>333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96;site24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97;W3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298;W3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299;W3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0;W3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1;W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2;W3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3;W3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4;W3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5;W3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W3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487921" calcext:value-type="float">
            <text:p>-36.487921</text:p>
          </table:table-cell>
          <table:table-cell office:value-type="float" office:value="143.891325" calcext:value-type="float">
            <text:p>143.891325</text:p>
          </table:table-cell>
          <table:table-cell office:value-type="float" office:value="138" calcext:value-type="float">
            <text:p>13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6;W3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7;T3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8;T3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09;T3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0;T3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1;T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2;T3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3;T3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4;T3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5;T3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3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299683" calcext:value-type="float">
            <text:p>-35.299683</text:p>
          </table:table-cell>
          <table:table-cell office:value-type="float" office:value="147.165733" calcext:value-type="float">
            <text:p>147.165733</text:p>
          </table:table-cell>
          <table:table-cell office:value-type="float" office:value="258" calcext:value-type="float">
            <text:p>25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6;T3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7;site2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8;site2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19;site2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0;site2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1;site2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2;site2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23;site2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4;site2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5;site2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144361" calcext:value-type="float">
            <text:p>-37.144361</text:p>
          </table:table-cell>
          <table:table-cell office:value-type="float" office:value="142.839428" calcext:value-type="float">
            <text:p>142.839428</text:p>
          </table:table-cell>
          <table:table-cell office:value-type="float" office:value="244" calcext:value-type="float">
            <text:p>244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6;site2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7;T2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28;T2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29;T2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0;T2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1;T2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2;T2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3;T2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4;T2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5;T2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T2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7515" calcext:value-type="float">
            <text:p>-35.37515</text:p>
          </table:table-cell>
          <table:table-cell office:value-type="float" office:value="147.25261" calcext:value-type="float">
            <text:p>147.25261</text:p>
          </table:table-cell>
          <table:table-cell office:value-type="float" office:value="266" calcext:value-type="float">
            <text:p>266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6;T2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37;site13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38;site13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39;site13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40;site13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41;site13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13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997778" calcext:value-type="float">
            <text:p>-36.997778</text:p>
          </table:table-cell>
          <table:table-cell office:value-type="float" office:value="145.474944" calcext:value-type="float">
            <text:p>145.47494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42;site13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3;site26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4;site26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45;site26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6;site26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7;site26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48;site26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49;site26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50;site26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1;site26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26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5.39474" calcext:value-type="float">
            <text:p>-35.39474</text:p>
          </table:table-cell>
          <table:table-cell office:value-type="float" office:value="149.677129" calcext:value-type="float">
            <text:p>149.677129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52;site26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53;i1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4;i1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5;i1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6;i1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7;i1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8;i1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59;i1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60;i1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failed—too few loci</text:p>
          </table:table-cell>
          <table:table-cell table:number-columns-repeated="2"/>
          <table:table-cell office:value-type="string" calcext:value-type="string">
            <text:p>A25361;i1-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i1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6.75" calcext:value-type="float">
            <text:p>-36.75</text:p>
          </table:table-cell>
          <table:table-cell office:value-type="float" office:value="145.583333" calcext:value-type="float">
            <text:p>145.583333</text:p>
          </table:table-cell>
          <table:table-cell office:value-type="float" office:value="178" calcext:value-type="float">
            <text:p>178</text:p>
          </table:table-cell>
          <table:table-cell table:style-name="ce1"/>
          <table:table-cell office:value-type="string" calcext:value-type="string">
            <text:p>Source: Linda; </text:p>
          </table:table-cell>
          <table:table-cell table:number-columns-repeated="2"/>
          <table:table-cell office:value-type="string" calcext:value-type="string">
            <text:p>A25362;i1-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1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3;O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2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4;O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3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5;O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4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6;O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5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7;O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6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8;O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7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69;O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8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70;O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9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71;O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O-10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office:value-type="string" calcext:value-type="string">
            <text:p>not E. melliodora?</text:p>
          </table:table-cell>
          <table:table-cell table:number-columns-repeated="2"/>
          <table:table-cell table:style-name="Default"/>
          <table:table-cell/>
          <table:table-cell office:value-type="float" office:value="-37.4279" calcext:value-type="float">
            <text:p>-37.4279</text:p>
          </table:table-cell>
          <table:table-cell office:value-type="float" office:value="147.8924" calcext:value-type="float">
            <text:p>147.8924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outlier—species</text:p>
          </table:table-cell>
          <table:table-cell table:number-columns-repeated="2"/>
          <table:table-cell office:value-type="string" calcext:value-type="string">
            <text:p>A25372;O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1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3;site7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2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4;site7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3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5;site7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4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6;site7-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5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</text:p>
          </table:table-cell>
          <table:table-cell table:number-columns-repeated="2"/>
          <table:table-cell office:value-type="string" calcext:value-type="string">
            <text:p>A25137;site7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6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; failed—too few loci</text:p>
          </table:table-cell>
          <table:table-cell table:number-columns-repeated="2"/>
          <table:table-cell office:value-type="string" calcext:value-type="string">
            <text:p>A25138;site7-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B-7-7-rep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 table:number-columns-repeated="3"/>
          <table:table-cell table:style-name="Default"/>
          <table:table-cell/>
          <table:table-cell office:value-type="float" office:value="-33.936944" calcext:value-type="float">
            <text:p>-33.936944</text:p>
          </table:table-cell>
          <table:table-cell office:value-type="float" office:value="116.963333" calcext:value-type="float">
            <text:p>116.963333</text:p>
          </table:table-cell>
          <table:table-cell office:value-type="string" calcext:value-type="string">
            <text:p>?</text:p>
          </table:table-cell>
          <table:table-cell table:style-name="ce1"/>
          <table:table-cell office:value-type="string" calcext:value-type="string">
            <text:p>Source: Linda; replicate; outlier—geographic; failed—too few loci</text:p>
          </table:table-cell>
          <table:table-cell table:number-columns-repeated="2"/>
          <table:table-cell office:value-type="string" calcext:value-type="string">
            <text:p>A25139;site7-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E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Rye Park</text:p>
          </table:table-cell>
          <table:table-cell/>
          <table:table-cell table:style-name="Default"/>
          <table:table-cell/>
          <table:table-cell office:value-type="float" office:value="-34.6775" calcext:value-type="float">
            <text:p>-34.6775</text:p>
          </table:table-cell>
          <table:table-cell office:value-type="float" office:value="148.9245" calcext:value-type="float">
            <text:p>148.9245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3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J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t Majura</text:p>
          </table:table-cell>
          <table:table-cell/>
          <table:table-cell table:style-name="Default"/>
          <table:table-cell/>
          <table:table-cell office:value-type="float" office:value="-34.6736" calcext:value-type="float">
            <text:p>-34.6736</text:p>
          </table:table-cell>
          <table:table-cell office:value-type="float" office:value="149.1538" calcext:value-type="float">
            <text:p>149.1538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4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ulligans Flat</text:p>
          </table:table-cell>
          <table:table-cell/>
          <table:table-cell table:style-name="Default"/>
          <table:table-cell/>
          <table:table-cell office:value-type="float" office:value="-35.172" calcext:value-type="float">
            <text:p>-35.172</text:p>
          </table:table-cell>
          <table:table-cell office:value-type="float" office:value="149.159" calcext:value-type="float">
            <text:p>149.15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5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Dicks Creek</text:p>
          </table:table-cell>
          <table:table-cell/>
          <table:table-cell table:style-name="Default"/>
          <table:table-cell/>
          <table:table-cell office:value-type="float" office:value="-34.9884" calcext:value-type="float">
            <text:p>-34.9884</text:p>
          </table:table-cell>
          <table:table-cell office:value-type="float" office:value="149.161" calcext:value-type="float">
            <text:p>149.16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6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arden</text:p>
          </table:table-cell>
          <table:table-cell/>
          <table:table-cell table:style-name="Default"/>
          <table:table-cell/>
          <table:table-cell office:value-type="float" office:value="-34.7382" calcext:value-type="float">
            <text:p>-34.7382</text:p>
          </table:table-cell>
          <table:table-cell office:value-type="float" office:value="148.2772" calcext:value-type="float">
            <text:p>148.277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7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Temora</text:p>
          </table:table-cell>
          <table:table-cell/>
          <table:table-cell table:style-name="Default"/>
          <table:table-cell/>
          <table:table-cell office:value-type="float" office:value="-34.536" calcext:value-type="float">
            <text:p>-34.536</text:p>
          </table:table-cell>
          <table:table-cell office:value-type="float" office:value="147.6671" calcext:value-type="float">
            <text:p>147.667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8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Junee</text:p>
          </table:table-cell>
          <table:table-cell/>
          <table:table-cell table:style-name="Default"/>
          <table:table-cell/>
          <table:table-cell office:value-type="float" office:value="-34.8359" calcext:value-type="float">
            <text:p>-34.8359</text:p>
          </table:table-cell>
          <table:table-cell office:value-type="float" office:value="147.5079" calcext:value-type="float">
            <text:p>147.507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79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llendbeen</text:p>
          </table:table-cell>
          <table:table-cell/>
          <table:table-cell table:style-name="Default"/>
          <table:table-cell/>
          <table:table-cell office:value-type="float" office:value="-34.5959" calcext:value-type="float">
            <text:p>-34.5959</text:p>
          </table:table-cell>
          <table:table-cell office:value-type="float" office:value="148.1677" calcext:value-type="float">
            <text:p>148.1677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armedman</text:p>
          </table:table-cell>
          <table:table-cell/>
          <table:table-cell table:style-name="Default"/>
          <table:table-cell/>
          <table:table-cell office:value-type="float" office:value="-34.1797" calcext:value-type="float">
            <text:p>-34.1797</text:p>
          </table:table-cell>
          <table:table-cell office:value-type="float" office:value="147.4116" calcext:value-type="float">
            <text:p>147.4116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1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N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Gunning</text:p>
          </table:table-cell>
          <table:table-cell/>
          <table:table-cell table:style-name="Default"/>
          <table:table-cell/>
          <table:table-cell office:value-type="float" office:value="-34.7672" calcext:value-type="float">
            <text:p>-34.7672</text:p>
          </table:table-cell>
          <table:table-cell office:value-type="float" office:value="149.2954" calcext:value-type="float">
            <text:p>149.2954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2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B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Euberta</text:p>
          </table:table-cell>
          <table:table-cell/>
          <table:table-cell table:style-name="Default"/>
          <table:table-cell/>
          <table:table-cell office:value-type="float" office:value="-35.056" calcext:value-type="float">
            <text:p>-35.056</text:p>
          </table:table-cell>
          <table:table-cell office:value-type="float" office:value="147.2324" calcext:value-type="float">
            <text:p>147.2324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3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llingullie</text:p>
          </table:table-cell>
          <table:table-cell/>
          <table:table-cell table:style-name="Default"/>
          <table:table-cell/>
          <table:table-cell office:value-type="float" office:value="-35.0723" calcext:value-type="float">
            <text:p>-35.0723</text:p>
          </table:table-cell>
          <table:table-cell office:value-type="float" office:value="147.1113" calcext:value-type="float">
            <text:p>147.1113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4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orongla</text:p>
          </table:table-cell>
          <table:table-cell/>
          <table:table-cell table:style-name="Default"/>
          <table:table-cell/>
          <table:table-cell office:value-type="float" office:value="-34.1067" calcext:value-type="float">
            <text:p>-34.1067</text:p>
          </table:table-cell>
          <table:table-cell office:value-type="float" office:value="148.6678" calcext:value-type="float">
            <text:p>148.6678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5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Berrigan</text:p>
          </table:table-cell>
          <table:table-cell/>
          <table:table-cell table:style-name="Default"/>
          <table:table-cell/>
          <table:table-cell office:value-type="float" office:value="-33.8416" calcext:value-type="float">
            <text:p>-33.8416</text:p>
          </table:table-cell>
          <table:table-cell office:value-type="float" office:value="147.5757" calcext:value-type="float">
            <text:p>147.5757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6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Conargo</text:p>
          </table:table-cell>
          <table:table-cell/>
          <table:table-cell table:style-name="Default"/>
          <table:table-cell/>
          <table:table-cell office:value-type="float" office:value="-35.2985" calcext:value-type="float">
            <text:p>-35.2985</text:p>
          </table:table-cell>
          <table:table-cell office:value-type="float" office:value="145.1679" calcext:value-type="float">
            <text:p>145.1679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7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A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olbrook</text:p>
          </table:table-cell>
          <table:table-cell/>
          <table:table-cell table:style-name="Default"/>
          <table:table-cell/>
          <table:table-cell office:value-type="float" office:value="-35.5679" calcext:value-type="float">
            <text:p>-35.5679</text:p>
          </table:table-cell>
          <table:table-cell office:value-type="float" office:value="147.2737" calcext:value-type="float">
            <text:p>147.2737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8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Jerra Jerra</text:p>
          </table:table-cell>
          <table:table-cell/>
          <table:table-cell table:style-name="Default"/>
          <table:table-cell/>
          <table:table-cell office:value-type="float" office:value="-35.5437" calcext:value-type="float">
            <text:p>-35.5437</text:p>
          </table:table-cell>
          <table:table-cell office:value-type="float" office:value="147.2736" calcext:value-type="float">
            <text:p>147.2736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89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B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Holbrook</text:p>
          </table:table-cell>
          <table:table-cell/>
          <table:table-cell table:style-name="Default"/>
          <table:table-cell/>
          <table:table-cell office:value-type="float" office:value="-35.6333" calcext:value-type="float">
            <text:p>-35.6333</text:p>
          </table:table-cell>
          <table:table-cell office:value-type="float" office:value="147.3221" calcext:value-type="float">
            <text:p>147.322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90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Maragle</text:p>
          </table:table-cell>
          <table:table-cell/>
          <table:table-cell table:style-name="Default"/>
          <table:table-cell/>
          <table:table-cell office:value-type="float" office:value="-35.9118" calcext:value-type="float">
            <text:p>-35.9118</text:p>
          </table:table-cell>
          <table:table-cell office:value-type="float" office:value="148.0951" calcext:value-type="float">
            <text:p>148.0951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91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B</text:p>
          </table:table-cell>
          <table:table-cell office:value-type="string" calcext:value-type="string">
            <text:p>Msupple</text:p>
          </table:table-cell>
          <table:table-cell table:number-columns-repeated="2" office:value-type="string" calcext:value-type="string">
            <text:p>melliodora</text:p>
          </table:table-cell>
          <table:table-cell office:value-type="string" calcext:value-type="string">
            <text:p>Eucalyptus melliodora</text:p>
          </table:table-cell>
          <table:table-cell/>
          <table:table-cell office:value-type="string" calcext:value-type="string">
            <text:p>Walbundrie</text:p>
          </table:table-cell>
          <table:table-cell/>
          <table:table-cell table:style-name="Default"/>
          <table:table-cell/>
          <table:table-cell office:value-type="float" office:value="-35.6856" calcext:value-type="float">
            <text:p>-35.6856</text:p>
          </table:table-cell>
          <table:table-cell office:value-type="float" office:value="146.7222" calcext:value-type="float">
            <text:p>146.722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ource: GA; </text:p>
          </table:table-cell>
          <table:table-cell table:number-columns-repeated="2"/>
          <table:table-cell office:value-type="string" calcext:value-type="string">
            <text:p>A25392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1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Unknown, from glasshous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GH2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Unknown, from glasshous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EB510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Torrens Gorge</text:p>
          </table:table-cell>
          <table:table-cell/>
          <table:table-cell table:style-name="Default"/>
          <table:table-cell/>
          <table:table-cell office:value-type="float" office:value="34.85926" calcext:value-type="float">
            <text:p>34.85926</text:p>
          </table:table-cell>
          <table:table-cell office:value-type="float" office:value="138.73598" calcext:value-type="float">
            <text:p>138.735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15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/>
          <table:table-cell office:value-type="string" calcext:value-type="string">
            <text:p>Callington</text:p>
          </table:table-cell>
          <table:table-cell/>
          <table:table-cell table:style-name="Default"/>
          <table:table-cell/>
          <table:table-cell office:value-type="float" office:value="35.0961" calcext:value-type="float">
            <text:p>35.0961</text:p>
          </table:table-cell>
          <table:table-cell office:value-type="float" office:value="138.9629" calcext:value-type="float">
            <text:p>138.96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19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/>
          <table:table-cell office:value-type="string" calcext:value-type="string">
            <text:p>Spring Gully CP</text:p>
          </table:table-cell>
          <table:table-cell/>
          <table:table-cell table:style-name="Default"/>
          <table:table-cell/>
          <table:table-cell office:value-type="float" office:value="33.912544" calcext:value-type="float">
            <text:p>33.912544</text:p>
          </table:table-cell>
          <table:table-cell office:value-type="float" office:value="138.60479" calcext:value-type="float">
            <text:p>138.60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1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/>
          <table:table-cell office:value-type="string" calcext:value-type="string">
            <text:p>Betaloo</text:p>
          </table:table-cell>
          <table:table-cell/>
          <table:table-cell table:style-name="Default"/>
          <table:table-cell/>
          <table:table-cell office:value-type="float" office:value="33.187045" calcext:value-type="float">
            <text:p>33.187045</text:p>
          </table:table-cell>
          <table:table-cell office:value-type="float" office:value="138.2587" calcext:value-type="float">
            <text:p>138.25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2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pruinosa</text:p>
          </table:table-cell>
          <table:table-cell office:value-type="string" calcext:value-type="string">
            <text:p>Betaloo</text:p>
          </table:table-cell>
          <table:table-cell/>
          <table:table-cell table:style-name="Default"/>
          <table:table-cell/>
          <table:table-cell office:value-type="float" office:value="33.20288" calcext:value-type="float">
            <text:p>33.20288</text:p>
          </table:table-cell>
          <table:table-cell office:value-type="float" office:value="138.25193" calcext:value-type="float">
            <text:p>138.251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3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odorata</text:p>
          </table:table-cell>
          <table:table-cell office:value-type="string" calcext:value-type="string">
            <text:p>Eucalyptus odorata</text:p>
          </table:table-cell>
          <table:table-cell office:value-type="string" calcext:value-type="string">
            <text:p><text:s/>'cajuptea' type</text:p>
          </table:table-cell>
          <table:table-cell office:value-type="string" calcext:value-type="string">
            <text:p>Pitchi Ritchi Pass</text:p>
          </table:table-cell>
          <table:table-cell/>
          <table:table-cell table:style-name="Default"/>
          <table:table-cell/>
          <table:table-cell office:value-type="float" office:value="32.44503" calcext:value-type="float">
            <text:p>32.44503</text:p>
          </table:table-cell>
          <table:table-cell office:value-type="float" office:value="137.9782" calcext:value-type="float">
            <text:p>137.97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4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pruinosa</text:p>
          </table:table-cell>
          <table:table-cell office:value-type="string" calcext:value-type="string">
            <text:p>Pitchi Ritchi Pass</text:p>
          </table:table-cell>
          <table:table-cell/>
          <table:table-cell table:style-name="Default"/>
          <table:table-cell/>
          <table:table-cell office:value-type="float" office:value="32.3824" calcext:value-type="float">
            <text:p>32.3824</text:p>
          </table:table-cell>
          <table:table-cell office:value-type="float" office:value="137.98374" calcext:value-type="float">
            <text:p>137.983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5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Dutchmans Stern CP</text:p>
          </table:table-cell>
          <table:table-cell/>
          <table:table-cell table:style-name="Default"/>
          <table:table-cell/>
          <table:table-cell office:value-type="float" office:value="32.29882" calcext:value-type="float">
            <text:p>32.29882</text:p>
          </table:table-cell>
          <table:table-cell office:value-type="float" office:value="137.9858" calcext:value-type="float">
            <text:p>137.98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6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 office:value-type="string" calcext:value-type="string">
            <text:p>potential hybrid with E. microcarpa</text:p>
          </table:table-cell>
          <table:table-cell office:value-type="string" calcext:value-type="string">
            <text:p>Melrose</text:p>
          </table:table-cell>
          <table:table-cell/>
          <table:table-cell table:style-name="Default"/>
          <table:table-cell/>
          <table:table-cell office:value-type="float" office:value="32.8229" calcext:value-type="float">
            <text:p>32.8229</text:p>
          </table:table-cell>
          <table:table-cell office:value-type="float" office:value="138.1843" calcext:value-type="float">
            <text:p>138.1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7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elrose</text:p>
          </table:table-cell>
          <table:table-cell/>
          <table:table-cell table:style-name="Default"/>
          <table:table-cell/>
          <table:table-cell office:value-type="float" office:value="32.8229" calcext:value-type="float">
            <text:p>32.8229</text:p>
          </table:table-cell>
          <table:table-cell office:value-type="float" office:value="138.1843" calcext:value-type="float">
            <text:p>138.1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8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alyptus leucoxylon</text:p>
          </table:table-cell>
          <table:table-cell office:value-type="string" calcext:value-type="string">
            <text:p>pruinosa</text:p>
          </table:table-cell>
          <table:table-cell office:value-type="string" calcext:value-type="string">
            <text:p>Mount Remarkable</text:p>
          </table:table-cell>
          <table:table-cell/>
          <table:table-cell table:style-name="Default"/>
          <table:table-cell/>
          <table:table-cell office:value-type="float" office:value="32.725607" calcext:value-type="float">
            <text:p>32.725607</text:p>
          </table:table-cell>
          <table:table-cell office:value-type="float" office:value="138.081843" calcext:value-type="float">
            <text:p>138.081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29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Mount Remarkable</text:p>
          </table:table-cell>
          <table:table-cell/>
          <table:table-cell table:style-name="Default"/>
          <table:table-cell/>
          <table:table-cell office:value-type="float" office:value="32.725607" calcext:value-type="float">
            <text:p>32.725607</text:p>
          </table:table-cell>
          <table:table-cell office:value-type="float" office:value="138.081843" calcext:value-type="float">
            <text:p>138.081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30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albens</text:p>
          </table:table-cell>
          <table:table-cell office:value-type="string" calcext:value-type="string">
            <text:p>Eucalyptus albens</text:p>
          </table:table-cell>
          <table:table-cell/>
          <table:table-cell office:value-type="string" calcext:value-type="string">
            <text:p>Melrose</text:p>
          </table:table-cell>
          <table:table-cell/>
          <table:table-cell table:style-name="Default"/>
          <table:table-cell/>
          <table:table-cell office:value-type="float" office:value="32.85" calcext:value-type="float">
            <text:p>32.85</text:p>
          </table:table-cell>
          <table:table-cell office:value-type="float" office:value="138.18006" calcext:value-type="float">
            <text:p>138.18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31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Port Germaine Gorge</text:p>
          </table:table-cell>
          <table:table-cell/>
          <table:table-cell table:style-name="Default"/>
          <table:table-cell/>
          <table:table-cell office:value-type="float" office:value="32.987021" calcext:value-type="float">
            <text:p>32.987021</text:p>
          </table:table-cell>
          <table:table-cell office:value-type="float" office:value="138.06658" calcext:value-type="float">
            <text:p>138.066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34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microcarpa</text:p>
          </table:table-cell>
          <table:table-cell office:value-type="string" calcext:value-type="string">
            <text:p>Eucalyptus microcarpa</text:p>
          </table:table-cell>
          <table:table-cell/>
          <table:table-cell office:value-type="string" calcext:value-type="string">
            <text:p>Norton Summit</text:p>
          </table:table-cell>
          <table:table-cell/>
          <table:table-cell table:style-name="Default"/>
          <table:table-cell/>
          <table:table-cell office:value-type="float" office:value="35.90853" calcext:value-type="float">
            <text:p>35.90853</text:p>
          </table:table-cell>
          <table:table-cell office:value-type="float" office:value="138.7042" calcext:value-type="float">
            <text:p>138.70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35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porosa</text:p>
          </table:table-cell>
          <table:table-cell office:value-type="string" calcext:value-type="string">
            <text:p>Eucalyptus porosa</text:p>
          </table:table-cell>
          <table:table-cell/>
          <table:table-cell office:value-type="string" calcext:value-type="string">
            <text:p>Rockleigh</text:p>
          </table:table-cell>
          <table:table-cell/>
          <table:table-cell table:style-name="Default"/>
          <table:table-cell/>
          <table:table-cell office:value-type="float" office:value="34.94037" calcext:value-type="float">
            <text:p>34.94037</text:p>
          </table:table-cell>
          <table:table-cell office:value-type="float" office:value="139.0772" calcext:value-type="float">
            <text:p>139.07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B536</text:p>
          </table:table-cell>
          <table:table-cell office:value-type="string" calcext:value-type="string">
            <text:p>Biffin</text:p>
          </table:table-cell>
          <table:table-cell table:number-columns-repeated="2" office:value-type="string" calcext:value-type="string">
            <text:p>leucoxylon</text:p>
          </table:table-cell>
          <table:table-cell office:value-type="string" calcext:value-type="string">
            <text:p>Euclayptus leucoxylon</text:p>
          </table:table-cell>
          <table:table-cell/>
          <table:table-cell office:value-type="string" calcext:value-type="string">
            <text:p>Mount Torrens</text:p>
          </table:table-cell>
          <table:table-cell/>
          <table:table-cell table:style-name="Default"/>
          <table:table-cell/>
          <table:table-cell office:value-type="float" office:value="34.88304" calcext:value-type="float">
            <text:p>34.88304</text:p>
          </table:table-cell>
          <table:table-cell office:value-type="float" office:value="138.9809" calcext:value-type="float">
            <text:p>138.9809</text:p>
          </table:table-cell>
          <table:table-cell table:number-columns-repeated="10"/>
        </table:table-row>
      </table:table>
      <table:table table:name="spp2series" table:style-name="ta1"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pecies.short</text:p>
          </table:table-cell>
          <table:table-cell office:value-type="string" calcext:value-type="string">
            <text:p>series.short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albens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albensXmicrocarpa</text:p>
          </table:table-cell>
          <table:table-cell office:value-type="string" calcext:value-type="string">
            <text:p>albXmic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baueriana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caleyi</text:p>
          </table:table-cell>
          <table:table-cell office:value-type="string" calcext:value-type="string">
            <text:p>cal</text:p>
          </table:table-cell>
          <table:table-cell office:value-type="string" calcext:value-type="string">
            <text:p>rhodox</text:p>
          </table:table-cell>
          <table:table-cell office:value-type="string" calcext:value-type="string">
            <text:p>rhodoxylon</text:p>
          </table:table-cell>
        </table:table-row>
        <table:table-row table:style-name="ro1">
          <table:table-cell office:value-type="string" calcext:value-type="string">
            <text:p>conica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crebra</text:p>
          </table:table-cell>
          <table:table-cell office:value-type="string" calcext:value-type="string">
            <text:p>creb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siderophloiae</text:p>
          </table:table-cell>
        </table:table-row>
        <table:table-row table:style-name="ro1">
          <table:table-cell office:value-type="string" calcext:value-type="string">
            <text:p>fibrosa</text:p>
          </table:table-cell>
          <table:table-cell office:value-type="string" calcext:value-type="string">
            <text:p>fib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siderophloiae</text:p>
          </table:table-cell>
        </table:table-row>
        <table:table-row table:style-name="ro1">
          <table:table-cell office:value-type="string" calcext:value-type="string">
            <text:p>largiflorens</text:p>
          </table:table-cell>
          <table:table-cell office:value-type="string" calcext:value-type="string">
            <text:p>larg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leucoxylon</text:p>
          </table:table-cell>
          <table:table-cell office:value-type="string" calcext:value-type="string">
            <text:p>leuc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melliodora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microcarpa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moluccana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odorata</text:p>
          </table:table-cell>
          <table:table-cell office:value-type="string" calcext:value-type="string">
            <text:p>odo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illigaensis</text:p>
          </table:table-cell>
          <table:table-cell office:value-type="string" calcext:value-type="string">
            <text:p>pil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olyanthemos</text:p>
          </table:table-cell>
          <table:table-cell office:value-type="string" calcext:value-type="string">
            <text:p>poly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heterophloiae</text:p>
          </table:table-cell>
        </table:table-row>
        <table:table-row table:style-name="ro1">
          <table:table-cell office:value-type="string" calcext:value-type="string">
            <text:p>populnea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poros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  <table:table-row table:style-name="ro1">
          <table:table-cell office:value-type="string" calcext:value-type="string">
            <text:p>sideroxylon</text:p>
          </table:table-cell>
          <table:table-cell office:value-type="string" calcext:value-type="string">
            <text:p>sider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elliodora</text:p>
          </table:table-cell>
          <table:table-cell office:value-type="string" calcext:value-type="string">
            <text:p>sidXme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icrocarpa</text:p>
          </table:table-cell>
          <table:table-cell office:value-type="string" calcext:value-type="string">
            <text:p>sidXmic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sideroxylonXmoluccana</text:p>
          </table:table-cell>
          <table:table-cell office:value-type="string" calcext:value-type="string">
            <text:p>sidXmol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tricarpa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mellio</text:p>
          </table:table-cell>
          <table:table-cell office:value-type="string" calcext:value-type="string">
            <text:p>melliodorae</text:p>
          </table:table-cell>
        </table:table-row>
        <table:table-row table:style-name="ro1">
          <table:table-cell office:value-type="string" calcext:value-type="string">
            <text:p>woollsiana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bux</text:p>
          </table:table-cell>
          <table:table-cell office:value-type="string" calcext:value-type="string">
            <text:p>buxeales</text:p>
          </table:table-cell>
        </table:table-row>
      </table:table>
      <table:named-expressions/>
      <table:database-ranges>
        <table:database-range table:name="__Anonymous_Sheet_DB__0" table:target-range-address="libname2sample.A1:libname2sample.AMJ1048576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.</number:text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4" loext:min-decimal-places="4" number:min-integer-digits="1"/>
    </number:number-style>
    <number:time-style style:name="N117">
      <number:minutes number:style="long"/>
      <number:text>:</number:text>
      <number:seconds number:style="long" number:decimal-places="1"/>
    </number:tim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 style:data-style-name="N2" text:time-value="13:29:36.725997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7T14:24:36.968898426</dc:date>
    <dc:creator>Kevin Murray</dc:creator>
    <meta:editing-duration>PT8H12M26S</meta:editing-duration>
    <meta:editing-cycles>26</meta:editing-cycles>
    <meta:generator>LibreOffice/5.4.4.2$Linux_X86_64 LibreOffice_project/40m0$Build-2</meta:generator>
    <meta:document-statistic meta:table-count="3" meta:cell-count="21213" meta:object-count="0"/>
  </office:meta>
</office:document-meta>
</file>